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61mm"/>
    </style:style>
    <style:style style:name="co5" style:family="table-column">
      <style:table-column-properties fo:break-before="auto" style:column-width="17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iltro notch" table:style-name="ta1">
        <table:shapes>
          <draw:frame draw:z-index="0" draw:style-name="gr1" draw:text-style-name="P1" svg:width="159.99mm" svg:height="89.99mm" svg:x="57.02mm" svg:y="15.64mm">
            <draw:object draw:notify-on-update-of-ranges="'Filtro notch'.B1:'Filtro notch'.B1 'Filtro notch'.A2:'Filtro notch'.A202 'Filtro notch'.B1:'Filtro notch'.B1 'Filtro notch'.B2:'Filtro notch'.B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m(ou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755" calcext:value-type="float">
            <text:p>0,999755</text:p>
          </table:table-cell>
        </table:table-row>
        <table:table-row table:style-name="ro1">
          <table:table-cell office:value-type="float" office:value="10.11579" calcext:value-type="float">
            <text:p>10,11579</text:p>
          </table:table-cell>
          <table:table-cell office:value-type="float" office:value="0.9997493" calcext:value-type="float">
            <text:p>0,9997493</text:p>
          </table:table-cell>
        </table:table-row>
        <table:table-row table:style-name="ro1">
          <table:table-cell office:value-type="float" office:value="10.23293" calcext:value-type="float">
            <text:p>10,23293</text:p>
          </table:table-cell>
          <table:table-cell office:value-type="float" office:value="0.9997435" calcext:value-type="float">
            <text:p>0,9997435</text:p>
          </table:table-cell>
        </table:table-row>
        <table:table-row table:style-name="ro1">
          <table:table-cell office:value-type="float" office:value="10.35142" calcext:value-type="float">
            <text:p>10,35142</text:p>
          </table:table-cell>
          <table:table-cell office:value-type="float" office:value="0.9997375" calcext:value-type="float">
            <text:p>0,9997375</text:p>
          </table:table-cell>
        </table:table-row>
        <table:table-row table:style-name="ro1">
          <table:table-cell office:value-type="float" office:value="10.47129" calcext:value-type="float">
            <text:p>10,47129</text:p>
          </table:table-cell>
          <table:table-cell office:value-type="float" office:value="0.9997314" calcext:value-type="float">
            <text:p>0,9997314</text:p>
          </table:table-cell>
        </table:table-row>
        <table:table-row table:style-name="ro1">
          <table:table-cell office:value-type="float" office:value="10.59254" calcext:value-type="float">
            <text:p>10,59254</text:p>
          </table:table-cell>
          <table:table-cell office:value-type="float" office:value="0.9997251" calcext:value-type="float">
            <text:p>0,9997251</text:p>
          </table:table-cell>
        </table:table-row>
        <table:table-row table:style-name="ro1">
          <table:table-cell office:value-type="float" office:value="10.71519" calcext:value-type="float">
            <text:p>10,71519</text:p>
          </table:table-cell>
          <table:table-cell office:value-type="float" office:value="0.9997186" calcext:value-type="float">
            <text:p>0,9997186</text:p>
          </table:table-cell>
        </table:table-row>
        <table:table-row table:style-name="ro1">
          <table:table-cell office:value-type="float" office:value="10.83927" calcext:value-type="float">
            <text:p>10,83927</text:p>
          </table:table-cell>
          <table:table-cell office:value-type="float" office:value="0.9997119" calcext:value-type="float">
            <text:p>0,9997119</text:p>
          </table:table-cell>
        </table:table-row>
        <table:table-row table:style-name="ro1">
          <table:table-cell office:value-type="float" office:value="10.96478" calcext:value-type="float">
            <text:p>10,96478</text:p>
          </table:table-cell>
          <table:table-cell office:value-type="float" office:value="0.9997051" calcext:value-type="float">
            <text:p>0,9997051</text:p>
          </table:table-cell>
        </table:table-row>
        <table:table-row table:style-name="ro1">
          <table:table-cell office:value-type="float" office:value="11.09175" calcext:value-type="float">
            <text:p>11,09175</text:p>
          </table:table-cell>
          <table:table-cell office:value-type="float" office:value="0.9996981" calcext:value-type="float">
            <text:p>0,9996981</text:p>
          </table:table-cell>
        </table:table-row>
        <table:table-row table:style-name="ro1">
          <table:table-cell office:value-type="float" office:value="11.22018" calcext:value-type="float">
            <text:p>11,22018</text:p>
          </table:table-cell>
          <table:table-cell office:value-type="float" office:value="0.9996908" calcext:value-type="float">
            <text:p>0,9996908</text:p>
          </table:table-cell>
        </table:table-row>
        <table:table-row table:style-name="ro1">
          <table:table-cell office:value-type="float" office:value="11.35011" calcext:value-type="float">
            <text:p>11,35011</text:p>
          </table:table-cell>
          <table:table-cell office:value-type="float" office:value="0.9996834" calcext:value-type="float">
            <text:p>0,9996834</text:p>
          </table:table-cell>
        </table:table-row>
        <table:table-row table:style-name="ro1">
          <table:table-cell office:value-type="float" office:value="11.48154" calcext:value-type="float">
            <text:p>11,48154</text:p>
          </table:table-cell>
          <table:table-cell office:value-type="float" office:value="0.9996757" calcext:value-type="float">
            <text:p>0,9996757</text:p>
          </table:table-cell>
        </table:table-row>
        <table:table-row table:style-name="ro1">
          <table:table-cell office:value-type="float" office:value="11.61449" calcext:value-type="float">
            <text:p>11,61449</text:p>
          </table:table-cell>
          <table:table-cell office:value-type="float" office:value="0.9996679" calcext:value-type="float">
            <text:p>0,9996679</text:p>
          </table:table-cell>
        </table:table-row>
        <table:table-row table:style-name="ro1">
          <table:table-cell office:value-type="float" office:value="11.74898" calcext:value-type="float">
            <text:p>11,74898</text:p>
          </table:table-cell>
          <table:table-cell office:value-type="float" office:value="0.9996598" calcext:value-type="float">
            <text:p>0,9996598</text:p>
          </table:table-cell>
        </table:table-row>
        <table:table-row table:style-name="ro1">
          <table:table-cell office:value-type="float" office:value="11.88502" calcext:value-type="float">
            <text:p>11,88502</text:p>
          </table:table-cell>
          <table:table-cell office:value-type="float" office:value="0.9996515" calcext:value-type="float">
            <text:p>0,9996515</text:p>
          </table:table-cell>
        </table:table-row>
        <table:table-row table:style-name="ro1">
          <table:table-cell office:value-type="float" office:value="12.02264" calcext:value-type="float">
            <text:p>12,02264</text:p>
          </table:table-cell>
          <table:table-cell office:value-type="float" office:value="0.9996429" calcext:value-type="float">
            <text:p>0,9996429</text:p>
          </table:table-cell>
        </table:table-row>
        <table:table-row table:style-name="ro1">
          <table:table-cell office:value-type="float" office:value="12.16186" calcext:value-type="float">
            <text:p>12,16186</text:p>
          </table:table-cell>
          <table:table-cell office:value-type="float" office:value="0.9996341" calcext:value-type="float">
            <text:p>0,9996341</text:p>
          </table:table-cell>
        </table:table-row>
        <table:table-row table:style-name="ro1">
          <table:table-cell office:value-type="float" office:value="12.30269" calcext:value-type="float">
            <text:p>12,30269</text:p>
          </table:table-cell>
          <table:table-cell office:value-type="float" office:value="0.999625" calcext:value-type="float">
            <text:p>0,999625</text:p>
          </table:table-cell>
        </table:table-row>
        <table:table-row table:style-name="ro1">
          <table:table-cell office:value-type="float" office:value="12.44515" calcext:value-type="float">
            <text:p>12,44515</text:p>
          </table:table-cell>
          <table:table-cell office:value-type="float" office:value="0.9996157" calcext:value-type="float">
            <text:p>0,9996157</text:p>
          </table:table-cell>
        </table:table-row>
        <table:table-row table:style-name="ro1">
          <table:table-cell office:value-type="float" office:value="12.58925" calcext:value-type="float">
            <text:p>12,58925</text:p>
          </table:table-cell>
          <table:table-cell office:value-type="float" office:value="0.9996061" calcext:value-type="float">
            <text:p>0,9996061</text:p>
          </table:table-cell>
        </table:table-row>
        <table:table-row table:style-name="ro1">
          <table:table-cell office:value-type="float" office:value="12.73503" calcext:value-type="float">
            <text:p>12,73503</text:p>
          </table:table-cell>
          <table:table-cell office:value-type="float" office:value="0.9995962" calcext:value-type="float">
            <text:p>0,9995962</text:p>
          </table:table-cell>
        </table:table-row>
        <table:table-row table:style-name="ro1">
          <table:table-cell office:value-type="float" office:value="12.8825" calcext:value-type="float">
            <text:p>12,8825</text:p>
          </table:table-cell>
          <table:table-cell office:value-type="float" office:value="0.999586" calcext:value-type="float">
            <text:p>0,999586</text:p>
          </table:table-cell>
        </table:table-row>
        <table:table-row table:style-name="ro1">
          <table:table-cell office:value-type="float" office:value="13.03167" calcext:value-type="float">
            <text:p>13,03167</text:p>
          </table:table-cell>
          <table:table-cell office:value-type="float" office:value="0.9995755" calcext:value-type="float">
            <text:p>0,9995755</text:p>
          </table:table-cell>
        </table:table-row>
        <table:table-row table:style-name="ro1">
          <table:table-cell office:value-type="float" office:value="13.18257" calcext:value-type="float">
            <text:p>13,18257</text:p>
          </table:table-cell>
          <table:table-cell office:value-type="float" office:value="0.9995647" calcext:value-type="float">
            <text:p>0,9995647</text:p>
          </table:table-cell>
        </table:table-row>
        <table:table-row table:style-name="ro1">
          <table:table-cell office:value-type="float" office:value="13.33521" calcext:value-type="float">
            <text:p>13,33521</text:p>
          </table:table-cell>
          <table:table-cell office:value-type="float" office:value="0.9995536" calcext:value-type="float">
            <text:p>0,9995536</text:p>
          </table:table-cell>
        </table:table-row>
        <table:table-row table:style-name="ro1">
          <table:table-cell office:value-type="float" office:value="13.48963" calcext:value-type="float">
            <text:p>13,48963</text:p>
          </table:table-cell>
          <table:table-cell office:value-type="float" office:value="0.9995421" calcext:value-type="float">
            <text:p>0,9995421</text:p>
          </table:table-cell>
        </table:table-row>
        <table:table-row table:style-name="ro1">
          <table:table-cell office:value-type="float" office:value="13.64583" calcext:value-type="float">
            <text:p>13,64583</text:p>
          </table:table-cell>
          <table:table-cell office:value-type="float" office:value="0.9995303" calcext:value-type="float">
            <text:p>0,9995303</text:p>
          </table:table-cell>
        </table:table-row>
        <table:table-row table:style-name="ro1">
          <table:table-cell office:value-type="float" office:value="13.80384" calcext:value-type="float">
            <text:p>13,80384</text:p>
          </table:table-cell>
          <table:table-cell office:value-type="float" office:value="0.9995182" calcext:value-type="float">
            <text:p>0,9995182</text:p>
          </table:table-cell>
        </table:table-row>
        <table:table-row table:style-name="ro1">
          <table:table-cell office:value-type="float" office:value="13.96368" calcext:value-type="float">
            <text:p>13,96368</text:p>
          </table:table-cell>
          <table:table-cell office:value-type="float" office:value="0.9995056" calcext:value-type="float">
            <text:p>0,9995056</text:p>
          </table:table-cell>
        </table:table-row>
        <table:table-row table:style-name="ro1">
          <table:table-cell office:value-type="float" office:value="14.12538" calcext:value-type="float">
            <text:p>14,12538</text:p>
          </table:table-cell>
          <table:table-cell office:value-type="float" office:value="0.9994927" calcext:value-type="float">
            <text:p>0,9994927</text:p>
          </table:table-cell>
        </table:table-row>
        <table:table-row table:style-name="ro1">
          <table:table-cell office:value-type="float" office:value="14.28894" calcext:value-type="float">
            <text:p>14,28894</text:p>
          </table:table-cell>
          <table:table-cell office:value-type="float" office:value="0.9994793" calcext:value-type="float">
            <text:p>0,9994793</text:p>
          </table:table-cell>
        </table:table-row>
        <table:table-row table:style-name="ro1">
          <table:table-cell office:value-type="float" office:value="14.4544" calcext:value-type="float">
            <text:p>14,4544</text:p>
          </table:table-cell>
          <table:table-cell office:value-type="float" office:value="0.9994656" calcext:value-type="float">
            <text:p>0,9994656</text:p>
          </table:table-cell>
        </table:table-row>
        <table:table-row table:style-name="ro1">
          <table:table-cell office:value-type="float" office:value="14.62177" calcext:value-type="float">
            <text:p>14,62177</text:p>
          </table:table-cell>
          <table:table-cell office:value-type="float" office:value="0.9994514" calcext:value-type="float">
            <text:p>0,9994514</text:p>
          </table:table-cell>
        </table:table-row>
        <table:table-row table:style-name="ro1">
          <table:table-cell office:value-type="float" office:value="14.79108" calcext:value-type="float">
            <text:p>14,79108</text:p>
          </table:table-cell>
          <table:table-cell office:value-type="float" office:value="0.9994367" calcext:value-type="float">
            <text:p>0,9994367</text:p>
          </table:table-cell>
        </table:table-row>
        <table:table-row table:style-name="ro1">
          <table:table-cell office:value-type="float" office:value="14.96236" calcext:value-type="float">
            <text:p>14,96236</text:p>
          </table:table-cell>
          <table:table-cell office:value-type="float" office:value="0.9994216" calcext:value-type="float">
            <text:p>0,9994216</text:p>
          </table:table-cell>
        </table:table-row>
        <table:table-row table:style-name="ro1">
          <table:table-cell office:value-type="float" office:value="15.13561" calcext:value-type="float">
            <text:p>15,13561</text:p>
          </table:table-cell>
          <table:table-cell office:value-type="float" office:value="0.999406" calcext:value-type="float">
            <text:p>0,999406</text:p>
          </table:table-cell>
        </table:table-row>
        <table:table-row table:style-name="ro1">
          <table:table-cell office:value-type="float" office:value="15.31087" calcext:value-type="float">
            <text:p>15,31087</text:p>
          </table:table-cell>
          <table:table-cell office:value-type="float" office:value="0.9993899" calcext:value-type="float">
            <text:p>0,9993899</text:p>
          </table:table-cell>
        </table:table-row>
        <table:table-row table:style-name="ro1">
          <table:table-cell office:value-type="float" office:value="15.48817" calcext:value-type="float">
            <text:p>15,48817</text:p>
          </table:table-cell>
          <table:table-cell office:value-type="float" office:value="0.9993732" calcext:value-type="float">
            <text:p>0,9993732</text:p>
          </table:table-cell>
        </table:table-row>
        <table:table-row table:style-name="ro1">
          <table:table-cell office:value-type="float" office:value="15.66751" calcext:value-type="float">
            <text:p>15,66751</text:p>
          </table:table-cell>
          <table:table-cell office:value-type="float" office:value="0.999356" calcext:value-type="float">
            <text:p>0,999356</text:p>
          </table:table-cell>
        </table:table-row>
        <table:table-row table:style-name="ro1">
          <table:table-cell office:value-type="float" office:value="15.84893" calcext:value-type="float">
            <text:p>15,84893</text:p>
          </table:table-cell>
          <table:table-cell office:value-type="float" office:value="0.9993383" calcext:value-type="float">
            <text:p>0,9993383</text:p>
          </table:table-cell>
        </table:table-row>
        <table:table-row table:style-name="ro1">
          <table:table-cell office:value-type="float" office:value="16.03245" calcext:value-type="float">
            <text:p>16,03245</text:p>
          </table:table-cell>
          <table:table-cell office:value-type="float" office:value="0.9993199" calcext:value-type="float">
            <text:p>0,9993199</text:p>
          </table:table-cell>
        </table:table-row>
        <table:table-row table:style-name="ro1">
          <table:table-cell office:value-type="float" office:value="16.2181" calcext:value-type="float">
            <text:p>16,2181</text:p>
          </table:table-cell>
          <table:table-cell office:value-type="float" office:value="0.999301" calcext:value-type="float">
            <text:p>0,999301</text:p>
          </table:table-cell>
        </table:table-row>
        <table:table-row table:style-name="ro1">
          <table:table-cell office:value-type="float" office:value="16.4059" calcext:value-type="float">
            <text:p>16,4059</text:p>
          </table:table-cell>
          <table:table-cell office:value-type="float" office:value="0.9992814" calcext:value-type="float">
            <text:p>0,9992814</text:p>
          </table:table-cell>
        </table:table-row>
        <table:table-row table:style-name="ro1">
          <table:table-cell office:value-type="float" office:value="16.59587" calcext:value-type="float">
            <text:p>16,59587</text:p>
          </table:table-cell>
          <table:table-cell office:value-type="float" office:value="0.9992611" calcext:value-type="float">
            <text:p>0,9992611</text:p>
          </table:table-cell>
        </table:table-row>
        <table:table-row table:style-name="ro1">
          <table:table-cell office:value-type="float" office:value="16.78804" calcext:value-type="float">
            <text:p>16,78804</text:p>
          </table:table-cell>
          <table:table-cell office:value-type="float" office:value="0.9992401" calcext:value-type="float">
            <text:p>0,9992401</text:p>
          </table:table-cell>
        </table:table-row>
        <table:table-row table:style-name="ro1">
          <table:table-cell office:value-type="float" office:value="16.98244" calcext:value-type="float">
            <text:p>16,98244</text:p>
          </table:table-cell>
          <table:table-cell office:value-type="float" office:value="0.9992184" calcext:value-type="float">
            <text:p>0,9992184</text:p>
          </table:table-cell>
        </table:table-row>
        <table:table-row table:style-name="ro1">
          <table:table-cell office:value-type="float" office:value="17.17908" calcext:value-type="float">
            <text:p>17,17908</text:p>
          </table:table-cell>
          <table:table-cell office:value-type="float" office:value="0.9991959" calcext:value-type="float">
            <text:p>0,9991959</text:p>
          </table:table-cell>
        </table:table-row>
        <table:table-row table:style-name="ro1">
          <table:table-cell office:value-type="float" office:value="17.37801" calcext:value-type="float">
            <text:p>17,37801</text:p>
          </table:table-cell>
          <table:table-cell office:value-type="float" office:value="0.9991726" calcext:value-type="float">
            <text:p>0,9991726</text:p>
          </table:table-cell>
        </table:table-row>
        <table:table-row table:style-name="ro1">
          <table:table-cell office:value-type="float" office:value="17.57924" calcext:value-type="float">
            <text:p>17,57924</text:p>
          </table:table-cell>
          <table:table-cell office:value-type="float" office:value="0.9991485" calcext:value-type="float">
            <text:p>0,9991485</text:p>
          </table:table-cell>
        </table:table-row>
        <table:table-row table:style-name="ro1">
          <table:table-cell office:value-type="float" office:value="17.78279" calcext:value-type="float">
            <text:p>17,78279</text:p>
          </table:table-cell>
          <table:table-cell office:value-type="float" office:value="0.9991236" calcext:value-type="float">
            <text:p>0,9991236</text:p>
          </table:table-cell>
        </table:table-row>
        <table:table-row table:style-name="ro1">
          <table:table-cell office:value-type="float" office:value="17.98871" calcext:value-type="float">
            <text:p>17,98871</text:p>
          </table:table-cell>
          <table:table-cell office:value-type="float" office:value="0.9990977" calcext:value-type="float">
            <text:p>0,9990977</text:p>
          </table:table-cell>
        </table:table-row>
        <table:table-row table:style-name="ro1">
          <table:table-cell office:value-type="float" office:value="18.19701" calcext:value-type="float">
            <text:p>18,19701</text:p>
          </table:table-cell>
          <table:table-cell office:value-type="float" office:value="0.9990709" calcext:value-type="float">
            <text:p>0,9990709</text:p>
          </table:table-cell>
        </table:table-row>
        <table:table-row table:style-name="ro1">
          <table:table-cell office:value-type="float" office:value="18.40772" calcext:value-type="float">
            <text:p>18,40772</text:p>
          </table:table-cell>
          <table:table-cell office:value-type="float" office:value="0.9990431" calcext:value-type="float">
            <text:p>0,9990431</text:p>
          </table:table-cell>
        </table:table-row>
        <table:table-row table:style-name="ro1">
          <table:table-cell office:value-type="float" office:value="18.62087" calcext:value-type="float">
            <text:p>18,62087</text:p>
          </table:table-cell>
          <table:table-cell office:value-type="float" office:value="0.9990142" calcext:value-type="float">
            <text:p>0,9990142</text:p>
          </table:table-cell>
        </table:table-row>
        <table:table-row table:style-name="ro1">
          <table:table-cell office:value-type="float" office:value="18.83649" calcext:value-type="float">
            <text:p>18,83649</text:p>
          </table:table-cell>
          <table:table-cell office:value-type="float" office:value="0.9989843" calcext:value-type="float">
            <text:p>0,9989843</text:p>
          </table:table-cell>
        </table:table-row>
        <table:table-row table:style-name="ro1">
          <table:table-cell office:value-type="float" office:value="19.05461" calcext:value-type="float">
            <text:p>19,05461</text:p>
          </table:table-cell>
          <table:table-cell office:value-type="float" office:value="0.9989532" calcext:value-type="float">
            <text:p>0,9989532</text:p>
          </table:table-cell>
        </table:table-row>
        <table:table-row table:style-name="ro1">
          <table:table-cell office:value-type="float" office:value="19.27525" calcext:value-type="float">
            <text:p>19,27525</text:p>
          </table:table-cell>
          <table:table-cell office:value-type="float" office:value="0.998921" calcext:value-type="float">
            <text:p>0,998921</text:p>
          </table:table-cell>
        </table:table-row>
        <table:table-row table:style-name="ro1">
          <table:table-cell office:value-type="float" office:value="19.49845" calcext:value-type="float">
            <text:p>19,49845</text:p>
          </table:table-cell>
          <table:table-cell office:value-type="float" office:value="0.9988875" calcext:value-type="float">
            <text:p>0,9988875</text:p>
          </table:table-cell>
        </table:table-row>
        <table:table-row table:style-name="ro1">
          <table:table-cell office:value-type="float" office:value="19.72423" calcext:value-type="float">
            <text:p>19,72423</text:p>
          </table:table-cell>
          <table:table-cell office:value-type="float" office:value="0.9988526" calcext:value-type="float">
            <text:p>0,9988526</text:p>
          </table:table-cell>
        </table:table-row>
        <table:table-row table:style-name="ro1">
          <table:table-cell office:value-type="float" office:value="19.95262" calcext:value-type="float">
            <text:p>19,95262</text:p>
          </table:table-cell>
          <table:table-cell office:value-type="float" office:value="0.9988164" calcext:value-type="float">
            <text:p>0,9988164</text:p>
          </table:table-cell>
        </table:table-row>
        <table:table-row table:style-name="ro1">
          <table:table-cell office:value-type="float" office:value="20.18366" calcext:value-type="float">
            <text:p>20,18366</text:p>
          </table:table-cell>
          <table:table-cell office:value-type="float" office:value="0.9987788" calcext:value-type="float">
            <text:p>0,9987788</text:p>
          </table:table-cell>
        </table:table-row>
        <table:table-row table:style-name="ro1">
          <table:table-cell office:value-type="float" office:value="20.41738" calcext:value-type="float">
            <text:p>20,41738</text:p>
          </table:table-cell>
          <table:table-cell office:value-type="float" office:value="0.9987396" calcext:value-type="float">
            <text:p>0,9987396</text:p>
          </table:table-cell>
        </table:table-row>
        <table:table-row table:style-name="ro1">
          <table:table-cell office:value-type="float" office:value="20.6538" calcext:value-type="float">
            <text:p>20,6538</text:p>
          </table:table-cell>
          <table:table-cell office:value-type="float" office:value="0.9986988" calcext:value-type="float">
            <text:p>0,9986988</text:p>
          </table:table-cell>
        </table:table-row>
        <table:table-row table:style-name="ro1">
          <table:table-cell office:value-type="float" office:value="20.89296" calcext:value-type="float">
            <text:p>20,89296</text:p>
          </table:table-cell>
          <table:table-cell office:value-type="float" office:value="0.9986563" calcext:value-type="float">
            <text:p>0,9986563</text:p>
          </table:table-cell>
        </table:table-row>
        <table:table-row table:style-name="ro1">
          <table:table-cell office:value-type="float" office:value="21.13489" calcext:value-type="float">
            <text:p>21,13489</text:p>
          </table:table-cell>
          <table:table-cell office:value-type="float" office:value="0.998612" calcext:value-type="float">
            <text:p>0,998612</text:p>
          </table:table-cell>
        </table:table-row>
        <table:table-row table:style-name="ro1">
          <table:table-cell office:value-type="float" office:value="21.37962" calcext:value-type="float">
            <text:p>21,37962</text:p>
          </table:table-cell>
          <table:table-cell office:value-type="float" office:value="0.9985659" calcext:value-type="float">
            <text:p>0,9985659</text:p>
          </table:table-cell>
        </table:table-row>
        <table:table-row table:style-name="ro1">
          <table:table-cell office:value-type="float" office:value="21.62719" calcext:value-type="float">
            <text:p>21,62719</text:p>
          </table:table-cell>
          <table:table-cell office:value-type="float" office:value="0.9985177" calcext:value-type="float">
            <text:p>0,9985177</text:p>
          </table:table-cell>
        </table:table-row>
        <table:table-row table:style-name="ro1">
          <table:table-cell office:value-type="float" office:value="21.87762" calcext:value-type="float">
            <text:p>21,87762</text:p>
          </table:table-cell>
          <table:table-cell office:value-type="float" office:value="0.9984675" calcext:value-type="float">
            <text:p>0,9984675</text:p>
          </table:table-cell>
        </table:table-row>
        <table:table-row table:style-name="ro1">
          <table:table-cell office:value-type="float" office:value="22.13095" calcext:value-type="float">
            <text:p>22,13095</text:p>
          </table:table-cell>
          <table:table-cell office:value-type="float" office:value="0.9984151" calcext:value-type="float">
            <text:p>0,9984151</text:p>
          </table:table-cell>
        </table:table-row>
        <table:table-row table:style-name="ro1">
          <table:table-cell office:value-type="float" office:value="22.38721" calcext:value-type="float">
            <text:p>22,38721</text:p>
          </table:table-cell>
          <table:table-cell office:value-type="float" office:value="0.9983603" calcext:value-type="float">
            <text:p>0,9983603</text:p>
          </table:table-cell>
        </table:table-row>
        <table:table-row table:style-name="ro1">
          <table:table-cell office:value-type="float" office:value="22.64644" calcext:value-type="float">
            <text:p>22,64644</text:p>
          </table:table-cell>
          <table:table-cell office:value-type="float" office:value="0.998303" calcext:value-type="float">
            <text:p>0,998303</text:p>
          </table:table-cell>
        </table:table-row>
        <table:table-row table:style-name="ro1">
          <table:table-cell office:value-type="float" office:value="22.90868" calcext:value-type="float">
            <text:p>22,90868</text:p>
          </table:table-cell>
          <table:table-cell office:value-type="float" office:value="0.9982432" calcext:value-type="float">
            <text:p>0,9982432</text:p>
          </table:table-cell>
        </table:table-row>
        <table:table-row table:style-name="ro1">
          <table:table-cell office:value-type="float" office:value="23.17395" calcext:value-type="float">
            <text:p>23,17395</text:p>
          </table:table-cell>
          <table:table-cell office:value-type="float" office:value="0.9981805" calcext:value-type="float">
            <text:p>0,9981805</text:p>
          </table:table-cell>
        </table:table-row>
        <table:table-row table:style-name="ro1">
          <table:table-cell office:value-type="float" office:value="23.44229" calcext:value-type="float">
            <text:p>23,44229</text:p>
          </table:table-cell>
          <table:table-cell office:value-type="float" office:value="0.9981149" calcext:value-type="float">
            <text:p>0,9981149</text:p>
          </table:table-cell>
        </table:table-row>
        <table:table-row table:style-name="ro1">
          <table:table-cell office:value-type="float" office:value="23.71374" calcext:value-type="float">
            <text:p>23,71374</text:p>
          </table:table-cell>
          <table:table-cell office:value-type="float" office:value="0.9980461" calcext:value-type="float">
            <text:p>0,9980461</text:p>
          </table:table-cell>
        </table:table-row>
        <table:table-row table:style-name="ro1">
          <table:table-cell office:value-type="float" office:value="23.98833" calcext:value-type="float">
            <text:p>23,98833</text:p>
          </table:table-cell>
          <table:table-cell office:value-type="float" office:value="0.9979741" calcext:value-type="float">
            <text:p>0,9979741</text:p>
          </table:table-cell>
        </table:table-row>
        <table:table-row table:style-name="ro1">
          <table:table-cell office:value-type="float" office:value="24.2661" calcext:value-type="float">
            <text:p>24,2661</text:p>
          </table:table-cell>
          <table:table-cell office:value-type="float" office:value="0.9978985" calcext:value-type="float">
            <text:p>0,9978985</text:p>
          </table:table-cell>
        </table:table-row>
        <table:table-row table:style-name="ro1">
          <table:table-cell office:value-type="float" office:value="24.54709" calcext:value-type="float">
            <text:p>24,54709</text:p>
          </table:table-cell>
          <table:table-cell office:value-type="float" office:value="0.9978191" calcext:value-type="float">
            <text:p>0,9978191</text:p>
          </table:table-cell>
        </table:table-row>
        <table:table-row table:style-name="ro1">
          <table:table-cell office:value-type="float" office:value="24.83133" calcext:value-type="float">
            <text:p>24,83133</text:p>
          </table:table-cell>
          <table:table-cell office:value-type="float" office:value="0.9977356" calcext:value-type="float">
            <text:p>0,9977356</text:p>
          </table:table-cell>
        </table:table-row>
        <table:table-row table:style-name="ro1">
          <table:table-cell office:value-type="float" office:value="25.11886" calcext:value-type="float">
            <text:p>25,11886</text:p>
          </table:table-cell>
          <table:table-cell office:value-type="float" office:value="0.9976479" calcext:value-type="float">
            <text:p>0,9976479</text:p>
          </table:table-cell>
        </table:table-row>
        <table:table-row table:style-name="ro1">
          <table:table-cell office:value-type="float" office:value="25.40973" calcext:value-type="float">
            <text:p>25,40973</text:p>
          </table:table-cell>
          <table:table-cell office:value-type="float" office:value="0.9975556" calcext:value-type="float">
            <text:p>0,9975556</text:p>
          </table:table-cell>
        </table:table-row>
        <table:table-row table:style-name="ro1">
          <table:table-cell office:value-type="float" office:value="25.70396" calcext:value-type="float">
            <text:p>25,70396</text:p>
          </table:table-cell>
          <table:table-cell office:value-type="float" office:value="0.9974584" calcext:value-type="float">
            <text:p>0,9974584</text:p>
          </table:table-cell>
        </table:table-row>
        <table:table-row table:style-name="ro1">
          <table:table-cell office:value-type="float" office:value="26.0016" calcext:value-type="float">
            <text:p>26,0016</text:p>
          </table:table-cell>
          <table:table-cell office:value-type="float" office:value="0.997356" calcext:value-type="float">
            <text:p>0,997356</text:p>
          </table:table-cell>
        </table:table-row>
        <table:table-row table:style-name="ro1">
          <table:table-cell office:value-type="float" office:value="26.30268" calcext:value-type="float">
            <text:p>26,30268</text:p>
          </table:table-cell>
          <table:table-cell office:value-type="float" office:value="0.9972479" calcext:value-type="float">
            <text:p>0,9972479</text:p>
          </table:table-cell>
        </table:table-row>
        <table:table-row table:style-name="ro1">
          <table:table-cell office:value-type="float" office:value="26.60725" calcext:value-type="float">
            <text:p>26,60725</text:p>
          </table:table-cell>
          <table:table-cell office:value-type="float" office:value="0.9971337" calcext:value-type="float">
            <text:p>0,9971337</text:p>
          </table:table-cell>
        </table:table-row>
        <table:table-row table:style-name="ro1">
          <table:table-cell office:value-type="float" office:value="26.91535" calcext:value-type="float">
            <text:p>26,91535</text:p>
          </table:table-cell>
          <table:table-cell office:value-type="float" office:value="0.9970131" calcext:value-type="float">
            <text:p>0,9970131</text:p>
          </table:table-cell>
        </table:table-row>
        <table:table-row table:style-name="ro1">
          <table:table-cell office:value-type="float" office:value="27.22701" calcext:value-type="float">
            <text:p>27,22701</text:p>
          </table:table-cell>
          <table:table-cell office:value-type="float" office:value="0.9968855" calcext:value-type="float">
            <text:p>0,9968855</text:p>
          </table:table-cell>
        </table:table-row>
        <table:table-row table:style-name="ro1">
          <table:table-cell office:value-type="float" office:value="27.54229" calcext:value-type="float">
            <text:p>27,54229</text:p>
          </table:table-cell>
          <table:table-cell office:value-type="float" office:value="0.9967503" calcext:value-type="float">
            <text:p>0,9967503</text:p>
          </table:table-cell>
        </table:table-row>
        <table:table-row table:style-name="ro1">
          <table:table-cell office:value-type="float" office:value="27.86121" calcext:value-type="float">
            <text:p>27,86121</text:p>
          </table:table-cell>
          <table:table-cell office:value-type="float" office:value="0.996607" calcext:value-type="float">
            <text:p>0,996607</text:p>
          </table:table-cell>
        </table:table-row>
        <table:table-row table:style-name="ro1">
          <table:table-cell office:value-type="float" office:value="28.18383" calcext:value-type="float">
            <text:p>28,18383</text:p>
          </table:table-cell>
          <table:table-cell office:value-type="float" office:value="0.9964549" calcext:value-type="float">
            <text:p>0,9964549</text:p>
          </table:table-cell>
        </table:table-row>
        <table:table-row table:style-name="ro1">
          <table:table-cell office:value-type="float" office:value="28.51018" calcext:value-type="float">
            <text:p>28,51018</text:p>
          </table:table-cell>
          <table:table-cell office:value-type="float" office:value="0.9962933" calcext:value-type="float">
            <text:p>0,9962933</text:p>
          </table:table-cell>
        </table:table-row>
        <table:table-row table:style-name="ro1">
          <table:table-cell office:value-type="float" office:value="28.84032" calcext:value-type="float">
            <text:p>28,84032</text:p>
          </table:table-cell>
          <table:table-cell office:value-type="float" office:value="0.9961213" calcext:value-type="float">
            <text:p>0,9961213</text:p>
          </table:table-cell>
        </table:table-row>
        <table:table-row table:style-name="ro1">
          <table:table-cell office:value-type="float" office:value="29.17427" calcext:value-type="float">
            <text:p>29,17427</text:p>
          </table:table-cell>
          <table:table-cell office:value-type="float" office:value="0.9959382" calcext:value-type="float">
            <text:p>0,9959382</text:p>
          </table:table-cell>
        </table:table-row>
        <table:table-row table:style-name="ro1">
          <table:table-cell office:value-type="float" office:value="29.51209" calcext:value-type="float">
            <text:p>29,51209</text:p>
          </table:table-cell>
          <table:table-cell office:value-type="float" office:value="0.9957429" calcext:value-type="float">
            <text:p>0,9957429</text:p>
          </table:table-cell>
        </table:table-row>
        <table:table-row table:style-name="ro1">
          <table:table-cell office:value-type="float" office:value="29.85383" calcext:value-type="float">
            <text:p>29,85383</text:p>
          </table:table-cell>
          <table:table-cell office:value-type="float" office:value="0.9955343" calcext:value-type="float">
            <text:p>0,9955343</text:p>
          </table:table-cell>
        </table:table-row>
        <table:table-row table:style-name="ro1">
          <table:table-cell office:value-type="float" office:value="30.19952" calcext:value-type="float">
            <text:p>30,19952</text:p>
          </table:table-cell>
          <table:table-cell office:value-type="float" office:value="0.9953112" calcext:value-type="float">
            <text:p>0,9953112</text:p>
          </table:table-cell>
        </table:table-row>
        <table:table-row table:style-name="ro1">
          <table:table-cell office:value-type="float" office:value="30.54921" calcext:value-type="float">
            <text:p>30,54921</text:p>
          </table:table-cell>
          <table:table-cell office:value-type="float" office:value="0.9950722" calcext:value-type="float">
            <text:p>0,9950722</text:p>
          </table:table-cell>
        </table:table-row>
        <table:table-row table:style-name="ro1">
          <table:table-cell office:value-type="float" office:value="30.90295" calcext:value-type="float">
            <text:p>30,90295</text:p>
          </table:table-cell>
          <table:table-cell office:value-type="float" office:value="0.9948158" calcext:value-type="float">
            <text:p>0,9948158</text:p>
          </table:table-cell>
        </table:table-row>
        <table:table-row table:style-name="ro1">
          <table:table-cell office:value-type="float" office:value="31.26079" calcext:value-type="float">
            <text:p>31,26079</text:p>
          </table:table-cell>
          <table:table-cell office:value-type="float" office:value="0.9945404" calcext:value-type="float">
            <text:p>0,9945404</text:p>
          </table:table-cell>
        </table:table-row>
        <table:table-row table:style-name="ro1">
          <table:table-cell office:value-type="float" office:value="31.62278" calcext:value-type="float">
            <text:p>31,62278</text:p>
          </table:table-cell>
          <table:table-cell office:value-type="float" office:value="0.9942439" calcext:value-type="float">
            <text:p>0,9942439</text:p>
          </table:table-cell>
        </table:table-row>
        <table:table-row table:style-name="ro1">
          <table:table-cell office:value-type="float" office:value="31.98895" calcext:value-type="float">
            <text:p>31,98895</text:p>
          </table:table-cell>
          <table:table-cell office:value-type="float" office:value="0.9939241" calcext:value-type="float">
            <text:p>0,9939241</text:p>
          </table:table-cell>
        </table:table-row>
        <table:table-row table:style-name="ro1">
          <table:table-cell office:value-type="float" office:value="32.35937" calcext:value-type="float">
            <text:p>32,35937</text:p>
          </table:table-cell>
          <table:table-cell office:value-type="float" office:value="0.9935787" calcext:value-type="float">
            <text:p>0,9935787</text:p>
          </table:table-cell>
        </table:table-row>
        <table:table-row table:style-name="ro1">
          <table:table-cell office:value-type="float" office:value="32.73407" calcext:value-type="float">
            <text:p>32,73407</text:p>
          </table:table-cell>
          <table:table-cell office:value-type="float" office:value="0.9932048" calcext:value-type="float">
            <text:p>0,9932048</text:p>
          </table:table-cell>
        </table:table-row>
        <table:table-row table:style-name="ro1">
          <table:table-cell office:value-type="float" office:value="33.11311" calcext:value-type="float">
            <text:p>33,11311</text:p>
          </table:table-cell>
          <table:table-cell office:value-type="float" office:value="0.9927992" calcext:value-type="float">
            <text:p>0,9927992</text:p>
          </table:table-cell>
        </table:table-row>
        <table:table-row table:style-name="ro1">
          <table:table-cell office:value-type="float" office:value="33.49654" calcext:value-type="float">
            <text:p>33,49654</text:p>
          </table:table-cell>
          <table:table-cell office:value-type="float" office:value="0.9923582" calcext:value-type="float">
            <text:p>0,9923582</text:p>
          </table:table-cell>
        </table:table-row>
        <table:table-row table:style-name="ro1">
          <table:table-cell office:value-type="float" office:value="33.88442" calcext:value-type="float">
            <text:p>33,88442</text:p>
          </table:table-cell>
          <table:table-cell office:value-type="float" office:value="0.9918777" calcext:value-type="float">
            <text:p>0,9918777</text:p>
          </table:table-cell>
        </table:table-row>
        <table:table-row table:style-name="ro1">
          <table:table-cell office:value-type="float" office:value="34.27678" calcext:value-type="float">
            <text:p>34,27678</text:p>
          </table:table-cell>
          <table:table-cell office:value-type="float" office:value="0.9913528" calcext:value-type="float">
            <text:p>0,9913528</text:p>
          </table:table-cell>
        </table:table-row>
        <table:table-row table:style-name="ro1">
          <table:table-cell office:value-type="float" office:value="34.67369" calcext:value-type="float">
            <text:p>34,67369</text:p>
          </table:table-cell>
          <table:table-cell office:value-type="float" office:value="0.9907779" calcext:value-type="float">
            <text:p>0,9907779</text:p>
          </table:table-cell>
        </table:table-row>
        <table:table-row table:style-name="ro1">
          <table:table-cell office:value-type="float" office:value="35.07519" calcext:value-type="float">
            <text:p>35,07519</text:p>
          </table:table-cell>
          <table:table-cell office:value-type="float" office:value="0.9901465" calcext:value-type="float">
            <text:p>0,9901465</text:p>
          </table:table-cell>
        </table:table-row>
        <table:table-row table:style-name="ro1">
          <table:table-cell office:value-type="float" office:value="35.48134" calcext:value-type="float">
            <text:p>35,48134</text:p>
          </table:table-cell>
          <table:table-cell office:value-type="float" office:value="0.989451" calcext:value-type="float">
            <text:p>0,989451</text:p>
          </table:table-cell>
        </table:table-row>
        <table:table-row table:style-name="ro1">
          <table:table-cell office:value-type="float" office:value="35.89219" calcext:value-type="float">
            <text:p>35,89219</text:p>
          </table:table-cell>
          <table:table-cell office:value-type="float" office:value="0.9886825" calcext:value-type="float">
            <text:p>0,9886825</text:p>
          </table:table-cell>
        </table:table-row>
        <table:table-row table:style-name="ro1">
          <table:table-cell office:value-type="float" office:value="36.30781" calcext:value-type="float">
            <text:p>36,30781</text:p>
          </table:table-cell>
          <table:table-cell office:value-type="float" office:value="0.9878305" calcext:value-type="float">
            <text:p>0,9878305</text:p>
          </table:table-cell>
        </table:table-row>
        <table:table-row table:style-name="ro1">
          <table:table-cell office:value-type="float" office:value="36.72823" calcext:value-type="float">
            <text:p>36,72823</text:p>
          </table:table-cell>
          <table:table-cell office:value-type="float" office:value="0.9868826" calcext:value-type="float">
            <text:p>0,9868826</text:p>
          </table:table-cell>
        </table:table-row>
        <table:table-row table:style-name="ro1">
          <table:table-cell office:value-type="float" office:value="37.15352" calcext:value-type="float">
            <text:p>37,15352</text:p>
          </table:table-cell>
          <table:table-cell office:value-type="float" office:value="0.9858238" calcext:value-type="float">
            <text:p>0,9858238</text:p>
          </table:table-cell>
        </table:table-row>
        <table:table-row table:style-name="ro1">
          <table:table-cell office:value-type="float" office:value="37.58374" calcext:value-type="float">
            <text:p>37,58374</text:p>
          </table:table-cell>
          <table:table-cell office:value-type="float" office:value="0.9846365" calcext:value-type="float">
            <text:p>0,9846365</text:p>
          </table:table-cell>
        </table:table-row>
        <table:table-row table:style-name="ro1">
          <table:table-cell office:value-type="float" office:value="38.01894" calcext:value-type="float">
            <text:p>38,01894</text:p>
          </table:table-cell>
          <table:table-cell office:value-type="float" office:value="0.9832991" calcext:value-type="float">
            <text:p>0,9832991</text:p>
          </table:table-cell>
        </table:table-row>
        <table:table-row table:style-name="ro1">
          <table:table-cell office:value-type="float" office:value="38.45918" calcext:value-type="float">
            <text:p>38,45918</text:p>
          </table:table-cell>
          <table:table-cell office:value-type="float" office:value="0.9817855" calcext:value-type="float">
            <text:p>0,9817855</text:p>
          </table:table-cell>
        </table:table-row>
        <table:table-row table:style-name="ro1">
          <table:table-cell office:value-type="float" office:value="38.90451" calcext:value-type="float">
            <text:p>38,90451</text:p>
          </table:table-cell>
          <table:table-cell office:value-type="float" office:value="0.9800637" calcext:value-type="float">
            <text:p>0,9800637</text:p>
          </table:table-cell>
        </table:table-row>
        <table:table-row table:style-name="ro1">
          <table:table-cell office:value-type="float" office:value="39.35501" calcext:value-type="float">
            <text:p>39,35501</text:p>
          </table:table-cell>
          <table:table-cell office:value-type="float" office:value="0.9780942" calcext:value-type="float">
            <text:p>0,9780942</text:p>
          </table:table-cell>
        </table:table-row>
        <table:table-row table:style-name="ro1">
          <table:table-cell office:value-type="float" office:value="39.81072" calcext:value-type="float">
            <text:p>39,81072</text:p>
          </table:table-cell>
          <table:table-cell office:value-type="float" office:value="0.9758278" calcext:value-type="float">
            <text:p>0,9758278</text:p>
          </table:table-cell>
        </table:table-row>
        <table:table-row table:style-name="ro1">
          <table:table-cell office:value-type="float" office:value="40.2717" calcext:value-type="float">
            <text:p>40,2717</text:p>
          </table:table-cell>
          <table:table-cell office:value-type="float" office:value="0.9732025" calcext:value-type="float">
            <text:p>0,9732025</text:p>
          </table:table-cell>
        </table:table-row>
        <table:table-row table:style-name="ro1">
          <table:table-cell office:value-type="float" office:value="40.73803" calcext:value-type="float">
            <text:p>40,73803</text:p>
          </table:table-cell>
          <table:table-cell office:value-type="float" office:value="0.9701399" calcext:value-type="float">
            <text:p>0,9701399</text:p>
          </table:table-cell>
        </table:table-row>
        <table:table-row table:style-name="ro1">
          <table:table-cell office:value-type="float" office:value="41.20975" calcext:value-type="float">
            <text:p>41,20975</text:p>
          </table:table-cell>
          <table:table-cell office:value-type="float" office:value="0.9665388" calcext:value-type="float">
            <text:p>0,9665388</text:p>
          </table:table-cell>
        </table:table-row>
        <table:table-row table:style-name="ro1">
          <table:table-cell office:value-type="float" office:value="41.68694" calcext:value-type="float">
            <text:p>41,68694</text:p>
          </table:table-cell>
          <table:table-cell office:value-type="float" office:value="0.9622683" calcext:value-type="float">
            <text:p>0,9622683</text:p>
          </table:table-cell>
        </table:table-row>
        <table:table-row table:style-name="ro1">
          <table:table-cell office:value-type="float" office:value="42.16965" calcext:value-type="float">
            <text:p>42,16965</text:p>
          </table:table-cell>
          <table:table-cell office:value-type="float" office:value="0.9571557" calcext:value-type="float">
            <text:p>0,9571557</text:p>
          </table:table-cell>
        </table:table-row>
        <table:table-row table:style-name="ro1">
          <table:table-cell office:value-type="float" office:value="42.65795" calcext:value-type="float">
            <text:p>42,65795</text:p>
          </table:table-cell>
          <table:table-cell office:value-type="float" office:value="0.9509706" calcext:value-type="float">
            <text:p>0,9509706</text:p>
          </table:table-cell>
        </table:table-row>
        <table:table-row table:style-name="ro1">
          <table:table-cell office:value-type="float" office:value="43.15191" calcext:value-type="float">
            <text:p>43,15191</text:p>
          </table:table-cell>
          <table:table-cell office:value-type="float" office:value="0.9434011" calcext:value-type="float">
            <text:p>0,9434011</text:p>
          </table:table-cell>
        </table:table-row>
        <table:table-row table:style-name="ro1">
          <table:table-cell office:value-type="float" office:value="43.65158" calcext:value-type="float">
            <text:p>43,65158</text:p>
          </table:table-cell>
          <table:table-cell office:value-type="float" office:value="0.9340181" calcext:value-type="float">
            <text:p>0,9340181</text:p>
          </table:table-cell>
        </table:table-row>
        <table:table-row table:style-name="ro1">
          <table:table-cell office:value-type="float" office:value="44.15704" calcext:value-type="float">
            <text:p>44,15704</text:p>
          </table:table-cell>
          <table:table-cell office:value-type="float" office:value="0.9222209" calcext:value-type="float">
            <text:p>0,9222209</text:p>
          </table:table-cell>
        </table:table-row>
        <table:table-row table:style-name="ro1">
          <table:table-cell office:value-type="float" office:value="44.66836" calcext:value-type="float">
            <text:p>44,66836</text:p>
          </table:table-cell>
          <table:table-cell office:value-type="float" office:value="0.9071544" calcext:value-type="float">
            <text:p>0,9071544</text:p>
          </table:table-cell>
        </table:table-row>
        <table:table-row table:style-name="ro1">
          <table:table-cell office:value-type="float" office:value="45.18559" calcext:value-type="float">
            <text:p>45,18559</text:p>
          </table:table-cell>
          <table:table-cell office:value-type="float" office:value="0.8875797" calcext:value-type="float">
            <text:p>0,8875797</text:p>
          </table:table-cell>
        </table:table-row>
        <table:table-row table:style-name="ro1">
          <table:table-cell office:value-type="float" office:value="45.70882" calcext:value-type="float">
            <text:p>45,70882</text:p>
          </table:table-cell>
          <table:table-cell office:value-type="float" office:value="0.8616731" calcext:value-type="float">
            <text:p>0,8616731</text:p>
          </table:table-cell>
        </table:table-row>
        <table:table-row table:style-name="ro1">
          <table:table-cell office:value-type="float" office:value="46.2381" calcext:value-type="float">
            <text:p>46,2381</text:p>
          </table:table-cell>
          <table:table-cell office:value-type="float" office:value="0.8267188" calcext:value-type="float">
            <text:p>0,8267188</text:p>
          </table:table-cell>
        </table:table-row>
        <table:table-row table:style-name="ro1">
          <table:table-cell office:value-type="float" office:value="46.77351" calcext:value-type="float">
            <text:p>46,77351</text:p>
          </table:table-cell>
          <table:table-cell office:value-type="float" office:value="0.7786649" calcext:value-type="float">
            <text:p>0,7786649</text:p>
          </table:table-cell>
        </table:table-row>
        <table:table-row table:style-name="ro1">
          <table:table-cell office:value-type="float" office:value="47.31513" calcext:value-type="float">
            <text:p>47,31513</text:p>
          </table:table-cell>
          <table:table-cell office:value-type="float" office:value="0.7115761" calcext:value-type="float">
            <text:p>0,7115761</text:p>
          </table:table-cell>
        </table:table-row>
        <table:table-row table:style-name="ro1">
          <table:table-cell office:value-type="float" office:value="47.86301" calcext:value-type="float">
            <text:p>47,86301</text:p>
          </table:table-cell>
          <table:table-cell office:value-type="float" office:value="0.6172907" calcext:value-type="float">
            <text:p>0,6172907</text:p>
          </table:table-cell>
        </table:table-row>
        <table:table-row table:style-name="ro1">
          <table:table-cell office:value-type="float" office:value="48.41724" calcext:value-type="float">
            <text:p>48,41724</text:p>
          </table:table-cell>
          <table:table-cell office:value-type="float" office:value="0.4863216" calcext:value-type="float">
            <text:p>0,4863216</text:p>
          </table:table-cell>
        </table:table-row>
        <table:table-row table:style-name="ro1">
          <table:table-cell office:value-type="float" office:value="48.97788" calcext:value-type="float">
            <text:p>48,97788</text:p>
          </table:table-cell>
          <table:table-cell office:value-type="float" office:value="0.3121606" calcext:value-type="float">
            <text:p>0,3121606</text:p>
          </table:table-cell>
        </table:table-row>
        <table:table-row table:style-name="ro1">
          <table:table-cell office:value-type="float" office:value="49.54502" calcext:value-type="float">
            <text:p>49,5450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0.11872" calcext:value-type="float">
            <text:p>50,11872</text:p>
          </table:table-cell>
          <table:table-cell office:value-type="float" office:value="0.126324" calcext:value-type="float">
            <text:p>0,126324</text:p>
          </table:table-cell>
        </table:table-row>
        <table:table-row table:style-name="ro1">
          <table:table-cell office:value-type="float" office:value="50.69907" calcext:value-type="float">
            <text:p>50,69907</text:p>
          </table:table-cell>
          <table:table-cell office:value-type="float" office:value="0.3348245" calcext:value-type="float">
            <text:p>0,3348245</text:p>
          </table:table-cell>
        </table:table-row>
        <table:table-row table:style-name="ro1">
          <table:table-cell office:value-type="float" office:value="51.28614" calcext:value-type="float">
            <text:p>51,28614</text:p>
          </table:table-cell>
          <table:table-cell office:value-type="float" office:value="0.5039023" calcext:value-type="float">
            <text:p>0,5039023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0.6301324" calcext:value-type="float">
            <text:p>0,6301324</text:p>
          </table:table-cell>
        </table:table-row>
        <table:table-row table:style-name="ro1">
          <table:table-cell office:value-type="float" office:value="52.48075" calcext:value-type="float">
            <text:p>52,48075</text:p>
          </table:table-cell>
          <table:table-cell office:value-type="float" office:value="0.7207553" calcext:value-type="float">
            <text:p>0,7207553</text:p>
          </table:table-cell>
        </table:table-row>
        <table:table-row table:style-name="ro1">
          <table:table-cell office:value-type="float" office:value="53.08844" calcext:value-type="float">
            <text:p>53,08844</text:p>
          </table:table-cell>
          <table:table-cell office:value-type="float" office:value="0.7852381" calcext:value-type="float">
            <text:p>0,7852381</text:p>
          </table:table-cell>
        </table:table-row>
        <table:table-row table:style-name="ro1">
          <table:table-cell office:value-type="float" office:value="53.70318" calcext:value-type="float">
            <text:p>53,70318</text:p>
          </table:table-cell>
          <table:table-cell office:value-type="float" office:value="0.8314912" calcext:value-type="float">
            <text:p>0,8314912</text:p>
          </table:table-cell>
        </table:table-row>
        <table:table-row table:style-name="ro1">
          <table:table-cell office:value-type="float" office:value="54.32503" calcext:value-type="float">
            <text:p>54,32503</text:p>
          </table:table-cell>
          <table:table-cell office:value-type="float" office:value="0.8652037" calcext:value-type="float">
            <text:p>0,8652037</text:p>
          </table:table-cell>
        </table:table-row>
        <table:table-row table:style-name="ro1">
          <table:table-cell office:value-type="float" office:value="54.95409" calcext:value-type="float">
            <text:p>54,95409</text:p>
          </table:table-cell>
          <table:table-cell office:value-type="float" office:value="0.8902449" calcext:value-type="float">
            <text:p>0,8902449</text:p>
          </table:table-cell>
        </table:table-row>
        <table:table-row table:style-name="ro1">
          <table:table-cell office:value-type="float" office:value="55.59043" calcext:value-type="float">
            <text:p>55,59043</text:p>
          </table:table-cell>
          <table:table-cell office:value-type="float" office:value="0.9092066" calcext:value-type="float">
            <text:p>0,9092066</text:p>
          </table:table-cell>
        </table:table-row>
        <table:table-row table:style-name="ro1">
          <table:table-cell office:value-type="float" office:value="56.23413" calcext:value-type="float">
            <text:p>56,23413</text:p>
          </table:table-cell>
          <table:table-cell office:value-type="float" office:value="0.9238306" calcext:value-type="float">
            <text:p>0,9238306</text:p>
          </table:table-cell>
        </table:table-row>
        <table:table-row table:style-name="ro1">
          <table:table-cell office:value-type="float" office:value="56.88529" calcext:value-type="float">
            <text:p>56,88529</text:p>
          </table:table-cell>
          <table:table-cell office:value-type="float" office:value="0.9353024" calcext:value-type="float">
            <text:p>0,9353024</text:p>
          </table:table-cell>
        </table:table-row>
        <table:table-row table:style-name="ro1">
          <table:table-cell office:value-type="float" office:value="57.54399" calcext:value-type="float">
            <text:p>57,54399</text:p>
          </table:table-cell>
          <table:table-cell office:value-type="float" office:value="0.9444419" calcext:value-type="float">
            <text:p>0,9444419</text:p>
          </table:table-cell>
        </table:table-row>
        <table:table-row table:style-name="ro1">
          <table:table-cell office:value-type="float" office:value="58.21032" calcext:value-type="float">
            <text:p>58,21032</text:p>
          </table:table-cell>
          <table:table-cell office:value-type="float" office:value="0.951826" calcext:value-type="float">
            <text:p>0,951826</text:p>
          </table:table-cell>
        </table:table-row>
        <table:table-row table:style-name="ro1">
          <table:table-cell office:value-type="float" office:value="58.88437" calcext:value-type="float">
            <text:p>58,88437</text:p>
          </table:table-cell>
          <table:table-cell office:value-type="float" office:value="0.9578679" calcext:value-type="float">
            <text:p>0,9578679</text:p>
          </table:table-cell>
        </table:table-row>
        <table:table-row table:style-name="ro1">
          <table:table-cell office:value-type="float" office:value="59.56621" calcext:value-type="float">
            <text:p>59,56621</text:p>
          </table:table-cell>
          <table:table-cell office:value-type="float" office:value="0.9628682" calcext:value-type="float">
            <text:p>0,9628682</text:p>
          </table:table-cell>
        </table:table-row>
        <table:table-row table:style-name="ro1">
          <table:table-cell office:value-type="float" office:value="60.25596" calcext:value-type="float">
            <text:p>60,25596</text:p>
          </table:table-cell>
          <table:table-cell office:value-type="float" office:value="0.9670494" calcext:value-type="float">
            <text:p>0,9670494</text:p>
          </table:table-cell>
        </table:table-row>
        <table:table-row table:style-name="ro1">
          <table:table-cell office:value-type="float" office:value="60.95369" calcext:value-type="float">
            <text:p>60,95369</text:p>
          </table:table-cell>
          <table:table-cell office:value-type="float" office:value="0.9705786" calcext:value-type="float">
            <text:p>0,9705786</text:p>
          </table:table-cell>
        </table:table-row>
        <table:table-row table:style-name="ro1">
          <table:table-cell office:value-type="float" office:value="61.6595" calcext:value-type="float">
            <text:p>61,6595</text:p>
          </table:table-cell>
          <table:table-cell office:value-type="float" office:value="0.9735829" calcext:value-type="float">
            <text:p>0,9735829</text:p>
          </table:table-cell>
        </table:table-row>
        <table:table-row table:style-name="ro1">
          <table:table-cell office:value-type="float" office:value="62.37348" calcext:value-type="float">
            <text:p>62,37348</text:p>
          </table:table-cell>
          <table:table-cell office:value-type="float" office:value="0.9761602" calcext:value-type="float">
            <text:p>0,9761602</text:p>
          </table:table-cell>
        </table:table-row>
        <table:table-row table:style-name="ro1">
          <table:table-cell office:value-type="float" office:value="63.09573" calcext:value-type="float">
            <text:p>63,09573</text:p>
          </table:table-cell>
          <table:table-cell office:value-type="float" office:value="0.9783869" calcext:value-type="float">
            <text:p>0,9783869</text:p>
          </table:table-cell>
        </table:table-row>
        <table:table-row table:style-name="ro1">
          <table:table-cell office:value-type="float" office:value="63.82635" calcext:value-type="float">
            <text:p>63,82635</text:p>
          </table:table-cell>
          <table:table-cell office:value-type="float" office:value="0.9803232" calcext:value-type="float">
            <text:p>0,9803232</text:p>
          </table:table-cell>
        </table:table-row>
        <table:table-row table:style-name="ro1">
          <table:table-cell office:value-type="float" office:value="64.56542" calcext:value-type="float">
            <text:p>64,56542</text:p>
          </table:table-cell>
          <table:table-cell office:value-type="float" office:value="0.982017" calcext:value-type="float">
            <text:p>0,982017</text:p>
          </table:table-cell>
        </table:table-row>
        <table:table-row table:style-name="ro1">
          <table:table-cell office:value-type="float" office:value="65.31306" calcext:value-type="float">
            <text:p>65,31306</text:p>
          </table:table-cell>
          <table:table-cell office:value-type="float" office:value="0.9835068" calcext:value-type="float">
            <text:p>0,9835068</text:p>
          </table:table-cell>
        </table:table-row>
        <table:table-row table:style-name="ro1">
          <table:table-cell office:value-type="float" office:value="66.06934" calcext:value-type="float">
            <text:p>66,06934</text:p>
          </table:table-cell>
          <table:table-cell office:value-type="float" office:value="0.9848239" calcext:value-type="float">
            <text:p>0,9848239</text:p>
          </table:table-cell>
        </table:table-row>
        <table:table-row table:style-name="ro1">
          <table:table-cell office:value-type="float" office:value="66.83439" calcext:value-type="float">
            <text:p>66,83439</text:p>
          </table:table-cell>
          <table:table-cell office:value-type="float" office:value="0.9859938" calcext:value-type="float">
            <text:p>0,9859938</text:p>
          </table:table-cell>
        </table:table-row>
        <table:table-row table:style-name="ro1">
          <table:table-cell office:value-type="float" office:value="67.6083" calcext:value-type="float">
            <text:p>67,6083</text:p>
          </table:table-cell>
          <table:table-cell office:value-type="float" office:value="0.9870374" calcext:value-type="float">
            <text:p>0,9870374</text:p>
          </table:table-cell>
        </table:table-row>
        <table:table-row table:style-name="ro1">
          <table:table-cell office:value-type="float" office:value="68.39116" calcext:value-type="float">
            <text:p>68,39116</text:p>
          </table:table-cell>
          <table:table-cell office:value-type="float" office:value="0.9879722" calcext:value-type="float">
            <text:p>0,9879722</text:p>
          </table:table-cell>
        </table:table-row>
        <table:table-row table:style-name="ro1">
          <table:table-cell office:value-type="float" office:value="69.1831" calcext:value-type="float">
            <text:p>69,1831</text:p>
          </table:table-cell>
          <table:table-cell office:value-type="float" office:value="0.9888127" calcext:value-type="float">
            <text:p>0,9888127</text:p>
          </table:table-cell>
        </table:table-row>
        <table:table-row table:style-name="ro1">
          <table:table-cell office:value-type="float" office:value="69.9842" calcext:value-type="float">
            <text:p>69,9842</text:p>
          </table:table-cell>
          <table:table-cell office:value-type="float" office:value="0.989571" calcext:value-type="float">
            <text:p>0,989571</text:p>
          </table:table-cell>
        </table:table-row>
        <table:table-row table:style-name="ro1">
          <table:table-cell office:value-type="float" office:value="70.79458" calcext:value-type="float">
            <text:p>70,79458</text:p>
          </table:table-cell>
          <table:table-cell office:value-type="float" office:value="0.9902576" calcext:value-type="float">
            <text:p>0,9902576</text:p>
          </table:table-cell>
        </table:table-row>
        <table:table-row table:style-name="ro1">
          <table:table-cell office:value-type="float" office:value="71.61434" calcext:value-type="float">
            <text:p>71,61434</text:p>
          </table:table-cell>
          <table:table-cell office:value-type="float" office:value="0.9908811" calcext:value-type="float">
            <text:p>0,9908811</text:p>
          </table:table-cell>
        </table:table-row>
        <table:table-row table:style-name="ro1">
          <table:table-cell office:value-type="float" office:value="72.4436" calcext:value-type="float">
            <text:p>72,4436</text:p>
          </table:table-cell>
          <table:table-cell office:value-type="float" office:value="0.9914489" calcext:value-type="float">
            <text:p>0,9914489</text:p>
          </table:table-cell>
        </table:table-row>
        <table:table-row table:style-name="ro1">
          <table:table-cell office:value-type="float" office:value="73.28245" calcext:value-type="float">
            <text:p>73,28245</text:p>
          </table:table-cell>
          <table:table-cell office:value-type="float" office:value="0.9919675" calcext:value-type="float">
            <text:p>0,9919675</text:p>
          </table:table-cell>
        </table:table-row>
        <table:table-row table:style-name="ro1">
          <table:table-cell office:value-type="float" office:value="74.13102" calcext:value-type="float">
            <text:p>74,13102</text:p>
          </table:table-cell>
          <table:table-cell office:value-type="float" office:value="0.9924424" calcext:value-type="float">
            <text:p>0,9924424</text:p>
          </table:table-cell>
        </table:table-row>
        <table:table-row table:style-name="ro1">
          <table:table-cell office:value-type="float" office:value="74.98942" calcext:value-type="float">
            <text:p>74,98942</text:p>
          </table:table-cell>
          <table:table-cell office:value-type="float" office:value="0.9928783" calcext:value-type="float">
            <text:p>0,9928783</text:p>
          </table:table-cell>
        </table:table-row>
        <table:table-row table:style-name="ro1">
          <table:table-cell office:value-type="float" office:value="75.85776" calcext:value-type="float">
            <text:p>75,85776</text:p>
          </table:table-cell>
          <table:table-cell office:value-type="float" office:value="0.9932793" calcext:value-type="float">
            <text:p>0,9932793</text:p>
          </table:table-cell>
        </table:table-row>
        <table:table-row table:style-name="ro1">
          <table:table-cell office:value-type="float" office:value="76.73615" calcext:value-type="float">
            <text:p>76,73615</text:p>
          </table:table-cell>
          <table:table-cell office:value-type="float" office:value="0.993649" calcext:value-type="float">
            <text:p>0,993649</text:p>
          </table:table-cell>
        </table:table-row>
        <table:table-row table:style-name="ro1">
          <table:table-cell office:value-type="float" office:value="77.62471" calcext:value-type="float">
            <text:p>77,62471</text:p>
          </table:table-cell>
          <table:table-cell office:value-type="float" office:value="0.9939907" calcext:value-type="float">
            <text:p>0,9939907</text:p>
          </table:table-cell>
        </table:table-row>
        <table:table-row table:style-name="ro1">
          <table:table-cell office:value-type="float" office:value="78.52356" calcext:value-type="float">
            <text:p>78,52356</text:p>
          </table:table-cell>
          <table:table-cell office:value-type="float" office:value="0.994307" calcext:value-type="float">
            <text:p>0,994307</text:p>
          </table:table-cell>
        </table:table-row>
        <table:table-row table:style-name="ro1">
          <table:table-cell office:value-type="float" office:value="79.43282" calcext:value-type="float">
            <text:p>79,43282</text:p>
          </table:table-cell>
          <table:table-cell office:value-type="float" office:value="0.9946004" calcext:value-type="float">
            <text:p>0,9946004</text:p>
          </table:table-cell>
        </table:table-row>
        <table:table-row table:style-name="ro1">
          <table:table-cell office:value-type="float" office:value="80.35261" calcext:value-type="float">
            <text:p>80,35261</text:p>
          </table:table-cell>
          <table:table-cell office:value-type="float" office:value="0.994873" calcext:value-type="float">
            <text:p>0,994873</text:p>
          </table:table-cell>
        </table:table-row>
        <table:table-row table:style-name="ro1">
          <table:table-cell office:value-type="float" office:value="81.28305" calcext:value-type="float">
            <text:p>81,28305</text:p>
          </table:table-cell>
          <table:table-cell office:value-type="float" office:value="0.9951267" calcext:value-type="float">
            <text:p>0,9951267</text:p>
          </table:table-cell>
        </table:table-row>
        <table:table-row table:style-name="ro1">
          <table:table-cell office:value-type="float" office:value="82.22426" calcext:value-type="float">
            <text:p>82,22426</text:p>
          </table:table-cell>
          <table:table-cell office:value-type="float" office:value="0.9953632" calcext:value-type="float">
            <text:p>0,9953632</text:p>
          </table:table-cell>
        </table:table-row>
        <table:table-row table:style-name="ro1">
          <table:table-cell office:value-type="float" office:value="83.17638" calcext:value-type="float">
            <text:p>83,17638</text:p>
          </table:table-cell>
          <table:table-cell office:value-type="float" office:value="0.9955841" calcext:value-type="float">
            <text:p>0,9955841</text:p>
          </table:table-cell>
        </table:table-row>
        <table:table-row table:style-name="ro1">
          <table:table-cell office:value-type="float" office:value="84.13951" calcext:value-type="float">
            <text:p>84,13951</text:p>
          </table:table-cell>
          <table:table-cell office:value-type="float" office:value="0.9957907" calcext:value-type="float">
            <text:p>0,9957907</text:p>
          </table:table-cell>
        </table:table-row>
        <table:table-row table:style-name="ro1">
          <table:table-cell office:value-type="float" office:value="85.1138" calcext:value-type="float">
            <text:p>85,1138</text:p>
          </table:table-cell>
          <table:table-cell office:value-type="float" office:value="0.9959841" calcext:value-type="float">
            <text:p>0,9959841</text:p>
          </table:table-cell>
        </table:table-row>
        <table:table-row table:style-name="ro1">
          <table:table-cell office:value-type="float" office:value="86.09938" calcext:value-type="float">
            <text:p>86,09938</text:p>
          </table:table-cell>
          <table:table-cell office:value-type="float" office:value="0.9961655" calcext:value-type="float">
            <text:p>0,9961655</text:p>
          </table:table-cell>
        </table:table-row>
        <table:table-row table:style-name="ro1">
          <table:table-cell office:value-type="float" office:value="87.09636" calcext:value-type="float">
            <text:p>87,09636</text:p>
          </table:table-cell>
          <table:table-cell office:value-type="float" office:value="0.9963357" calcext:value-type="float">
            <text:p>0,9963357</text:p>
          </table:table-cell>
        </table:table-row>
        <table:table-row table:style-name="ro1">
          <table:table-cell office:value-type="float" office:value="88.10489" calcext:value-type="float">
            <text:p>88,10489</text:p>
          </table:table-cell>
          <table:table-cell office:value-type="float" office:value="0.9964958" calcext:value-type="float">
            <text:p>0,9964958</text:p>
          </table:table-cell>
        </table:table-row>
        <table:table-row table:style-name="ro1">
          <table:table-cell office:value-type="float" office:value="89.12509" calcext:value-type="float">
            <text:p>89,12509</text:p>
          </table:table-cell>
          <table:table-cell office:value-type="float" office:value="0.9966465" calcext:value-type="float">
            <text:p>0,9966465</text:p>
          </table:table-cell>
        </table:table-row>
        <table:table-row table:style-name="ro1">
          <table:table-cell office:value-type="float" office:value="90.15711" calcext:value-type="float">
            <text:p>90,15711</text:p>
          </table:table-cell>
          <table:table-cell office:value-type="float" office:value="0.9967885" calcext:value-type="float">
            <text:p>0,9967885</text:p>
          </table:table-cell>
        </table:table-row>
        <table:table-row table:style-name="ro1">
          <table:table-cell office:value-type="float" office:value="91.20108" calcext:value-type="float">
            <text:p>91,20108</text:p>
          </table:table-cell>
          <table:table-cell office:value-type="float" office:value="0.9969224" calcext:value-type="float">
            <text:p>0,9969224</text:p>
          </table:table-cell>
        </table:table-row>
        <table:table-row table:style-name="ro1">
          <table:table-cell office:value-type="float" office:value="92.25714" calcext:value-type="float">
            <text:p>92,25714</text:p>
          </table:table-cell>
          <table:table-cell office:value-type="float" office:value="0.9970489" calcext:value-type="float">
            <text:p>0,9970489</text:p>
          </table:table-cell>
        </table:table-row>
        <table:table-row table:style-name="ro1">
          <table:table-cell office:value-type="float" office:value="93.32543" calcext:value-type="float">
            <text:p>93,32543</text:p>
          </table:table-cell>
          <table:table-cell office:value-type="float" office:value="0.9971685" calcext:value-type="float">
            <text:p>0,9971685</text:p>
          </table:table-cell>
        </table:table-row>
        <table:table-row table:style-name="ro1">
          <table:table-cell office:value-type="float" office:value="94.40609" calcext:value-type="float">
            <text:p>94,40609</text:p>
          </table:table-cell>
          <table:table-cell office:value-type="float" office:value="0.9972816" calcext:value-type="float">
            <text:p>0,9972816</text:p>
          </table:table-cell>
        </table:table-row>
        <table:table-row table:style-name="ro1">
          <table:table-cell office:value-type="float" office:value="95.49926" calcext:value-type="float">
            <text:p>95,49926</text:p>
          </table:table-cell>
          <table:table-cell office:value-type="float" office:value="0.9973887" calcext:value-type="float">
            <text:p>0,9973887</text:p>
          </table:table-cell>
        </table:table-row>
        <table:table-row table:style-name="ro1">
          <table:table-cell office:value-type="float" office:value="96.60509" calcext:value-type="float">
            <text:p>96,60509</text:p>
          </table:table-cell>
          <table:table-cell office:value-type="float" office:value="0.9974903" calcext:value-type="float">
            <text:p>0,9974903</text:p>
          </table:table-cell>
        </table:table-row>
        <table:table-row table:style-name="ro1">
          <table:table-cell office:value-type="float" office:value="97.72372" calcext:value-type="float">
            <text:p>97,72372</text:p>
          </table:table-cell>
          <table:table-cell office:value-type="float" office:value="0.9975866" calcext:value-type="float">
            <text:p>0,9975866</text:p>
          </table:table-cell>
        </table:table-row>
        <table:table-row table:style-name="ro1">
          <table:table-cell office:value-type="float" office:value="98.85531" calcext:value-type="float">
            <text:p>98,85531</text:p>
          </table:table-cell>
          <table:table-cell office:value-type="float" office:value="0.9976781" calcext:value-type="float">
            <text:p>0,9976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77651" calcext:value-type="float">
            <text:p>0,9977651</text:p>
          </table:table-cell>
        </table:table-row>
      </table:table>
      <table:table table:name="Filtro paso alta" table:style-name="ta1">
        <table:shapes>
          <draw:frame draw:z-index="0" draw:style-name="gr1" draw:text-style-name="P1" svg:width="159.99mm" svg:height="89.99mm" svg:x="53.87mm" svg:y="15.29mm">
            <draw:object draw:notify-on-update-of-ranges="'Filtro paso alta'.B1:'Filtro paso alta'.B1 'Filtro paso alta'.A2:'Filtro paso alta'.A42 'Filtro paso alta'.B1:'Filtro paso alta'.B1 'Filtro paso alta'.B2:'Filtro paso alta'.B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m(out)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3809869" calcext:value-type="float">
            <text:p>0,03809869</text:p>
          </table:table-cell>
        </table:table-row>
        <table:table-row table:style-name="ro1">
          <table:table-cell office:value-type="float" office:value="0.01258925" calcext:value-type="float">
            <text:p>0,01258925</text:p>
          </table:table-cell>
          <table:table-cell office:value-type="float" office:value="0.04794306" calcext:value-type="float">
            <text:p>0,04794306</text:p>
          </table:table-cell>
        </table:table-row>
        <table:table-row table:style-name="ro1">
          <table:table-cell office:value-type="float" office:value="0.01584893" calcext:value-type="float">
            <text:p>0,01584893</text:p>
          </table:table-cell>
          <table:table-cell office:value-type="float" office:value="0.06031621" calcext:value-type="float">
            <text:p>0,06031621</text:p>
          </table:table-cell>
        </table:table-row>
        <table:table-row table:style-name="ro1">
          <table:table-cell office:value-type="float" office:value="0.01995262" calcext:value-type="float">
            <text:p>0,01995262</text:p>
          </table:table-cell>
          <table:table-cell office:value-type="float" office:value="0.07585294" calcext:value-type="float">
            <text:p>0,07585294</text:p>
          </table:table-cell>
        </table:table-row>
        <table:table-row table:style-name="ro1">
          <table:table-cell office:value-type="float" office:value="0.02511886" calcext:value-type="float">
            <text:p>0,02511886</text:p>
          </table:table-cell>
          <table:table-cell office:value-type="float" office:value="0.09533292" calcext:value-type="float">
            <text:p>0,09533292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0.1196993" calcext:value-type="float">
            <text:p>0,1196993</text:p>
          </table:table-cell>
        </table:table-row>
        <table:table-row table:style-name="ro1">
          <table:table-cell office:value-type="float" office:value="0.03981072" calcext:value-type="float">
            <text:p>0,03981072</text:p>
          </table:table-cell>
          <table:table-cell office:value-type="float" office:value="0.150065" calcext:value-type="float">
            <text:p>0,150065</text:p>
          </table:table-cell>
        </table:table-row>
        <table:table-row table:style-name="ro1">
          <table:table-cell office:value-type="float" office:value="0.05011872" calcext:value-type="float">
            <text:p>0,05011872</text:p>
          </table:table-cell>
          <table:table-cell office:value-type="float" office:value="0.1876886" calcext:value-type="float">
            <text:p>0,1876886</text:p>
          </table:table-cell>
        </table:table-row>
        <table:table-row table:style-name="ro1">
          <table:table-cell office:value-type="float" office:value="0.06309573" calcext:value-type="float">
            <text:p>0,06309573</text:p>
          </table:table-cell>
          <table:table-cell office:value-type="float" office:value="0.2338888" calcext:value-type="float">
            <text:p>0,2338888</text:p>
          </table:table-cell>
        </table:table-row>
        <table:table-row table:style-name="ro1">
          <table:table-cell office:value-type="float" office:value="0.07943282" calcext:value-type="float">
            <text:p>0,07943282</text:p>
          </table:table-cell>
          <table:table-cell office:value-type="float" office:value="0.289848" calcext:value-type="float">
            <text:p>0,28984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3562493" calcext:value-type="float">
            <text:p>0,3562493</text:p>
          </table:table-cell>
        </table:table-row>
        <table:table-row table:style-name="ro1">
          <table:table-cell office:value-type="float" office:value="0.1258925" calcext:value-type="float">
            <text:p>0,1258925</text:p>
          </table:table-cell>
          <table:table-cell office:value-type="float" office:value="0.4327183" calcext:value-type="float">
            <text:p>0,4327183</text:p>
          </table:table-cell>
        </table:table-row>
        <table:table-row table:style-name="ro1">
          <table:table-cell office:value-type="float" office:value="0.1584893" calcext:value-type="float">
            <text:p>0,1584893</text:p>
          </table:table-cell>
          <table:table-cell office:value-type="float" office:value="0.5171756" calcext:value-type="float">
            <text:p>0,5171756</text:p>
          </table:table-cell>
        </table:table-row>
        <table:table-row table:style-name="ro1">
          <table:table-cell office:value-type="float" office:value="0.1995262" calcext:value-type="float">
            <text:p>0,1995262</text:p>
          </table:table-cell>
          <table:table-cell office:value-type="float" office:value="0.605447" calcext:value-type="float">
            <text:p>0,605447</text:p>
          </table:table-cell>
        </table:table-row>
        <table:table-row table:style-name="ro1">
          <table:table-cell office:value-type="float" office:value="0.2511886" calcext:value-type="float">
            <text:p>0,2511886</text:p>
          </table:table-cell>
          <table:table-cell office:value-type="float" office:value="0.6916635" calcext:value-type="float">
            <text:p>0,6916635</text:p>
          </table:table-cell>
        </table:table-row>
        <table:table-row table:style-name="ro1">
          <table:table-cell office:value-type="float" office:value="0.3162278" calcext:value-type="float">
            <text:p>0,3162278</text:p>
          </table:table-cell>
          <table:table-cell office:value-type="float" office:value="0.7697005" calcext:value-type="float">
            <text:p>0,7697005</text:p>
          </table:table-cell>
        </table:table-row>
        <table:table-row table:style-name="ro1">
          <table:table-cell office:value-type="float" office:value="0.3981072" calcext:value-type="float">
            <text:p>0,3981072</text:p>
          </table:table-cell>
          <table:table-cell office:value-type="float" office:value="0.8350576" calcext:value-type="float">
            <text:p>0,8350576</text:p>
          </table:table-cell>
        </table:table-row>
        <table:table-row table:style-name="ro1">
          <table:table-cell office:value-type="float" office:value="0.5011872" calcext:value-type="float">
            <text:p>0,5011872</text:p>
          </table:table-cell>
          <table:table-cell office:value-type="float" office:value="0.8860066" calcext:value-type="float">
            <text:p>0,8860066</text:p>
          </table:table-cell>
        </table:table-row>
        <table:table-row table:style-name="ro1">
          <table:table-cell office:value-type="float" office:value="0.6309573" calcext:value-type="float">
            <text:p>0,6309573</text:p>
          </table:table-cell>
          <table:table-cell office:value-type="float" office:value="0.9233952" calcext:value-type="float">
            <text:p>0,9233952</text:p>
          </table:table-cell>
        </table:table-row>
        <table:table-row table:style-name="ro1">
          <table:table-cell office:value-type="float" office:value="0.7943282" calcext:value-type="float">
            <text:p>0,7943282</text:p>
          </table:table-cell>
          <table:table-cell office:value-type="float" office:value="0.9495727" calcext:value-type="float">
            <text:p>0,9495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72819" calcext:value-type="float">
            <text:p>0,9672819</text:p>
          </table:table-cell>
        </table:table-row>
        <table:table-row table:style-name="ro1">
          <table:table-cell office:value-type="float" office:value="1.258925" calcext:value-type="float">
            <text:p>1,258925</text:p>
          </table:table-cell>
          <table:table-cell office:value-type="float" office:value="0.9789789" calcext:value-type="float">
            <text:p>0,9789789</text:p>
          </table:table-cell>
        </table:table-row>
        <table:table-row table:style-name="ro1">
          <table:table-cell office:value-type="float" office:value="1.584893" calcext:value-type="float">
            <text:p>1,584893</text:p>
          </table:table-cell>
          <table:table-cell office:value-type="float" office:value="0.9865814" calcext:value-type="float">
            <text:p>0,9865814</text:p>
          </table:table-cell>
        </table:table-row>
        <table:table-row table:style-name="ro1">
          <table:table-cell office:value-type="float" office:value="1.995262" calcext:value-type="float">
            <text:p>1,995262</text:p>
          </table:table-cell>
          <table:table-cell office:value-type="float" office:value="0.9914703" calcext:value-type="float">
            <text:p>0,9914703</text:p>
          </table:table-cell>
        </table:table-row>
        <table:table-row table:style-name="ro1">
          <table:table-cell office:value-type="float" office:value="2.511886" calcext:value-type="float">
            <text:p>2,511886</text:p>
          </table:table-cell>
          <table:table-cell office:value-type="float" office:value="0.9945926" calcext:value-type="float">
            <text:p>0,9945926</text:p>
          </table:table-cell>
        </table:table-row>
        <table:table-row table:style-name="ro1">
          <table:table-cell office:value-type="float" office:value="3.162278" calcext:value-type="float">
            <text:p>3,162278</text:p>
          </table:table-cell>
          <table:table-cell office:value-type="float" office:value="0.996578" calcext:value-type="float">
            <text:p>0,996578</text:p>
          </table:table-cell>
        </table:table-row>
        <table:table-row table:style-name="ro1">
          <table:table-cell office:value-type="float" office:value="3.981072" calcext:value-type="float">
            <text:p>3,981072</text:p>
          </table:table-cell>
          <table:table-cell office:value-type="float" office:value="0.9978367" calcext:value-type="float">
            <text:p>0,9978367</text:p>
          </table:table-cell>
        </table:table-row>
        <table:table-row table:style-name="ro1">
          <table:table-cell office:value-type="float" office:value="5.011872" calcext:value-type="float">
            <text:p>5,011872</text:p>
          </table:table-cell>
          <table:table-cell office:value-type="float" office:value="0.9986334" calcext:value-type="float">
            <text:p>0,9986334</text:p>
          </table:table-cell>
        </table:table-row>
        <table:table-row table:style-name="ro1">
          <table:table-cell office:value-type="float" office:value="6.309573" calcext:value-type="float">
            <text:p>6,309573</text:p>
          </table:table-cell>
          <table:table-cell office:value-type="float" office:value="0.9991371" calcext:value-type="float">
            <text:p>0,9991371</text:p>
          </table:table-cell>
        </table:table-row>
        <table:table-row table:style-name="ro1">
          <table:table-cell office:value-type="float" office:value="7.943282" calcext:value-type="float">
            <text:p>7,943282</text:p>
          </table:table-cell>
          <table:table-cell office:value-type="float" office:value="0.9994553" calcext:value-type="float">
            <text:p>0,9994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6562" calcext:value-type="float">
            <text:p>0,9996562</text:p>
          </table:table-cell>
        </table:table-row>
        <table:table-row table:style-name="ro1">
          <table:table-cell office:value-type="float" office:value="12.58925" calcext:value-type="float">
            <text:p>12,58925</text:p>
          </table:table-cell>
          <table:table-cell office:value-type="float" office:value="0.999783" calcext:value-type="float">
            <text:p>0,999783</text:p>
          </table:table-cell>
        </table:table-row>
        <table:table-row table:style-name="ro1">
          <table:table-cell office:value-type="float" office:value="15.84893" calcext:value-type="float">
            <text:p>15,84893</text:p>
          </table:table-cell>
          <table:table-cell office:value-type="float" office:value="0.9998631" calcext:value-type="float">
            <text:p>0,9998631</text:p>
          </table:table-cell>
        </table:table-row>
        <table:table-row table:style-name="ro1">
          <table:table-cell office:value-type="float" office:value="19.95262" calcext:value-type="float">
            <text:p>19,95262</text:p>
          </table:table-cell>
          <table:table-cell office:value-type="float" office:value="0.9999136" calcext:value-type="float">
            <text:p>0,9999136</text:p>
          </table:table-cell>
        </table:table-row>
        <table:table-row table:style-name="ro1">
          <table:table-cell office:value-type="float" office:value="25.11886" calcext:value-type="float">
            <text:p>25,11886</text:p>
          </table:table-cell>
          <table:table-cell office:value-type="float" office:value="0.9999455" calcext:value-type="float">
            <text:p>0,9999455</text:p>
          </table:table-cell>
        </table:table-row>
        <table:table-row table:style-name="ro1">
          <table:table-cell office:value-type="float" office:value="31.62278" calcext:value-type="float">
            <text:p>31,62278</text:p>
          </table:table-cell>
          <table:table-cell office:value-type="float" office:value="0.9999656" calcext:value-type="float">
            <text:p>0,9999656</text:p>
          </table:table-cell>
        </table:table-row>
        <table:table-row table:style-name="ro1">
          <table:table-cell office:value-type="float" office:value="39.81072" calcext:value-type="float">
            <text:p>39,81072</text:p>
          </table:table-cell>
          <table:table-cell office:value-type="float" office:value="0.9999783" calcext:value-type="float">
            <text:p>0,9999783</text:p>
          </table:table-cell>
        </table:table-row>
        <table:table-row table:style-name="ro1">
          <table:table-cell office:value-type="float" office:value="50.11872" calcext:value-type="float">
            <text:p>50,11872</text:p>
          </table:table-cell>
          <table:table-cell office:value-type="float" office:value="0.9999863" calcext:value-type="float">
            <text:p>0,9999863</text:p>
          </table:table-cell>
        </table:table-row>
        <table:table-row table:style-name="ro1">
          <table:table-cell office:value-type="float" office:value="63.09573" calcext:value-type="float">
            <text:p>63,09573</text:p>
          </table:table-cell>
          <table:table-cell office:value-type="float" office:value="0.9999914" calcext:value-type="float">
            <text:p>0,9999914</text:p>
          </table:table-cell>
        </table:table-row>
        <table:table-row table:style-name="ro1">
          <table:table-cell office:value-type="float" office:value="79.43282" calcext:value-type="float">
            <text:p>79,43282</text:p>
          </table:table-cell>
          <table:table-cell office:value-type="float" office:value="0.9999945" calcext:value-type="float">
            <text:p>0,99999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99966" calcext:value-type="float">
            <text:p>0,9999966</text:p>
          </table:table-cell>
        </table:table-row>
      </table:table>
      <table:table table:name="Filtro paso baja" table:style-name="ta1">
        <table:shapes>
          <draw:frame draw:z-index="0" draw:style-name="gr1" draw:text-style-name="P1" svg:width="159.99mm" svg:height="89.99mm" svg:x="81.47mm" svg:y="4.82mm">
            <draw:object draw:notify-on-update-of-ranges="'Filtro paso baja'.A2:'Filtro paso baja'.A42 'Filtro paso baja'.B1:'Filtro paso baja'.B1 'Filtro paso baja'.B2:'Filtro paso baja'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m(out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78.9387" calcext:value-type="float">
            <text:p>178,9387</text:p>
          </table:table-cell>
        </table:table-row>
        <table:table-row table:style-name="ro1">
          <table:table-cell office:value-type="float" office:value="0.1258925" calcext:value-type="float">
            <text:p>0,1258925</text:p>
          </table:table-cell>
          <table:table-cell office:value-type="float" office:value="178.9379" calcext:value-type="float">
            <text:p>178,9379</text:p>
          </table:table-cell>
        </table:table-row>
        <table:table-row table:style-name="ro1">
          <table:table-cell office:value-type="float" office:value="0.1584893" calcext:value-type="float">
            <text:p>0,1584893</text:p>
          </table:table-cell>
          <table:table-cell office:value-type="float" office:value="178.9367" calcext:value-type="float">
            <text:p>178,9367</text:p>
          </table:table-cell>
        </table:table-row>
        <table:table-row table:style-name="ro1">
          <table:table-cell office:value-type="float" office:value="0.1995262" calcext:value-type="float">
            <text:p>0,1995262</text:p>
          </table:table-cell>
          <table:table-cell office:value-type="float" office:value="178.9348" calcext:value-type="float">
            <text:p>178,9348</text:p>
          </table:table-cell>
        </table:table-row>
        <table:table-row table:style-name="ro1">
          <table:table-cell office:value-type="float" office:value="0.2511886" calcext:value-type="float">
            <text:p>0,2511886</text:p>
          </table:table-cell>
          <table:table-cell office:value-type="float" office:value="178.9318" calcext:value-type="float">
            <text:p>178,9318</text:p>
          </table:table-cell>
        </table:table-row>
        <table:table-row table:style-name="ro1">
          <table:table-cell office:value-type="float" office:value="0.3162278" calcext:value-type="float">
            <text:p>0,3162278</text:p>
          </table:table-cell>
          <table:table-cell office:value-type="float" office:value="178.927" calcext:value-type="float">
            <text:p>178,927</text:p>
          </table:table-cell>
        </table:table-row>
        <table:table-row table:style-name="ro1">
          <table:table-cell office:value-type="float" office:value="0.3981072" calcext:value-type="float">
            <text:p>0,3981072</text:p>
          </table:table-cell>
          <table:table-cell office:value-type="float" office:value="178.9194" calcext:value-type="float">
            <text:p>178,9194</text:p>
          </table:table-cell>
        </table:table-row>
        <table:table-row table:style-name="ro1">
          <table:table-cell office:value-type="float" office:value="0.5011872" calcext:value-type="float">
            <text:p>0,5011872</text:p>
          </table:table-cell>
          <table:table-cell office:value-type="float" office:value="178.9074" calcext:value-type="float">
            <text:p>178,9074</text:p>
          </table:table-cell>
        </table:table-row>
        <table:table-row table:style-name="ro1">
          <table:table-cell office:value-type="float" office:value="0.6309573" calcext:value-type="float">
            <text:p>0,6309573</text:p>
          </table:table-cell>
          <table:table-cell office:value-type="float" office:value="178.8883" calcext:value-type="float">
            <text:p>178,8883</text:p>
          </table:table-cell>
        </table:table-row>
        <table:table-row table:style-name="ro1">
          <table:table-cell office:value-type="float" office:value="0.7943282" calcext:value-type="float">
            <text:p>0,7943282</text:p>
          </table:table-cell>
          <table:table-cell office:value-type="float" office:value="178.8582" calcext:value-type="float">
            <text:p>178,8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.8104" calcext:value-type="float">
            <text:p>178,8104</text:p>
          </table:table-cell>
        </table:table-row>
        <table:table-row table:style-name="ro1">
          <table:table-cell office:value-type="float" office:value="1.258925" calcext:value-type="float">
            <text:p>1,258925</text:p>
          </table:table-cell>
          <table:table-cell office:value-type="float" office:value="178.7347" calcext:value-type="float">
            <text:p>178,7347</text:p>
          </table:table-cell>
        </table:table-row>
        <table:table-row table:style-name="ro1">
          <table:table-cell office:value-type="float" office:value="1.584893" calcext:value-type="float">
            <text:p>1,584893</text:p>
          </table:table-cell>
          <table:table-cell office:value-type="float" office:value="178.615" calcext:value-type="float">
            <text:p>178,615</text:p>
          </table:table-cell>
        </table:table-row>
        <table:table-row table:style-name="ro1">
          <table:table-cell office:value-type="float" office:value="1.995262" calcext:value-type="float">
            <text:p>1,995262</text:p>
          </table:table-cell>
          <table:table-cell office:value-type="float" office:value="178.4258" calcext:value-type="float">
            <text:p>178,4258</text:p>
          </table:table-cell>
        </table:table-row>
        <table:table-row table:style-name="ro1">
          <table:table-cell office:value-type="float" office:value="2.511886" calcext:value-type="float">
            <text:p>2,511886</text:p>
          </table:table-cell>
          <table:table-cell office:value-type="float" office:value="178.1271" calcext:value-type="float">
            <text:p>178,1271</text:p>
          </table:table-cell>
        </table:table-row>
        <table:table-row table:style-name="ro1">
          <table:table-cell office:value-type="float" office:value="3.162278" calcext:value-type="float">
            <text:p>3,162278</text:p>
          </table:table-cell>
          <table:table-cell office:value-type="float" office:value="177.6568" calcext:value-type="float">
            <text:p>177,6568</text:p>
          </table:table-cell>
        </table:table-row>
        <table:table-row table:style-name="ro1">
          <table:table-cell office:value-type="float" office:value="3.981072" calcext:value-type="float">
            <text:p>3,981072</text:p>
          </table:table-cell>
          <table:table-cell office:value-type="float" office:value="176.9189" calcext:value-type="float">
            <text:p>176,9189</text:p>
          </table:table-cell>
        </table:table-row>
        <table:table-row table:style-name="ro1">
          <table:table-cell office:value-type="float" office:value="5.011872" calcext:value-type="float">
            <text:p>5,011872</text:p>
          </table:table-cell>
          <table:table-cell office:value-type="float" office:value="175.7682" calcext:value-type="float">
            <text:p>175,7682</text:p>
          </table:table-cell>
        </table:table-row>
        <table:table-row table:style-name="ro1">
          <table:table-cell office:value-type="float" office:value="6.309573" calcext:value-type="float">
            <text:p>6,309573</text:p>
          </table:table-cell>
          <table:table-cell office:value-type="float" office:value="173.9894" calcext:value-type="float">
            <text:p>173,9894</text:p>
          </table:table-cell>
        </table:table-row>
        <table:table-row table:style-name="ro1">
          <table:table-cell office:value-type="float" office:value="7.943282" calcext:value-type="float">
            <text:p>7,943282</text:p>
          </table:table-cell>
          <table:table-cell office:value-type="float" office:value="171.2777" calcext:value-type="float">
            <text:p>171,2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.2281" calcext:value-type="float">
            <text:p>167,2281</text:p>
          </table:table-cell>
        </table:table-row>
        <table:table-row table:style-name="ro1">
          <table:table-cell office:value-type="float" office:value="12.58925" calcext:value-type="float">
            <text:p>12,58925</text:p>
          </table:table-cell>
          <table:table-cell office:value-type="float" office:value="161.3598" calcext:value-type="float">
            <text:p>161,3598</text:p>
          </table:table-cell>
        </table:table-row>
        <table:table-row table:style-name="ro1">
          <table:table-cell office:value-type="float" office:value="15.84893" calcext:value-type="float">
            <text:p>15,84893</text:p>
          </table:table-cell>
          <table:table-cell office:value-type="float" office:value="153.2057" calcext:value-type="float">
            <text:p>153,2057</text:p>
          </table:table-cell>
        </table:table-row>
        <table:table-row table:style-name="ro1">
          <table:table-cell office:value-type="float" office:value="19.95262" calcext:value-type="float">
            <text:p>19,95262</text:p>
          </table:table-cell>
          <table:table-cell office:value-type="float" office:value="142.4856" calcext:value-type="float">
            <text:p>142,4856</text:p>
          </table:table-cell>
        </table:table-row>
        <table:table-row table:style-name="ro1">
          <table:table-cell office:value-type="float" office:value="25.11886" calcext:value-type="float">
            <text:p>25,11886</text:p>
          </table:table-cell>
          <table:table-cell office:value-type="float" office:value="129.3171" calcext:value-type="float">
            <text:p>129,3171</text:p>
          </table:table-cell>
        </table:table-row>
        <table:table-row table:style-name="ro1">
          <table:table-cell office:value-type="float" office:value="31.62278" calcext:value-type="float">
            <text:p>31,62278</text:p>
          </table:table-cell>
          <table:table-cell office:value-type="float" office:value="114.3277" calcext:value-type="float">
            <text:p>114,3277</text:p>
          </table:table-cell>
        </table:table-row>
        <table:table-row table:style-name="ro1">
          <table:table-cell office:value-type="float" office:value="39.81072" calcext:value-type="float">
            <text:p>39,81072</text:p>
          </table:table-cell>
          <table:table-cell office:value-type="float" office:value="98.53981" calcext:value-type="float">
            <text:p>98,53981</text:p>
          </table:table-cell>
        </table:table-row>
        <table:table-row table:style-name="ro1">
          <table:table-cell office:value-type="float" office:value="50.11872" calcext:value-type="float">
            <text:p>50,11872</text:p>
          </table:table-cell>
          <table:table-cell office:value-type="float" office:value="83.0599" calcext:value-type="float">
            <text:p>83,0599</text:p>
          </table:table-cell>
        </table:table-row>
        <table:table-row table:style-name="ro1">
          <table:table-cell office:value-type="float" office:value="63.09573" calcext:value-type="float">
            <text:p>63,09573</text:p>
          </table:table-cell>
          <table:table-cell office:value-type="float" office:value="68.76939" calcext:value-type="float">
            <text:p>68,76939</text:p>
          </table:table-cell>
        </table:table-row>
        <table:table-row table:style-name="ro1">
          <table:table-cell office:value-type="float" office:value="79.43282" calcext:value-type="float">
            <text:p>79,43282</text:p>
          </table:table-cell>
          <table:table-cell office:value-type="float" office:value="56.18063" calcext:value-type="float">
            <text:p>56,180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.46394" calcext:value-type="float">
            <text:p>45,46394</text:p>
          </table:table-cell>
        </table:table-row>
        <table:table-row table:style-name="ro1">
          <table:table-cell office:value-type="float" office:value="125.8925" calcext:value-type="float">
            <text:p>125,8925</text:p>
          </table:table-cell>
          <table:table-cell office:value-type="float" office:value="36.55593" calcext:value-type="float">
            <text:p>36,55593</text:p>
          </table:table-cell>
        </table:table-row>
        <table:table-row table:style-name="ro1">
          <table:table-cell office:value-type="float" office:value="158.4893" calcext:value-type="float">
            <text:p>158,4893</text:p>
          </table:table-cell>
          <table:table-cell office:value-type="float" office:value="29.26961" calcext:value-type="float">
            <text:p>29,26961</text:p>
          </table:table-cell>
        </table:table-row>
        <table:table-row table:style-name="ro1">
          <table:table-cell office:value-type="float" office:value="199.5262" calcext:value-type="float">
            <text:p>199,5262</text:p>
          </table:table-cell>
          <table:table-cell office:value-type="float" office:value="23.37294" calcext:value-type="float">
            <text:p>23,37294</text:p>
          </table:table-cell>
        </table:table-row>
        <table:table-row table:style-name="ro1">
          <table:table-cell office:value-type="float" office:value="251.1886" calcext:value-type="float">
            <text:p>251,1886</text:p>
          </table:table-cell>
          <table:table-cell office:value-type="float" office:value="18.63419" calcext:value-type="float">
            <text:p>18,63419</text:p>
          </table:table-cell>
        </table:table-row>
        <table:table-row table:style-name="ro1">
          <table:table-cell office:value-type="float" office:value="316.2278" calcext:value-type="float">
            <text:p>316,2278</text:p>
          </table:table-cell>
          <table:table-cell office:value-type="float" office:value="14.84363" calcext:value-type="float">
            <text:p>14,84363</text:p>
          </table:table-cell>
        </table:table-row>
        <table:table-row table:style-name="ro1">
          <table:table-cell office:value-type="float" office:value="398.1072" calcext:value-type="float">
            <text:p>398,1072</text:p>
          </table:table-cell>
          <table:table-cell office:value-type="float" office:value="11.82118" calcext:value-type="float">
            <text:p>11,82118</text:p>
          </table:table-cell>
        </table:table-row>
        <table:table-row table:style-name="ro1">
          <table:table-cell office:value-type="float" office:value="501.1872" calcext:value-type="float">
            <text:p>501,1872</text:p>
          </table:table-cell>
          <table:table-cell office:value-type="float" office:value="9.416958" calcext:value-type="float">
            <text:p>9,416958</text:p>
          </table:table-cell>
        </table:table-row>
        <table:table-row table:style-name="ro1">
          <table:table-cell office:value-type="float" office:value="630.9573" calcext:value-type="float">
            <text:p>630,9573</text:p>
          </table:table-cell>
          <table:table-cell office:value-type="float" office:value="7.508487" calcext:value-type="float">
            <text:p>7,508487</text:p>
          </table:table-cell>
        </table:table-row>
        <table:table-row table:style-name="ro1">
          <table:table-cell office:value-type="float" office:value="794.3282" calcext:value-type="float">
            <text:p>794,3282</text:p>
          </table:table-cell>
          <table:table-cell office:value-type="float" office:value="5.996893" calcext:value-type="float">
            <text:p>5,9968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802971" calcext:value-type="float">
            <text:p>4,802971</text:p>
          </table:table-cell>
        </table:table-row>
      </table:table>
      <table:table table:name="Filtros conjunto" table:style-name="ta1">
        <table:shapes>
          <draw:frame draw:z-index="0" draw:style-name="gr1" draw:text-style-name="P1" svg:width="159.99mm" svg:height="89.99mm" svg:x="59.92mm" svg:y="10.8mm">
            <draw:object draw:notify-on-update-of-ranges="'Filtros conjunto'.A2:'Filtros conjunto'.A502 'Filtros conjunto'.B1:'Filtros conjunto'.B1 'Filtros conjunto'.B2:'Filtros conjunto'.B5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m(out)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816233" calcext:value-type="float">
            <text:p>6,816233</text:p>
          </table:table-cell>
        </table:table-row>
        <table:table-row table:style-name="ro1">
          <table:table-cell office:value-type="float" office:value="0.01023293" calcext:value-type="float">
            <text:p>0,01023293</text:p>
          </table:table-cell>
          <table:table-cell office:value-type="float" office:value="6.974765" calcext:value-type="float">
            <text:p>6,974765</text:p>
          </table:table-cell>
        </table:table-row>
        <table:table-row table:style-name="ro1">
          <table:table-cell office:value-type="float" office:value="0.01047129" calcext:value-type="float">
            <text:p>0,01047129</text:p>
          </table:table-cell>
          <table:table-cell office:value-type="float" office:value="7.136973" calcext:value-type="float">
            <text:p>7,136973</text:p>
          </table:table-cell>
        </table:table-row>
        <table:table-row table:style-name="ro1">
          <table:table-cell office:value-type="float" office:value="0.01071519" calcext:value-type="float">
            <text:p>0,01071519</text:p>
          </table:table-cell>
          <table:table-cell office:value-type="float" office:value="7.302941" calcext:value-type="float">
            <text:p>7,302941</text:p>
          </table:table-cell>
        </table:table-row>
        <table:table-row table:style-name="ro1">
          <table:table-cell office:value-type="float" office:value="0.01096478" calcext:value-type="float">
            <text:p>0,01096478</text:p>
          </table:table-cell>
          <table:table-cell office:value-type="float" office:value="7.472755" calcext:value-type="float">
            <text:p>7,472755</text:p>
          </table:table-cell>
        </table:table-row>
        <table:table-row table:style-name="ro1">
          <table:table-cell office:value-type="float" office:value="0.01122018" calcext:value-type="float">
            <text:p>0,01122018</text:p>
          </table:table-cell>
          <table:table-cell office:value-type="float" office:value="7.646503" calcext:value-type="float">
            <text:p>7,646503</text:p>
          </table:table-cell>
        </table:table-row>
        <table:table-row table:style-name="ro1">
          <table:table-cell office:value-type="float" office:value="0.01148154" calcext:value-type="float">
            <text:p>0,01148154</text:p>
          </table:table-cell>
          <table:table-cell office:value-type="float" office:value="7.824276" calcext:value-type="float">
            <text:p>7,824276</text:p>
          </table:table-cell>
        </table:table-row>
        <table:table-row table:style-name="ro1">
          <table:table-cell office:value-type="float" office:value="0.01174898" calcext:value-type="float">
            <text:p>0,01174898</text:p>
          </table:table-cell>
          <table:table-cell office:value-type="float" office:value="8.006166" calcext:value-type="float">
            <text:p>8,006166</text:p>
          </table:table-cell>
        </table:table-row>
        <table:table-row table:style-name="ro1">
          <table:table-cell office:value-type="float" office:value="0.01202264" calcext:value-type="float">
            <text:p>0,01202264</text:p>
          </table:table-cell>
          <table:table-cell office:value-type="float" office:value="8.192268" calcext:value-type="float">
            <text:p>8,192268</text:p>
          </table:table-cell>
        </table:table-row>
        <table:table-row table:style-name="ro1">
          <table:table-cell office:value-type="float" office:value="0.01230269" calcext:value-type="float">
            <text:p>0,01230269</text:p>
          </table:table-cell>
          <table:table-cell office:value-type="float" office:value="8.382676" calcext:value-type="float">
            <text:p>8,382676</text:p>
          </table:table-cell>
        </table:table-row>
        <table:table-row table:style-name="ro1">
          <table:table-cell office:value-type="float" office:value="0.01258925" calcext:value-type="float">
            <text:p>0,01258925</text:p>
          </table:table-cell>
          <table:table-cell office:value-type="float" office:value="8.57749" calcext:value-type="float">
            <text:p>8,57749</text:p>
          </table:table-cell>
        </table:table-row>
        <table:table-row table:style-name="ro1">
          <table:table-cell office:value-type="float" office:value="0.0128825" calcext:value-type="float">
            <text:p>0,0128825</text:p>
          </table:table-cell>
          <table:table-cell office:value-type="float" office:value="8.77681" calcext:value-type="float">
            <text:p>8,77681</text:p>
          </table:table-cell>
        </table:table-row>
        <table:table-row table:style-name="ro1">
          <table:table-cell office:value-type="float" office:value="0.01318257" calcext:value-type="float">
            <text:p>0,01318257</text:p>
          </table:table-cell>
          <table:table-cell office:value-type="float" office:value="8.980739" calcext:value-type="float">
            <text:p>8,980739</text:p>
          </table:table-cell>
        </table:table-row>
        <table:table-row table:style-name="ro1">
          <table:table-cell office:value-type="float" office:value="0.01348963" calcext:value-type="float">
            <text:p>0,01348963</text:p>
          </table:table-cell>
          <table:table-cell office:value-type="float" office:value="9.189382" calcext:value-type="float">
            <text:p>9,189382</text:p>
          </table:table-cell>
        </table:table-row>
        <table:table-row table:style-name="ro1">
          <table:table-cell office:value-type="float" office:value="0.01380384" calcext:value-type="float">
            <text:p>0,01380384</text:p>
          </table:table-cell>
          <table:table-cell office:value-type="float" office:value="9.402846" calcext:value-type="float">
            <text:p>9,402846</text:p>
          </table:table-cell>
        </table:table-row>
        <table:table-row table:style-name="ro1">
          <table:table-cell office:value-type="float" office:value="0.01412538" calcext:value-type="float">
            <text:p>0,01412538</text:p>
          </table:table-cell>
          <table:table-cell office:value-type="float" office:value="9.62124" calcext:value-type="float">
            <text:p>9,62124</text:p>
          </table:table-cell>
        </table:table-row>
        <table:table-row table:style-name="ro1">
          <table:table-cell office:value-type="float" office:value="0.0144544" calcext:value-type="float">
            <text:p>0,0144544</text:p>
          </table:table-cell>
          <table:table-cell office:value-type="float" office:value="9.844677" calcext:value-type="float">
            <text:p>9,844677</text:p>
          </table:table-cell>
        </table:table-row>
        <table:table-row table:style-name="ro1">
          <table:table-cell office:value-type="float" office:value="0.01479108" calcext:value-type="float">
            <text:p>0,01479108</text:p>
          </table:table-cell>
          <table:table-cell office:value-type="float" office:value="10.07327" calcext:value-type="float">
            <text:p>10,07327</text:p>
          </table:table-cell>
        </table:table-row>
        <table:table-row table:style-name="ro1">
          <table:table-cell office:value-type="float" office:value="0.01513561" calcext:value-type="float">
            <text:p>0,01513561</text:p>
          </table:table-cell>
          <table:table-cell office:value-type="float" office:value="10.30714" calcext:value-type="float">
            <text:p>10,30714</text:p>
          </table:table-cell>
        </table:table-row>
        <table:table-row table:style-name="ro1">
          <table:table-cell office:value-type="float" office:value="0.01548817" calcext:value-type="float">
            <text:p>0,01548817</text:p>
          </table:table-cell>
          <table:table-cell office:value-type="float" office:value="10.5464" calcext:value-type="float">
            <text:p>10,5464</text:p>
          </table:table-cell>
        </table:table-row>
        <table:table-row table:style-name="ro1">
          <table:table-cell office:value-type="float" office:value="0.01584893" calcext:value-type="float">
            <text:p>0,01584893</text:p>
          </table:table-cell>
          <table:table-cell office:value-type="float" office:value="10.79117" calcext:value-type="float">
            <text:p>10,79117</text:p>
          </table:table-cell>
        </table:table-row>
        <table:table-row table:style-name="ro1">
          <table:table-cell office:value-type="float" office:value="0.0162181" calcext:value-type="float">
            <text:p>0,0162181</text:p>
          </table:table-cell>
          <table:table-cell office:value-type="float" office:value="11.04158" calcext:value-type="float">
            <text:p>11,04158</text:p>
          </table:table-cell>
        </table:table-row>
        <table:table-row table:style-name="ro1">
          <table:table-cell office:value-type="float" office:value="0.01659587" calcext:value-type="float">
            <text:p>0,01659587</text:p>
          </table:table-cell>
          <table:table-cell office:value-type="float" office:value="11.29776" calcext:value-type="float">
            <text:p>11,29776</text:p>
          </table:table-cell>
        </table:table-row>
        <table:table-row table:style-name="ro1">
          <table:table-cell office:value-type="float" office:value="0.01698244" calcext:value-type="float">
            <text:p>0,01698244</text:p>
          </table:table-cell>
          <table:table-cell office:value-type="float" office:value="11.55983" calcext:value-type="float">
            <text:p>11,55983</text:p>
          </table:table-cell>
        </table:table-row>
        <table:table-row table:style-name="ro1">
          <table:table-cell office:value-type="float" office:value="0.01737801" calcext:value-type="float">
            <text:p>0,01737801</text:p>
          </table:table-cell>
          <table:table-cell office:value-type="float" office:value="11.82793" calcext:value-type="float">
            <text:p>11,82793</text:p>
          </table:table-cell>
        </table:table-row>
        <table:table-row table:style-name="ro1">
          <table:table-cell office:value-type="float" office:value="0.01778279" calcext:value-type="float">
            <text:p>0,01778279</text:p>
          </table:table-cell>
          <table:table-cell office:value-type="float" office:value="12.10219" calcext:value-type="float">
            <text:p>12,10219</text:p>
          </table:table-cell>
        </table:table-row>
        <table:table-row table:style-name="ro1">
          <table:table-cell office:value-type="float" office:value="0.01819701" calcext:value-type="float">
            <text:p>0,01819701</text:p>
          </table:table-cell>
          <table:table-cell office:value-type="float" office:value="12.38276" calcext:value-type="float">
            <text:p>12,38276</text:p>
          </table:table-cell>
        </table:table-row>
        <table:table-row table:style-name="ro1">
          <table:table-cell office:value-type="float" office:value="0.01862087" calcext:value-type="float">
            <text:p>0,01862087</text:p>
          </table:table-cell>
          <table:table-cell office:value-type="float" office:value="12.66976" calcext:value-type="float">
            <text:p>12,66976</text:p>
          </table:table-cell>
        </table:table-row>
        <table:table-row table:style-name="ro1">
          <table:table-cell office:value-type="float" office:value="0.01905461" calcext:value-type="float">
            <text:p>0,01905461</text:p>
          </table:table-cell>
          <table:table-cell office:value-type="float" office:value="12.96334" calcext:value-type="float">
            <text:p>12,96334</text:p>
          </table:table-cell>
        </table:table-row>
        <table:table-row table:style-name="ro1">
          <table:table-cell office:value-type="float" office:value="0.01949845" calcext:value-type="float">
            <text:p>0,01949845</text:p>
          </table:table-cell>
          <table:table-cell office:value-type="float" office:value="13.26366" calcext:value-type="float">
            <text:p>13,26366</text:p>
          </table:table-cell>
        </table:table-row>
        <table:table-row table:style-name="ro1">
          <table:table-cell office:value-type="float" office:value="0.01995262" calcext:value-type="float">
            <text:p>0,01995262</text:p>
          </table:table-cell>
          <table:table-cell office:value-type="float" office:value="13.57085" calcext:value-type="float">
            <text:p>13,57085</text:p>
          </table:table-cell>
        </table:table-row>
        <table:table-row table:style-name="ro1">
          <table:table-cell office:value-type="float" office:value="0.02041738" calcext:value-type="float">
            <text:p>0,02041738</text:p>
          </table:table-cell>
          <table:table-cell office:value-type="float" office:value="13.88507" calcext:value-type="float">
            <text:p>13,88507</text:p>
          </table:table-cell>
        </table:table-row>
        <table:table-row table:style-name="ro1">
          <table:table-cell office:value-type="float" office:value="0.02089296" calcext:value-type="float">
            <text:p>0,02089296</text:p>
          </table:table-cell>
          <table:table-cell office:value-type="float" office:value="14.20648" calcext:value-type="float">
            <text:p>14,20648</text:p>
          </table:table-cell>
        </table:table-row>
        <table:table-row table:style-name="ro1">
          <table:table-cell office:value-type="float" office:value="0.02137962" calcext:value-type="float">
            <text:p>0,02137962</text:p>
          </table:table-cell>
          <table:table-cell office:value-type="float" office:value="14.53524" calcext:value-type="float">
            <text:p>14,53524</text:p>
          </table:table-cell>
        </table:table-row>
        <table:table-row table:style-name="ro1">
          <table:table-cell office:value-type="float" office:value="0.02187762" calcext:value-type="float">
            <text:p>0,02187762</text:p>
          </table:table-cell>
          <table:table-cell office:value-type="float" office:value="14.87149" calcext:value-type="float">
            <text:p>14,87149</text:p>
          </table:table-cell>
        </table:table-row>
        <table:table-row table:style-name="ro1">
          <table:table-cell office:value-type="float" office:value="0.02238721" calcext:value-type="float">
            <text:p>0,02238721</text:p>
          </table:table-cell>
          <table:table-cell office:value-type="float" office:value="15.21542" calcext:value-type="float">
            <text:p>15,21542</text:p>
          </table:table-cell>
        </table:table-row>
        <table:table-row table:style-name="ro1">
          <table:table-cell office:value-type="float" office:value="0.02290868" calcext:value-type="float">
            <text:p>0,02290868</text:p>
          </table:table-cell>
          <table:table-cell office:value-type="float" office:value="15.56718" calcext:value-type="float">
            <text:p>15,56718</text:p>
          </table:table-cell>
        </table:table-row>
        <table:table-row table:style-name="ro1">
          <table:table-cell office:value-type="float" office:value="0.02344229" calcext:value-type="float">
            <text:p>0,02344229</text:p>
          </table:table-cell>
          <table:table-cell office:value-type="float" office:value="15.92694" calcext:value-type="float">
            <text:p>15,92694</text:p>
          </table:table-cell>
        </table:table-row>
        <table:table-row table:style-name="ro1">
          <table:table-cell office:value-type="float" office:value="0.02398833" calcext:value-type="float">
            <text:p>0,02398833</text:p>
          </table:table-cell>
          <table:table-cell office:value-type="float" office:value="16.29489" calcext:value-type="float">
            <text:p>16,29489</text:p>
          </table:table-cell>
        </table:table-row>
        <table:table-row table:style-name="ro1">
          <table:table-cell office:value-type="float" office:value="0.02454709" calcext:value-type="float">
            <text:p>0,02454709</text:p>
          </table:table-cell>
          <table:table-cell office:value-type="float" office:value="16.67119" calcext:value-type="float">
            <text:p>16,67119</text:p>
          </table:table-cell>
        </table:table-row>
        <table:table-row table:style-name="ro1">
          <table:table-cell office:value-type="float" office:value="0.02511886" calcext:value-type="float">
            <text:p>0,02511886</text:p>
          </table:table-cell>
          <table:table-cell office:value-type="float" office:value="17.05602" calcext:value-type="float">
            <text:p>17,05602</text:p>
          </table:table-cell>
        </table:table-row>
        <table:table-row table:style-name="ro1">
          <table:table-cell office:value-type="float" office:value="0.02570396" calcext:value-type="float">
            <text:p>0,02570396</text:p>
          </table:table-cell>
          <table:table-cell office:value-type="float" office:value="17.44957" calcext:value-type="float">
            <text:p>17,44957</text:p>
          </table:table-cell>
        </table:table-row>
        <table:table-row table:style-name="ro1">
          <table:table-cell office:value-type="float" office:value="0.02630268" calcext:value-type="float">
            <text:p>0,02630268</text:p>
          </table:table-cell>
          <table:table-cell office:value-type="float" office:value="17.85202" calcext:value-type="float">
            <text:p>17,85202</text:p>
          </table:table-cell>
        </table:table-row>
        <table:table-row table:style-name="ro1">
          <table:table-cell office:value-type="float" office:value="0.02691535" calcext:value-type="float">
            <text:p>0,02691535</text:p>
          </table:table-cell>
          <table:table-cell office:value-type="float" office:value="18.26356" calcext:value-type="float">
            <text:p>18,26356</text:p>
          </table:table-cell>
        </table:table-row>
        <table:table-row table:style-name="ro1">
          <table:table-cell office:value-type="float" office:value="0.02754229" calcext:value-type="float">
            <text:p>0,02754229</text:p>
          </table:table-cell>
          <table:table-cell office:value-type="float" office:value="18.68439" calcext:value-type="float">
            <text:p>18,68439</text:p>
          </table:table-cell>
        </table:table-row>
        <table:table-row table:style-name="ro1">
          <table:table-cell office:value-type="float" office:value="0.02818383" calcext:value-type="float">
            <text:p>0,02818383</text:p>
          </table:table-cell>
          <table:table-cell office:value-type="float" office:value="19.11469" calcext:value-type="float">
            <text:p>19,11469</text:p>
          </table:table-cell>
        </table:table-row>
        <table:table-row table:style-name="ro1">
          <table:table-cell office:value-type="float" office:value="0.02884032" calcext:value-type="float">
            <text:p>0,02884032</text:p>
          </table:table-cell>
          <table:table-cell office:value-type="float" office:value="19.55467" calcext:value-type="float">
            <text:p>19,55467</text:p>
          </table:table-cell>
        </table:table-row>
        <table:table-row table:style-name="ro1">
          <table:table-cell office:value-type="float" office:value="0.02951209" calcext:value-type="float">
            <text:p>0,02951209</text:p>
          </table:table-cell>
          <table:table-cell office:value-type="float" office:value="20.00453" calcext:value-type="float">
            <text:p>20,00453</text:p>
          </table:table-cell>
        </table:table-row>
        <table:table-row table:style-name="ro1">
          <table:table-cell office:value-type="float" office:value="0.03019952" calcext:value-type="float">
            <text:p>0,03019952</text:p>
          </table:table-cell>
          <table:table-cell office:value-type="float" office:value="20.46447" calcext:value-type="float">
            <text:p>20,46447</text:p>
          </table:table-cell>
        </table:table-row>
        <table:table-row table:style-name="ro1">
          <table:table-cell office:value-type="float" office:value="0.03090295" calcext:value-type="float">
            <text:p>0,03090295</text:p>
          </table:table-cell>
          <table:table-cell office:value-type="float" office:value="20.9347" calcext:value-type="float">
            <text:p>20,9347</text:p>
          </table:table-cell>
        </table:table-row>
        <table:table-row table:style-name="ro1">
          <table:table-cell office:value-type="float" office:value="0.03162278" calcext:value-type="float">
            <text:p>0,03162278</text:p>
          </table:table-cell>
          <table:table-cell office:value-type="float" office:value="21.41542" calcext:value-type="float">
            <text:p>21,41542</text:p>
          </table:table-cell>
        </table:table-row>
        <table:table-row table:style-name="ro1">
          <table:table-cell office:value-type="float" office:value="0.03235937" calcext:value-type="float">
            <text:p>0,03235937</text:p>
          </table:table-cell>
          <table:table-cell office:value-type="float" office:value="21.90686" calcext:value-type="float">
            <text:p>21,90686</text:p>
          </table:table-cell>
        </table:table-row>
        <table:table-row table:style-name="ro1">
          <table:table-cell office:value-type="float" office:value="0.03311311" calcext:value-type="float">
            <text:p>0,03311311</text:p>
          </table:table-cell>
          <table:table-cell office:value-type="float" office:value="22.40922" calcext:value-type="float">
            <text:p>22,40922</text:p>
          </table:table-cell>
        </table:table-row>
        <table:table-row table:style-name="ro1">
          <table:table-cell office:value-type="float" office:value="0.03388442" calcext:value-type="float">
            <text:p>0,03388442</text:p>
          </table:table-cell>
          <table:table-cell office:value-type="float" office:value="22.92273" calcext:value-type="float">
            <text:p>22,92273</text:p>
          </table:table-cell>
        </table:table-row>
        <table:table-row table:style-name="ro1">
          <table:table-cell office:value-type="float" office:value="0.03467369" calcext:value-type="float">
            <text:p>0,03467369</text:p>
          </table:table-cell>
          <table:table-cell office:value-type="float" office:value="23.4476" calcext:value-type="float">
            <text:p>23,4476</text:p>
          </table:table-cell>
        </table:table-row>
        <table:table-row table:style-name="ro1">
          <table:table-cell office:value-type="float" office:value="0.03548134" calcext:value-type="float">
            <text:p>0,03548134</text:p>
          </table:table-cell>
          <table:table-cell office:value-type="float" office:value="23.98406" calcext:value-type="float">
            <text:p>23,98406</text:p>
          </table:table-cell>
        </table:table-row>
        <table:table-row table:style-name="ro1">
          <table:table-cell office:value-type="float" office:value="0.03630781" calcext:value-type="float">
            <text:p>0,03630781</text:p>
          </table:table-cell>
          <table:table-cell office:value-type="float" office:value="24.53234" calcext:value-type="float">
            <text:p>24,53234</text:p>
          </table:table-cell>
        </table:table-row>
        <table:table-row table:style-name="ro1">
          <table:table-cell office:value-type="float" office:value="0.03715352" calcext:value-type="float">
            <text:p>0,03715352</text:p>
          </table:table-cell>
          <table:table-cell office:value-type="float" office:value="25.09265" calcext:value-type="float">
            <text:p>25,09265</text:p>
          </table:table-cell>
        </table:table-row>
        <table:table-row table:style-name="ro1">
          <table:table-cell office:value-type="float" office:value="0.03801894" calcext:value-type="float">
            <text:p>0,03801894</text:p>
          </table:table-cell>
          <table:table-cell office:value-type="float" office:value="25.66525" calcext:value-type="float">
            <text:p>25,66525</text:p>
          </table:table-cell>
        </table:table-row>
        <table:table-row table:style-name="ro1">
          <table:table-cell office:value-type="float" office:value="0.03890451" calcext:value-type="float">
            <text:p>0,03890451</text:p>
          </table:table-cell>
          <table:table-cell office:value-type="float" office:value="26.25034" calcext:value-type="float">
            <text:p>26,25034</text:p>
          </table:table-cell>
        </table:table-row>
        <table:table-row table:style-name="ro1">
          <table:table-cell office:value-type="float" office:value="0.03981072" calcext:value-type="float">
            <text:p>0,03981072</text:p>
          </table:table-cell>
          <table:table-cell office:value-type="float" office:value="26.84818" calcext:value-type="float">
            <text:p>26,84818</text:p>
          </table:table-cell>
        </table:table-row>
        <table:table-row table:style-name="ro1">
          <table:table-cell office:value-type="float" office:value="0.04073803" calcext:value-type="float">
            <text:p>0,04073803</text:p>
          </table:table-cell>
          <table:table-cell office:value-type="float" office:value="27.45899" calcext:value-type="float">
            <text:p>27,45899</text:p>
          </table:table-cell>
        </table:table-row>
        <table:table-row table:style-name="ro1">
          <table:table-cell office:value-type="float" office:value="0.04168694" calcext:value-type="float">
            <text:p>0,04168694</text:p>
          </table:table-cell>
          <table:table-cell office:value-type="float" office:value="28.08301" calcext:value-type="float">
            <text:p>28,08301</text:p>
          </table:table-cell>
        </table:table-row>
        <table:table-row table:style-name="ro1">
          <table:table-cell office:value-type="float" office:value="0.04265795" calcext:value-type="float">
            <text:p>0,04265795</text:p>
          </table:table-cell>
          <table:table-cell office:value-type="float" office:value="28.72048" calcext:value-type="float">
            <text:p>28,72048</text:p>
          </table:table-cell>
        </table:table-row>
        <table:table-row table:style-name="ro1">
          <table:table-cell office:value-type="float" office:value="0.04365158" calcext:value-type="float">
            <text:p>0,04365158</text:p>
          </table:table-cell>
          <table:table-cell office:value-type="float" office:value="29.37164" calcext:value-type="float">
            <text:p>29,37164</text:p>
          </table:table-cell>
        </table:table-row>
        <table:table-row table:style-name="ro1">
          <table:table-cell office:value-type="float" office:value="0.04466836" calcext:value-type="float">
            <text:p>0,04466836</text:p>
          </table:table-cell>
          <table:table-cell office:value-type="float" office:value="30.03672" calcext:value-type="float">
            <text:p>30,03672</text:p>
          </table:table-cell>
        </table:table-row>
        <table:table-row table:style-name="ro1">
          <table:table-cell office:value-type="float" office:value="0.04570882" calcext:value-type="float">
            <text:p>0,04570882</text:p>
          </table:table-cell>
          <table:table-cell office:value-type="float" office:value="30.71598" calcext:value-type="float">
            <text:p>30,71598</text:p>
          </table:table-cell>
        </table:table-row>
        <table:table-row table:style-name="ro1">
          <table:table-cell office:value-type="float" office:value="0.04677351" calcext:value-type="float">
            <text:p>0,04677351</text:p>
          </table:table-cell>
          <table:table-cell office:value-type="float" office:value="31.40964" calcext:value-type="float">
            <text:p>31,40964</text:p>
          </table:table-cell>
        </table:table-row>
        <table:table-row table:style-name="ro1">
          <table:table-cell office:value-type="float" office:value="0.04786301" calcext:value-type="float">
            <text:p>0,04786301</text:p>
          </table:table-cell>
          <table:table-cell office:value-type="float" office:value="32.11795" calcext:value-type="float">
            <text:p>32,11795</text:p>
          </table:table-cell>
        </table:table-row>
        <table:table-row table:style-name="ro1">
          <table:table-cell office:value-type="float" office:value="0.04897788" calcext:value-type="float">
            <text:p>0,04897788</text:p>
          </table:table-cell>
          <table:table-cell office:value-type="float" office:value="32.84115" calcext:value-type="float">
            <text:p>32,84115</text:p>
          </table:table-cell>
        </table:table-row>
        <table:table-row table:style-name="ro1">
          <table:table-cell office:value-type="float" office:value="0.05011872" calcext:value-type="float">
            <text:p>0,05011872</text:p>
          </table:table-cell>
          <table:table-cell office:value-type="float" office:value="33.57947" calcext:value-type="float">
            <text:p>33,57947</text:p>
          </table:table-cell>
        </table:table-row>
        <table:table-row table:style-name="ro1">
          <table:table-cell office:value-type="float" office:value="0.05128614" calcext:value-type="float">
            <text:p>0,05128614</text:p>
          </table:table-cell>
          <table:table-cell office:value-type="float" office:value="34.33315" calcext:value-type="float">
            <text:p>34,33315</text:p>
          </table:table-cell>
        </table:table-row>
        <table:table-row table:style-name="ro1">
          <table:table-cell office:value-type="float" office:value="0.05248075" calcext:value-type="float">
            <text:p>0,05248075</text:p>
          </table:table-cell>
          <table:table-cell office:value-type="float" office:value="35.10243" calcext:value-type="float">
            <text:p>35,10243</text:p>
          </table:table-cell>
        </table:table-row>
        <table:table-row table:style-name="ro1">
          <table:table-cell office:value-type="float" office:value="0.05370318" calcext:value-type="float">
            <text:p>0,05370318</text:p>
          </table:table-cell>
          <table:table-cell office:value-type="float" office:value="35.88754" calcext:value-type="float">
            <text:p>35,88754</text:p>
          </table:table-cell>
        </table:table-row>
        <table:table-row table:style-name="ro1">
          <table:table-cell office:value-type="float" office:value="0.05495409" calcext:value-type="float">
            <text:p>0,05495409</text:p>
          </table:table-cell>
          <table:table-cell office:value-type="float" office:value="36.68871" calcext:value-type="float">
            <text:p>36,68871</text:p>
          </table:table-cell>
        </table:table-row>
        <table:table-row table:style-name="ro1">
          <table:table-cell office:value-type="float" office:value="0.05623413" calcext:value-type="float">
            <text:p>0,05623413</text:p>
          </table:table-cell>
          <table:table-cell office:value-type="float" office:value="37.50615" calcext:value-type="float">
            <text:p>37,50615</text:p>
          </table:table-cell>
        </table:table-row>
        <table:table-row table:style-name="ro1">
          <table:table-cell office:value-type="float" office:value="0.05754399" calcext:value-type="float">
            <text:p>0,05754399</text:p>
          </table:table-cell>
          <table:table-cell office:value-type="float" office:value="38.34011" calcext:value-type="float">
            <text:p>38,34011</text:p>
          </table:table-cell>
        </table:table-row>
        <table:table-row table:style-name="ro1">
          <table:table-cell office:value-type="float" office:value="0.05888437" calcext:value-type="float">
            <text:p>0,05888437</text:p>
          </table:table-cell>
          <table:table-cell office:value-type="float" office:value="39.19078" calcext:value-type="float">
            <text:p>39,19078</text:p>
          </table:table-cell>
        </table:table-row>
        <table:table-row table:style-name="ro1">
          <table:table-cell office:value-type="float" office:value="0.06025596" calcext:value-type="float">
            <text:p>0,06025596</text:p>
          </table:table-cell>
          <table:table-cell office:value-type="float" office:value="40.05839" calcext:value-type="float">
            <text:p>40,05839</text:p>
          </table:table-cell>
        </table:table-row>
        <table:table-row table:style-name="ro1">
          <table:table-cell office:value-type="float" office:value="0.0616595" calcext:value-type="float">
            <text:p>0,0616595</text:p>
          </table:table-cell>
          <table:table-cell office:value-type="float" office:value="40.94314" calcext:value-type="float">
            <text:p>40,94314</text:p>
          </table:table-cell>
        </table:table-row>
        <table:table-row table:style-name="ro1">
          <table:table-cell office:value-type="float" office:value="0.06309573" calcext:value-type="float">
            <text:p>0,06309573</text:p>
          </table:table-cell>
          <table:table-cell office:value-type="float" office:value="41.84523" calcext:value-type="float">
            <text:p>41,84523</text:p>
          </table:table-cell>
        </table:table-row>
        <table:table-row table:style-name="ro1">
          <table:table-cell office:value-type="float" office:value="0.06456542" calcext:value-type="float">
            <text:p>0,06456542</text:p>
          </table:table-cell>
          <table:table-cell office:value-type="float" office:value="42.76485" calcext:value-type="float">
            <text:p>42,76485</text:p>
          </table:table-cell>
        </table:table-row>
        <table:table-row table:style-name="ro1">
          <table:table-cell office:value-type="float" office:value="0.06606934" calcext:value-type="float">
            <text:p>0,06606934</text:p>
          </table:table-cell>
          <table:table-cell office:value-type="float" office:value="43.70218" calcext:value-type="float">
            <text:p>43,70218</text:p>
          </table:table-cell>
        </table:table-row>
        <table:table-row table:style-name="ro1">
          <table:table-cell office:value-type="float" office:value="0.0676083" calcext:value-type="float">
            <text:p>0,0676083</text:p>
          </table:table-cell>
          <table:table-cell office:value-type="float" office:value="44.65741" calcext:value-type="float">
            <text:p>44,65741</text:p>
          </table:table-cell>
        </table:table-row>
        <table:table-row table:style-name="ro1">
          <table:table-cell office:value-type="float" office:value="0.0691831" calcext:value-type="float">
            <text:p>0,0691831</text:p>
          </table:table-cell>
          <table:table-cell office:value-type="float" office:value="45.63068" calcext:value-type="float">
            <text:p>45,63068</text:p>
          </table:table-cell>
        </table:table-row>
        <table:table-row table:style-name="ro1">
          <table:table-cell office:value-type="float" office:value="0.07079458" calcext:value-type="float">
            <text:p>0,07079458</text:p>
          </table:table-cell>
          <table:table-cell office:value-type="float" office:value="46.62216" calcext:value-type="float">
            <text:p>46,62216</text:p>
          </table:table-cell>
        </table:table-row>
        <table:table-row table:style-name="ro1">
          <table:table-cell office:value-type="float" office:value="0.0724436" calcext:value-type="float">
            <text:p>0,0724436</text:p>
          </table:table-cell>
          <table:table-cell office:value-type="float" office:value="47.63198" calcext:value-type="float">
            <text:p>47,63198</text:p>
          </table:table-cell>
        </table:table-row>
        <table:table-row table:style-name="ro1">
          <table:table-cell office:value-type="float" office:value="0.07413102" calcext:value-type="float">
            <text:p>0,07413102</text:p>
          </table:table-cell>
          <table:table-cell office:value-type="float" office:value="48.66028" calcext:value-type="float">
            <text:p>48,66028</text:p>
          </table:table-cell>
        </table:table-row>
        <table:table-row table:style-name="ro1">
          <table:table-cell office:value-type="float" office:value="0.07585776" calcext:value-type="float">
            <text:p>0,07585776</text:p>
          </table:table-cell>
          <table:table-cell office:value-type="float" office:value="49.70717" calcext:value-type="float">
            <text:p>49,70717</text:p>
          </table:table-cell>
        </table:table-row>
        <table:table-row table:style-name="ro1">
          <table:table-cell office:value-type="float" office:value="0.07762471" calcext:value-type="float">
            <text:p>0,07762471</text:p>
          </table:table-cell>
          <table:table-cell office:value-type="float" office:value="50.77274" calcext:value-type="float">
            <text:p>50,77274</text:p>
          </table:table-cell>
        </table:table-row>
        <table:table-row table:style-name="ro1">
          <table:table-cell office:value-type="float" office:value="0.07943282" calcext:value-type="float">
            <text:p>0,07943282</text:p>
          </table:table-cell>
          <table:table-cell office:value-type="float" office:value="51.85709" calcext:value-type="float">
            <text:p>51,85709</text:p>
          </table:table-cell>
        </table:table-row>
        <table:table-row table:style-name="ro1">
          <table:table-cell office:value-type="float" office:value="0.08128305" calcext:value-type="float">
            <text:p>0,08128305</text:p>
          </table:table-cell>
          <table:table-cell office:value-type="float" office:value="52.96027" calcext:value-type="float">
            <text:p>52,96027</text:p>
          </table:table-cell>
        </table:table-row>
        <table:table-row table:style-name="ro1">
          <table:table-cell office:value-type="float" office:value="0.08317638" calcext:value-type="float">
            <text:p>0,08317638</text:p>
          </table:table-cell>
          <table:table-cell office:value-type="float" office:value="54.08234" calcext:value-type="float">
            <text:p>54,08234</text:p>
          </table:table-cell>
        </table:table-row>
        <table:table-row table:style-name="ro1">
          <table:table-cell office:value-type="float" office:value="0.0851138" calcext:value-type="float">
            <text:p>0,0851138</text:p>
          </table:table-cell>
          <table:table-cell office:value-type="float" office:value="55.22332" calcext:value-type="float">
            <text:p>55,22332</text:p>
          </table:table-cell>
        </table:table-row>
        <table:table-row table:style-name="ro1">
          <table:table-cell office:value-type="float" office:value="0.08709636" calcext:value-type="float">
            <text:p>0,08709636</text:p>
          </table:table-cell>
          <table:table-cell office:value-type="float" office:value="56.38321" calcext:value-type="float">
            <text:p>56,38321</text:p>
          </table:table-cell>
        </table:table-row>
        <table:table-row table:style-name="ro1">
          <table:table-cell office:value-type="float" office:value="0.08912509" calcext:value-type="float">
            <text:p>0,08912509</text:p>
          </table:table-cell>
          <table:table-cell office:value-type="float" office:value="57.56201" calcext:value-type="float">
            <text:p>57,56201</text:p>
          </table:table-cell>
        </table:table-row>
        <table:table-row table:style-name="ro1">
          <table:table-cell office:value-type="float" office:value="0.09120108" calcext:value-type="float">
            <text:p>0,09120108</text:p>
          </table:table-cell>
          <table:table-cell office:value-type="float" office:value="58.75967" calcext:value-type="float">
            <text:p>58,75967</text:p>
          </table:table-cell>
        </table:table-row>
        <table:table-row table:style-name="ro1">
          <table:table-cell office:value-type="float" office:value="0.09332543" calcext:value-type="float">
            <text:p>0,09332543</text:p>
          </table:table-cell>
          <table:table-cell office:value-type="float" office:value="59.97613" calcext:value-type="float">
            <text:p>59,97613</text:p>
          </table:table-cell>
        </table:table-row>
        <table:table-row table:style-name="ro1">
          <table:table-cell office:value-type="float" office:value="0.09549926" calcext:value-type="float">
            <text:p>0,09549926</text:p>
          </table:table-cell>
          <table:table-cell office:value-type="float" office:value="61.2113" calcext:value-type="float">
            <text:p>61,2113</text:p>
          </table:table-cell>
        </table:table-row>
        <table:table-row table:style-name="ro1">
          <table:table-cell office:value-type="float" office:value="0.09772372" calcext:value-type="float">
            <text:p>0,09772372</text:p>
          </table:table-cell>
          <table:table-cell office:value-type="float" office:value="62.46506" calcext:value-type="float">
            <text:p>62,4650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3.73726" calcext:value-type="float">
            <text:p>63,73726</text:p>
          </table:table-cell>
        </table:table-row>
        <table:table-row table:style-name="ro1">
          <table:table-cell office:value-type="float" office:value="0.1023293" calcext:value-type="float">
            <text:p>0,1023293</text:p>
          </table:table-cell>
          <table:table-cell office:value-type="float" office:value="65.02774" calcext:value-type="float">
            <text:p>65,02774</text:p>
          </table:table-cell>
        </table:table-row>
        <table:table-row table:style-name="ro1">
          <table:table-cell office:value-type="float" office:value="0.1047129" calcext:value-type="float">
            <text:p>0,1047129</text:p>
          </table:table-cell>
          <table:table-cell office:value-type="float" office:value="66.33628" calcext:value-type="float">
            <text:p>66,33628</text:p>
          </table:table-cell>
        </table:table-row>
        <table:table-row table:style-name="ro1">
          <table:table-cell office:value-type="float" office:value="0.1071519" calcext:value-type="float">
            <text:p>0,1071519</text:p>
          </table:table-cell>
          <table:table-cell office:value-type="float" office:value="67.66264" calcext:value-type="float">
            <text:p>67,66264</text:p>
          </table:table-cell>
        </table:table-row>
        <table:table-row table:style-name="ro1">
          <table:table-cell office:value-type="float" office:value="0.1096478" calcext:value-type="float">
            <text:p>0,1096478</text:p>
          </table:table-cell>
          <table:table-cell office:value-type="float" office:value="69.00655" calcext:value-type="float">
            <text:p>69,00655</text:p>
          </table:table-cell>
        </table:table-row>
        <table:table-row table:style-name="ro1">
          <table:table-cell office:value-type="float" office:value="0.1122018" calcext:value-type="float">
            <text:p>0,1122018</text:p>
          </table:table-cell>
          <table:table-cell office:value-type="float" office:value="70.36771" calcext:value-type="float">
            <text:p>70,36771</text:p>
          </table:table-cell>
        </table:table-row>
        <table:table-row table:style-name="ro1">
          <table:table-cell office:value-type="float" office:value="0.1148154" calcext:value-type="float">
            <text:p>0,1148154</text:p>
          </table:table-cell>
          <table:table-cell office:value-type="float" office:value="71.74577" calcext:value-type="float">
            <text:p>71,74577</text:p>
          </table:table-cell>
        </table:table-row>
        <table:table-row table:style-name="ro1">
          <table:table-cell office:value-type="float" office:value="0.1174898" calcext:value-type="float">
            <text:p>0,1174898</text:p>
          </table:table-cell>
          <table:table-cell office:value-type="float" office:value="73.14034" calcext:value-type="float">
            <text:p>73,14034</text:p>
          </table:table-cell>
        </table:table-row>
        <table:table-row table:style-name="ro1">
          <table:table-cell office:value-type="float" office:value="0.1202264" calcext:value-type="float">
            <text:p>0,1202264</text:p>
          </table:table-cell>
          <table:table-cell office:value-type="float" office:value="74.55102" calcext:value-type="float">
            <text:p>74,55102</text:p>
          </table:table-cell>
        </table:table-row>
        <table:table-row table:style-name="ro1">
          <table:table-cell office:value-type="float" office:value="0.1230269" calcext:value-type="float">
            <text:p>0,1230269</text:p>
          </table:table-cell>
          <table:table-cell office:value-type="float" office:value="75.97735" calcext:value-type="float">
            <text:p>75,97735</text:p>
          </table:table-cell>
        </table:table-row>
        <table:table-row table:style-name="ro1">
          <table:table-cell office:value-type="float" office:value="0.1258925" calcext:value-type="float">
            <text:p>0,1258925</text:p>
          </table:table-cell>
          <table:table-cell office:value-type="float" office:value="77.41883" calcext:value-type="float">
            <text:p>77,41883</text:p>
          </table:table-cell>
        </table:table-row>
        <table:table-row table:style-name="ro1">
          <table:table-cell office:value-type="float" office:value="0.128825" calcext:value-type="float">
            <text:p>0,128825</text:p>
          </table:table-cell>
          <table:table-cell office:value-type="float" office:value="78.87494" calcext:value-type="float">
            <text:p>78,87494</text:p>
          </table:table-cell>
        </table:table-row>
        <table:table-row table:style-name="ro1">
          <table:table-cell office:value-type="float" office:value="0.1318257" calcext:value-type="float">
            <text:p>0,1318257</text:p>
          </table:table-cell>
          <table:table-cell office:value-type="float" office:value="80.34508" calcext:value-type="float">
            <text:p>80,34508</text:p>
          </table:table-cell>
        </table:table-row>
        <table:table-row table:style-name="ro1">
          <table:table-cell office:value-type="float" office:value="0.1348963" calcext:value-type="float">
            <text:p>0,1348963</text:p>
          </table:table-cell>
          <table:table-cell office:value-type="float" office:value="81.82866" calcext:value-type="float">
            <text:p>81,82866</text:p>
          </table:table-cell>
        </table:table-row>
        <table:table-row table:style-name="ro1">
          <table:table-cell office:value-type="float" office:value="0.1380384" calcext:value-type="float">
            <text:p>0,1380384</text:p>
          </table:table-cell>
          <table:table-cell office:value-type="float" office:value="83.32502" calcext:value-type="float">
            <text:p>83,32502</text:p>
          </table:table-cell>
        </table:table-row>
        <table:table-row table:style-name="ro1">
          <table:table-cell office:value-type="float" office:value="0.1412538" calcext:value-type="float">
            <text:p>0,1412538</text:p>
          </table:table-cell>
          <table:table-cell office:value-type="float" office:value="84.83345" calcext:value-type="float">
            <text:p>84,83345</text:p>
          </table:table-cell>
        </table:table-row>
        <table:table-row table:style-name="ro1">
          <table:table-cell office:value-type="float" office:value="0.144544" calcext:value-type="float">
            <text:p>0,144544</text:p>
          </table:table-cell>
          <table:table-cell office:value-type="float" office:value="86.35324" calcext:value-type="float">
            <text:p>86,35324</text:p>
          </table:table-cell>
        </table:table-row>
        <table:table-row table:style-name="ro1">
          <table:table-cell office:value-type="float" office:value="0.1479108" calcext:value-type="float">
            <text:p>0,1479108</text:p>
          </table:table-cell>
          <table:table-cell office:value-type="float" office:value="87.8836" calcext:value-type="float">
            <text:p>87,8836</text:p>
          </table:table-cell>
        </table:table-row>
        <table:table-row table:style-name="ro1">
          <table:table-cell office:value-type="float" office:value="0.1513561" calcext:value-type="float">
            <text:p>0,1513561</text:p>
          </table:table-cell>
          <table:table-cell office:value-type="float" office:value="89.42372" calcext:value-type="float">
            <text:p>89,42372</text:p>
          </table:table-cell>
        </table:table-row>
        <table:table-row table:style-name="ro1">
          <table:table-cell office:value-type="float" office:value="0.1548817" calcext:value-type="float">
            <text:p>0,1548817</text:p>
          </table:table-cell>
          <table:table-cell office:value-type="float" office:value="90.97274" calcext:value-type="float">
            <text:p>90,97274</text:p>
          </table:table-cell>
        </table:table-row>
        <table:table-row table:style-name="ro1">
          <table:table-cell office:value-type="float" office:value="0.1584893" calcext:value-type="float">
            <text:p>0,1584893</text:p>
          </table:table-cell>
          <table:table-cell office:value-type="float" office:value="92.52979" calcext:value-type="float">
            <text:p>92,52979</text:p>
          </table:table-cell>
        </table:table-row>
        <table:table-row table:style-name="ro1">
          <table:table-cell office:value-type="float" office:value="0.162181" calcext:value-type="float">
            <text:p>0,162181</text:p>
          </table:table-cell>
          <table:table-cell office:value-type="float" office:value="94.09394" calcext:value-type="float">
            <text:p>94,09394</text:p>
          </table:table-cell>
        </table:table-row>
        <table:table-row table:style-name="ro1">
          <table:table-cell office:value-type="float" office:value="0.1659587" calcext:value-type="float">
            <text:p>0,1659587</text:p>
          </table:table-cell>
          <table:table-cell office:value-type="float" office:value="95.66423" calcext:value-type="float">
            <text:p>95,66423</text:p>
          </table:table-cell>
        </table:table-row>
        <table:table-row table:style-name="ro1">
          <table:table-cell office:value-type="float" office:value="0.1698244" calcext:value-type="float">
            <text:p>0,1698244</text:p>
          </table:table-cell>
          <table:table-cell office:value-type="float" office:value="97.23967" calcext:value-type="float">
            <text:p>97,23967</text:p>
          </table:table-cell>
        </table:table-row>
        <table:table-row table:style-name="ro1">
          <table:table-cell office:value-type="float" office:value="0.1737801" calcext:value-type="float">
            <text:p>0,1737801</text:p>
          </table:table-cell>
          <table:table-cell office:value-type="float" office:value="98.81925" calcext:value-type="float">
            <text:p>98,81925</text:p>
          </table:table-cell>
        </table:table-row>
        <table:table-row table:style-name="ro1">
          <table:table-cell office:value-type="float" office:value="0.1778279" calcext:value-type="float">
            <text:p>0,1778279</text:p>
          </table:table-cell>
          <table:table-cell office:value-type="float" office:value="100.4019" calcext:value-type="float">
            <text:p>100,4019</text:p>
          </table:table-cell>
        </table:table-row>
        <table:table-row table:style-name="ro1">
          <table:table-cell office:value-type="float" office:value="0.1819701" calcext:value-type="float">
            <text:p>0,1819701</text:p>
          </table:table-cell>
          <table:table-cell office:value-type="float" office:value="101.9866" calcext:value-type="float">
            <text:p>101,9866</text:p>
          </table:table-cell>
        </table:table-row>
        <table:table-row table:style-name="ro1">
          <table:table-cell office:value-type="float" office:value="0.1862087" calcext:value-type="float">
            <text:p>0,1862087</text:p>
          </table:table-cell>
          <table:table-cell office:value-type="float" office:value="103.5722" calcext:value-type="float">
            <text:p>103,5722</text:p>
          </table:table-cell>
        </table:table-row>
        <table:table-row table:style-name="ro1">
          <table:table-cell office:value-type="float" office:value="0.1905461" calcext:value-type="float">
            <text:p>0,1905461</text:p>
          </table:table-cell>
          <table:table-cell office:value-type="float" office:value="105.1576" calcext:value-type="float">
            <text:p>105,1576</text:p>
          </table:table-cell>
        </table:table-row>
        <table:table-row table:style-name="ro1">
          <table:table-cell office:value-type="float" office:value="0.1949845" calcext:value-type="float">
            <text:p>0,1949845</text:p>
          </table:table-cell>
          <table:table-cell office:value-type="float" office:value="106.7416" calcext:value-type="float">
            <text:p>106,7416</text:p>
          </table:table-cell>
        </table:table-row>
        <table:table-row table:style-name="ro1">
          <table:table-cell office:value-type="float" office:value="0.1995262" calcext:value-type="float">
            <text:p>0,1995262</text:p>
          </table:table-cell>
          <table:table-cell office:value-type="float" office:value="108.3232" calcext:value-type="float">
            <text:p>108,3232</text:p>
          </table:table-cell>
        </table:table-row>
        <table:table-row table:style-name="ro1">
          <table:table-cell office:value-type="float" office:value="0.2041738" calcext:value-type="float">
            <text:p>0,2041738</text:p>
          </table:table-cell>
          <table:table-cell office:value-type="float" office:value="109.9011" calcext:value-type="float">
            <text:p>109,9011</text:p>
          </table:table-cell>
        </table:table-row>
        <table:table-row table:style-name="ro1">
          <table:table-cell office:value-type="float" office:value="0.2089296" calcext:value-type="float">
            <text:p>0,2089296</text:p>
          </table:table-cell>
          <table:table-cell office:value-type="float" office:value="111.4743" calcext:value-type="float">
            <text:p>111,4743</text:p>
          </table:table-cell>
        </table:table-row>
        <table:table-row table:style-name="ro1">
          <table:table-cell office:value-type="float" office:value="0.2137962" calcext:value-type="float">
            <text:p>0,2137962</text:p>
          </table:table-cell>
          <table:table-cell office:value-type="float" office:value="113.0415" calcext:value-type="float">
            <text:p>113,0415</text:p>
          </table:table-cell>
        </table:table-row>
        <table:table-row table:style-name="ro1">
          <table:table-cell office:value-type="float" office:value="0.2187762" calcext:value-type="float">
            <text:p>0,2187762</text:p>
          </table:table-cell>
          <table:table-cell office:value-type="float" office:value="114.6016" calcext:value-type="float">
            <text:p>114,6016</text:p>
          </table:table-cell>
        </table:table-row>
        <table:table-row table:style-name="ro1">
          <table:table-cell office:value-type="float" office:value="0.2238721" calcext:value-type="float">
            <text:p>0,2238721</text:p>
          </table:table-cell>
          <table:table-cell office:value-type="float" office:value="116.1534" calcext:value-type="float">
            <text:p>116,1534</text:p>
          </table:table-cell>
        </table:table-row>
        <table:table-row table:style-name="ro1">
          <table:table-cell office:value-type="float" office:value="0.2290868" calcext:value-type="float">
            <text:p>0,2290868</text:p>
          </table:table-cell>
          <table:table-cell office:value-type="float" office:value="117.6958" calcext:value-type="float">
            <text:p>117,6958</text:p>
          </table:table-cell>
        </table:table-row>
        <table:table-row table:style-name="ro1">
          <table:table-cell office:value-type="float" office:value="0.2344229" calcext:value-type="float">
            <text:p>0,2344229</text:p>
          </table:table-cell>
          <table:table-cell office:value-type="float" office:value="119.2276" calcext:value-type="float">
            <text:p>119,2276</text:p>
          </table:table-cell>
        </table:table-row>
        <table:table-row table:style-name="ro1">
          <table:table-cell office:value-type="float" office:value="0.2398833" calcext:value-type="float">
            <text:p>0,2398833</text:p>
          </table:table-cell>
          <table:table-cell office:value-type="float" office:value="120.7477" calcext:value-type="float">
            <text:p>120,7477</text:p>
          </table:table-cell>
        </table:table-row>
        <table:table-row table:style-name="ro1">
          <table:table-cell office:value-type="float" office:value="0.2454709" calcext:value-type="float">
            <text:p>0,2454709</text:p>
          </table:table-cell>
          <table:table-cell office:value-type="float" office:value="122.255" calcext:value-type="float">
            <text:p>122,255</text:p>
          </table:table-cell>
        </table:table-row>
        <table:table-row table:style-name="ro1">
          <table:table-cell office:value-type="float" office:value="0.2511886" calcext:value-type="float">
            <text:p>0,2511886</text:p>
          </table:table-cell>
          <table:table-cell office:value-type="float" office:value="123.7485" calcext:value-type="float">
            <text:p>123,7485</text:p>
          </table:table-cell>
        </table:table-row>
        <table:table-row table:style-name="ro1">
          <table:table-cell office:value-type="float" office:value="0.2570396" calcext:value-type="float">
            <text:p>0,2570396</text:p>
          </table:table-cell>
          <table:table-cell office:value-type="float" office:value="125.2271" calcext:value-type="float">
            <text:p>125,2271</text:p>
          </table:table-cell>
        </table:table-row>
        <table:table-row table:style-name="ro1">
          <table:table-cell office:value-type="float" office:value="0.2630268" calcext:value-type="float">
            <text:p>0,2630268</text:p>
          </table:table-cell>
          <table:table-cell office:value-type="float" office:value="126.6898" calcext:value-type="float">
            <text:p>126,6898</text:p>
          </table:table-cell>
        </table:table-row>
        <table:table-row table:style-name="ro1">
          <table:table-cell office:value-type="float" office:value="0.2691535" calcext:value-type="float">
            <text:p>0,2691535</text:p>
          </table:table-cell>
          <table:table-cell office:value-type="float" office:value="128.1355" calcext:value-type="float">
            <text:p>128,1355</text:p>
          </table:table-cell>
        </table:table-row>
        <table:table-row table:style-name="ro1">
          <table:table-cell office:value-type="float" office:value="0.2754229" calcext:value-type="float">
            <text:p>0,2754229</text:p>
          </table:table-cell>
          <table:table-cell office:value-type="float" office:value="129.5635" calcext:value-type="float">
            <text:p>129,5635</text:p>
          </table:table-cell>
        </table:table-row>
        <table:table-row table:style-name="ro1">
          <table:table-cell office:value-type="float" office:value="0.2818383" calcext:value-type="float">
            <text:p>0,2818383</text:p>
          </table:table-cell>
          <table:table-cell office:value-type="float" office:value="130.9727" calcext:value-type="float">
            <text:p>130,9727</text:p>
          </table:table-cell>
        </table:table-row>
        <table:table-row table:style-name="ro1">
          <table:table-cell office:value-type="float" office:value="0.2884032" calcext:value-type="float">
            <text:p>0,2884032</text:p>
          </table:table-cell>
          <table:table-cell office:value-type="float" office:value="132.3622" calcext:value-type="float">
            <text:p>132,3622</text:p>
          </table:table-cell>
        </table:table-row>
        <table:table-row table:style-name="ro1">
          <table:table-cell office:value-type="float" office:value="0.2951209" calcext:value-type="float">
            <text:p>0,2951209</text:p>
          </table:table-cell>
          <table:table-cell office:value-type="float" office:value="133.7314" calcext:value-type="float">
            <text:p>133,7314</text:p>
          </table:table-cell>
        </table:table-row>
        <table:table-row table:style-name="ro1">
          <table:table-cell office:value-type="float" office:value="0.3019952" calcext:value-type="float">
            <text:p>0,3019952</text:p>
          </table:table-cell>
          <table:table-cell office:value-type="float" office:value="135.0794" calcext:value-type="float">
            <text:p>135,0794</text:p>
          </table:table-cell>
        </table:table-row>
        <table:table-row table:style-name="ro1">
          <table:table-cell office:value-type="float" office:value="0.3090295" calcext:value-type="float">
            <text:p>0,3090295</text:p>
          </table:table-cell>
          <table:table-cell office:value-type="float" office:value="136.4055" calcext:value-type="float">
            <text:p>136,4055</text:p>
          </table:table-cell>
        </table:table-row>
        <table:table-row table:style-name="ro1">
          <table:table-cell office:value-type="float" office:value="0.3162278" calcext:value-type="float">
            <text:p>0,3162278</text:p>
          </table:table-cell>
          <table:table-cell office:value-type="float" office:value="137.7091" calcext:value-type="float">
            <text:p>137,7091</text:p>
          </table:table-cell>
        </table:table-row>
        <table:table-row table:style-name="ro1">
          <table:table-cell office:value-type="float" office:value="0.3235937" calcext:value-type="float">
            <text:p>0,3235937</text:p>
          </table:table-cell>
          <table:table-cell office:value-type="float" office:value="138.9895" calcext:value-type="float">
            <text:p>138,9895</text:p>
          </table:table-cell>
        </table:table-row>
        <table:table-row table:style-name="ro1">
          <table:table-cell office:value-type="float" office:value="0.3311311" calcext:value-type="float">
            <text:p>0,3311311</text:p>
          </table:table-cell>
          <table:table-cell office:value-type="float" office:value="140.2462" calcext:value-type="float">
            <text:p>140,2462</text:p>
          </table:table-cell>
        </table:table-row>
        <table:table-row table:style-name="ro1">
          <table:table-cell office:value-type="float" office:value="0.3388442" calcext:value-type="float">
            <text:p>0,3388442</text:p>
          </table:table-cell>
          <table:table-cell office:value-type="float" office:value="141.4787" calcext:value-type="float">
            <text:p>141,4787</text:p>
          </table:table-cell>
        </table:table-row>
        <table:table-row table:style-name="ro1">
          <table:table-cell office:value-type="float" office:value="0.3467369" calcext:value-type="float">
            <text:p>0,3467369</text:p>
          </table:table-cell>
          <table:table-cell office:value-type="float" office:value="142.6866" calcext:value-type="float">
            <text:p>142,6866</text:p>
          </table:table-cell>
        </table:table-row>
        <table:table-row table:style-name="ro1">
          <table:table-cell office:value-type="float" office:value="0.3548134" calcext:value-type="float">
            <text:p>0,3548134</text:p>
          </table:table-cell>
          <table:table-cell office:value-type="float" office:value="143.8694" calcext:value-type="float">
            <text:p>143,8694</text:p>
          </table:table-cell>
        </table:table-row>
        <table:table-row table:style-name="ro1">
          <table:table-cell office:value-type="float" office:value="0.3630781" calcext:value-type="float">
            <text:p>0,3630781</text:p>
          </table:table-cell>
          <table:table-cell office:value-type="float" office:value="145.0269" calcext:value-type="float">
            <text:p>145,0269</text:p>
          </table:table-cell>
        </table:table-row>
        <table:table-row table:style-name="ro1">
          <table:table-cell office:value-type="float" office:value="0.3715352" calcext:value-type="float">
            <text:p>0,3715352</text:p>
          </table:table-cell>
          <table:table-cell office:value-type="float" office:value="146.1587" calcext:value-type="float">
            <text:p>146,1587</text:p>
          </table:table-cell>
        </table:table-row>
        <table:table-row table:style-name="ro1">
          <table:table-cell office:value-type="float" office:value="0.3801894" calcext:value-type="float">
            <text:p>0,3801894</text:p>
          </table:table-cell>
          <table:table-cell office:value-type="float" office:value="147.2646" calcext:value-type="float">
            <text:p>147,2646</text:p>
          </table:table-cell>
        </table:table-row>
        <table:table-row table:style-name="ro1">
          <table:table-cell office:value-type="float" office:value="0.3890451" calcext:value-type="float">
            <text:p>0,3890451</text:p>
          </table:table-cell>
          <table:table-cell office:value-type="float" office:value="148.3445" calcext:value-type="float">
            <text:p>148,3445</text:p>
          </table:table-cell>
        </table:table-row>
        <table:table-row table:style-name="ro1">
          <table:table-cell office:value-type="float" office:value="0.3981072" calcext:value-type="float">
            <text:p>0,3981072</text:p>
          </table:table-cell>
          <table:table-cell office:value-type="float" office:value="149.3983" calcext:value-type="float">
            <text:p>149,3983</text:p>
          </table:table-cell>
        </table:table-row>
        <table:table-row table:style-name="ro1">
          <table:table-cell office:value-type="float" office:value="0.4073803" calcext:value-type="float">
            <text:p>0,4073803</text:p>
          </table:table-cell>
          <table:table-cell office:value-type="float" office:value="150.4258" calcext:value-type="float">
            <text:p>150,4258</text:p>
          </table:table-cell>
        </table:table-row>
        <table:table-row table:style-name="ro1">
          <table:table-cell office:value-type="float" office:value="0.4168694" calcext:value-type="float">
            <text:p>0,4168694</text:p>
          </table:table-cell>
          <table:table-cell office:value-type="float" office:value="151.4271" calcext:value-type="float">
            <text:p>151,4271</text:p>
          </table:table-cell>
        </table:table-row>
        <table:table-row table:style-name="ro1">
          <table:table-cell office:value-type="float" office:value="0.4265795" calcext:value-type="float">
            <text:p>0,4265795</text:p>
          </table:table-cell>
          <table:table-cell office:value-type="float" office:value="152.4021" calcext:value-type="float">
            <text:p>152,4021</text:p>
          </table:table-cell>
        </table:table-row>
        <table:table-row table:style-name="ro1">
          <table:table-cell office:value-type="float" office:value="0.4365158" calcext:value-type="float">
            <text:p>0,4365158</text:p>
          </table:table-cell>
          <table:table-cell office:value-type="float" office:value="153.3511" calcext:value-type="float">
            <text:p>153,3511</text:p>
          </table:table-cell>
        </table:table-row>
        <table:table-row table:style-name="ro1">
          <table:table-cell office:value-type="float" office:value="0.4466836" calcext:value-type="float">
            <text:p>0,4466836</text:p>
          </table:table-cell>
          <table:table-cell office:value-type="float" office:value="154.274" calcext:value-type="float">
            <text:p>154,274</text:p>
          </table:table-cell>
        </table:table-row>
        <table:table-row table:style-name="ro1">
          <table:table-cell office:value-type="float" office:value="0.4570882" calcext:value-type="float">
            <text:p>0,4570882</text:p>
          </table:table-cell>
          <table:table-cell office:value-type="float" office:value="155.171" calcext:value-type="float">
            <text:p>155,171</text:p>
          </table:table-cell>
        </table:table-row>
        <table:table-row table:style-name="ro1">
          <table:table-cell office:value-type="float" office:value="0.4677351" calcext:value-type="float">
            <text:p>0,4677351</text:p>
          </table:table-cell>
          <table:table-cell office:value-type="float" office:value="156.0423" calcext:value-type="float">
            <text:p>156,0423</text:p>
          </table:table-cell>
        </table:table-row>
        <table:table-row table:style-name="ro1">
          <table:table-cell office:value-type="float" office:value="0.4786301" calcext:value-type="float">
            <text:p>0,4786301</text:p>
          </table:table-cell>
          <table:table-cell office:value-type="float" office:value="156.8882" calcext:value-type="float">
            <text:p>156,8882</text:p>
          </table:table-cell>
        </table:table-row>
        <table:table-row table:style-name="ro1">
          <table:table-cell office:value-type="float" office:value="0.4897788" calcext:value-type="float">
            <text:p>0,4897788</text:p>
          </table:table-cell>
          <table:table-cell office:value-type="float" office:value="157.709" calcext:value-type="float">
            <text:p>157,709</text:p>
          </table:table-cell>
        </table:table-row>
        <table:table-row table:style-name="ro1">
          <table:table-cell office:value-type="float" office:value="0.5011872" calcext:value-type="float">
            <text:p>0,5011872</text:p>
          </table:table-cell>
          <table:table-cell office:value-type="float" office:value="158.5048" calcext:value-type="float">
            <text:p>158,5048</text:p>
          </table:table-cell>
        </table:table-row>
        <table:table-row table:style-name="ro1">
          <table:table-cell office:value-type="float" office:value="0.5128614" calcext:value-type="float">
            <text:p>0,5128614</text:p>
          </table:table-cell>
          <table:table-cell office:value-type="float" office:value="159.2761" calcext:value-type="float">
            <text:p>159,2761</text:p>
          </table:table-cell>
        </table:table-row>
        <table:table-row table:style-name="ro1">
          <table:table-cell office:value-type="float" office:value="0.5248075" calcext:value-type="float">
            <text:p>0,5248075</text:p>
          </table:table-cell>
          <table:table-cell office:value-type="float" office:value="160.0232" calcext:value-type="float">
            <text:p>160,0232</text:p>
          </table:table-cell>
        </table:table-row>
        <table:table-row table:style-name="ro1">
          <table:table-cell office:value-type="float" office:value="0.5370318" calcext:value-type="float">
            <text:p>0,5370318</text:p>
          </table:table-cell>
          <table:table-cell office:value-type="float" office:value="160.7464" calcext:value-type="float">
            <text:p>160,7464</text:p>
          </table:table-cell>
        </table:table-row>
        <table:table-row table:style-name="ro1">
          <table:table-cell office:value-type="float" office:value="0.5495409" calcext:value-type="float">
            <text:p>0,5495409</text:p>
          </table:table-cell>
          <table:table-cell office:value-type="float" office:value="161.4463" calcext:value-type="float">
            <text:p>161,4463</text:p>
          </table:table-cell>
        </table:table-row>
        <table:table-row table:style-name="ro1">
          <table:table-cell office:value-type="float" office:value="0.5623413" calcext:value-type="float">
            <text:p>0,5623413</text:p>
          </table:table-cell>
          <table:table-cell office:value-type="float" office:value="162.1231" calcext:value-type="float">
            <text:p>162,1231</text:p>
          </table:table-cell>
        </table:table-row>
        <table:table-row table:style-name="ro1">
          <table:table-cell office:value-type="float" office:value="0.5754399" calcext:value-type="float">
            <text:p>0,5754399</text:p>
          </table:table-cell>
          <table:table-cell office:value-type="float" office:value="162.7773" calcext:value-type="float">
            <text:p>162,7773</text:p>
          </table:table-cell>
        </table:table-row>
        <table:table-row table:style-name="ro1">
          <table:table-cell office:value-type="float" office:value="0.5888437" calcext:value-type="float">
            <text:p>0,5888437</text:p>
          </table:table-cell>
          <table:table-cell office:value-type="float" office:value="163.4094" calcext:value-type="float">
            <text:p>163,4094</text:p>
          </table:table-cell>
        </table:table-row>
        <table:table-row table:style-name="ro1">
          <table:table-cell office:value-type="float" office:value="0.6025596" calcext:value-type="float">
            <text:p>0,6025596</text:p>
          </table:table-cell>
          <table:table-cell office:value-type="float" office:value="164.0198" calcext:value-type="float">
            <text:p>164,0198</text:p>
          </table:table-cell>
        </table:table-row>
        <table:table-row table:style-name="ro1">
          <table:table-cell office:value-type="float" office:value="0.616595" calcext:value-type="float">
            <text:p>0,616595</text:p>
          </table:table-cell>
          <table:table-cell office:value-type="float" office:value="164.6091" calcext:value-type="float">
            <text:p>164,6091</text:p>
          </table:table-cell>
        </table:table-row>
        <table:table-row table:style-name="ro1">
          <table:table-cell office:value-type="float" office:value="0.6309573" calcext:value-type="float">
            <text:p>0,6309573</text:p>
          </table:table-cell>
          <table:table-cell office:value-type="float" office:value="165.1776" calcext:value-type="float">
            <text:p>165,1776</text:p>
          </table:table-cell>
        </table:table-row>
        <table:table-row table:style-name="ro1">
          <table:table-cell office:value-type="float" office:value="0.6456542" calcext:value-type="float">
            <text:p>0,6456542</text:p>
          </table:table-cell>
          <table:table-cell office:value-type="float" office:value="165.7259" calcext:value-type="float">
            <text:p>165,7259</text:p>
          </table:table-cell>
        </table:table-row>
        <table:table-row table:style-name="ro1">
          <table:table-cell office:value-type="float" office:value="0.6606934" calcext:value-type="float">
            <text:p>0,6606934</text:p>
          </table:table-cell>
          <table:table-cell office:value-type="float" office:value="166.2545" calcext:value-type="float">
            <text:p>166,2545</text:p>
          </table:table-cell>
        </table:table-row>
        <table:table-row table:style-name="ro1">
          <table:table-cell office:value-type="float" office:value="0.676083" calcext:value-type="float">
            <text:p>0,676083</text:p>
          </table:table-cell>
          <table:table-cell office:value-type="float" office:value="166.7638" calcext:value-type="float">
            <text:p>166,7638</text:p>
          </table:table-cell>
        </table:table-row>
        <table:table-row table:style-name="ro1">
          <table:table-cell office:value-type="float" office:value="0.691831" calcext:value-type="float">
            <text:p>0,691831</text:p>
          </table:table-cell>
          <table:table-cell office:value-type="float" office:value="167.2544" calcext:value-type="float">
            <text:p>167,2544</text:p>
          </table:table-cell>
        </table:table-row>
        <table:table-row table:style-name="ro1">
          <table:table-cell office:value-type="float" office:value="0.7079458" calcext:value-type="float">
            <text:p>0,7079458</text:p>
          </table:table-cell>
          <table:table-cell office:value-type="float" office:value="167.7268" calcext:value-type="float">
            <text:p>167,7268</text:p>
          </table:table-cell>
        </table:table-row>
        <table:table-row table:style-name="ro1">
          <table:table-cell office:value-type="float" office:value="0.724436" calcext:value-type="float">
            <text:p>0,724436</text:p>
          </table:table-cell>
          <table:table-cell office:value-type="float" office:value="168.1815" calcext:value-type="float">
            <text:p>168,1815</text:p>
          </table:table-cell>
        </table:table-row>
        <table:table-row table:style-name="ro1">
          <table:table-cell office:value-type="float" office:value="0.7413102" calcext:value-type="float">
            <text:p>0,7413102</text:p>
          </table:table-cell>
          <table:table-cell office:value-type="float" office:value="168.6189" calcext:value-type="float">
            <text:p>168,6189</text:p>
          </table:table-cell>
        </table:table-row>
        <table:table-row table:style-name="ro1">
          <table:table-cell office:value-type="float" office:value="0.7585776" calcext:value-type="float">
            <text:p>0,7585776</text:p>
          </table:table-cell>
          <table:table-cell office:value-type="float" office:value="169.0396" calcext:value-type="float">
            <text:p>169,0396</text:p>
          </table:table-cell>
        </table:table-row>
        <table:table-row table:style-name="ro1">
          <table:table-cell office:value-type="float" office:value="0.7762471" calcext:value-type="float">
            <text:p>0,7762471</text:p>
          </table:table-cell>
          <table:table-cell office:value-type="float" office:value="169.4441" calcext:value-type="float">
            <text:p>169,4441</text:p>
          </table:table-cell>
        </table:table-row>
        <table:table-row table:style-name="ro1">
          <table:table-cell office:value-type="float" office:value="0.7943282" calcext:value-type="float">
            <text:p>0,7943282</text:p>
          </table:table-cell>
          <table:table-cell office:value-type="float" office:value="169.8328" calcext:value-type="float">
            <text:p>169,8328</text:p>
          </table:table-cell>
        </table:table-row>
        <table:table-row table:style-name="ro1">
          <table:table-cell office:value-type="float" office:value="0.8128305" calcext:value-type="float">
            <text:p>0,8128305</text:p>
          </table:table-cell>
          <table:table-cell office:value-type="float" office:value="170.2062" calcext:value-type="float">
            <text:p>170,2062</text:p>
          </table:table-cell>
        </table:table-row>
        <table:table-row table:style-name="ro1">
          <table:table-cell office:value-type="float" office:value="0.8317638" calcext:value-type="float">
            <text:p>0,8317638</text:p>
          </table:table-cell>
          <table:table-cell office:value-type="float" office:value="170.5648" calcext:value-type="float">
            <text:p>170,5648</text:p>
          </table:table-cell>
        </table:table-row>
        <table:table-row table:style-name="ro1">
          <table:table-cell office:value-type="float" office:value="0.851138" calcext:value-type="float">
            <text:p>0,851138</text:p>
          </table:table-cell>
          <table:table-cell office:value-type="float" office:value="170.909" calcext:value-type="float">
            <text:p>170,909</text:p>
          </table:table-cell>
        </table:table-row>
        <table:table-row table:style-name="ro1">
          <table:table-cell office:value-type="float" office:value="0.8709636" calcext:value-type="float">
            <text:p>0,8709636</text:p>
          </table:table-cell>
          <table:table-cell office:value-type="float" office:value="171.2394" calcext:value-type="float">
            <text:p>171,2394</text:p>
          </table:table-cell>
        </table:table-row>
        <table:table-row table:style-name="ro1">
          <table:table-cell office:value-type="float" office:value="0.8912509" calcext:value-type="float">
            <text:p>0,8912509</text:p>
          </table:table-cell>
          <table:table-cell office:value-type="float" office:value="171.5564" calcext:value-type="float">
            <text:p>171,5564</text:p>
          </table:table-cell>
        </table:table-row>
        <table:table-row table:style-name="ro1">
          <table:table-cell office:value-type="float" office:value="0.9120108" calcext:value-type="float">
            <text:p>0,9120108</text:p>
          </table:table-cell>
          <table:table-cell office:value-type="float" office:value="171.8603" calcext:value-type="float">
            <text:p>171,8603</text:p>
          </table:table-cell>
        </table:table-row>
        <table:table-row table:style-name="ro1">
          <table:table-cell office:value-type="float" office:value="0.9332543" calcext:value-type="float">
            <text:p>0,9332543</text:p>
          </table:table-cell>
          <table:table-cell office:value-type="float" office:value="172.1517" calcext:value-type="float">
            <text:p>172,1517</text:p>
          </table:table-cell>
        </table:table-row>
        <table:table-row table:style-name="ro1">
          <table:table-cell office:value-type="float" office:value="0.9549926" calcext:value-type="float">
            <text:p>0,9549926</text:p>
          </table:table-cell>
          <table:table-cell office:value-type="float" office:value="172.431" calcext:value-type="float">
            <text:p>172,431</text:p>
          </table:table-cell>
        </table:table-row>
        <table:table-row table:style-name="ro1">
          <table:table-cell office:value-type="float" office:value="0.9772372" calcext:value-type="float">
            <text:p>0,9772372</text:p>
          </table:table-cell>
          <table:table-cell office:value-type="float" office:value="172.6985" calcext:value-type="float">
            <text:p>172,6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.9546" calcext:value-type="float">
            <text:p>172,9546</text:p>
          </table:table-cell>
        </table:table-row>
        <table:table-row table:style-name="ro1">
          <table:table-cell office:value-type="float" office:value="1.023293" calcext:value-type="float">
            <text:p>1,023293</text:p>
          </table:table-cell>
          <table:table-cell office:value-type="float" office:value="173.1998" calcext:value-type="float">
            <text:p>173,1998</text:p>
          </table:table-cell>
        </table:table-row>
        <table:table-row table:style-name="ro1">
          <table:table-cell office:value-type="float" office:value="1.047129" calcext:value-type="float">
            <text:p>1,047129</text:p>
          </table:table-cell>
          <table:table-cell office:value-type="float" office:value="173.4345" calcext:value-type="float">
            <text:p>173,4345</text:p>
          </table:table-cell>
        </table:table-row>
        <table:table-row table:style-name="ro1">
          <table:table-cell office:value-type="float" office:value="1.071519" calcext:value-type="float">
            <text:p>1,071519</text:p>
          </table:table-cell>
          <table:table-cell office:value-type="float" office:value="173.6589" calcext:value-type="float">
            <text:p>173,6589</text:p>
          </table:table-cell>
        </table:table-row>
        <table:table-row table:style-name="ro1">
          <table:table-cell office:value-type="float" office:value="1.096478" calcext:value-type="float">
            <text:p>1,096478</text:p>
          </table:table-cell>
          <table:table-cell office:value-type="float" office:value="173.8735" calcext:value-type="float">
            <text:p>173,8735</text:p>
          </table:table-cell>
        </table:table-row>
        <table:table-row table:style-name="ro1">
          <table:table-cell office:value-type="float" office:value="1.122018" calcext:value-type="float">
            <text:p>1,122018</text:p>
          </table:table-cell>
          <table:table-cell office:value-type="float" office:value="174.0785" calcext:value-type="float">
            <text:p>174,0785</text:p>
          </table:table-cell>
        </table:table-row>
        <table:table-row table:style-name="ro1">
          <table:table-cell office:value-type="float" office:value="1.148154" calcext:value-type="float">
            <text:p>1,148154</text:p>
          </table:table-cell>
          <table:table-cell office:value-type="float" office:value="174.2744" calcext:value-type="float">
            <text:p>174,2744</text:p>
          </table:table-cell>
        </table:table-row>
        <table:table-row table:style-name="ro1">
          <table:table-cell office:value-type="float" office:value="1.174898" calcext:value-type="float">
            <text:p>1,174898</text:p>
          </table:table-cell>
          <table:table-cell office:value-type="float" office:value="174.4615" calcext:value-type="float">
            <text:p>174,4615</text:p>
          </table:table-cell>
        </table:table-row>
        <table:table-row table:style-name="ro1">
          <table:table-cell office:value-type="float" office:value="1.202264" calcext:value-type="float">
            <text:p>1,202264</text:p>
          </table:table-cell>
          <table:table-cell office:value-type="float" office:value="174.64" calcext:value-type="float">
            <text:p>174,64</text:p>
          </table:table-cell>
        </table:table-row>
        <table:table-row table:style-name="ro1">
          <table:table-cell office:value-type="float" office:value="1.230269" calcext:value-type="float">
            <text:p>1,230269</text:p>
          </table:table-cell>
          <table:table-cell office:value-type="float" office:value="174.8102" calcext:value-type="float">
            <text:p>174,8102</text:p>
          </table:table-cell>
        </table:table-row>
        <table:table-row table:style-name="ro1">
          <table:table-cell office:value-type="float" office:value="1.258925" calcext:value-type="float">
            <text:p>1,258925</text:p>
          </table:table-cell>
          <table:table-cell office:value-type="float" office:value="174.9725" calcext:value-type="float">
            <text:p>174,9725</text:p>
          </table:table-cell>
        </table:table-row>
        <table:table-row table:style-name="ro1">
          <table:table-cell office:value-type="float" office:value="1.28825" calcext:value-type="float">
            <text:p>1,28825</text:p>
          </table:table-cell>
          <table:table-cell office:value-type="float" office:value="175.1271" calcext:value-type="float">
            <text:p>175,1271</text:p>
          </table:table-cell>
        </table:table-row>
        <table:table-row table:style-name="ro1">
          <table:table-cell office:value-type="float" office:value="1.318257" calcext:value-type="float">
            <text:p>1,318257</text:p>
          </table:table-cell>
          <table:table-cell office:value-type="float" office:value="175.2743" calcext:value-type="float">
            <text:p>175,2743</text:p>
          </table:table-cell>
        </table:table-row>
        <table:table-row table:style-name="ro1">
          <table:table-cell office:value-type="float" office:value="1.348963" calcext:value-type="float">
            <text:p>1,348963</text:p>
          </table:table-cell>
          <table:table-cell office:value-type="float" office:value="175.4143" calcext:value-type="float">
            <text:p>175,4143</text:p>
          </table:table-cell>
        </table:table-row>
        <table:table-row table:style-name="ro1">
          <table:table-cell office:value-type="float" office:value="1.380384" calcext:value-type="float">
            <text:p>1,380384</text:p>
          </table:table-cell>
          <table:table-cell office:value-type="float" office:value="175.5474" calcext:value-type="float">
            <text:p>175,5474</text:p>
          </table:table-cell>
        </table:table-row>
        <table:table-row table:style-name="ro1">
          <table:table-cell office:value-type="float" office:value="1.412538" calcext:value-type="float">
            <text:p>1,412538</text:p>
          </table:table-cell>
          <table:table-cell office:value-type="float" office:value="175.6738" calcext:value-type="float">
            <text:p>175,6738</text:p>
          </table:table-cell>
        </table:table-row>
        <table:table-row table:style-name="ro1">
          <table:table-cell office:value-type="float" office:value="1.44544" calcext:value-type="float">
            <text:p>1,44544</text:p>
          </table:table-cell>
          <table:table-cell office:value-type="float" office:value="175.7938" calcext:value-type="float">
            <text:p>175,7938</text:p>
          </table:table-cell>
        </table:table-row>
        <table:table-row table:style-name="ro1">
          <table:table-cell office:value-type="float" office:value="1.479108" calcext:value-type="float">
            <text:p>1,479108</text:p>
          </table:table-cell>
          <table:table-cell office:value-type="float" office:value="175.9075" calcext:value-type="float">
            <text:p>175,9075</text:p>
          </table:table-cell>
        </table:table-row>
        <table:table-row table:style-name="ro1">
          <table:table-cell office:value-type="float" office:value="1.513561" calcext:value-type="float">
            <text:p>1,513561</text:p>
          </table:table-cell>
          <table:table-cell office:value-type="float" office:value="176.0152" calcext:value-type="float">
            <text:p>176,0152</text:p>
          </table:table-cell>
        </table:table-row>
        <table:table-row table:style-name="ro1">
          <table:table-cell office:value-type="float" office:value="1.548817" calcext:value-type="float">
            <text:p>1,548817</text:p>
          </table:table-cell>
          <table:table-cell office:value-type="float" office:value="176.1171" calcext:value-type="float">
            <text:p>176,1171</text:p>
          </table:table-cell>
        </table:table-row>
        <table:table-row table:style-name="ro1">
          <table:table-cell office:value-type="float" office:value="1.584893" calcext:value-type="float">
            <text:p>1,584893</text:p>
          </table:table-cell>
          <table:table-cell office:value-type="float" office:value="176.2133" calcext:value-type="float">
            <text:p>176,2133</text:p>
          </table:table-cell>
        </table:table-row>
        <table:table-row table:style-name="ro1">
          <table:table-cell office:value-type="float" office:value="1.62181" calcext:value-type="float">
            <text:p>1,62181</text:p>
          </table:table-cell>
          <table:table-cell office:value-type="float" office:value="176.304" calcext:value-type="float">
            <text:p>176,304</text:p>
          </table:table-cell>
        </table:table-row>
        <table:table-row table:style-name="ro1">
          <table:table-cell office:value-type="float" office:value="1.659587" calcext:value-type="float">
            <text:p>1,659587</text:p>
          </table:table-cell>
          <table:table-cell office:value-type="float" office:value="176.3894" calcext:value-type="float">
            <text:p>176,3894</text:p>
          </table:table-cell>
        </table:table-row>
        <table:table-row table:style-name="ro1">
          <table:table-cell office:value-type="float" office:value="1.698244" calcext:value-type="float">
            <text:p>1,698244</text:p>
          </table:table-cell>
          <table:table-cell office:value-type="float" office:value="176.4697" calcext:value-type="float">
            <text:p>176,4697</text:p>
          </table:table-cell>
        </table:table-row>
        <table:table-row table:style-name="ro1">
          <table:table-cell office:value-type="float" office:value="1.737801" calcext:value-type="float">
            <text:p>1,737801</text:p>
          </table:table-cell>
          <table:table-cell office:value-type="float" office:value="176.5449" calcext:value-type="float">
            <text:p>176,5449</text:p>
          </table:table-cell>
        </table:table-row>
        <table:table-row table:style-name="ro1">
          <table:table-cell office:value-type="float" office:value="1.778279" calcext:value-type="float">
            <text:p>1,778279</text:p>
          </table:table-cell>
          <table:table-cell office:value-type="float" office:value="176.6153" calcext:value-type="float">
            <text:p>176,6153</text:p>
          </table:table-cell>
        </table:table-row>
        <table:table-row table:style-name="ro1">
          <table:table-cell office:value-type="float" office:value="1.819701" calcext:value-type="float">
            <text:p>1,819701</text:p>
          </table:table-cell>
          <table:table-cell office:value-type="float" office:value="176.681" calcext:value-type="float">
            <text:p>176,681</text:p>
          </table:table-cell>
        </table:table-row>
        <table:table-row table:style-name="ro1">
          <table:table-cell office:value-type="float" office:value="1.862087" calcext:value-type="float">
            <text:p>1,862087</text:p>
          </table:table-cell>
          <table:table-cell office:value-type="float" office:value="176.7421" calcext:value-type="float">
            <text:p>176,7421</text:p>
          </table:table-cell>
        </table:table-row>
        <table:table-row table:style-name="ro1">
          <table:table-cell office:value-type="float" office:value="1.905461" calcext:value-type="float">
            <text:p>1,905461</text:p>
          </table:table-cell>
          <table:table-cell office:value-type="float" office:value="176.7986" calcext:value-type="float">
            <text:p>176,7986</text:p>
          </table:table-cell>
        </table:table-row>
        <table:table-row table:style-name="ro1">
          <table:table-cell office:value-type="float" office:value="1.949845" calcext:value-type="float">
            <text:p>1,949845</text:p>
          </table:table-cell>
          <table:table-cell office:value-type="float" office:value="176.8508" calcext:value-type="float">
            <text:p>176,8508</text:p>
          </table:table-cell>
        </table:table-row>
        <table:table-row table:style-name="ro1">
          <table:table-cell office:value-type="float" office:value="1.995262" calcext:value-type="float">
            <text:p>1,995262</text:p>
          </table:table-cell>
          <table:table-cell office:value-type="float" office:value="176.8987" calcext:value-type="float">
            <text:p>176,8987</text:p>
          </table:table-cell>
        </table:table-row>
        <table:table-row table:style-name="ro1">
          <table:table-cell office:value-type="float" office:value="2.041738" calcext:value-type="float">
            <text:p>2,041738</text:p>
          </table:table-cell>
          <table:table-cell office:value-type="float" office:value="176.9424" calcext:value-type="float">
            <text:p>176,9424</text:p>
          </table:table-cell>
        </table:table-row>
        <table:table-row table:style-name="ro1">
          <table:table-cell office:value-type="float" office:value="2.089296" calcext:value-type="float">
            <text:p>2,089296</text:p>
          </table:table-cell>
          <table:table-cell office:value-type="float" office:value="176.982" calcext:value-type="float">
            <text:p>176,982</text:p>
          </table:table-cell>
        </table:table-row>
        <table:table-row table:style-name="ro1">
          <table:table-cell office:value-type="float" office:value="2.137962" calcext:value-type="float">
            <text:p>2,137962</text:p>
          </table:table-cell>
          <table:table-cell office:value-type="float" office:value="177.0175" calcext:value-type="float">
            <text:p>177,0175</text:p>
          </table:table-cell>
        </table:table-row>
        <table:table-row table:style-name="ro1">
          <table:table-cell office:value-type="float" office:value="2.187762" calcext:value-type="float">
            <text:p>2,187762</text:p>
          </table:table-cell>
          <table:table-cell office:value-type="float" office:value="177.0491" calcext:value-type="float">
            <text:p>177,0491</text:p>
          </table:table-cell>
        </table:table-row>
        <table:table-row table:style-name="ro1">
          <table:table-cell office:value-type="float" office:value="2.238721" calcext:value-type="float">
            <text:p>2,238721</text:p>
          </table:table-cell>
          <table:table-cell office:value-type="float" office:value="177.0768" calcext:value-type="float">
            <text:p>177,0768</text:p>
          </table:table-cell>
        </table:table-row>
        <table:table-row table:style-name="ro1">
          <table:table-cell office:value-type="float" office:value="2.290868" calcext:value-type="float">
            <text:p>2,290868</text:p>
          </table:table-cell>
          <table:table-cell office:value-type="float" office:value="177.1006" calcext:value-type="float">
            <text:p>177,1006</text:p>
          </table:table-cell>
        </table:table-row>
        <table:table-row table:style-name="ro1">
          <table:table-cell office:value-type="float" office:value="2.344229" calcext:value-type="float">
            <text:p>2,344229</text:p>
          </table:table-cell>
          <table:table-cell office:value-type="float" office:value="177.1206" calcext:value-type="float">
            <text:p>177,1206</text:p>
          </table:table-cell>
        </table:table-row>
        <table:table-row table:style-name="ro1">
          <table:table-cell office:value-type="float" office:value="2.398833" calcext:value-type="float">
            <text:p>2,398833</text:p>
          </table:table-cell>
          <table:table-cell office:value-type="float" office:value="177.1369" calcext:value-type="float">
            <text:p>177,1369</text:p>
          </table:table-cell>
        </table:table-row>
        <table:table-row table:style-name="ro1">
          <table:table-cell office:value-type="float" office:value="2.454709" calcext:value-type="float">
            <text:p>2,454709</text:p>
          </table:table-cell>
          <table:table-cell office:value-type="float" office:value="177.1494" calcext:value-type="float">
            <text:p>177,1494</text:p>
          </table:table-cell>
        </table:table-row>
        <table:table-row table:style-name="ro1">
          <table:table-cell office:value-type="float" office:value="2.511886" calcext:value-type="float">
            <text:p>2,511886</text:p>
          </table:table-cell>
          <table:table-cell office:value-type="float" office:value="177.1582" calcext:value-type="float">
            <text:p>177,1582</text:p>
          </table:table-cell>
        </table:table-row>
        <table:table-row table:style-name="ro1">
          <table:table-cell office:value-type="float" office:value="2.570396" calcext:value-type="float">
            <text:p>2,570396</text:p>
          </table:table-cell>
          <table:table-cell office:value-type="float" office:value="177.1633" calcext:value-type="float">
            <text:p>177,1633</text:p>
          </table:table-cell>
        </table:table-row>
        <table:table-row table:style-name="ro1">
          <table:table-cell office:value-type="float" office:value="2.630268" calcext:value-type="float">
            <text:p>2,630268</text:p>
          </table:table-cell>
          <table:table-cell office:value-type="float" office:value="177.1647" calcext:value-type="float">
            <text:p>177,1647</text:p>
          </table:table-cell>
        </table:table-row>
        <table:table-row table:style-name="ro1">
          <table:table-cell office:value-type="float" office:value="2.691535" calcext:value-type="float">
            <text:p>2,691535</text:p>
          </table:table-cell>
          <table:table-cell office:value-type="float" office:value="177.1625" calcext:value-type="float">
            <text:p>177,1625</text:p>
          </table:table-cell>
        </table:table-row>
        <table:table-row table:style-name="ro1">
          <table:table-cell office:value-type="float" office:value="2.754229" calcext:value-type="float">
            <text:p>2,754229</text:p>
          </table:table-cell>
          <table:table-cell office:value-type="float" office:value="177.1565" calcext:value-type="float">
            <text:p>177,1565</text:p>
          </table:table-cell>
        </table:table-row>
        <table:table-row table:style-name="ro1">
          <table:table-cell office:value-type="float" office:value="2.818383" calcext:value-type="float">
            <text:p>2,818383</text:p>
          </table:table-cell>
          <table:table-cell office:value-type="float" office:value="177.1468" calcext:value-type="float">
            <text:p>177,1468</text:p>
          </table:table-cell>
        </table:table-row>
        <table:table-row table:style-name="ro1">
          <table:table-cell office:value-type="float" office:value="2.884032" calcext:value-type="float">
            <text:p>2,884032</text:p>
          </table:table-cell>
          <table:table-cell office:value-type="float" office:value="177.1335" calcext:value-type="float">
            <text:p>177,1335</text:p>
          </table:table-cell>
        </table:table-row>
        <table:table-row table:style-name="ro1">
          <table:table-cell office:value-type="float" office:value="2.951209" calcext:value-type="float">
            <text:p>2,951209</text:p>
          </table:table-cell>
          <table:table-cell office:value-type="float" office:value="177.1163" calcext:value-type="float">
            <text:p>177,1163</text:p>
          </table:table-cell>
        </table:table-row>
        <table:table-row table:style-name="ro1">
          <table:table-cell office:value-type="float" office:value="3.019952" calcext:value-type="float">
            <text:p>3,019952</text:p>
          </table:table-cell>
          <table:table-cell office:value-type="float" office:value="177.0954" calcext:value-type="float">
            <text:p>177,0954</text:p>
          </table:table-cell>
        </table:table-row>
        <table:table-row table:style-name="ro1">
          <table:table-cell office:value-type="float" office:value="3.090295" calcext:value-type="float">
            <text:p>3,090295</text:p>
          </table:table-cell>
          <table:table-cell office:value-type="float" office:value="177.0707" calcext:value-type="float">
            <text:p>177,0707</text:p>
          </table:table-cell>
        </table:table-row>
        <table:table-row table:style-name="ro1">
          <table:table-cell office:value-type="float" office:value="3.162278" calcext:value-type="float">
            <text:p>3,162278</text:p>
          </table:table-cell>
          <table:table-cell office:value-type="float" office:value="177.0422" calcext:value-type="float">
            <text:p>177,0422</text:p>
          </table:table-cell>
        </table:table-row>
        <table:table-row table:style-name="ro1">
          <table:table-cell office:value-type="float" office:value="3.235937" calcext:value-type="float">
            <text:p>3,235937</text:p>
          </table:table-cell>
          <table:table-cell office:value-type="float" office:value="177.0097" calcext:value-type="float">
            <text:p>177,0097</text:p>
          </table:table-cell>
        </table:table-row>
        <table:table-row table:style-name="ro1">
          <table:table-cell office:value-type="float" office:value="3.311311" calcext:value-type="float">
            <text:p>3,311311</text:p>
          </table:table-cell>
          <table:table-cell office:value-type="float" office:value="176.9732" calcext:value-type="float">
            <text:p>176,9732</text:p>
          </table:table-cell>
        </table:table-row>
        <table:table-row table:style-name="ro1">
          <table:table-cell office:value-type="float" office:value="3.388442" calcext:value-type="float">
            <text:p>3,388442</text:p>
          </table:table-cell>
          <table:table-cell office:value-type="float" office:value="176.9326" calcext:value-type="float">
            <text:p>176,9326</text:p>
          </table:table-cell>
        </table:table-row>
        <table:table-row table:style-name="ro1">
          <table:table-cell office:value-type="float" office:value="3.467369" calcext:value-type="float">
            <text:p>3,467369</text:p>
          </table:table-cell>
          <table:table-cell office:value-type="float" office:value="176.888" calcext:value-type="float">
            <text:p>176,888</text:p>
          </table:table-cell>
        </table:table-row>
        <table:table-row table:style-name="ro1">
          <table:table-cell office:value-type="float" office:value="3.548134" calcext:value-type="float">
            <text:p>3,548134</text:p>
          </table:table-cell>
          <table:table-cell office:value-type="float" office:value="176.8391" calcext:value-type="float">
            <text:p>176,8391</text:p>
          </table:table-cell>
        </table:table-row>
        <table:table-row table:style-name="ro1">
          <table:table-cell office:value-type="float" office:value="3.630781" calcext:value-type="float">
            <text:p>3,630781</text:p>
          </table:table-cell>
          <table:table-cell office:value-type="float" office:value="176.7859" calcext:value-type="float">
            <text:p>176,7859</text:p>
          </table:table-cell>
        </table:table-row>
        <table:table-row table:style-name="ro1">
          <table:table-cell office:value-type="float" office:value="3.715352" calcext:value-type="float">
            <text:p>3,715352</text:p>
          </table:table-cell>
          <table:table-cell office:value-type="float" office:value="176.7283" calcext:value-type="float">
            <text:p>176,7283</text:p>
          </table:table-cell>
        </table:table-row>
        <table:table-row table:style-name="ro1">
          <table:table-cell office:value-type="float" office:value="3.801894" calcext:value-type="float">
            <text:p>3,801894</text:p>
          </table:table-cell>
          <table:table-cell office:value-type="float" office:value="176.6662" calcext:value-type="float">
            <text:p>176,6662</text:p>
          </table:table-cell>
        </table:table-row>
        <table:table-row table:style-name="ro1">
          <table:table-cell office:value-type="float" office:value="3.890451" calcext:value-type="float">
            <text:p>3,890451</text:p>
          </table:table-cell>
          <table:table-cell office:value-type="float" office:value="176.5994" calcext:value-type="float">
            <text:p>176,5994</text:p>
          </table:table-cell>
        </table:table-row>
        <table:table-row table:style-name="ro1">
          <table:table-cell office:value-type="float" office:value="3.981072" calcext:value-type="float">
            <text:p>3,981072</text:p>
          </table:table-cell>
          <table:table-cell office:value-type="float" office:value="176.5279" calcext:value-type="float">
            <text:p>176,5279</text:p>
          </table:table-cell>
        </table:table-row>
        <table:table-row table:style-name="ro1">
          <table:table-cell office:value-type="float" office:value="4.073803" calcext:value-type="float">
            <text:p>4,073803</text:p>
          </table:table-cell>
          <table:table-cell office:value-type="float" office:value="176.4515" calcext:value-type="float">
            <text:p>176,4515</text:p>
          </table:table-cell>
        </table:table-row>
        <table:table-row table:style-name="ro1">
          <table:table-cell office:value-type="float" office:value="4.168694" calcext:value-type="float">
            <text:p>4,168694</text:p>
          </table:table-cell>
          <table:table-cell office:value-type="float" office:value="176.37" calcext:value-type="float">
            <text:p>176,37</text:p>
          </table:table-cell>
        </table:table-row>
        <table:table-row table:style-name="ro1">
          <table:table-cell office:value-type="float" office:value="4.265795" calcext:value-type="float">
            <text:p>4,265795</text:p>
          </table:table-cell>
          <table:table-cell office:value-type="float" office:value="176.2834" calcext:value-type="float">
            <text:p>176,2834</text:p>
          </table:table-cell>
        </table:table-row>
        <table:table-row table:style-name="ro1">
          <table:table-cell office:value-type="float" office:value="4.365158" calcext:value-type="float">
            <text:p>4,365158</text:p>
          </table:table-cell>
          <table:table-cell office:value-type="float" office:value="176.1914" calcext:value-type="float">
            <text:p>176,1914</text:p>
          </table:table-cell>
        </table:table-row>
        <table:table-row table:style-name="ro1">
          <table:table-cell office:value-type="float" office:value="4.466836" calcext:value-type="float">
            <text:p>4,466836</text:p>
          </table:table-cell>
          <table:table-cell office:value-type="float" office:value="176.0939" calcext:value-type="float">
            <text:p>176,0939</text:p>
          </table:table-cell>
        </table:table-row>
        <table:table-row table:style-name="ro1">
          <table:table-cell office:value-type="float" office:value="4.570882" calcext:value-type="float">
            <text:p>4,570882</text:p>
          </table:table-cell>
          <table:table-cell office:value-type="float" office:value="175.9907" calcext:value-type="float">
            <text:p>175,9907</text:p>
          </table:table-cell>
        </table:table-row>
        <table:table-row table:style-name="ro1">
          <table:table-cell office:value-type="float" office:value="4.677351" calcext:value-type="float">
            <text:p>4,677351</text:p>
          </table:table-cell>
          <table:table-cell office:value-type="float" office:value="175.8816" calcext:value-type="float">
            <text:p>175,8816</text:p>
          </table:table-cell>
        </table:table-row>
        <table:table-row table:style-name="ro1">
          <table:table-cell office:value-type="float" office:value="4.786301" calcext:value-type="float">
            <text:p>4,786301</text:p>
          </table:table-cell>
          <table:table-cell office:value-type="float" office:value="175.7664" calcext:value-type="float">
            <text:p>175,7664</text:p>
          </table:table-cell>
        </table:table-row>
        <table:table-row table:style-name="ro1">
          <table:table-cell office:value-type="float" office:value="4.897788" calcext:value-type="float">
            <text:p>4,897788</text:p>
          </table:table-cell>
          <table:table-cell office:value-type="float" office:value="175.6449" calcext:value-type="float">
            <text:p>175,6449</text:p>
          </table:table-cell>
        </table:table-row>
        <table:table-row table:style-name="ro1">
          <table:table-cell office:value-type="float" office:value="5.011872" calcext:value-type="float">
            <text:p>5,011872</text:p>
          </table:table-cell>
          <table:table-cell office:value-type="float" office:value="175.517" calcext:value-type="float">
            <text:p>175,517</text:p>
          </table:table-cell>
        </table:table-row>
        <table:table-row table:style-name="ro1">
          <table:table-cell office:value-type="float" office:value="5.128614" calcext:value-type="float">
            <text:p>5,128614</text:p>
          </table:table-cell>
          <table:table-cell office:value-type="float" office:value="175.3822" calcext:value-type="float">
            <text:p>175,3822</text:p>
          </table:table-cell>
        </table:table-row>
        <table:table-row table:style-name="ro1">
          <table:table-cell office:value-type="float" office:value="5.248075" calcext:value-type="float">
            <text:p>5,248075</text:p>
          </table:table-cell>
          <table:table-cell office:value-type="float" office:value="175.2405" calcext:value-type="float">
            <text:p>175,2405</text:p>
          </table:table-cell>
        </table:table-row>
        <table:table-row table:style-name="ro1">
          <table:table-cell office:value-type="float" office:value="5.370318" calcext:value-type="float">
            <text:p>5,370318</text:p>
          </table:table-cell>
          <table:table-cell office:value-type="float" office:value="175.0916" calcext:value-type="float">
            <text:p>175,0916</text:p>
          </table:table-cell>
        </table:table-row>
        <table:table-row table:style-name="ro1">
          <table:table-cell office:value-type="float" office:value="5.495409" calcext:value-type="float">
            <text:p>5,495409</text:p>
          </table:table-cell>
          <table:table-cell office:value-type="float" office:value="174.9352" calcext:value-type="float">
            <text:p>174,9352</text:p>
          </table:table-cell>
        </table:table-row>
        <table:table-row table:style-name="ro1">
          <table:table-cell office:value-type="float" office:value="5.623413" calcext:value-type="float">
            <text:p>5,623413</text:p>
          </table:table-cell>
          <table:table-cell office:value-type="float" office:value="174.7711" calcext:value-type="float">
            <text:p>174,7711</text:p>
          </table:table-cell>
        </table:table-row>
        <table:table-row table:style-name="ro1">
          <table:table-cell office:value-type="float" office:value="5.754399" calcext:value-type="float">
            <text:p>5,754399</text:p>
          </table:table-cell>
          <table:table-cell office:value-type="float" office:value="174.5989" calcext:value-type="float">
            <text:p>174,5989</text:p>
          </table:table-cell>
        </table:table-row>
        <table:table-row table:style-name="ro1">
          <table:table-cell office:value-type="float" office:value="5.888437" calcext:value-type="float">
            <text:p>5,888437</text:p>
          </table:table-cell>
          <table:table-cell office:value-type="float" office:value="174.4185" calcext:value-type="float">
            <text:p>174,4185</text:p>
          </table:table-cell>
        </table:table-row>
        <table:table-row table:style-name="ro1">
          <table:table-cell office:value-type="float" office:value="6.025596" calcext:value-type="float">
            <text:p>6,025596</text:p>
          </table:table-cell>
          <table:table-cell office:value-type="float" office:value="174.2293" calcext:value-type="float">
            <text:p>174,2293</text:p>
          </table:table-cell>
        </table:table-row>
        <table:table-row table:style-name="ro1">
          <table:table-cell office:value-type="float" office:value="6.16595" calcext:value-type="float">
            <text:p>6,16595</text:p>
          </table:table-cell>
          <table:table-cell office:value-type="float" office:value="174.0313" calcext:value-type="float">
            <text:p>174,0313</text:p>
          </table:table-cell>
        </table:table-row>
        <table:table-row table:style-name="ro1">
          <table:table-cell office:value-type="float" office:value="6.309573" calcext:value-type="float">
            <text:p>6,309573</text:p>
          </table:table-cell>
          <table:table-cell office:value-type="float" office:value="173.824" calcext:value-type="float">
            <text:p>173,824</text:p>
          </table:table-cell>
        </table:table-row>
        <table:table-row table:style-name="ro1">
          <table:table-cell office:value-type="float" office:value="6.456542" calcext:value-type="float">
            <text:p>6,456542</text:p>
          </table:table-cell>
          <table:table-cell office:value-type="float" office:value="173.6071" calcext:value-type="float">
            <text:p>173,6071</text:p>
          </table:table-cell>
        </table:table-row>
        <table:table-row table:style-name="ro1">
          <table:table-cell office:value-type="float" office:value="6.606934" calcext:value-type="float">
            <text:p>6,606934</text:p>
          </table:table-cell>
          <table:table-cell office:value-type="float" office:value="173.3802" calcext:value-type="float">
            <text:p>173,3802</text:p>
          </table:table-cell>
        </table:table-row>
        <table:table-row table:style-name="ro1">
          <table:table-cell office:value-type="float" office:value="6.76083" calcext:value-type="float">
            <text:p>6,76083</text:p>
          </table:table-cell>
          <table:table-cell office:value-type="float" office:value="173.1431" calcext:value-type="float">
            <text:p>173,1431</text:p>
          </table:table-cell>
        </table:table-row>
        <table:table-row table:style-name="ro1">
          <table:table-cell office:value-type="float" office:value="6.91831" calcext:value-type="float">
            <text:p>6,91831</text:p>
          </table:table-cell>
          <table:table-cell office:value-type="float" office:value="172.8953" calcext:value-type="float">
            <text:p>172,8953</text:p>
          </table:table-cell>
        </table:table-row>
        <table:table-row table:style-name="ro1">
          <table:table-cell office:value-type="float" office:value="7.079458" calcext:value-type="float">
            <text:p>7,079458</text:p>
          </table:table-cell>
          <table:table-cell office:value-type="float" office:value="172.6364" calcext:value-type="float">
            <text:p>172,6364</text:p>
          </table:table-cell>
        </table:table-row>
        <table:table-row table:style-name="ro1">
          <table:table-cell office:value-type="float" office:value="7.24436" calcext:value-type="float">
            <text:p>7,24436</text:p>
          </table:table-cell>
          <table:table-cell office:value-type="float" office:value="172.3661" calcext:value-type="float">
            <text:p>172,3661</text:p>
          </table:table-cell>
        </table:table-row>
        <table:table-row table:style-name="ro1">
          <table:table-cell office:value-type="float" office:value="7.413102" calcext:value-type="float">
            <text:p>7,413102</text:p>
          </table:table-cell>
          <table:table-cell office:value-type="float" office:value="172.0839" calcext:value-type="float">
            <text:p>172,0839</text:p>
          </table:table-cell>
        </table:table-row>
        <table:table-row table:style-name="ro1">
          <table:table-cell office:value-type="float" office:value="7.585776" calcext:value-type="float">
            <text:p>7,585776</text:p>
          </table:table-cell>
          <table:table-cell office:value-type="float" office:value="171.7895" calcext:value-type="float">
            <text:p>171,7895</text:p>
          </table:table-cell>
        </table:table-row>
        <table:table-row table:style-name="ro1">
          <table:table-cell office:value-type="float" office:value="7.762471" calcext:value-type="float">
            <text:p>7,762471</text:p>
          </table:table-cell>
          <table:table-cell office:value-type="float" office:value="171.4825" calcext:value-type="float">
            <text:p>171,4825</text:p>
          </table:table-cell>
        </table:table-row>
        <table:table-row table:style-name="ro1">
          <table:table-cell office:value-type="float" office:value="7.943282" calcext:value-type="float">
            <text:p>7,943282</text:p>
          </table:table-cell>
          <table:table-cell office:value-type="float" office:value="171.1623" calcext:value-type="float">
            <text:p>171,1623</text:p>
          </table:table-cell>
        </table:table-row>
        <table:table-row table:style-name="ro1">
          <table:table-cell office:value-type="float" office:value="8.128305" calcext:value-type="float">
            <text:p>8,128305</text:p>
          </table:table-cell>
          <table:table-cell office:value-type="float" office:value="170.8285" calcext:value-type="float">
            <text:p>170,8285</text:p>
          </table:table-cell>
        </table:table-row>
        <table:table-row table:style-name="ro1">
          <table:table-cell office:value-type="float" office:value="8.317638" calcext:value-type="float">
            <text:p>8,317638</text:p>
          </table:table-cell>
          <table:table-cell office:value-type="float" office:value="170.4807" calcext:value-type="float">
            <text:p>170,4807</text:p>
          </table:table-cell>
        </table:table-row>
        <table:table-row table:style-name="ro1">
          <table:table-cell office:value-type="float" office:value="8.51138" calcext:value-type="float">
            <text:p>8,51138</text:p>
          </table:table-cell>
          <table:table-cell office:value-type="float" office:value="170.1185" calcext:value-type="float">
            <text:p>170,1185</text:p>
          </table:table-cell>
        </table:table-row>
        <table:table-row table:style-name="ro1">
          <table:table-cell office:value-type="float" office:value="8.709636" calcext:value-type="float">
            <text:p>8,709636</text:p>
          </table:table-cell>
          <table:table-cell office:value-type="float" office:value="169.7414" calcext:value-type="float">
            <text:p>169,7414</text:p>
          </table:table-cell>
        </table:table-row>
        <table:table-row table:style-name="ro1">
          <table:table-cell office:value-type="float" office:value="8.912509" calcext:value-type="float">
            <text:p>8,912509</text:p>
          </table:table-cell>
          <table:table-cell office:value-type="float" office:value="169.3488" calcext:value-type="float">
            <text:p>169,3488</text:p>
          </table:table-cell>
        </table:table-row>
        <table:table-row table:style-name="ro1">
          <table:table-cell office:value-type="float" office:value="9.120108" calcext:value-type="float">
            <text:p>9,120108</text:p>
          </table:table-cell>
          <table:table-cell office:value-type="float" office:value="168.9403" calcext:value-type="float">
            <text:p>168,9403</text:p>
          </table:table-cell>
        </table:table-row>
        <table:table-row table:style-name="ro1">
          <table:table-cell office:value-type="float" office:value="9.332543" calcext:value-type="float">
            <text:p>9,332543</text:p>
          </table:table-cell>
          <table:table-cell office:value-type="float" office:value="168.5154" calcext:value-type="float">
            <text:p>168,5154</text:p>
          </table:table-cell>
        </table:table-row>
        <table:table-row table:style-name="ro1">
          <table:table-cell office:value-type="float" office:value="9.549926" calcext:value-type="float">
            <text:p>9,549926</text:p>
          </table:table-cell>
          <table:table-cell office:value-type="float" office:value="168.0737" calcext:value-type="float">
            <text:p>168,0737</text:p>
          </table:table-cell>
        </table:table-row>
        <table:table-row table:style-name="ro1">
          <table:table-cell office:value-type="float" office:value="9.772372" calcext:value-type="float">
            <text:p>9,772372</text:p>
          </table:table-cell>
          <table:table-cell office:value-type="float" office:value="167.6146" calcext:value-type="float">
            <text:p>167,6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.1376" calcext:value-type="float">
            <text:p>167,1376</text:p>
          </table:table-cell>
        </table:table-row>
        <table:table-row table:style-name="ro1">
          <table:table-cell office:value-type="float" office:value="10.23293" calcext:value-type="float">
            <text:p>10,23293</text:p>
          </table:table-cell>
          <table:table-cell office:value-type="float" office:value="166.6422" calcext:value-type="float">
            <text:p>166,6422</text:p>
          </table:table-cell>
        </table:table-row>
        <table:table-row table:style-name="ro1">
          <table:table-cell office:value-type="float" office:value="10.47129" calcext:value-type="float">
            <text:p>10,47129</text:p>
          </table:table-cell>
          <table:table-cell office:value-type="float" office:value="166.1279" calcext:value-type="float">
            <text:p>166,1279</text:p>
          </table:table-cell>
        </table:table-row>
        <table:table-row table:style-name="ro1">
          <table:table-cell office:value-type="float" office:value="10.71519" calcext:value-type="float">
            <text:p>10,71519</text:p>
          </table:table-cell>
          <table:table-cell office:value-type="float" office:value="165.5943" calcext:value-type="float">
            <text:p>165,5943</text:p>
          </table:table-cell>
        </table:table-row>
        <table:table-row table:style-name="ro1">
          <table:table-cell office:value-type="float" office:value="10.96478" calcext:value-type="float">
            <text:p>10,96478</text:p>
          </table:table-cell>
          <table:table-cell office:value-type="float" office:value="165.0407" calcext:value-type="float">
            <text:p>165,0407</text:p>
          </table:table-cell>
        </table:table-row>
        <table:table-row table:style-name="ro1">
          <table:table-cell office:value-type="float" office:value="11.22018" calcext:value-type="float">
            <text:p>11,22018</text:p>
          </table:table-cell>
          <table:table-cell office:value-type="float" office:value="164.4668" calcext:value-type="float">
            <text:p>164,4668</text:p>
          </table:table-cell>
        </table:table-row>
        <table:table-row table:style-name="ro1">
          <table:table-cell office:value-type="float" office:value="11.48154" calcext:value-type="float">
            <text:p>11,48154</text:p>
          </table:table-cell>
          <table:table-cell office:value-type="float" office:value="163.8719" calcext:value-type="float">
            <text:p>163,8719</text:p>
          </table:table-cell>
        </table:table-row>
        <table:table-row table:style-name="ro1">
          <table:table-cell office:value-type="float" office:value="11.74898" calcext:value-type="float">
            <text:p>11,74898</text:p>
          </table:table-cell>
          <table:table-cell office:value-type="float" office:value="163.2557" calcext:value-type="float">
            <text:p>163,2557</text:p>
          </table:table-cell>
        </table:table-row>
        <table:table-row table:style-name="ro1">
          <table:table-cell office:value-type="float" office:value="12.02264" calcext:value-type="float">
            <text:p>12,02264</text:p>
          </table:table-cell>
          <table:table-cell office:value-type="float" office:value="162.6177" calcext:value-type="float">
            <text:p>162,6177</text:p>
          </table:table-cell>
        </table:table-row>
        <table:table-row table:style-name="ro1">
          <table:table-cell office:value-type="float" office:value="12.30269" calcext:value-type="float">
            <text:p>12,30269</text:p>
          </table:table-cell>
          <table:table-cell office:value-type="float" office:value="161.9573" calcext:value-type="float">
            <text:p>161,9573</text:p>
          </table:table-cell>
        </table:table-row>
        <table:table-row table:style-name="ro1">
          <table:table-cell office:value-type="float" office:value="12.58925" calcext:value-type="float">
            <text:p>12,58925</text:p>
          </table:table-cell>
          <table:table-cell office:value-type="float" office:value="161.2742" calcext:value-type="float">
            <text:p>161,2742</text:p>
          </table:table-cell>
        </table:table-row>
        <table:table-row table:style-name="ro1">
          <table:table-cell office:value-type="float" office:value="12.8825" calcext:value-type="float">
            <text:p>12,8825</text:p>
          </table:table-cell>
          <table:table-cell office:value-type="float" office:value="160.5679" calcext:value-type="float">
            <text:p>160,5679</text:p>
          </table:table-cell>
        </table:table-row>
        <table:table-row table:style-name="ro1">
          <table:table-cell office:value-type="float" office:value="13.18257" calcext:value-type="float">
            <text:p>13,18257</text:p>
          </table:table-cell>
          <table:table-cell office:value-type="float" office:value="159.8379" calcext:value-type="float">
            <text:p>159,8379</text:p>
          </table:table-cell>
        </table:table-row>
        <table:table-row table:style-name="ro1">
          <table:table-cell office:value-type="float" office:value="13.48963" calcext:value-type="float">
            <text:p>13,48963</text:p>
          </table:table-cell>
          <table:table-cell office:value-type="float" office:value="159.084" calcext:value-type="float">
            <text:p>159,084</text:p>
          </table:table-cell>
        </table:table-row>
        <table:table-row table:style-name="ro1">
          <table:table-cell office:value-type="float" office:value="13.80384" calcext:value-type="float">
            <text:p>13,80384</text:p>
          </table:table-cell>
          <table:table-cell office:value-type="float" office:value="158.3056" calcext:value-type="float">
            <text:p>158,3056</text:p>
          </table:table-cell>
        </table:table-row>
        <table:table-row table:style-name="ro1">
          <table:table-cell office:value-type="float" office:value="14.12538" calcext:value-type="float">
            <text:p>14,12538</text:p>
          </table:table-cell>
          <table:table-cell office:value-type="float" office:value="157.5025" calcext:value-type="float">
            <text:p>157,5025</text:p>
          </table:table-cell>
        </table:table-row>
        <table:table-row table:style-name="ro1">
          <table:table-cell office:value-type="float" office:value="14.4544" calcext:value-type="float">
            <text:p>14,4544</text:p>
          </table:table-cell>
          <table:table-cell office:value-type="float" office:value="156.6742" calcext:value-type="float">
            <text:p>156,6742</text:p>
          </table:table-cell>
        </table:table-row>
        <table:table-row table:style-name="ro1">
          <table:table-cell office:value-type="float" office:value="14.79108" calcext:value-type="float">
            <text:p>14,79108</text:p>
          </table:table-cell>
          <table:table-cell office:value-type="float" office:value="155.8206" calcext:value-type="float">
            <text:p>155,8206</text:p>
          </table:table-cell>
        </table:table-row>
        <table:table-row table:style-name="ro1">
          <table:table-cell office:value-type="float" office:value="15.13561" calcext:value-type="float">
            <text:p>15,13561</text:p>
          </table:table-cell>
          <table:table-cell office:value-type="float" office:value="154.9414" calcext:value-type="float">
            <text:p>154,9414</text:p>
          </table:table-cell>
        </table:table-row>
        <table:table-row table:style-name="ro1">
          <table:table-cell office:value-type="float" office:value="15.48817" calcext:value-type="float">
            <text:p>15,48817</text:p>
          </table:table-cell>
          <table:table-cell office:value-type="float" office:value="154.0363" calcext:value-type="float">
            <text:p>154,0363</text:p>
          </table:table-cell>
        </table:table-row>
        <table:table-row table:style-name="ro1">
          <table:table-cell office:value-type="float" office:value="15.84893" calcext:value-type="float">
            <text:p>15,84893</text:p>
          </table:table-cell>
          <table:table-cell office:value-type="float" office:value="153.105" calcext:value-type="float">
            <text:p>153,105</text:p>
          </table:table-cell>
        </table:table-row>
        <table:table-row table:style-name="ro1">
          <table:table-cell office:value-type="float" office:value="16.2181" calcext:value-type="float">
            <text:p>16,2181</text:p>
          </table:table-cell>
          <table:table-cell office:value-type="float" office:value="152.1475" calcext:value-type="float">
            <text:p>152,1475</text:p>
          </table:table-cell>
        </table:table-row>
        <table:table-row table:style-name="ro1">
          <table:table-cell office:value-type="float" office:value="16.59587" calcext:value-type="float">
            <text:p>16,59587</text:p>
          </table:table-cell>
          <table:table-cell office:value-type="float" office:value="151.1637" calcext:value-type="float">
            <text:p>151,1637</text:p>
          </table:table-cell>
        </table:table-row>
        <table:table-row table:style-name="ro1">
          <table:table-cell office:value-type="float" office:value="16.98244" calcext:value-type="float">
            <text:p>16,98244</text:p>
          </table:table-cell>
          <table:table-cell office:value-type="float" office:value="150.1533" calcext:value-type="float">
            <text:p>150,1533</text:p>
          </table:table-cell>
        </table:table-row>
        <table:table-row table:style-name="ro1">
          <table:table-cell office:value-type="float" office:value="17.37801" calcext:value-type="float">
            <text:p>17,37801</text:p>
          </table:table-cell>
          <table:table-cell office:value-type="float" office:value="149.1165" calcext:value-type="float">
            <text:p>149,1165</text:p>
          </table:table-cell>
        </table:table-row>
        <table:table-row table:style-name="ro1">
          <table:table-cell office:value-type="float" office:value="17.78279" calcext:value-type="float">
            <text:p>17,78279</text:p>
          </table:table-cell>
          <table:table-cell office:value-type="float" office:value="148.0532" calcext:value-type="float">
            <text:p>148,0532</text:p>
          </table:table-cell>
        </table:table-row>
        <table:table-row table:style-name="ro1">
          <table:table-cell office:value-type="float" office:value="18.19701" calcext:value-type="float">
            <text:p>18,19701</text:p>
          </table:table-cell>
          <table:table-cell office:value-type="float" office:value="146.9635" calcext:value-type="float">
            <text:p>146,9635</text:p>
          </table:table-cell>
        </table:table-row>
        <table:table-row table:style-name="ro1">
          <table:table-cell office:value-type="float" office:value="18.62087" calcext:value-type="float">
            <text:p>18,62087</text:p>
          </table:table-cell>
          <table:table-cell office:value-type="float" office:value="145.8475" calcext:value-type="float">
            <text:p>145,8475</text:p>
          </table:table-cell>
        </table:table-row>
        <table:table-row table:style-name="ro1">
          <table:table-cell office:value-type="float" office:value="19.05461" calcext:value-type="float">
            <text:p>19,05461</text:p>
          </table:table-cell>
          <table:table-cell office:value-type="float" office:value="144.7053" calcext:value-type="float">
            <text:p>144,7053</text:p>
          </table:table-cell>
        </table:table-row>
        <table:table-row table:style-name="ro1">
          <table:table-cell office:value-type="float" office:value="19.49845" calcext:value-type="float">
            <text:p>19,49845</text:p>
          </table:table-cell>
          <table:table-cell office:value-type="float" office:value="143.5371" calcext:value-type="float">
            <text:p>143,5371</text:p>
          </table:table-cell>
        </table:table-row>
        <table:table-row table:style-name="ro1">
          <table:table-cell office:value-type="float" office:value="19.95262" calcext:value-type="float">
            <text:p>19,95262</text:p>
          </table:table-cell>
          <table:table-cell office:value-type="float" office:value="142.3432" calcext:value-type="float">
            <text:p>142,3432</text:p>
          </table:table-cell>
        </table:table-row>
        <table:table-row table:style-name="ro1">
          <table:table-cell office:value-type="float" office:value="20.41738" calcext:value-type="float">
            <text:p>20,41738</text:p>
          </table:table-cell>
          <table:table-cell office:value-type="float" office:value="141.124" calcext:value-type="float">
            <text:p>141,124</text:p>
          </table:table-cell>
        </table:table-row>
        <table:table-row table:style-name="ro1">
          <table:table-cell office:value-type="float" office:value="20.89296" calcext:value-type="float">
            <text:p>20,89296</text:p>
          </table:table-cell>
          <table:table-cell office:value-type="float" office:value="139.8797" calcext:value-type="float">
            <text:p>139,8797</text:p>
          </table:table-cell>
        </table:table-row>
        <table:table-row table:style-name="ro1">
          <table:table-cell office:value-type="float" office:value="21.37962" calcext:value-type="float">
            <text:p>21,37962</text:p>
          </table:table-cell>
          <table:table-cell office:value-type="float" office:value="138.6107" calcext:value-type="float">
            <text:p>138,6107</text:p>
          </table:table-cell>
        </table:table-row>
        <table:table-row table:style-name="ro1">
          <table:table-cell office:value-type="float" office:value="21.87762" calcext:value-type="float">
            <text:p>21,87762</text:p>
          </table:table-cell>
          <table:table-cell office:value-type="float" office:value="137.3176" calcext:value-type="float">
            <text:p>137,3176</text:p>
          </table:table-cell>
        </table:table-row>
        <table:table-row table:style-name="ro1">
          <table:table-cell office:value-type="float" office:value="22.38721" calcext:value-type="float">
            <text:p>22,38721</text:p>
          </table:table-cell>
          <table:table-cell office:value-type="float" office:value="136.0008" calcext:value-type="float">
            <text:p>136,0008</text:p>
          </table:table-cell>
        </table:table-row>
        <table:table-row table:style-name="ro1">
          <table:table-cell office:value-type="float" office:value="22.90868" calcext:value-type="float">
            <text:p>22,90868</text:p>
          </table:table-cell>
          <table:table-cell office:value-type="float" office:value="134.661" calcext:value-type="float">
            <text:p>134,661</text:p>
          </table:table-cell>
        </table:table-row>
        <table:table-row table:style-name="ro1">
          <table:table-cell office:value-type="float" office:value="23.44229" calcext:value-type="float">
            <text:p>23,44229</text:p>
          </table:table-cell>
          <table:table-cell office:value-type="float" office:value="133.2986" calcext:value-type="float">
            <text:p>133,2986</text:p>
          </table:table-cell>
        </table:table-row>
        <table:table-row table:style-name="ro1">
          <table:table-cell office:value-type="float" office:value="23.98833" calcext:value-type="float">
            <text:p>23,98833</text:p>
          </table:table-cell>
          <table:table-cell office:value-type="float" office:value="131.9143" calcext:value-type="float">
            <text:p>131,9143</text:p>
          </table:table-cell>
        </table:table-row>
        <table:table-row table:style-name="ro1">
          <table:table-cell office:value-type="float" office:value="24.54709" calcext:value-type="float">
            <text:p>24,54709</text:p>
          </table:table-cell>
          <table:table-cell office:value-type="float" office:value="130.5089" calcext:value-type="float">
            <text:p>130,5089</text:p>
          </table:table-cell>
        </table:table-row>
        <table:table-row table:style-name="ro1">
          <table:table-cell office:value-type="float" office:value="25.11886" calcext:value-type="float">
            <text:p>25,11886</text:p>
          </table:table-cell>
          <table:table-cell office:value-type="float" office:value="129.0829" calcext:value-type="float">
            <text:p>129,0829</text:p>
          </table:table-cell>
        </table:table-row>
        <table:table-row table:style-name="ro1">
          <table:table-cell office:value-type="float" office:value="25.70396" calcext:value-type="float">
            <text:p>25,70396</text:p>
          </table:table-cell>
          <table:table-cell office:value-type="float" office:value="127.6373" calcext:value-type="float">
            <text:p>127,6373</text:p>
          </table:table-cell>
        </table:table-row>
        <table:table-row table:style-name="ro1">
          <table:table-cell office:value-type="float" office:value="26.30268" calcext:value-type="float">
            <text:p>26,30268</text:p>
          </table:table-cell>
          <table:table-cell office:value-type="float" office:value="126.1726" calcext:value-type="float">
            <text:p>126,1726</text:p>
          </table:table-cell>
        </table:table-row>
        <table:table-row table:style-name="ro1">
          <table:table-cell office:value-type="float" office:value="26.91535" calcext:value-type="float">
            <text:p>26,91535</text:p>
          </table:table-cell>
          <table:table-cell office:value-type="float" office:value="124.6898" calcext:value-type="float">
            <text:p>124,6898</text:p>
          </table:table-cell>
        </table:table-row>
        <table:table-row table:style-name="ro1">
          <table:table-cell office:value-type="float" office:value="27.54229" calcext:value-type="float">
            <text:p>27,54229</text:p>
          </table:table-cell>
          <table:table-cell office:value-type="float" office:value="123.1895" calcext:value-type="float">
            <text:p>123,1895</text:p>
          </table:table-cell>
        </table:table-row>
        <table:table-row table:style-name="ro1">
          <table:table-cell office:value-type="float" office:value="28.18383" calcext:value-type="float">
            <text:p>28,18383</text:p>
          </table:table-cell>
          <table:table-cell office:value-type="float" office:value="121.6726" calcext:value-type="float">
            <text:p>121,6726</text:p>
          </table:table-cell>
        </table:table-row>
        <table:table-row table:style-name="ro1">
          <table:table-cell office:value-type="float" office:value="28.84032" calcext:value-type="float">
            <text:p>28,84032</text:p>
          </table:table-cell>
          <table:table-cell office:value-type="float" office:value="120.1399" calcext:value-type="float">
            <text:p>120,1399</text:p>
          </table:table-cell>
        </table:table-row>
        <table:table-row table:style-name="ro1">
          <table:table-cell office:value-type="float" office:value="29.51209" calcext:value-type="float">
            <text:p>29,51209</text:p>
          </table:table-cell>
          <table:table-cell office:value-type="float" office:value="118.592" calcext:value-type="float">
            <text:p>118,592</text:p>
          </table:table-cell>
        </table:table-row>
        <table:table-row table:style-name="ro1">
          <table:table-cell office:value-type="float" office:value="30.19952" calcext:value-type="float">
            <text:p>30,19952</text:p>
          </table:table-cell>
          <table:table-cell office:value-type="float" office:value="117.0297" calcext:value-type="float">
            <text:p>117,0297</text:p>
          </table:table-cell>
        </table:table-row>
        <table:table-row table:style-name="ro1">
          <table:table-cell office:value-type="float" office:value="30.90295" calcext:value-type="float">
            <text:p>30,90295</text:p>
          </table:table-cell>
          <table:table-cell office:value-type="float" office:value="115.4537" calcext:value-type="float">
            <text:p>115,4537</text:p>
          </table:table-cell>
        </table:table-row>
        <table:table-row table:style-name="ro1">
          <table:table-cell office:value-type="float" office:value="31.62278" calcext:value-type="float">
            <text:p>31,62278</text:p>
          </table:table-cell>
          <table:table-cell office:value-type="float" office:value="113.8644" calcext:value-type="float">
            <text:p>113,8644</text:p>
          </table:table-cell>
        </table:table-row>
        <table:table-row table:style-name="ro1">
          <table:table-cell office:value-type="float" office:value="32.35937" calcext:value-type="float">
            <text:p>32,35937</text:p>
          </table:table-cell>
          <table:table-cell office:value-type="float" office:value="112.2622" calcext:value-type="float">
            <text:p>112,2622</text:p>
          </table:table-cell>
        </table:table-row>
        <table:table-row table:style-name="ro1">
          <table:table-cell office:value-type="float" office:value="33.11311" calcext:value-type="float">
            <text:p>33,11311</text:p>
          </table:table-cell>
          <table:table-cell office:value-type="float" office:value="110.6475" calcext:value-type="float">
            <text:p>110,6475</text:p>
          </table:table-cell>
        </table:table-row>
        <table:table-row table:style-name="ro1">
          <table:table-cell office:value-type="float" office:value="33.88442" calcext:value-type="float">
            <text:p>33,88442</text:p>
          </table:table-cell>
          <table:table-cell office:value-type="float" office:value="109.0201" calcext:value-type="float">
            <text:p>109,0201</text:p>
          </table:table-cell>
        </table:table-row>
        <table:table-row table:style-name="ro1">
          <table:table-cell office:value-type="float" office:value="34.67369" calcext:value-type="float">
            <text:p>34,67369</text:p>
          </table:table-cell>
          <table:table-cell office:value-type="float" office:value="107.3799" calcext:value-type="float">
            <text:p>107,3799</text:p>
          </table:table-cell>
        </table:table-row>
        <table:table-row table:style-name="ro1">
          <table:table-cell office:value-type="float" office:value="35.48134" calcext:value-type="float">
            <text:p>35,48134</text:p>
          </table:table-cell>
          <table:table-cell office:value-type="float" office:value="105.726" calcext:value-type="float">
            <text:p>105,726</text:p>
          </table:table-cell>
        </table:table-row>
        <table:table-row table:style-name="ro1">
          <table:table-cell office:value-type="float" office:value="36.30781" calcext:value-type="float">
            <text:p>36,30781</text:p>
          </table:table-cell>
          <table:table-cell office:value-type="float" office:value="104.0571" calcext:value-type="float">
            <text:p>104,0571</text:p>
          </table:table-cell>
        </table:table-row>
        <table:table-row table:style-name="ro1">
          <table:table-cell office:value-type="float" office:value="37.15352" calcext:value-type="float">
            <text:p>37,15352</text:p>
          </table:table-cell>
          <table:table-cell office:value-type="float" office:value="102.3712" calcext:value-type="float">
            <text:p>102,3712</text:p>
          </table:table-cell>
        </table:table-row>
        <table:table-row table:style-name="ro1">
          <table:table-cell office:value-type="float" office:value="38.01894" calcext:value-type="float">
            <text:p>38,01894</text:p>
          </table:table-cell>
          <table:table-cell office:value-type="float" office:value="100.6647" calcext:value-type="float">
            <text:p>100,6647</text:p>
          </table:table-cell>
        </table:table-row>
        <table:table-row table:style-name="ro1">
          <table:table-cell office:value-type="float" office:value="38.90451" calcext:value-type="float">
            <text:p>38,90451</text:p>
          </table:table-cell>
          <table:table-cell office:value-type="float" office:value="98.93292" calcext:value-type="float">
            <text:p>98,93292</text:p>
          </table:table-cell>
        </table:table-row>
        <table:table-row table:style-name="ro1">
          <table:table-cell office:value-type="float" office:value="39.81072" calcext:value-type="float">
            <text:p>39,81072</text:p>
          </table:table-cell>
          <table:table-cell office:value-type="float" office:value="97.16821" calcext:value-type="float">
            <text:p>97,16821</text:p>
          </table:table-cell>
        </table:table-row>
        <table:table-row table:style-name="ro1">
          <table:table-cell office:value-type="float" office:value="40.73803" calcext:value-type="float">
            <text:p>40,73803</text:p>
          </table:table-cell>
          <table:table-cell office:value-type="float" office:value="95.35937" calcext:value-type="float">
            <text:p>95,35937</text:p>
          </table:table-cell>
        </table:table-row>
        <table:table-row table:style-name="ro1">
          <table:table-cell office:value-type="float" office:value="41.68694" calcext:value-type="float">
            <text:p>41,68694</text:p>
          </table:table-cell>
          <table:table-cell office:value-type="float" office:value="93.48918" calcext:value-type="float">
            <text:p>93,48918</text:p>
          </table:table-cell>
        </table:table-row>
        <table:table-row table:style-name="ro1">
          <table:table-cell office:value-type="float" office:value="42.65795" calcext:value-type="float">
            <text:p>42,65795</text:p>
          </table:table-cell>
          <table:table-cell office:value-type="float" office:value="91.53076" calcext:value-type="float">
            <text:p>91,53076</text:p>
          </table:table-cell>
        </table:table-row>
        <table:table-row table:style-name="ro1">
          <table:table-cell office:value-type="float" office:value="43.65158" calcext:value-type="float">
            <text:p>43,65158</text:p>
          </table:table-cell>
          <table:table-cell office:value-type="float" office:value="89.44077" calcext:value-type="float">
            <text:p>89,44077</text:p>
          </table:table-cell>
        </table:table-row>
        <table:table-row table:style-name="ro1">
          <table:table-cell office:value-type="float" office:value="44.66836" calcext:value-type="float">
            <text:p>44,66836</text:p>
          </table:table-cell>
          <table:table-cell office:value-type="float" office:value="87.14652" calcext:value-type="float">
            <text:p>87,14652</text:p>
          </table:table-cell>
        </table:table-row>
        <table:table-row table:style-name="ro1">
          <table:table-cell office:value-type="float" office:value="45.70882" calcext:value-type="float">
            <text:p>45,70882</text:p>
          </table:table-cell>
          <table:table-cell office:value-type="float" office:value="84.52002" calcext:value-type="float">
            <text:p>84,52002</text:p>
          </table:table-cell>
        </table:table-row>
        <table:table-row table:style-name="ro1">
          <table:table-cell office:value-type="float" office:value="46.77351" calcext:value-type="float">
            <text:p>46,77351</text:p>
          </table:table-cell>
          <table:table-cell office:value-type="float" office:value="81.32202" calcext:value-type="float">
            <text:p>81,32202</text:p>
          </table:table-cell>
        </table:table-row>
        <table:table-row table:style-name="ro1">
          <table:table-cell office:value-type="float" office:value="47.86301" calcext:value-type="float">
            <text:p>47,86301</text:p>
          </table:table-cell>
          <table:table-cell office:value-type="float" office:value="77.07304" calcext:value-type="float">
            <text:p>77,07304</text:p>
          </table:table-cell>
        </table:table-row>
        <table:table-row table:style-name="ro1">
          <table:table-cell office:value-type="float" office:value="48.97788" calcext:value-type="float">
            <text:p>48,97788</text:p>
          </table:table-cell>
          <table:table-cell office:value-type="float" office:value="70.73806" calcext:value-type="float">
            <text:p>70,73806</text:p>
          </table:table-cell>
        </table:table-row>
        <table:table-row table:style-name="ro1">
          <table:table-cell office:value-type="float" office:value="50.11872" calcext:value-type="float">
            <text:p>50,11872</text:p>
          </table:table-cell>
          <table:table-cell office:value-type="float" office:value="59.96815" calcext:value-type="float">
            <text:p>59,96815</text:p>
          </table:table-cell>
        </table:table-row>
        <table:table-row table:style-name="ro1">
          <table:table-cell office:value-type="float" office:value="51.28614" calcext:value-type="float">
            <text:p>51,28614</text:p>
          </table:table-cell>
          <table:table-cell office:value-type="float" office:value="39.90517" calcext:value-type="float">
            <text:p>39,90517</text:p>
          </table:table-cell>
        </table:table-row>
        <table:table-row table:style-name="ro1">
          <table:table-cell office:value-type="float" office:value="52.48075" calcext:value-type="float">
            <text:p>52,48075</text:p>
          </table:table-cell>
          <table:table-cell office:value-type="float" office:value="6.279817" calcext:value-type="float">
            <text:p>6,279817</text:p>
          </table:table-cell>
        </table:table-row>
        <table:table-row table:style-name="ro1">
          <table:table-cell office:value-type="float" office:value="53.70318" calcext:value-type="float">
            <text:p>53,70318</text:p>
          </table:table-cell>
          <table:table-cell office:value-type="float" office:value="29.42772" calcext:value-type="float">
            <text:p>29,42772</text:p>
          </table:table-cell>
        </table:table-row>
        <table:table-row table:style-name="ro1">
          <table:table-cell office:value-type="float" office:value="54.95409" calcext:value-type="float">
            <text:p>54,95409</text:p>
          </table:table-cell>
          <table:table-cell office:value-type="float" office:value="51.17924" calcext:value-type="float">
            <text:p>51,17924</text:p>
          </table:table-cell>
        </table:table-row>
        <table:table-row table:style-name="ro1">
          <table:table-cell office:value-type="float" office:value="56.23413" calcext:value-type="float">
            <text:p>56,23413</text:p>
          </table:table-cell>
          <table:table-cell office:value-type="float" office:value="61.15354" calcext:value-type="float">
            <text:p>61,15354</text:p>
          </table:table-cell>
        </table:table-row>
        <table:table-row table:style-name="ro1">
          <table:table-cell office:value-type="float" office:value="57.54399" calcext:value-type="float">
            <text:p>57,54399</text:p>
          </table:table-cell>
          <table:table-cell office:value-type="float" office:value="65.38844" calcext:value-type="float">
            <text:p>65,38844</text:p>
          </table:table-cell>
        </table:table-row>
        <table:table-row table:style-name="ro1">
          <table:table-cell office:value-type="float" office:value="58.88437" calcext:value-type="float">
            <text:p>58,88437</text:p>
          </table:table-cell>
          <table:table-cell office:value-type="float" office:value="67.02034" calcext:value-type="float">
            <text:p>67,02034</text:p>
          </table:table-cell>
        </table:table-row>
        <table:table-row table:style-name="ro1">
          <table:table-cell office:value-type="float" office:value="60.25596" calcext:value-type="float">
            <text:p>60,25596</text:p>
          </table:table-cell>
          <table:table-cell office:value-type="float" office:value="67.40106" calcext:value-type="float">
            <text:p>67,40106</text:p>
          </table:table-cell>
        </table:table-row>
        <table:table-row table:style-name="ro1">
          <table:table-cell office:value-type="float" office:value="61.6595" calcext:value-type="float">
            <text:p>61,6595</text:p>
          </table:table-cell>
          <table:table-cell office:value-type="float" office:value="67.13301" calcext:value-type="float">
            <text:p>67,13301</text:p>
          </table:table-cell>
        </table:table-row>
        <table:table-row table:style-name="ro1">
          <table:table-cell office:value-type="float" office:value="63.09573" calcext:value-type="float">
            <text:p>63,09573</text:p>
          </table:table-cell>
          <table:table-cell office:value-type="float" office:value="66.50583" calcext:value-type="float">
            <text:p>66,50583</text:p>
          </table:table-cell>
        </table:table-row>
        <table:table-row table:style-name="ro1">
          <table:table-cell office:value-type="float" office:value="64.56542" calcext:value-type="float">
            <text:p>64,56542</text:p>
          </table:table-cell>
          <table:table-cell office:value-type="float" office:value="65.66968" calcext:value-type="float">
            <text:p>65,66968</text:p>
          </table:table-cell>
        </table:table-row>
        <table:table-row table:style-name="ro1">
          <table:table-cell office:value-type="float" office:value="66.06934" calcext:value-type="float">
            <text:p>66,06934</text:p>
          </table:table-cell>
          <table:table-cell office:value-type="float" office:value="64.70783" calcext:value-type="float">
            <text:p>64,70783</text:p>
          </table:table-cell>
        </table:table-row>
        <table:table-row table:style-name="ro1">
          <table:table-cell office:value-type="float" office:value="67.6083" calcext:value-type="float">
            <text:p>67,6083</text:p>
          </table:table-cell>
          <table:table-cell office:value-type="float" office:value="63.66913" calcext:value-type="float">
            <text:p>63,66913</text:p>
          </table:table-cell>
        </table:table-row>
        <table:table-row table:style-name="ro1">
          <table:table-cell office:value-type="float" office:value="69.1831" calcext:value-type="float">
            <text:p>69,1831</text:p>
          </table:table-cell>
          <table:table-cell office:value-type="float" office:value="62.58362" calcext:value-type="float">
            <text:p>62,58362</text:p>
          </table:table-cell>
        </table:table-row>
        <table:table-row table:style-name="ro1">
          <table:table-cell office:value-type="float" office:value="70.79458" calcext:value-type="float">
            <text:p>70,79458</text:p>
          </table:table-cell>
          <table:table-cell office:value-type="float" office:value="61.47057" calcext:value-type="float">
            <text:p>61,47057</text:p>
          </table:table-cell>
        </table:table-row>
        <table:table-row table:style-name="ro1">
          <table:table-cell office:value-type="float" office:value="72.4436" calcext:value-type="float">
            <text:p>72,4436</text:p>
          </table:table-cell>
          <table:table-cell office:value-type="float" office:value="60.34279" calcext:value-type="float">
            <text:p>60,34279</text:p>
          </table:table-cell>
        </table:table-row>
        <table:table-row table:style-name="ro1">
          <table:table-cell office:value-type="float" office:value="74.13102" calcext:value-type="float">
            <text:p>74,13102</text:p>
          </table:table-cell>
          <table:table-cell office:value-type="float" office:value="59.209" calcext:value-type="float">
            <text:p>59,209</text:p>
          </table:table-cell>
        </table:table-row>
        <table:table-row table:style-name="ro1">
          <table:table-cell office:value-type="float" office:value="75.85776" calcext:value-type="float">
            <text:p>75,85776</text:p>
          </table:table-cell>
          <table:table-cell office:value-type="float" office:value="58.07534" calcext:value-type="float">
            <text:p>58,07534</text:p>
          </table:table-cell>
        </table:table-row>
        <table:table-row table:style-name="ro1">
          <table:table-cell office:value-type="float" office:value="77.62471" calcext:value-type="float">
            <text:p>77,62471</text:p>
          </table:table-cell>
          <table:table-cell office:value-type="float" office:value="56.9462" calcext:value-type="float">
            <text:p>56,9462</text:p>
          </table:table-cell>
        </table:table-row>
        <table:table-row table:style-name="ro1">
          <table:table-cell office:value-type="float" office:value="79.43282" calcext:value-type="float">
            <text:p>79,43282</text:p>
          </table:table-cell>
          <table:table-cell office:value-type="float" office:value="55.82478" calcext:value-type="float">
            <text:p>55,82478</text:p>
          </table:table-cell>
        </table:table-row>
        <table:table-row table:style-name="ro1">
          <table:table-cell office:value-type="float" office:value="81.28305" calcext:value-type="float">
            <text:p>81,28305</text:p>
          </table:table-cell>
          <table:table-cell office:value-type="float" office:value="54.71344" calcext:value-type="float">
            <text:p>54,71344</text:p>
          </table:table-cell>
        </table:table-row>
        <table:table-row table:style-name="ro1">
          <table:table-cell office:value-type="float" office:value="83.17638" calcext:value-type="float">
            <text:p>83,17638</text:p>
          </table:table-cell>
          <table:table-cell office:value-type="float" office:value="53.61396" calcext:value-type="float">
            <text:p>53,61396</text:p>
          </table:table-cell>
        </table:table-row>
        <table:table-row table:style-name="ro1">
          <table:table-cell office:value-type="float" office:value="85.1138" calcext:value-type="float">
            <text:p>85,1138</text:p>
          </table:table-cell>
          <table:table-cell office:value-type="float" office:value="52.52769" calcext:value-type="float">
            <text:p>52,52769</text:p>
          </table:table-cell>
        </table:table-row>
        <table:table-row table:style-name="ro1">
          <table:table-cell office:value-type="float" office:value="87.09636" calcext:value-type="float">
            <text:p>87,09636</text:p>
          </table:table-cell>
          <table:table-cell office:value-type="float" office:value="51.45563" calcext:value-type="float">
            <text:p>51,45563</text:p>
          </table:table-cell>
        </table:table-row>
        <table:table-row table:style-name="ro1">
          <table:table-cell office:value-type="float" office:value="89.12509" calcext:value-type="float">
            <text:p>89,12509</text:p>
          </table:table-cell>
          <table:table-cell office:value-type="float" office:value="50.39855" calcext:value-type="float">
            <text:p>50,39855</text:p>
          </table:table-cell>
        </table:table-row>
        <table:table-row table:style-name="ro1">
          <table:table-cell office:value-type="float" office:value="91.20108" calcext:value-type="float">
            <text:p>91,20108</text:p>
          </table:table-cell>
          <table:table-cell office:value-type="float" office:value="49.35704" calcext:value-type="float">
            <text:p>49,35704</text:p>
          </table:table-cell>
        </table:table-row>
        <table:table-row table:style-name="ro1">
          <table:table-cell office:value-type="float" office:value="93.32543" calcext:value-type="float">
            <text:p>93,32543</text:p>
          </table:table-cell>
          <table:table-cell office:value-type="float" office:value="48.33154" calcext:value-type="float">
            <text:p>48,33154</text:p>
          </table:table-cell>
        </table:table-row>
        <table:table-row table:style-name="ro1">
          <table:table-cell office:value-type="float" office:value="95.49926" calcext:value-type="float">
            <text:p>95,49926</text:p>
          </table:table-cell>
          <table:table-cell office:value-type="float" office:value="47.32236" calcext:value-type="float">
            <text:p>47,32236</text:p>
          </table:table-cell>
        </table:table-row>
        <table:table-row table:style-name="ro1">
          <table:table-cell office:value-type="float" office:value="97.72372" calcext:value-type="float">
            <text:p>97,72372</text:p>
          </table:table-cell>
          <table:table-cell office:value-type="float" office:value="46.32972" calcext:value-type="float">
            <text:p>46,32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.35378" calcext:value-type="float">
            <text:p>45,35378</text:p>
          </table:table-cell>
        </table:table-row>
        <table:table-row table:style-name="ro1">
          <table:table-cell office:value-type="float" office:value="102.3293" calcext:value-type="float">
            <text:p>102,3293</text:p>
          </table:table-cell>
          <table:table-cell office:value-type="float" office:value="44.39463" calcext:value-type="float">
            <text:p>44,39463</text:p>
          </table:table-cell>
        </table:table-row>
        <table:table-row table:style-name="ro1">
          <table:table-cell office:value-type="float" office:value="104.7129" calcext:value-type="float">
            <text:p>104,7129</text:p>
          </table:table-cell>
          <table:table-cell office:value-type="float" office:value="43.45231" calcext:value-type="float">
            <text:p>43,45231</text:p>
          </table:table-cell>
        </table:table-row>
        <table:table-row table:style-name="ro1">
          <table:table-cell office:value-type="float" office:value="107.1519" calcext:value-type="float">
            <text:p>107,1519</text:p>
          </table:table-cell>
          <table:table-cell office:value-type="float" office:value="42.52681" calcext:value-type="float">
            <text:p>42,52681</text:p>
          </table:table-cell>
        </table:table-row>
        <table:table-row table:style-name="ro1">
          <table:table-cell office:value-type="float" office:value="109.6478" calcext:value-type="float">
            <text:p>109,6478</text:p>
          </table:table-cell>
          <table:table-cell office:value-type="float" office:value="41.6181" calcext:value-type="float">
            <text:p>41,6181</text:p>
          </table:table-cell>
        </table:table-row>
        <table:table-row table:style-name="ro1">
          <table:table-cell office:value-type="float" office:value="112.2018" calcext:value-type="float">
            <text:p>112,2018</text:p>
          </table:table-cell>
          <table:table-cell office:value-type="float" office:value="40.7261" calcext:value-type="float">
            <text:p>40,7261</text:p>
          </table:table-cell>
        </table:table-row>
        <table:table-row table:style-name="ro1">
          <table:table-cell office:value-type="float" office:value="114.8154" calcext:value-type="float">
            <text:p>114,8154</text:p>
          </table:table-cell>
          <table:table-cell office:value-type="float" office:value="39.85071" calcext:value-type="float">
            <text:p>39,85071</text:p>
          </table:table-cell>
        </table:table-row>
        <table:table-row table:style-name="ro1">
          <table:table-cell office:value-type="float" office:value="117.4898" calcext:value-type="float">
            <text:p>117,4898</text:p>
          </table:table-cell>
          <table:table-cell office:value-type="float" office:value="38.99183" calcext:value-type="float">
            <text:p>38,99183</text:p>
          </table:table-cell>
        </table:table-row>
        <table:table-row table:style-name="ro1">
          <table:table-cell office:value-type="float" office:value="120.2264" calcext:value-type="float">
            <text:p>120,2264</text:p>
          </table:table-cell>
          <table:table-cell office:value-type="float" office:value="38.14932" calcext:value-type="float">
            <text:p>38,14932</text:p>
          </table:table-cell>
        </table:table-row>
        <table:table-row table:style-name="ro1">
          <table:table-cell office:value-type="float" office:value="123.0269" calcext:value-type="float">
            <text:p>123,0269</text:p>
          </table:table-cell>
          <table:table-cell office:value-type="float" office:value="37.32303" calcext:value-type="float">
            <text:p>37,32303</text:p>
          </table:table-cell>
        </table:table-row>
        <table:table-row table:style-name="ro1">
          <table:table-cell office:value-type="float" office:value="125.8925" calcext:value-type="float">
            <text:p>125,8925</text:p>
          </table:table-cell>
          <table:table-cell office:value-type="float" office:value="36.51279" calcext:value-type="float">
            <text:p>36,51279</text:p>
          </table:table-cell>
        </table:table-row>
        <table:table-row table:style-name="ro1">
          <table:table-cell office:value-type="float" office:value="128.825" calcext:value-type="float">
            <text:p>128,825</text:p>
          </table:table-cell>
          <table:table-cell office:value-type="float" office:value="35.71843" calcext:value-type="float">
            <text:p>35,71843</text:p>
          </table:table-cell>
        </table:table-row>
        <table:table-row table:style-name="ro1">
          <table:table-cell office:value-type="float" office:value="131.8257" calcext:value-type="float">
            <text:p>131,8257</text:p>
          </table:table-cell>
          <table:table-cell office:value-type="float" office:value="34.93976" calcext:value-type="float">
            <text:p>34,93976</text:p>
          </table:table-cell>
        </table:table-row>
        <table:table-row table:style-name="ro1">
          <table:table-cell office:value-type="float" office:value="134.8963" calcext:value-type="float">
            <text:p>134,8963</text:p>
          </table:table-cell>
          <table:table-cell office:value-type="float" office:value="34.17658" calcext:value-type="float">
            <text:p>34,17658</text:p>
          </table:table-cell>
        </table:table-row>
        <table:table-row table:style-name="ro1">
          <table:table-cell office:value-type="float" office:value="138.0384" calcext:value-type="float">
            <text:p>138,0384</text:p>
          </table:table-cell>
          <table:table-cell office:value-type="float" office:value="33.42871" calcext:value-type="float">
            <text:p>33,42871</text:p>
          </table:table-cell>
        </table:table-row>
        <table:table-row table:style-name="ro1">
          <table:table-cell office:value-type="float" office:value="141.2538" calcext:value-type="float">
            <text:p>141,2538</text:p>
          </table:table-cell>
          <table:table-cell office:value-type="float" office:value="32.69592" calcext:value-type="float">
            <text:p>32,69592</text:p>
          </table:table-cell>
        </table:table-row>
        <table:table-row table:style-name="ro1">
          <table:table-cell office:value-type="float" office:value="144.544" calcext:value-type="float">
            <text:p>144,544</text:p>
          </table:table-cell>
          <table:table-cell office:value-type="float" office:value="31.978" calcext:value-type="float">
            <text:p>31,978</text:p>
          </table:table-cell>
        </table:table-row>
        <table:table-row table:style-name="ro1">
          <table:table-cell office:value-type="float" office:value="147.9108" calcext:value-type="float">
            <text:p>147,9108</text:p>
          </table:table-cell>
          <table:table-cell office:value-type="float" office:value="31.27475" calcext:value-type="float">
            <text:p>31,27475</text:p>
          </table:table-cell>
        </table:table-row>
        <table:table-row table:style-name="ro1">
          <table:table-cell office:value-type="float" office:value="151.3561" calcext:value-type="float">
            <text:p>151,3561</text:p>
          </table:table-cell>
          <table:table-cell office:value-type="float" office:value="30.58593" calcext:value-type="float">
            <text:p>30,58593</text:p>
          </table:table-cell>
        </table:table-row>
        <table:table-row table:style-name="ro1">
          <table:table-cell office:value-type="float" office:value="154.8817" calcext:value-type="float">
            <text:p>154,8817</text:p>
          </table:table-cell>
          <table:table-cell office:value-type="float" office:value="29.91133" calcext:value-type="float">
            <text:p>29,91133</text:p>
          </table:table-cell>
        </table:table-row>
        <table:table-row table:style-name="ro1">
          <table:table-cell office:value-type="float" office:value="158.4893" calcext:value-type="float">
            <text:p>158,4893</text:p>
          </table:table-cell>
          <table:table-cell office:value-type="float" office:value="29.25072" calcext:value-type="float">
            <text:p>29,25072</text:p>
          </table:table-cell>
        </table:table-row>
        <table:table-row table:style-name="ro1">
          <table:table-cell office:value-type="float" office:value="162.181" calcext:value-type="float">
            <text:p>162,181</text:p>
          </table:table-cell>
          <table:table-cell office:value-type="float" office:value="28.60388" calcext:value-type="float">
            <text:p>28,60388</text:p>
          </table:table-cell>
        </table:table-row>
        <table:table-row table:style-name="ro1">
          <table:table-cell office:value-type="float" office:value="165.9587" calcext:value-type="float">
            <text:p>165,9587</text:p>
          </table:table-cell>
          <table:table-cell office:value-type="float" office:value="27.97057" calcext:value-type="float">
            <text:p>27,97057</text:p>
          </table:table-cell>
        </table:table-row>
        <table:table-row table:style-name="ro1">
          <table:table-cell office:value-type="float" office:value="169.8244" calcext:value-type="float">
            <text:p>169,8244</text:p>
          </table:table-cell>
          <table:table-cell office:value-type="float" office:value="27.35057" calcext:value-type="float">
            <text:p>27,35057</text:p>
          </table:table-cell>
        </table:table-row>
        <table:table-row table:style-name="ro1">
          <table:table-cell office:value-type="float" office:value="173.7801" calcext:value-type="float">
            <text:p>173,7801</text:p>
          </table:table-cell>
          <table:table-cell office:value-type="float" office:value="26.74365" calcext:value-type="float">
            <text:p>26,74365</text:p>
          </table:table-cell>
        </table:table-row>
        <table:table-row table:style-name="ro1">
          <table:table-cell office:value-type="float" office:value="177.8279" calcext:value-type="float">
            <text:p>177,8279</text:p>
          </table:table-cell>
          <table:table-cell office:value-type="float" office:value="26.14959" calcext:value-type="float">
            <text:p>26,14959</text:p>
          </table:table-cell>
        </table:table-row>
        <table:table-row table:style-name="ro1">
          <table:table-cell office:value-type="float" office:value="181.9701" calcext:value-type="float">
            <text:p>181,9701</text:p>
          </table:table-cell>
          <table:table-cell office:value-type="float" office:value="25.56815" calcext:value-type="float">
            <text:p>25,56815</text:p>
          </table:table-cell>
        </table:table-row>
        <table:table-row table:style-name="ro1">
          <table:table-cell office:value-type="float" office:value="186.2087" calcext:value-type="float">
            <text:p>186,2087</text:p>
          </table:table-cell>
          <table:table-cell office:value-type="float" office:value="24.99911" calcext:value-type="float">
            <text:p>24,99911</text:p>
          </table:table-cell>
        </table:table-row>
        <table:table-row table:style-name="ro1">
          <table:table-cell office:value-type="float" office:value="190.5461" calcext:value-type="float">
            <text:p>190,5461</text:p>
          </table:table-cell>
          <table:table-cell office:value-type="float" office:value="24.44224" calcext:value-type="float">
            <text:p>24,44224</text:p>
          </table:table-cell>
        </table:table-row>
        <table:table-row table:style-name="ro1">
          <table:table-cell office:value-type="float" office:value="194.9845" calcext:value-type="float">
            <text:p>194,9845</text:p>
          </table:table-cell>
          <table:table-cell office:value-type="float" office:value="23.89733" calcext:value-type="float">
            <text:p>23,89733</text:p>
          </table:table-cell>
        </table:table-row>
        <table:table-row table:style-name="ro1">
          <table:table-cell office:value-type="float" office:value="199.5262" calcext:value-type="float">
            <text:p>199,5262</text:p>
          </table:table-cell>
          <table:table-cell office:value-type="float" office:value="23.36414" calcext:value-type="float">
            <text:p>23,36414</text:p>
          </table:table-cell>
        </table:table-row>
        <table:table-row table:style-name="ro1">
          <table:table-cell office:value-type="float" office:value="204.1738" calcext:value-type="float">
            <text:p>204,1738</text:p>
          </table:table-cell>
          <table:table-cell office:value-type="float" office:value="22.84246" calcext:value-type="float">
            <text:p>22,84246</text:p>
          </table:table-cell>
        </table:table-row>
        <table:table-row table:style-name="ro1">
          <table:table-cell office:value-type="float" office:value="208.9296" calcext:value-type="float">
            <text:p>208,9296</text:p>
          </table:table-cell>
          <table:table-cell office:value-type="float" office:value="22.33207" calcext:value-type="float">
            <text:p>22,33207</text:p>
          </table:table-cell>
        </table:table-row>
        <table:table-row table:style-name="ro1">
          <table:table-cell office:value-type="float" office:value="213.7962" calcext:value-type="float">
            <text:p>213,7962</text:p>
          </table:table-cell>
          <table:table-cell office:value-type="float" office:value="21.83276" calcext:value-type="float">
            <text:p>21,83276</text:p>
          </table:table-cell>
        </table:table-row>
        <table:table-row table:style-name="ro1">
          <table:table-cell office:value-type="float" office:value="218.7762" calcext:value-type="float">
            <text:p>218,7762</text:p>
          </table:table-cell>
          <table:table-cell office:value-type="float" office:value="21.3443" calcext:value-type="float">
            <text:p>21,3443</text:p>
          </table:table-cell>
        </table:table-row>
        <table:table-row table:style-name="ro1">
          <table:table-cell office:value-type="float" office:value="223.8721" calcext:value-type="float">
            <text:p>223,8721</text:p>
          </table:table-cell>
          <table:table-cell office:value-type="float" office:value="20.86649" calcext:value-type="float">
            <text:p>20,86649</text:p>
          </table:table-cell>
        </table:table-row>
        <table:table-row table:style-name="ro1">
          <table:table-cell office:value-type="float" office:value="229.0868" calcext:value-type="float">
            <text:p>229,0868</text:p>
          </table:table-cell>
          <table:table-cell office:value-type="float" office:value="20.39912" calcext:value-type="float">
            <text:p>20,39912</text:p>
          </table:table-cell>
        </table:table-row>
        <table:table-row table:style-name="ro1">
          <table:table-cell office:value-type="float" office:value="234.4229" calcext:value-type="float">
            <text:p>234,4229</text:p>
          </table:table-cell>
          <table:table-cell office:value-type="float" office:value="19.94198" calcext:value-type="float">
            <text:p>19,94198</text:p>
          </table:table-cell>
        </table:table-row>
        <table:table-row table:style-name="ro1">
          <table:table-cell office:value-type="float" office:value="239.8833" calcext:value-type="float">
            <text:p>239,8833</text:p>
          </table:table-cell>
          <table:table-cell office:value-type="float" office:value="19.49487" calcext:value-type="float">
            <text:p>19,49487</text:p>
          </table:table-cell>
        </table:table-row>
        <table:table-row table:style-name="ro1">
          <table:table-cell office:value-type="float" office:value="245.4709" calcext:value-type="float">
            <text:p>245,4709</text:p>
          </table:table-cell>
          <table:table-cell office:value-type="float" office:value="19.05758" calcext:value-type="float">
            <text:p>19,05758</text:p>
          </table:table-cell>
        </table:table-row>
        <table:table-row table:style-name="ro1">
          <table:table-cell office:value-type="float" office:value="251.1886" calcext:value-type="float">
            <text:p>251,1886</text:p>
          </table:table-cell>
          <table:table-cell office:value-type="float" office:value="18.62993" calcext:value-type="float">
            <text:p>18,62993</text:p>
          </table:table-cell>
        </table:table-row>
        <table:table-row table:style-name="ro1">
          <table:table-cell office:value-type="float" office:value="257.0396" calcext:value-type="float">
            <text:p>257,0396</text:p>
          </table:table-cell>
          <table:table-cell office:value-type="float" office:value="18.21171" calcext:value-type="float">
            <text:p>18,21171</text:p>
          </table:table-cell>
        </table:table-row>
        <table:table-row table:style-name="ro1">
          <table:table-cell office:value-type="float" office:value="263.0268" calcext:value-type="float">
            <text:p>263,0268</text:p>
          </table:table-cell>
          <table:table-cell office:value-type="float" office:value="17.80273" calcext:value-type="float">
            <text:p>17,80273</text:p>
          </table:table-cell>
        </table:table-row>
        <table:table-row table:style-name="ro1">
          <table:table-cell office:value-type="float" office:value="269.1535" calcext:value-type="float">
            <text:p>269,1535</text:p>
          </table:table-cell>
          <table:table-cell office:value-type="float" office:value="17.4028" calcext:value-type="float">
            <text:p>17,4028</text:p>
          </table:table-cell>
        </table:table-row>
        <table:table-row table:style-name="ro1">
          <table:table-cell office:value-type="float" office:value="275.4229" calcext:value-type="float">
            <text:p>275,4229</text:p>
          </table:table-cell>
          <table:table-cell office:value-type="float" office:value="17.01174" calcext:value-type="float">
            <text:p>17,01174</text:p>
          </table:table-cell>
        </table:table-row>
        <table:table-row table:style-name="ro1">
          <table:table-cell office:value-type="float" office:value="281.8383" calcext:value-type="float">
            <text:p>281,8383</text:p>
          </table:table-cell>
          <table:table-cell office:value-type="float" office:value="16.62937" calcext:value-type="float">
            <text:p>16,62937</text:p>
          </table:table-cell>
        </table:table-row>
        <table:table-row table:style-name="ro1">
          <table:table-cell office:value-type="float" office:value="288.4032" calcext:value-type="float">
            <text:p>288,4032</text:p>
          </table:table-cell>
          <table:table-cell office:value-type="float" office:value="16.25549" calcext:value-type="float">
            <text:p>16,25549</text:p>
          </table:table-cell>
        </table:table-row>
        <table:table-row table:style-name="ro1">
          <table:table-cell office:value-type="float" office:value="295.1209" calcext:value-type="float">
            <text:p>295,1209</text:p>
          </table:table-cell>
          <table:table-cell office:value-type="float" office:value="15.88994" calcext:value-type="float">
            <text:p>15,88994</text:p>
          </table:table-cell>
        </table:table-row>
        <table:table-row table:style-name="ro1">
          <table:table-cell office:value-type="float" office:value="301.9952" calcext:value-type="float">
            <text:p>301,9952</text:p>
          </table:table-cell>
          <table:table-cell office:value-type="float" office:value="15.53254" calcext:value-type="float">
            <text:p>15,53254</text:p>
          </table:table-cell>
        </table:table-row>
        <table:table-row table:style-name="ro1">
          <table:table-cell office:value-type="float" office:value="309.0295" calcext:value-type="float">
            <text:p>309,0295</text:p>
          </table:table-cell>
          <table:table-cell office:value-type="float" office:value="15.18311" calcext:value-type="float">
            <text:p>15,18311</text:p>
          </table:table-cell>
        </table:table-row>
        <table:table-row table:style-name="ro1">
          <table:table-cell office:value-type="float" office:value="316.2278" calcext:value-type="float">
            <text:p>316,2278</text:p>
          </table:table-cell>
          <table:table-cell office:value-type="float" office:value="14.8415" calcext:value-type="float">
            <text:p>14,8415</text:p>
          </table:table-cell>
        </table:table-row>
        <table:table-row table:style-name="ro1">
          <table:table-cell office:value-type="float" office:value="323.5937" calcext:value-type="float">
            <text:p>323,5937</text:p>
          </table:table-cell>
          <table:table-cell office:value-type="float" office:value="14.50753" calcext:value-type="float">
            <text:p>14,50753</text:p>
          </table:table-cell>
        </table:table-row>
        <table:table-row table:style-name="ro1">
          <table:table-cell office:value-type="float" office:value="331.1311" calcext:value-type="float">
            <text:p>331,1311</text:p>
          </table:table-cell>
          <table:table-cell office:value-type="float" office:value="14.18105" calcext:value-type="float">
            <text:p>14,18105</text:p>
          </table:table-cell>
        </table:table-row>
        <table:table-row table:style-name="ro1">
          <table:table-cell office:value-type="float" office:value="338.8442" calcext:value-type="float">
            <text:p>338,8442</text:p>
          </table:table-cell>
          <table:table-cell office:value-type="float" office:value="13.86189" calcext:value-type="float">
            <text:p>13,86189</text:p>
          </table:table-cell>
        </table:table-row>
        <table:table-row table:style-name="ro1">
          <table:table-cell office:value-type="float" office:value="346.7369" calcext:value-type="float">
            <text:p>346,7369</text:p>
          </table:table-cell>
          <table:table-cell office:value-type="float" office:value="13.5499" calcext:value-type="float">
            <text:p>13,5499</text:p>
          </table:table-cell>
        </table:table-row>
        <table:table-row table:style-name="ro1">
          <table:table-cell office:value-type="float" office:value="354.8134" calcext:value-type="float">
            <text:p>354,8134</text:p>
          </table:table-cell>
          <table:table-cell office:value-type="float" office:value="13.24493" calcext:value-type="float">
            <text:p>13,24493</text:p>
          </table:table-cell>
        </table:table-row>
        <table:table-row table:style-name="ro1">
          <table:table-cell office:value-type="float" office:value="363.0781" calcext:value-type="float">
            <text:p>363,0781</text:p>
          </table:table-cell>
          <table:table-cell office:value-type="float" office:value="12.94681" calcext:value-type="float">
            <text:p>12,94681</text:p>
          </table:table-cell>
        </table:table-row>
        <table:table-row table:style-name="ro1">
          <table:table-cell office:value-type="float" office:value="371.5352" calcext:value-type="float">
            <text:p>371,5352</text:p>
          </table:table-cell>
          <table:table-cell office:value-type="float" office:value="12.65542" calcext:value-type="float">
            <text:p>12,65542</text:p>
          </table:table-cell>
        </table:table-row>
        <table:table-row table:style-name="ro1">
          <table:table-cell office:value-type="float" office:value="380.1894" calcext:value-type="float">
            <text:p>380,1894</text:p>
          </table:table-cell>
          <table:table-cell office:value-type="float" office:value="12.37059" calcext:value-type="float">
            <text:p>12,37059</text:p>
          </table:table-cell>
        </table:table-row>
        <table:table-row table:style-name="ro1">
          <table:table-cell office:value-type="float" office:value="389.0451" calcext:value-type="float">
            <text:p>389,0451</text:p>
          </table:table-cell>
          <table:table-cell office:value-type="float" office:value="12.0922" calcext:value-type="float">
            <text:p>12,0922</text:p>
          </table:table-cell>
        </table:table-row>
        <table:table-row table:style-name="ro1">
          <table:table-cell office:value-type="float" office:value="398.1072" calcext:value-type="float">
            <text:p>398,1072</text:p>
          </table:table-cell>
          <table:table-cell office:value-type="float" office:value="11.82009" calcext:value-type="float">
            <text:p>11,82009</text:p>
          </table:table-cell>
        </table:table-row>
        <table:table-row table:style-name="ro1">
          <table:table-cell office:value-type="float" office:value="407.3803" calcext:value-type="float">
            <text:p>407,3803</text:p>
          </table:table-cell>
          <table:table-cell office:value-type="float" office:value="11.55414" calcext:value-type="float">
            <text:p>11,55414</text:p>
          </table:table-cell>
        </table:table-row>
        <table:table-row table:style-name="ro1">
          <table:table-cell office:value-type="float" office:value="416.8694" calcext:value-type="float">
            <text:p>416,8694</text:p>
          </table:table-cell>
          <table:table-cell office:value-type="float" office:value="11.29421" calcext:value-type="float">
            <text:p>11,29421</text:p>
          </table:table-cell>
        </table:table-row>
        <table:table-row table:style-name="ro1">
          <table:table-cell office:value-type="float" office:value="426.5795" calcext:value-type="float">
            <text:p>426,5795</text:p>
          </table:table-cell>
          <table:table-cell office:value-type="float" office:value="11.04018" calcext:value-type="float">
            <text:p>11,04018</text:p>
          </table:table-cell>
        </table:table-row>
        <table:table-row table:style-name="ro1">
          <table:table-cell office:value-type="float" office:value="436.5158" calcext:value-type="float">
            <text:p>436,5158</text:p>
          </table:table-cell>
          <table:table-cell office:value-type="float" office:value="10.7919" calcext:value-type="float">
            <text:p>10,7919</text:p>
          </table:table-cell>
        </table:table-row>
        <table:table-row table:style-name="ro1">
          <table:table-cell office:value-type="float" office:value="446.6836" calcext:value-type="float">
            <text:p>446,6836</text:p>
          </table:table-cell>
          <table:table-cell office:value-type="float" office:value="10.54926" calcext:value-type="float">
            <text:p>10,54926</text:p>
          </table:table-cell>
        </table:table-row>
        <table:table-row table:style-name="ro1">
          <table:table-cell office:value-type="float" office:value="457.0882" calcext:value-type="float">
            <text:p>457,0882</text:p>
          </table:table-cell>
          <table:table-cell office:value-type="float" office:value="10.31213" calcext:value-type="float">
            <text:p>10,31213</text:p>
          </table:table-cell>
        </table:table-row>
        <table:table-row table:style-name="ro1">
          <table:table-cell office:value-type="float" office:value="467.7351" calcext:value-type="float">
            <text:p>467,7351</text:p>
          </table:table-cell>
          <table:table-cell office:value-type="float" office:value="10.0804" calcext:value-type="float">
            <text:p>10,0804</text:p>
          </table:table-cell>
        </table:table-row>
        <table:table-row table:style-name="ro1">
          <table:table-cell office:value-type="float" office:value="478.6301" calcext:value-type="float">
            <text:p>478,6301</text:p>
          </table:table-cell>
          <table:table-cell office:value-type="float" office:value="9.853937" calcext:value-type="float">
            <text:p>9,853937</text:p>
          </table:table-cell>
        </table:table-row>
        <table:table-row table:style-name="ro1">
          <table:table-cell office:value-type="float" office:value="489.7788" calcext:value-type="float">
            <text:p>489,7788</text:p>
          </table:table-cell>
          <table:table-cell office:value-type="float" office:value="9.632637" calcext:value-type="float">
            <text:p>9,632637</text:p>
          </table:table-cell>
        </table:table-row>
        <table:table-row table:style-name="ro1">
          <table:table-cell office:value-type="float" office:value="501.1872" calcext:value-type="float">
            <text:p>501,1872</text:p>
          </table:table-cell>
          <table:table-cell office:value-type="float" office:value="9.416384" calcext:value-type="float">
            <text:p>9,416384</text:p>
          </table:table-cell>
        </table:table-row>
        <table:table-row table:style-name="ro1">
          <table:table-cell office:value-type="float" office:value="512.8614" calcext:value-type="float">
            <text:p>512,8614</text:p>
          </table:table-cell>
          <table:table-cell office:value-type="float" office:value="9.205066" calcext:value-type="float">
            <text:p>9,205066</text:p>
          </table:table-cell>
        </table:table-row>
        <table:table-row table:style-name="ro1">
          <table:table-cell office:value-type="float" office:value="524.8075" calcext:value-type="float">
            <text:p>524,8075</text:p>
          </table:table-cell>
          <table:table-cell office:value-type="float" office:value="8.998575" calcext:value-type="float">
            <text:p>8,998575</text:p>
          </table:table-cell>
        </table:table-row>
        <table:table-row table:style-name="ro1">
          <table:table-cell office:value-type="float" office:value="537.0318" calcext:value-type="float">
            <text:p>537,0318</text:p>
          </table:table-cell>
          <table:table-cell office:value-type="float" office:value="8.796805" calcext:value-type="float">
            <text:p>8,796805</text:p>
          </table:table-cell>
        </table:table-row>
        <table:table-row table:style-name="ro1">
          <table:table-cell office:value-type="float" office:value="549.5409" calcext:value-type="float">
            <text:p>549,5409</text:p>
          </table:table-cell>
          <table:table-cell office:value-type="float" office:value="8.599653" calcext:value-type="float">
            <text:p>8,599653</text:p>
          </table:table-cell>
        </table:table-row>
        <table:table-row table:style-name="ro1">
          <table:table-cell office:value-type="float" office:value="562.3413" calcext:value-type="float">
            <text:p>562,3413</text:p>
          </table:table-cell>
          <table:table-cell office:value-type="float" office:value="8.407017" calcext:value-type="float">
            <text:p>8,407017</text:p>
          </table:table-cell>
        </table:table-row>
        <table:table-row table:style-name="ro1">
          <table:table-cell office:value-type="float" office:value="575.4399" calcext:value-type="float">
            <text:p>575,4399</text:p>
          </table:table-cell>
          <table:table-cell office:value-type="float" office:value="8.218798" calcext:value-type="float">
            <text:p>8,218798</text:p>
          </table:table-cell>
        </table:table-row>
        <table:table-row table:style-name="ro1">
          <table:table-cell office:value-type="float" office:value="588.8437" calcext:value-type="float">
            <text:p>588,8437</text:p>
          </table:table-cell>
          <table:table-cell office:value-type="float" office:value="8.034898" calcext:value-type="float">
            <text:p>8,034898</text:p>
          </table:table-cell>
        </table:table-row>
        <table:table-row table:style-name="ro1">
          <table:table-cell office:value-type="float" office:value="602.5596" calcext:value-type="float">
            <text:p>602,5596</text:p>
          </table:table-cell>
          <table:table-cell office:value-type="float" office:value="7.855222" calcext:value-type="float">
            <text:p>7,855222</text:p>
          </table:table-cell>
        </table:table-row>
        <table:table-row table:style-name="ro1">
          <table:table-cell office:value-type="float" office:value="616.595" calcext:value-type="float">
            <text:p>616,595</text:p>
          </table:table-cell>
          <table:table-cell office:value-type="float" office:value="7.679678" calcext:value-type="float">
            <text:p>7,679678</text:p>
          </table:table-cell>
        </table:table-row>
        <table:table-row table:style-name="ro1">
          <table:table-cell office:value-type="float" office:value="630.9573" calcext:value-type="float">
            <text:p>630,9573</text:p>
          </table:table-cell>
          <table:table-cell office:value-type="float" office:value="7.508174" calcext:value-type="float">
            <text:p>7,508174</text:p>
          </table:table-cell>
        </table:table-row>
        <table:table-row table:style-name="ro1">
          <table:table-cell office:value-type="float" office:value="645.6542" calcext:value-type="float">
            <text:p>645,6542</text:p>
          </table:table-cell>
          <table:table-cell office:value-type="float" office:value="7.340622" calcext:value-type="float">
            <text:p>7,340622</text:p>
          </table:table-cell>
        </table:table-row>
        <table:table-row table:style-name="ro1">
          <table:table-cell office:value-type="float" office:value="660.6934" calcext:value-type="float">
            <text:p>660,6934</text:p>
          </table:table-cell>
          <table:table-cell office:value-type="float" office:value="7.176934" calcext:value-type="float">
            <text:p>7,176934</text:p>
          </table:table-cell>
        </table:table-row>
        <table:table-row table:style-name="ro1">
          <table:table-cell office:value-type="float" office:value="676.083" calcext:value-type="float">
            <text:p>676,083</text:p>
          </table:table-cell>
          <table:table-cell office:value-type="float" office:value="7.017025" calcext:value-type="float">
            <text:p>7,017025</text:p>
          </table:table-cell>
        </table:table-row>
        <table:table-row table:style-name="ro1">
          <table:table-cell office:value-type="float" office:value="691.831" calcext:value-type="float">
            <text:p>691,831</text:p>
          </table:table-cell>
          <table:table-cell office:value-type="float" office:value="6.860812" calcext:value-type="float">
            <text:p>6,860812</text:p>
          </table:table-cell>
        </table:table-row>
        <table:table-row table:style-name="ro1">
          <table:table-cell office:value-type="float" office:value="707.9458" calcext:value-type="float">
            <text:p>707,9458</text:p>
          </table:table-cell>
          <table:table-cell office:value-type="float" office:value="6.708213" calcext:value-type="float">
            <text:p>6,708213</text:p>
          </table:table-cell>
        </table:table-row>
        <table:table-row table:style-name="ro1">
          <table:table-cell office:value-type="float" office:value="724.436" calcext:value-type="float">
            <text:p>724,436</text:p>
          </table:table-cell>
          <table:table-cell office:value-type="float" office:value="6.55915" calcext:value-type="float">
            <text:p>6,55915</text:p>
          </table:table-cell>
        </table:table-row>
        <table:table-row table:style-name="ro1">
          <table:table-cell office:value-type="float" office:value="741.3102" calcext:value-type="float">
            <text:p>741,3102</text:p>
          </table:table-cell>
          <table:table-cell office:value-type="float" office:value="6.413543" calcext:value-type="float">
            <text:p>6,413543</text:p>
          </table:table-cell>
        </table:table-row>
        <table:table-row table:style-name="ro1">
          <table:table-cell office:value-type="float" office:value="758.5776" calcext:value-type="float">
            <text:p>758,5776</text:p>
          </table:table-cell>
          <table:table-cell office:value-type="float" office:value="6.271318" calcext:value-type="float">
            <text:p>6,271318</text:p>
          </table:table-cell>
        </table:table-row>
        <table:table-row table:style-name="ro1">
          <table:table-cell office:value-type="float" office:value="776.2471" calcext:value-type="float">
            <text:p>776,2471</text:p>
          </table:table-cell>
          <table:table-cell office:value-type="float" office:value="6.1324" calcext:value-type="float">
            <text:p>6,1324</text:p>
          </table:table-cell>
        </table:table-row>
        <table:table-row table:style-name="ro1">
          <table:table-cell office:value-type="float" office:value="794.3282" calcext:value-type="float">
            <text:p>794,3282</text:p>
          </table:table-cell>
          <table:table-cell office:value-type="float" office:value="5.996715" calcext:value-type="float">
            <text:p>5,996715</text:p>
          </table:table-cell>
        </table:table-row>
        <table:table-row table:style-name="ro1">
          <table:table-cell office:value-type="float" office:value="812.8305" calcext:value-type="float">
            <text:p>812,8305</text:p>
          </table:table-cell>
          <table:table-cell office:value-type="float" office:value="5.864194" calcext:value-type="float">
            <text:p>5,864194</text:p>
          </table:table-cell>
        </table:table-row>
        <table:table-row table:style-name="ro1">
          <table:table-cell office:value-type="float" office:value="831.7638" calcext:value-type="float">
            <text:p>831,7638</text:p>
          </table:table-cell>
          <table:table-cell office:value-type="float" office:value="5.734765" calcext:value-type="float">
            <text:p>5,734765</text:p>
          </table:table-cell>
        </table:table-row>
        <table:table-row table:style-name="ro1">
          <table:table-cell office:value-type="float" office:value="851.138" calcext:value-type="float">
            <text:p>851,138</text:p>
          </table:table-cell>
          <table:table-cell office:value-type="float" office:value="5.608363" calcext:value-type="float">
            <text:p>5,608363</text:p>
          </table:table-cell>
        </table:table-row>
        <table:table-row table:style-name="ro1">
          <table:table-cell office:value-type="float" office:value="870.9636" calcext:value-type="float">
            <text:p>870,9636</text:p>
          </table:table-cell>
          <table:table-cell office:value-type="float" office:value="5.484919" calcext:value-type="float">
            <text:p>5,484919</text:p>
          </table:table-cell>
        </table:table-row>
        <table:table-row table:style-name="ro1">
          <table:table-cell office:value-type="float" office:value="891.2509" calcext:value-type="float">
            <text:p>891,2509</text:p>
          </table:table-cell>
          <table:table-cell office:value-type="float" office:value="5.364369" calcext:value-type="float">
            <text:p>5,364369</text:p>
          </table:table-cell>
        </table:table-row>
        <table:table-row table:style-name="ro1">
          <table:table-cell office:value-type="float" office:value="912.0108" calcext:value-type="float">
            <text:p>912,0108</text:p>
          </table:table-cell>
          <table:table-cell office:value-type="float" office:value="5.246651" calcext:value-type="float">
            <text:p>5,246651</text:p>
          </table:table-cell>
        </table:table-row>
        <table:table-row table:style-name="ro1">
          <table:table-cell office:value-type="float" office:value="933.2543" calcext:value-type="float">
            <text:p>933,2543</text:p>
          </table:table-cell>
          <table:table-cell office:value-type="float" office:value="5.131701" calcext:value-type="float">
            <text:p>5,131701</text:p>
          </table:table-cell>
        </table:table-row>
        <table:table-row table:style-name="ro1">
          <table:table-cell office:value-type="float" office:value="954.9926" calcext:value-type="float">
            <text:p>954,9926</text:p>
          </table:table-cell>
          <table:table-cell office:value-type="float" office:value="5.019459" calcext:value-type="float">
            <text:p>5,019459</text:p>
          </table:table-cell>
        </table:table-row>
        <table:table-row table:style-name="ro1">
          <table:table-cell office:value-type="float" office:value="977.2372" calcext:value-type="float">
            <text:p>977,2372</text:p>
          </table:table-cell>
          <table:table-cell office:value-type="float" office:value="4.909866" calcext:value-type="float">
            <text:p>4,9098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802865" calcext:value-type="float">
            <text:p>4,802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21:12:16.6776020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7T21:17:45.337333500</dc:date>
    <dc:creator>Rafael Bailón Ruiz</dc:creator>
    <meta:editing-duration>PT49M33S</meta:editing-duration>
    <meta:editing-cycles>6</meta:editing-cycles>
    <meta:generator>LibreOffice/4.4.4.2$Linux_X86_64 LibreOffice_project/40$Build-2</meta:generator>
    <meta:document-statistic meta:table-count="4" meta:cell-count="15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48cm" svg:y="0.316cm" chart:style-name="ch2">
          <text:p>Filtro paso baja</text:p>
        </chart:title>
        <chart:plot-area chart:style-name="ch3" table:cell-range-address="'Filtro paso baja'.A2:'Filtro paso baja'.B42 'Filtro paso baja'.B1:'Filtro paso baja'.B1" chart:data-source-has-labels="row" svg:x="1.331cm" svg:y="1.275cm" svg:width="14.349cm" svg:height="6.564cm">
          <chartooo:coordinate-region svg:x="2.138cm" svg:y="1.474cm" svg:width="12.985cm" svg:height="5.718cm"/>
          <chart:axis chart:dimension="x" chart:name="primary-x" chart:style-name="ch4">
            <chart:title svg:x="7.336cm" svg:y="8.019cm" chart:style-name="ch5">
              <text:p>Frecuencia [Hz]</text:p>
            </chart:title>
            <chart:grid chart:style-name="ch6" chart:class="major"/>
          </chart:axis>
          <chart:axis chart:dimension="y" chart:name="primary-y" chart:style-name="ch7">
            <chart:title svg:x="0.451cm" svg:y="5.659cm" chart:style-name="ch8">
              <text:p>Ganancia [V/V]</text:p>
            </chart:title>
            <chart:grid chart:style-name="ch6" chart:class="major"/>
          </chart:axis>
          <chart:series chart:style-name="ch9" chart:values-cell-range-address="'Filtro paso baja'.B2:'Filtro paso baja'.B42" chart:label-cell-address="'Filtro paso baja'.B1:'Filtro paso baja'.B1" chart:class="chart:scatter">
            <chart:domain table:cell-range-address="'Filtro paso baja'.A2:'Filtro paso baja'.A42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m(out)</text:p>
                <draw:g>
                  <svg:desc>'Filtro paso baja'.B1:'Filtro paso baj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Filtro paso baja'.A2:'Filtro paso baja'.A42</svg:desc>
                </draw:g>
              </table:table-cell>
              <table:table-cell office:value-type="float" office:value="178.9387">
                <text:p>178.9387</text:p>
                <draw:g>
                  <svg:desc>'Filtro paso baja'.B2:'Filtro paso baja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8925">
                <text:p>0.1258925</text:p>
              </table:table-cell>
              <table:table-cell office:value-type="float" office:value="178.9379">
                <text:p>178.9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84893">
                <text:p>0.1584893</text:p>
              </table:table-cell>
              <table:table-cell office:value-type="float" office:value="178.9367">
                <text:p>178.9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5262">
                <text:p>0.1995262</text:p>
              </table:table-cell>
              <table:table-cell office:value-type="float" office:value="178.9348">
                <text:p>178.9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1886">
                <text:p>0.2511886</text:p>
              </table:table-cell>
              <table:table-cell office:value-type="float" office:value="178.9318">
                <text:p>178.9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62278">
                <text:p>0.3162278</text:p>
              </table:table-cell>
              <table:table-cell office:value-type="float" office:value="178.927">
                <text:p>178.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1072">
                <text:p>0.3981072</text:p>
              </table:table-cell>
              <table:table-cell office:value-type="float" office:value="178.9194">
                <text:p>178.9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11872">
                <text:p>0.5011872</text:p>
              </table:table-cell>
              <table:table-cell office:value-type="float" office:value="178.9074">
                <text:p>178.9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09573">
                <text:p>0.6309573</text:p>
              </table:table-cell>
              <table:table-cell office:value-type="float" office:value="178.8883">
                <text:p>178.8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43282">
                <text:p>0.7943282</text:p>
              </table:table-cell>
              <table:table-cell office:value-type="float" office:value="178.8582">
                <text:p>178.8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8.8104">
                <text:p>178.8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8925">
                <text:p>1.258925</text:p>
              </table:table-cell>
              <table:table-cell office:value-type="float" office:value="178.7347">
                <text:p>178.7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4893">
                <text:p>1.584893</text:p>
              </table:table-cell>
              <table:table-cell office:value-type="float" office:value="178.615">
                <text:p>178.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5262">
                <text:p>1.995262</text:p>
              </table:table-cell>
              <table:table-cell office:value-type="float" office:value="178.4258">
                <text:p>178.4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">
                <text:p>2.511886</text:p>
              </table:table-cell>
              <table:table-cell office:value-type="float" office:value="178.1271">
                <text:p>178.1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62278">
                <text:p>3.162278</text:p>
              </table:table-cell>
              <table:table-cell office:value-type="float" office:value="177.6568">
                <text:p>177.6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81072">
                <text:p>3.981072</text:p>
              </table:table-cell>
              <table:table-cell office:value-type="float" office:value="176.9189">
                <text:p>176.91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11872">
                <text:p>5.011872</text:p>
              </table:table-cell>
              <table:table-cell office:value-type="float" office:value="175.7682">
                <text:p>175.7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09573">
                <text:p>6.309573</text:p>
              </table:table-cell>
              <table:table-cell office:value-type="float" office:value="173.9894">
                <text:p>173.9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43282">
                <text:p>7.943282</text:p>
              </table:table-cell>
              <table:table-cell office:value-type="float" office:value="171.2777">
                <text:p>171.2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67.2281">
                <text:p>167.2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8925">
                <text:p>12.58925</text:p>
              </table:table-cell>
              <table:table-cell office:value-type="float" office:value="161.3598">
                <text:p>161.3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84893">
                <text:p>15.84893</text:p>
              </table:table-cell>
              <table:table-cell office:value-type="float" office:value="153.2057">
                <text:p>153.2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5262">
                <text:p>19.95262</text:p>
              </table:table-cell>
              <table:table-cell office:value-type="float" office:value="142.4856">
                <text:p>142.4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11886">
                <text:p>25.11886</text:p>
              </table:table-cell>
              <table:table-cell office:value-type="float" office:value="129.3171">
                <text:p>129.3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62278">
                <text:p>31.62278</text:p>
              </table:table-cell>
              <table:table-cell office:value-type="float" office:value="114.3277">
                <text:p>114.3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.81072">
                <text:p>39.81072</text:p>
              </table:table-cell>
              <table:table-cell office:value-type="float" office:value="98.53981">
                <text:p>98.53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11872">
                <text:p>50.11872</text:p>
              </table:table-cell>
              <table:table-cell office:value-type="float" office:value="83.0599">
                <text:p>83.0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09573">
                <text:p>63.09573</text:p>
              </table:table-cell>
              <table:table-cell office:value-type="float" office:value="68.76939">
                <text:p>68.76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43282">
                <text:p>79.43282</text:p>
              </table:table-cell>
              <table:table-cell office:value-type="float" office:value="56.18063">
                <text:p>56.18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45.46394">
                <text:p>45.46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.8925">
                <text:p>125.8925</text:p>
              </table:table-cell>
              <table:table-cell office:value-type="float" office:value="36.55593">
                <text:p>36.555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.4893">
                <text:p>158.4893</text:p>
              </table:table-cell>
              <table:table-cell office:value-type="float" office:value="29.26961">
                <text:p>29.26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.5262">
                <text:p>199.5262</text:p>
              </table:table-cell>
              <table:table-cell office:value-type="float" office:value="23.37294">
                <text:p>23.37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.1886">
                <text:p>251.1886</text:p>
              </table:table-cell>
              <table:table-cell office:value-type="float" office:value="18.63419">
                <text:p>18.63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6.2278">
                <text:p>316.2278</text:p>
              </table:table-cell>
              <table:table-cell office:value-type="float" office:value="14.84363">
                <text:p>14.84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.1072">
                <text:p>398.1072</text:p>
              </table:table-cell>
              <table:table-cell office:value-type="float" office:value="11.82118">
                <text:p>11.82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.1872">
                <text:p>501.1872</text:p>
              </table:table-cell>
              <table:table-cell office:value-type="float" office:value="9.416958">
                <text:p>9.416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.9573">
                <text:p>630.9573</text:p>
              </table:table-cell>
              <table:table-cell office:value-type="float" office:value="7.508487">
                <text:p>7.508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4.3282">
                <text:p>794.3282</text:p>
              </table:table-cell>
              <table:table-cell office:value-type="float" office:value="5.996893">
                <text:p>5.9968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4.802971">
                <text:p>4.802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6.514cm" svg:y="0.316cm" chart:style-name="ch2">
          <text:p>Filtro paso alta</text:p>
        </chart:title>
        <chart:plot-area chart:style-name="ch3" table:cell-range-address="'Filtro paso alta'.A1:'Filtro paso alta'.B42" chart:data-source-has-labels="both" svg:x="1.331cm" svg:y="1.275cm" svg:width="14.349cm" svg:height="6.564cm">
          <chartooo:coordinate-region svg:x="2.243cm" svg:y="1.474cm" svg:width="13.157cm" svg:height="5.718cm"/>
          <chart:axis chart:dimension="x" chart:name="primary-x" chart:style-name="ch4" chartooo:axis-type="auto">
            <chart:title svg:x="7.336cm" svg:y="8.019cm" chart:style-name="ch5">
              <text:p>Frecuencia [Hz]</text:p>
            </chart:title>
            <chart:categories table:cell-range-address="'Filtro paso alta'.B1:'Filtro paso alta'.B1"/>
            <chart:grid chart:style-name="ch6" chart:class="major"/>
          </chart:axis>
          <chart:axis chart:dimension="y" chart:name="primary-y" chart:style-name="ch7">
            <chart:title svg:x="0.451cm" svg:y="5.659cm" chart:style-name="ch8">
              <text:p>Ganancia [V/V]</text:p>
            </chart:title>
            <chart:grid chart:style-name="ch6" chart:class="major"/>
          </chart:axis>
          <chart:series chart:style-name="ch9" chart:values-cell-range-address="'Filtro paso alta'.B2:'Filtro paso alta'.B42" chart:label-cell-address="'Filtro paso alta'.B1:'Filtro paso alta'.B1" chart:class="chart:scatter">
            <chart:domain table:cell-range-address="'Filtro paso alta'.A2:'Filtro paso alta'.A42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m(out)</text:p>
                <draw:g>
                  <svg:desc>'Filtro paso alta'.B1:'Filtro paso alt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m(out)</text:p>
                <draw:g>
                  <svg:desc>'Filtro paso alta'.B1:'Filtro paso alta'.B1</svg:desc>
                </draw:g>
              </table:table-cell>
              <table:table-cell office:value-type="float" office:value="0.01">
                <text:p>0.01</text:p>
                <draw:g>
                  <svg:desc>'Filtro paso alta'.A2:'Filtro paso alta'.A42</svg:desc>
                </draw:g>
              </table:table-cell>
              <table:table-cell office:value-type="float" office:value="0.03809869">
                <text:p>0.03809869</text:p>
                <draw:g>
                  <svg:desc>'Filtro paso alta'.B2:'Filtro paso alta'.B42</svg:desc>
                </draw:g>
              </table:table-cell>
            </table:table-row>
            <table:table-row>
              <table:table-cell office:value-type="string"/>
              <table:table-cell office:value-type="float" office:value="0.01258925">
                <text:p>0.01258925</text:p>
              </table:table-cell>
              <table:table-cell office:value-type="float" office:value="0.04794306">
                <text:p>0.04794306</text:p>
              </table:table-cell>
            </table:table-row>
            <table:table-row>
              <table:table-cell office:value-type="string"/>
              <table:table-cell office:value-type="float" office:value="0.01584893">
                <text:p>0.01584893</text:p>
              </table:table-cell>
              <table:table-cell office:value-type="float" office:value="0.06031621">
                <text:p>0.06031621</text:p>
              </table:table-cell>
            </table:table-row>
            <table:table-row>
              <table:table-cell office:value-type="string"/>
              <table:table-cell office:value-type="float" office:value="0.01995262">
                <text:p>0.01995262</text:p>
              </table:table-cell>
              <table:table-cell office:value-type="float" office:value="0.07585294">
                <text:p>0.07585294</text:p>
              </table:table-cell>
            </table:table-row>
            <table:table-row>
              <table:table-cell office:value-type="string"/>
              <table:table-cell office:value-type="float" office:value="0.02511886">
                <text:p>0.02511886</text:p>
              </table:table-cell>
              <table:table-cell office:value-type="float" office:value="0.09533292">
                <text:p>0.09533292</text:p>
              </table:table-cell>
            </table:table-row>
            <table:table-row>
              <table:table-cell office:value-type="string"/>
              <table:table-cell office:value-type="float" office:value="0.03162278">
                <text:p>0.03162278</text:p>
              </table:table-cell>
              <table:table-cell office:value-type="float" office:value="0.1196993">
                <text:p>0.1196993</text:p>
              </table:table-cell>
            </table:table-row>
            <table:table-row>
              <table:table-cell office:value-type="string"/>
              <table:table-cell office:value-type="float" office:value="0.03981072">
                <text:p>0.03981072</text:p>
              </table:table-cell>
              <table:table-cell office:value-type="float" office:value="0.150065">
                <text:p>0.150065</text:p>
              </table:table-cell>
            </table:table-row>
            <table:table-row>
              <table:table-cell office:value-type="string"/>
              <table:table-cell office:value-type="float" office:value="0.05011872">
                <text:p>0.05011872</text:p>
              </table:table-cell>
              <table:table-cell office:value-type="float" office:value="0.1876886">
                <text:p>0.1876886</text:p>
              </table:table-cell>
            </table:table-row>
            <table:table-row>
              <table:table-cell office:value-type="string"/>
              <table:table-cell office:value-type="float" office:value="0.06309573">
                <text:p>0.06309573</text:p>
              </table:table-cell>
              <table:table-cell office:value-type="float" office:value="0.2338888">
                <text:p>0.2338888</text:p>
              </table:table-cell>
            </table:table-row>
            <table:table-row>
              <table:table-cell office:value-type="string"/>
              <table:table-cell office:value-type="float" office:value="0.07943282">
                <text:p>0.07943282</text:p>
              </table:table-cell>
              <table:table-cell office:value-type="float" office:value="0.289848">
                <text:p>0.289848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3562493">
                <text:p>0.3562493</text:p>
              </table:table-cell>
            </table:table-row>
            <table:table-row>
              <table:table-cell office:value-type="string"/>
              <table:table-cell office:value-type="float" office:value="0.1258925">
                <text:p>0.1258925</text:p>
              </table:table-cell>
              <table:table-cell office:value-type="float" office:value="0.4327183">
                <text:p>0.4327183</text:p>
              </table:table-cell>
            </table:table-row>
            <table:table-row>
              <table:table-cell office:value-type="string"/>
              <table:table-cell office:value-type="float" office:value="0.1584893">
                <text:p>0.1584893</text:p>
              </table:table-cell>
              <table:table-cell office:value-type="float" office:value="0.5171756">
                <text:p>0.5171756</text:p>
              </table:table-cell>
            </table:table-row>
            <table:table-row>
              <table:table-cell office:value-type="string"/>
              <table:table-cell office:value-type="float" office:value="0.1995262">
                <text:p>0.1995262</text:p>
              </table:table-cell>
              <table:table-cell office:value-type="float" office:value="0.605447">
                <text:p>0.605447</text:p>
              </table:table-cell>
            </table:table-row>
            <table:table-row>
              <table:table-cell office:value-type="string"/>
              <table:table-cell office:value-type="float" office:value="0.2511886">
                <text:p>0.2511886</text:p>
              </table:table-cell>
              <table:table-cell office:value-type="float" office:value="0.6916635">
                <text:p>0.6916635</text:p>
              </table:table-cell>
            </table:table-row>
            <table:table-row>
              <table:table-cell office:value-type="string"/>
              <table:table-cell office:value-type="float" office:value="0.3162278">
                <text:p>0.3162278</text:p>
              </table:table-cell>
              <table:table-cell office:value-type="float" office:value="0.7697005">
                <text:p>0.7697005</text:p>
              </table:table-cell>
            </table:table-row>
            <table:table-row>
              <table:table-cell office:value-type="string"/>
              <table:table-cell office:value-type="float" office:value="0.3981072">
                <text:p>0.3981072</text:p>
              </table:table-cell>
              <table:table-cell office:value-type="float" office:value="0.8350576">
                <text:p>0.8350576</text:p>
              </table:table-cell>
            </table:table-row>
            <table:table-row>
              <table:table-cell office:value-type="string"/>
              <table:table-cell office:value-type="float" office:value="0.5011872">
                <text:p>0.5011872</text:p>
              </table:table-cell>
              <table:table-cell office:value-type="float" office:value="0.8860066">
                <text:p>0.8860066</text:p>
              </table:table-cell>
            </table:table-row>
            <table:table-row>
              <table:table-cell office:value-type="string"/>
              <table:table-cell office:value-type="float" office:value="0.6309573">
                <text:p>0.6309573</text:p>
              </table:table-cell>
              <table:table-cell office:value-type="float" office:value="0.9233952">
                <text:p>0.9233952</text:p>
              </table:table-cell>
            </table:table-row>
            <table:table-row>
              <table:table-cell office:value-type="string"/>
              <table:table-cell office:value-type="float" office:value="0.7943282">
                <text:p>0.7943282</text:p>
              </table:table-cell>
              <table:table-cell office:value-type="float" office:value="0.9495727">
                <text:p>0.949572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9672819">
                <text:p>0.9672819</text:p>
              </table:table-cell>
            </table:table-row>
            <table:table-row>
              <table:table-cell office:value-type="string"/>
              <table:table-cell office:value-type="float" office:value="1.258925">
                <text:p>1.258925</text:p>
              </table:table-cell>
              <table:table-cell office:value-type="float" office:value="0.9789789">
                <text:p>0.9789789</text:p>
              </table:table-cell>
            </table:table-row>
            <table:table-row>
              <table:table-cell office:value-type="string"/>
              <table:table-cell office:value-type="float" office:value="1.584893">
                <text:p>1.584893</text:p>
              </table:table-cell>
              <table:table-cell office:value-type="float" office:value="0.9865814">
                <text:p>0.9865814</text:p>
              </table:table-cell>
            </table:table-row>
            <table:table-row>
              <table:table-cell office:value-type="string"/>
              <table:table-cell office:value-type="float" office:value="1.995262">
                <text:p>1.995262</text:p>
              </table:table-cell>
              <table:table-cell office:value-type="float" office:value="0.9914703">
                <text:p>0.9914703</text:p>
              </table:table-cell>
            </table:table-row>
            <table:table-row>
              <table:table-cell office:value-type="string"/>
              <table:table-cell office:value-type="float" office:value="2.511886">
                <text:p>2.511886</text:p>
              </table:table-cell>
              <table:table-cell office:value-type="float" office:value="0.9945926">
                <text:p>0.9945926</text:p>
              </table:table-cell>
            </table:table-row>
            <table:table-row>
              <table:table-cell office:value-type="string"/>
              <table:table-cell office:value-type="float" office:value="3.162278">
                <text:p>3.162278</text:p>
              </table:table-cell>
              <table:table-cell office:value-type="float" office:value="0.996578">
                <text:p>0.996578</text:p>
              </table:table-cell>
            </table:table-row>
            <table:table-row>
              <table:table-cell office:value-type="string"/>
              <table:table-cell office:value-type="float" office:value="3.981072">
                <text:p>3.981072</text:p>
              </table:table-cell>
              <table:table-cell office:value-type="float" office:value="0.9978367">
                <text:p>0.9978367</text:p>
              </table:table-cell>
            </table:table-row>
            <table:table-row>
              <table:table-cell office:value-type="string"/>
              <table:table-cell office:value-type="float" office:value="5.011872">
                <text:p>5.011872</text:p>
              </table:table-cell>
              <table:table-cell office:value-type="float" office:value="0.9986334">
                <text:p>0.9986334</text:p>
              </table:table-cell>
            </table:table-row>
            <table:table-row>
              <table:table-cell office:value-type="string"/>
              <table:table-cell office:value-type="float" office:value="6.309573">
                <text:p>6.309573</text:p>
              </table:table-cell>
              <table:table-cell office:value-type="float" office:value="0.9991371">
                <text:p>0.9991371</text:p>
              </table:table-cell>
            </table:table-row>
            <table:table-row>
              <table:table-cell office:value-type="string"/>
              <table:table-cell office:value-type="float" office:value="7.943282">
                <text:p>7.943282</text:p>
              </table:table-cell>
              <table:table-cell office:value-type="float" office:value="0.9994553">
                <text:p>0.999455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9996562">
                <text:p>0.9996562</text:p>
              </table:table-cell>
            </table:table-row>
            <table:table-row>
              <table:table-cell office:value-type="string"/>
              <table:table-cell office:value-type="float" office:value="12.58925">
                <text:p>12.58925</text:p>
              </table:table-cell>
              <table:table-cell office:value-type="float" office:value="0.999783">
                <text:p>0.999783</text:p>
              </table:table-cell>
            </table:table-row>
            <table:table-row>
              <table:table-cell office:value-type="string"/>
              <table:table-cell office:value-type="float" office:value="15.84893">
                <text:p>15.84893</text:p>
              </table:table-cell>
              <table:table-cell office:value-type="float" office:value="0.9998631">
                <text:p>0.9998631</text:p>
              </table:table-cell>
            </table:table-row>
            <table:table-row>
              <table:table-cell office:value-type="string"/>
              <table:table-cell office:value-type="float" office:value="19.95262">
                <text:p>19.95262</text:p>
              </table:table-cell>
              <table:table-cell office:value-type="float" office:value="0.9999136">
                <text:p>0.9999136</text:p>
              </table:table-cell>
            </table:table-row>
            <table:table-row>
              <table:table-cell office:value-type="string"/>
              <table:table-cell office:value-type="float" office:value="25.11886">
                <text:p>25.11886</text:p>
              </table:table-cell>
              <table:table-cell office:value-type="float" office:value="0.9999455">
                <text:p>0.9999455</text:p>
              </table:table-cell>
            </table:table-row>
            <table:table-row>
              <table:table-cell office:value-type="string"/>
              <table:table-cell office:value-type="float" office:value="31.62278">
                <text:p>31.62278</text:p>
              </table:table-cell>
              <table:table-cell office:value-type="float" office:value="0.9999656">
                <text:p>0.9999656</text:p>
              </table:table-cell>
            </table:table-row>
            <table:table-row>
              <table:table-cell office:value-type="string"/>
              <table:table-cell office:value-type="float" office:value="39.81072">
                <text:p>39.81072</text:p>
              </table:table-cell>
              <table:table-cell office:value-type="float" office:value="0.9999783">
                <text:p>0.9999783</text:p>
              </table:table-cell>
            </table:table-row>
            <table:table-row>
              <table:table-cell office:value-type="string"/>
              <table:table-cell office:value-type="float" office:value="50.11872">
                <text:p>50.11872</text:p>
              </table:table-cell>
              <table:table-cell office:value-type="float" office:value="0.9999863">
                <text:p>0.9999863</text:p>
              </table:table-cell>
            </table:table-row>
            <table:table-row>
              <table:table-cell office:value-type="string"/>
              <table:table-cell office:value-type="float" office:value="63.09573">
                <text:p>63.09573</text:p>
              </table:table-cell>
              <table:table-cell office:value-type="float" office:value="0.9999914">
                <text:p>0.9999914</text:p>
              </table:table-cell>
            </table:table-row>
            <table:table-row>
              <table:table-cell office:value-type="string"/>
              <table:table-cell office:value-type="float" office:value="79.43282">
                <text:p>79.43282</text:p>
              </table:table-cell>
              <table:table-cell office:value-type="float" office:value="0.9999945">
                <text:p>0.9999945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9999966">
                <text:p>0.9999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interval-minor-divis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6.038cm" svg:y="0.316cm" chart:style-name="ch2">
          <text:p>Filtro elimina banda</text:p>
        </chart:title>
        <chart:plot-area chart:style-name="ch3" table:cell-range-address="'Filtro notch'.B1:'Filtro notch'.B202 'Filtro notch'.A2:'Filtro notch'.A202" chart:data-source-has-labels="both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:title svg:x="7.336cm" svg:y="8.019cm" chart:style-name="ch5">
              <text:p>Frecuencia [Hz]</text:p>
            </chart:title>
            <chart:categories table:cell-range-address="'Filtro notch'.B1:'Filtro notch'.B1"/>
            <chart:grid chart:style-name="ch6" chart:class="major"/>
          </chart:axis>
          <chart:axis chart:dimension="y" chart:name="primary-y" chart:style-name="ch7">
            <chart:title svg:x="0.451cm" svg:y="5.659cm" chart:style-name="ch8">
              <text:p>Ganancia [V/V]</text:p>
            </chart:title>
            <chart:grid chart:style-name="ch6" chart:class="major"/>
          </chart:axis>
          <chart:series chart:style-name="ch9" chart:values-cell-range-address="'Filtro notch'.B2:'Filtro notch'.B202" chart:label-cell-address="'Filtro notch'.B1:'Filtro notch'.B1" chart:class="chart:scatter">
            <chart:domain table:cell-range-address="'Filtro notch'.A2:'Filtro notch'.A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m(out)</text:p>
                <draw:g>
                  <svg:desc>'Filtro notch'.B1:'Filtro notch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m(out)</text:p>
                <draw:g>
                  <svg:desc>'Filtro notch'.B1:'Filtro notch'.B1</svg:desc>
                </draw:g>
              </table:table-cell>
              <table:table-cell office:value-type="float" office:value="10">
                <text:p>10</text:p>
                <draw:g>
                  <svg:desc>'Filtro notch'.A2:'Filtro notch'.A202</svg:desc>
                </draw:g>
              </table:table-cell>
              <table:table-cell office:value-type="float" office:value="0.999755">
                <text:p>0.999755</text:p>
                <draw:g>
                  <svg:desc>'Filtro notch'.B2:'Filtro notch'.B202</svg:desc>
                </draw:g>
              </table:table-cell>
            </table:table-row>
            <table:table-row>
              <table:table-cell office:value-type="string"/>
              <table:table-cell office:value-type="float" office:value="10.11579">
                <text:p>10.11579</text:p>
              </table:table-cell>
              <table:table-cell office:value-type="float" office:value="0.9997493">
                <text:p>0.9997493</text:p>
              </table:table-cell>
            </table:table-row>
            <table:table-row>
              <table:table-cell office:value-type="string"/>
              <table:table-cell office:value-type="float" office:value="10.23293">
                <text:p>10.23293</text:p>
              </table:table-cell>
              <table:table-cell office:value-type="float" office:value="0.9997435">
                <text:p>0.9997435</text:p>
              </table:table-cell>
            </table:table-row>
            <table:table-row>
              <table:table-cell office:value-type="string"/>
              <table:table-cell office:value-type="float" office:value="10.35142">
                <text:p>10.35142</text:p>
              </table:table-cell>
              <table:table-cell office:value-type="float" office:value="0.9997375">
                <text:p>0.9997375</text:p>
              </table:table-cell>
            </table:table-row>
            <table:table-row>
              <table:table-cell office:value-type="string"/>
              <table:table-cell office:value-type="float" office:value="10.47129">
                <text:p>10.47129</text:p>
              </table:table-cell>
              <table:table-cell office:value-type="float" office:value="0.9997314">
                <text:p>0.9997314</text:p>
              </table:table-cell>
            </table:table-row>
            <table:table-row>
              <table:table-cell office:value-type="string"/>
              <table:table-cell office:value-type="float" office:value="10.59254">
                <text:p>10.59254</text:p>
              </table:table-cell>
              <table:table-cell office:value-type="float" office:value="0.9997251">
                <text:p>0.9997251</text:p>
              </table:table-cell>
            </table:table-row>
            <table:table-row>
              <table:table-cell office:value-type="string"/>
              <table:table-cell office:value-type="float" office:value="10.71519">
                <text:p>10.71519</text:p>
              </table:table-cell>
              <table:table-cell office:value-type="float" office:value="0.9997186">
                <text:p>0.9997186</text:p>
              </table:table-cell>
            </table:table-row>
            <table:table-row>
              <table:table-cell office:value-type="string"/>
              <table:table-cell office:value-type="float" office:value="10.83927">
                <text:p>10.83927</text:p>
              </table:table-cell>
              <table:table-cell office:value-type="float" office:value="0.9997119">
                <text:p>0.9997119</text:p>
              </table:table-cell>
            </table:table-row>
            <table:table-row>
              <table:table-cell office:value-type="string"/>
              <table:table-cell office:value-type="float" office:value="10.96478">
                <text:p>10.96478</text:p>
              </table:table-cell>
              <table:table-cell office:value-type="float" office:value="0.9997051">
                <text:p>0.9997051</text:p>
              </table:table-cell>
            </table:table-row>
            <table:table-row>
              <table:table-cell office:value-type="string"/>
              <table:table-cell office:value-type="float" office:value="11.09175">
                <text:p>11.09175</text:p>
              </table:table-cell>
              <table:table-cell office:value-type="float" office:value="0.9996981">
                <text:p>0.9996981</text:p>
              </table:table-cell>
            </table:table-row>
            <table:table-row>
              <table:table-cell office:value-type="string"/>
              <table:table-cell office:value-type="float" office:value="11.22018">
                <text:p>11.22018</text:p>
              </table:table-cell>
              <table:table-cell office:value-type="float" office:value="0.9996908">
                <text:p>0.9996908</text:p>
              </table:table-cell>
            </table:table-row>
            <table:table-row>
              <table:table-cell office:value-type="string"/>
              <table:table-cell office:value-type="float" office:value="11.35011">
                <text:p>11.35011</text:p>
              </table:table-cell>
              <table:table-cell office:value-type="float" office:value="0.9996834">
                <text:p>0.9996834</text:p>
              </table:table-cell>
            </table:table-row>
            <table:table-row>
              <table:table-cell office:value-type="string"/>
              <table:table-cell office:value-type="float" office:value="11.48154">
                <text:p>11.48154</text:p>
              </table:table-cell>
              <table:table-cell office:value-type="float" office:value="0.9996757">
                <text:p>0.9996757</text:p>
              </table:table-cell>
            </table:table-row>
            <table:table-row>
              <table:table-cell office:value-type="string"/>
              <table:table-cell office:value-type="float" office:value="11.61449">
                <text:p>11.61449</text:p>
              </table:table-cell>
              <table:table-cell office:value-type="float" office:value="0.9996679">
                <text:p>0.9996679</text:p>
              </table:table-cell>
            </table:table-row>
            <table:table-row>
              <table:table-cell office:value-type="string"/>
              <table:table-cell office:value-type="float" office:value="11.74898">
                <text:p>11.74898</text:p>
              </table:table-cell>
              <table:table-cell office:value-type="float" office:value="0.9996598">
                <text:p>0.9996598</text:p>
              </table:table-cell>
            </table:table-row>
            <table:table-row>
              <table:table-cell office:value-type="string"/>
              <table:table-cell office:value-type="float" office:value="11.88502">
                <text:p>11.88502</text:p>
              </table:table-cell>
              <table:table-cell office:value-type="float" office:value="0.9996515">
                <text:p>0.9996515</text:p>
              </table:table-cell>
            </table:table-row>
            <table:table-row>
              <table:table-cell office:value-type="string"/>
              <table:table-cell office:value-type="float" office:value="12.02264">
                <text:p>12.02264</text:p>
              </table:table-cell>
              <table:table-cell office:value-type="float" office:value="0.9996429">
                <text:p>0.9996429</text:p>
              </table:table-cell>
            </table:table-row>
            <table:table-row>
              <table:table-cell office:value-type="string"/>
              <table:table-cell office:value-type="float" office:value="12.16186">
                <text:p>12.16186</text:p>
              </table:table-cell>
              <table:table-cell office:value-type="float" office:value="0.9996341">
                <text:p>0.9996341</text:p>
              </table:table-cell>
            </table:table-row>
            <table:table-row>
              <table:table-cell office:value-type="string"/>
              <table:table-cell office:value-type="float" office:value="12.30269">
                <text:p>12.30269</text:p>
              </table:table-cell>
              <table:table-cell office:value-type="float" office:value="0.999625">
                <text:p>0.999625</text:p>
              </table:table-cell>
            </table:table-row>
            <table:table-row>
              <table:table-cell office:value-type="string"/>
              <table:table-cell office:value-type="float" office:value="12.44515">
                <text:p>12.44515</text:p>
              </table:table-cell>
              <table:table-cell office:value-type="float" office:value="0.9996157">
                <text:p>0.9996157</text:p>
              </table:table-cell>
            </table:table-row>
            <table:table-row>
              <table:table-cell office:value-type="string"/>
              <table:table-cell office:value-type="float" office:value="12.58925">
                <text:p>12.58925</text:p>
              </table:table-cell>
              <table:table-cell office:value-type="float" office:value="0.9996061">
                <text:p>0.9996061</text:p>
              </table:table-cell>
            </table:table-row>
            <table:table-row>
              <table:table-cell office:value-type="string"/>
              <table:table-cell office:value-type="float" office:value="12.73503">
                <text:p>12.73503</text:p>
              </table:table-cell>
              <table:table-cell office:value-type="float" office:value="0.9995962">
                <text:p>0.9995962</text:p>
              </table:table-cell>
            </table:table-row>
            <table:table-row>
              <table:table-cell office:value-type="string"/>
              <table:table-cell office:value-type="float" office:value="12.8825">
                <text:p>12.8825</text:p>
              </table:table-cell>
              <table:table-cell office:value-type="float" office:value="0.999586">
                <text:p>0.999586</text:p>
              </table:table-cell>
            </table:table-row>
            <table:table-row>
              <table:table-cell office:value-type="string"/>
              <table:table-cell office:value-type="float" office:value="13.03167">
                <text:p>13.03167</text:p>
              </table:table-cell>
              <table:table-cell office:value-type="float" office:value="0.9995755">
                <text:p>0.9995755</text:p>
              </table:table-cell>
            </table:table-row>
            <table:table-row>
              <table:table-cell office:value-type="string"/>
              <table:table-cell office:value-type="float" office:value="13.18257">
                <text:p>13.18257</text:p>
              </table:table-cell>
              <table:table-cell office:value-type="float" office:value="0.9995647">
                <text:p>0.9995647</text:p>
              </table:table-cell>
            </table:table-row>
            <table:table-row>
              <table:table-cell office:value-type="string"/>
              <table:table-cell office:value-type="float" office:value="13.33521">
                <text:p>13.33521</text:p>
              </table:table-cell>
              <table:table-cell office:value-type="float" office:value="0.9995536">
                <text:p>0.9995536</text:p>
              </table:table-cell>
            </table:table-row>
            <table:table-row>
              <table:table-cell office:value-type="string"/>
              <table:table-cell office:value-type="float" office:value="13.48963">
                <text:p>13.48963</text:p>
              </table:table-cell>
              <table:table-cell office:value-type="float" office:value="0.9995421">
                <text:p>0.9995421</text:p>
              </table:table-cell>
            </table:table-row>
            <table:table-row>
              <table:table-cell office:value-type="string"/>
              <table:table-cell office:value-type="float" office:value="13.64583">
                <text:p>13.64583</text:p>
              </table:table-cell>
              <table:table-cell office:value-type="float" office:value="0.9995303">
                <text:p>0.9995303</text:p>
              </table:table-cell>
            </table:table-row>
            <table:table-row>
              <table:table-cell office:value-type="string"/>
              <table:table-cell office:value-type="float" office:value="13.80384">
                <text:p>13.80384</text:p>
              </table:table-cell>
              <table:table-cell office:value-type="float" office:value="0.9995182">
                <text:p>0.9995182</text:p>
              </table:table-cell>
            </table:table-row>
            <table:table-row>
              <table:table-cell office:value-type="string"/>
              <table:table-cell office:value-type="float" office:value="13.96368">
                <text:p>13.96368</text:p>
              </table:table-cell>
              <table:table-cell office:value-type="float" office:value="0.9995056">
                <text:p>0.9995056</text:p>
              </table:table-cell>
            </table:table-row>
            <table:table-row>
              <table:table-cell office:value-type="string"/>
              <table:table-cell office:value-type="float" office:value="14.12538">
                <text:p>14.12538</text:p>
              </table:table-cell>
              <table:table-cell office:value-type="float" office:value="0.9994927">
                <text:p>0.9994927</text:p>
              </table:table-cell>
            </table:table-row>
            <table:table-row>
              <table:table-cell office:value-type="string"/>
              <table:table-cell office:value-type="float" office:value="14.28894">
                <text:p>14.28894</text:p>
              </table:table-cell>
              <table:table-cell office:value-type="float" office:value="0.9994793">
                <text:p>0.9994793</text:p>
              </table:table-cell>
            </table:table-row>
            <table:table-row>
              <table:table-cell office:value-type="string"/>
              <table:table-cell office:value-type="float" office:value="14.4544">
                <text:p>14.4544</text:p>
              </table:table-cell>
              <table:table-cell office:value-type="float" office:value="0.9994656">
                <text:p>0.9994656</text:p>
              </table:table-cell>
            </table:table-row>
            <table:table-row>
              <table:table-cell office:value-type="string"/>
              <table:table-cell office:value-type="float" office:value="14.62177">
                <text:p>14.62177</text:p>
              </table:table-cell>
              <table:table-cell office:value-type="float" office:value="0.9994514">
                <text:p>0.9994514</text:p>
              </table:table-cell>
            </table:table-row>
            <table:table-row>
              <table:table-cell office:value-type="string"/>
              <table:table-cell office:value-type="float" office:value="14.79108">
                <text:p>14.79108</text:p>
              </table:table-cell>
              <table:table-cell office:value-type="float" office:value="0.9994367">
                <text:p>0.9994367</text:p>
              </table:table-cell>
            </table:table-row>
            <table:table-row>
              <table:table-cell office:value-type="string"/>
              <table:table-cell office:value-type="float" office:value="14.96236">
                <text:p>14.96236</text:p>
              </table:table-cell>
              <table:table-cell office:value-type="float" office:value="0.9994216">
                <text:p>0.9994216</text:p>
              </table:table-cell>
            </table:table-row>
            <table:table-row>
              <table:table-cell office:value-type="string"/>
              <table:table-cell office:value-type="float" office:value="15.13561">
                <text:p>15.13561</text:p>
              </table:table-cell>
              <table:table-cell office:value-type="float" office:value="0.999406">
                <text:p>0.999406</text:p>
              </table:table-cell>
            </table:table-row>
            <table:table-row>
              <table:table-cell office:value-type="string"/>
              <table:table-cell office:value-type="float" office:value="15.31087">
                <text:p>15.31087</text:p>
              </table:table-cell>
              <table:table-cell office:value-type="float" office:value="0.9993899">
                <text:p>0.9993899</text:p>
              </table:table-cell>
            </table:table-row>
            <table:table-row>
              <table:table-cell office:value-type="string"/>
              <table:table-cell office:value-type="float" office:value="15.48817">
                <text:p>15.48817</text:p>
              </table:table-cell>
              <table:table-cell office:value-type="float" office:value="0.9993732">
                <text:p>0.9993732</text:p>
              </table:table-cell>
            </table:table-row>
            <table:table-row>
              <table:table-cell office:value-type="string"/>
              <table:table-cell office:value-type="float" office:value="15.66751">
                <text:p>15.66751</text:p>
              </table:table-cell>
              <table:table-cell office:value-type="float" office:value="0.999356">
                <text:p>0.999356</text:p>
              </table:table-cell>
            </table:table-row>
            <table:table-row>
              <table:table-cell office:value-type="string"/>
              <table:table-cell office:value-type="float" office:value="15.84893">
                <text:p>15.84893</text:p>
              </table:table-cell>
              <table:table-cell office:value-type="float" office:value="0.9993383">
                <text:p>0.9993383</text:p>
              </table:table-cell>
            </table:table-row>
            <table:table-row>
              <table:table-cell office:value-type="string"/>
              <table:table-cell office:value-type="float" office:value="16.03245">
                <text:p>16.03245</text:p>
              </table:table-cell>
              <table:table-cell office:value-type="float" office:value="0.9993199">
                <text:p>0.9993199</text:p>
              </table:table-cell>
            </table:table-row>
            <table:table-row>
              <table:table-cell office:value-type="string"/>
              <table:table-cell office:value-type="float" office:value="16.2181">
                <text:p>16.2181</text:p>
              </table:table-cell>
              <table:table-cell office:value-type="float" office:value="0.999301">
                <text:p>0.999301</text:p>
              </table:table-cell>
            </table:table-row>
            <table:table-row>
              <table:table-cell office:value-type="string"/>
              <table:table-cell office:value-type="float" office:value="16.4059">
                <text:p>16.4059</text:p>
              </table:table-cell>
              <table:table-cell office:value-type="float" office:value="0.9992814">
                <text:p>0.9992814</text:p>
              </table:table-cell>
            </table:table-row>
            <table:table-row>
              <table:table-cell office:value-type="string"/>
              <table:table-cell office:value-type="float" office:value="16.59587">
                <text:p>16.59587</text:p>
              </table:table-cell>
              <table:table-cell office:value-type="float" office:value="0.9992611">
                <text:p>0.9992611</text:p>
              </table:table-cell>
            </table:table-row>
            <table:table-row>
              <table:table-cell office:value-type="string"/>
              <table:table-cell office:value-type="float" office:value="16.78804">
                <text:p>16.78804</text:p>
              </table:table-cell>
              <table:table-cell office:value-type="float" office:value="0.9992401">
                <text:p>0.9992401</text:p>
              </table:table-cell>
            </table:table-row>
            <table:table-row>
              <table:table-cell office:value-type="string"/>
              <table:table-cell office:value-type="float" office:value="16.98244">
                <text:p>16.98244</text:p>
              </table:table-cell>
              <table:table-cell office:value-type="float" office:value="0.9992184">
                <text:p>0.9992184</text:p>
              </table:table-cell>
            </table:table-row>
            <table:table-row>
              <table:table-cell office:value-type="string"/>
              <table:table-cell office:value-type="float" office:value="17.17908">
                <text:p>17.17908</text:p>
              </table:table-cell>
              <table:table-cell office:value-type="float" office:value="0.9991959">
                <text:p>0.9991959</text:p>
              </table:table-cell>
            </table:table-row>
            <table:table-row>
              <table:table-cell office:value-type="string"/>
              <table:table-cell office:value-type="float" office:value="17.37801">
                <text:p>17.37801</text:p>
              </table:table-cell>
              <table:table-cell office:value-type="float" office:value="0.9991726">
                <text:p>0.9991726</text:p>
              </table:table-cell>
            </table:table-row>
            <table:table-row>
              <table:table-cell office:value-type="string"/>
              <table:table-cell office:value-type="float" office:value="17.57924">
                <text:p>17.57924</text:p>
              </table:table-cell>
              <table:table-cell office:value-type="float" office:value="0.9991485">
                <text:p>0.9991485</text:p>
              </table:table-cell>
            </table:table-row>
            <table:table-row>
              <table:table-cell office:value-type="string"/>
              <table:table-cell office:value-type="float" office:value="17.78279">
                <text:p>17.78279</text:p>
              </table:table-cell>
              <table:table-cell office:value-type="float" office:value="0.9991236">
                <text:p>0.9991236</text:p>
              </table:table-cell>
            </table:table-row>
            <table:table-row>
              <table:table-cell office:value-type="string"/>
              <table:table-cell office:value-type="float" office:value="17.98871">
                <text:p>17.98871</text:p>
              </table:table-cell>
              <table:table-cell office:value-type="float" office:value="0.9990977">
                <text:p>0.9990977</text:p>
              </table:table-cell>
            </table:table-row>
            <table:table-row>
              <table:table-cell office:value-type="string"/>
              <table:table-cell office:value-type="float" office:value="18.19701">
                <text:p>18.19701</text:p>
              </table:table-cell>
              <table:table-cell office:value-type="float" office:value="0.9990709">
                <text:p>0.9990709</text:p>
              </table:table-cell>
            </table:table-row>
            <table:table-row>
              <table:table-cell office:value-type="string"/>
              <table:table-cell office:value-type="float" office:value="18.40772">
                <text:p>18.40772</text:p>
              </table:table-cell>
              <table:table-cell office:value-type="float" office:value="0.9990431">
                <text:p>0.9990431</text:p>
              </table:table-cell>
            </table:table-row>
            <table:table-row>
              <table:table-cell office:value-type="string"/>
              <table:table-cell office:value-type="float" office:value="18.62087">
                <text:p>18.62087</text:p>
              </table:table-cell>
              <table:table-cell office:value-type="float" office:value="0.9990142">
                <text:p>0.9990142</text:p>
              </table:table-cell>
            </table:table-row>
            <table:table-row>
              <table:table-cell office:value-type="string"/>
              <table:table-cell office:value-type="float" office:value="18.83649">
                <text:p>18.83649</text:p>
              </table:table-cell>
              <table:table-cell office:value-type="float" office:value="0.9989843">
                <text:p>0.9989843</text:p>
              </table:table-cell>
            </table:table-row>
            <table:table-row>
              <table:table-cell office:value-type="string"/>
              <table:table-cell office:value-type="float" office:value="19.05461">
                <text:p>19.05461</text:p>
              </table:table-cell>
              <table:table-cell office:value-type="float" office:value="0.9989532">
                <text:p>0.9989532</text:p>
              </table:table-cell>
            </table:table-row>
            <table:table-row>
              <table:table-cell office:value-type="string"/>
              <table:table-cell office:value-type="float" office:value="19.27525">
                <text:p>19.27525</text:p>
              </table:table-cell>
              <table:table-cell office:value-type="float" office:value="0.998921">
                <text:p>0.998921</text:p>
              </table:table-cell>
            </table:table-row>
            <table:table-row>
              <table:table-cell office:value-type="string"/>
              <table:table-cell office:value-type="float" office:value="19.49845">
                <text:p>19.49845</text:p>
              </table:table-cell>
              <table:table-cell office:value-type="float" office:value="0.9988875">
                <text:p>0.9988875</text:p>
              </table:table-cell>
            </table:table-row>
            <table:table-row>
              <table:table-cell office:value-type="string"/>
              <table:table-cell office:value-type="float" office:value="19.72423">
                <text:p>19.72423</text:p>
              </table:table-cell>
              <table:table-cell office:value-type="float" office:value="0.9988526">
                <text:p>0.9988526</text:p>
              </table:table-cell>
            </table:table-row>
            <table:table-row>
              <table:table-cell office:value-type="string"/>
              <table:table-cell office:value-type="float" office:value="19.95262">
                <text:p>19.95262</text:p>
              </table:table-cell>
              <table:table-cell office:value-type="float" office:value="0.9988164">
                <text:p>0.9988164</text:p>
              </table:table-cell>
            </table:table-row>
            <table:table-row>
              <table:table-cell office:value-type="string"/>
              <table:table-cell office:value-type="float" office:value="20.18366">
                <text:p>20.18366</text:p>
              </table:table-cell>
              <table:table-cell office:value-type="float" office:value="0.9987788">
                <text:p>0.9987788</text:p>
              </table:table-cell>
            </table:table-row>
            <table:table-row>
              <table:table-cell office:value-type="string"/>
              <table:table-cell office:value-type="float" office:value="20.41738">
                <text:p>20.41738</text:p>
              </table:table-cell>
              <table:table-cell office:value-type="float" office:value="0.9987396">
                <text:p>0.9987396</text:p>
              </table:table-cell>
            </table:table-row>
            <table:table-row>
              <table:table-cell office:value-type="string"/>
              <table:table-cell office:value-type="float" office:value="20.6538">
                <text:p>20.6538</text:p>
              </table:table-cell>
              <table:table-cell office:value-type="float" office:value="0.9986988">
                <text:p>0.9986988</text:p>
              </table:table-cell>
            </table:table-row>
            <table:table-row>
              <table:table-cell office:value-type="string"/>
              <table:table-cell office:value-type="float" office:value="20.89296">
                <text:p>20.89296</text:p>
              </table:table-cell>
              <table:table-cell office:value-type="float" office:value="0.9986563">
                <text:p>0.9986563</text:p>
              </table:table-cell>
            </table:table-row>
            <table:table-row>
              <table:table-cell office:value-type="string"/>
              <table:table-cell office:value-type="float" office:value="21.13489">
                <text:p>21.13489</text:p>
              </table:table-cell>
              <table:table-cell office:value-type="float" office:value="0.998612">
                <text:p>0.998612</text:p>
              </table:table-cell>
            </table:table-row>
            <table:table-row>
              <table:table-cell office:value-type="string"/>
              <table:table-cell office:value-type="float" office:value="21.37962">
                <text:p>21.37962</text:p>
              </table:table-cell>
              <table:table-cell office:value-type="float" office:value="0.9985659">
                <text:p>0.9985659</text:p>
              </table:table-cell>
            </table:table-row>
            <table:table-row>
              <table:table-cell office:value-type="string"/>
              <table:table-cell office:value-type="float" office:value="21.62719">
                <text:p>21.62719</text:p>
              </table:table-cell>
              <table:table-cell office:value-type="float" office:value="0.9985177">
                <text:p>0.9985177</text:p>
              </table:table-cell>
            </table:table-row>
            <table:table-row>
              <table:table-cell office:value-type="string"/>
              <table:table-cell office:value-type="float" office:value="21.87762">
                <text:p>21.87762</text:p>
              </table:table-cell>
              <table:table-cell office:value-type="float" office:value="0.9984675">
                <text:p>0.9984675</text:p>
              </table:table-cell>
            </table:table-row>
            <table:table-row>
              <table:table-cell office:value-type="string"/>
              <table:table-cell office:value-type="float" office:value="22.13095">
                <text:p>22.13095</text:p>
              </table:table-cell>
              <table:table-cell office:value-type="float" office:value="0.9984151">
                <text:p>0.9984151</text:p>
              </table:table-cell>
            </table:table-row>
            <table:table-row>
              <table:table-cell office:value-type="string"/>
              <table:table-cell office:value-type="float" office:value="22.38721">
                <text:p>22.38721</text:p>
              </table:table-cell>
              <table:table-cell office:value-type="float" office:value="0.9983603">
                <text:p>0.9983603</text:p>
              </table:table-cell>
            </table:table-row>
            <table:table-row>
              <table:table-cell office:value-type="string"/>
              <table:table-cell office:value-type="float" office:value="22.64644">
                <text:p>22.64644</text:p>
              </table:table-cell>
              <table:table-cell office:value-type="float" office:value="0.998303">
                <text:p>0.998303</text:p>
              </table:table-cell>
            </table:table-row>
            <table:table-row>
              <table:table-cell office:value-type="string"/>
              <table:table-cell office:value-type="float" office:value="22.90868">
                <text:p>22.90868</text:p>
              </table:table-cell>
              <table:table-cell office:value-type="float" office:value="0.9982432">
                <text:p>0.9982432</text:p>
              </table:table-cell>
            </table:table-row>
            <table:table-row>
              <table:table-cell office:value-type="string"/>
              <table:table-cell office:value-type="float" office:value="23.17395">
                <text:p>23.17395</text:p>
              </table:table-cell>
              <table:table-cell office:value-type="float" office:value="0.9981805">
                <text:p>0.9981805</text:p>
              </table:table-cell>
            </table:table-row>
            <table:table-row>
              <table:table-cell office:value-type="string"/>
              <table:table-cell office:value-type="float" office:value="23.44229">
                <text:p>23.44229</text:p>
              </table:table-cell>
              <table:table-cell office:value-type="float" office:value="0.9981149">
                <text:p>0.9981149</text:p>
              </table:table-cell>
            </table:table-row>
            <table:table-row>
              <table:table-cell office:value-type="string"/>
              <table:table-cell office:value-type="float" office:value="23.71374">
                <text:p>23.71374</text:p>
              </table:table-cell>
              <table:table-cell office:value-type="float" office:value="0.9980461">
                <text:p>0.9980461</text:p>
              </table:table-cell>
            </table:table-row>
            <table:table-row>
              <table:table-cell office:value-type="string"/>
              <table:table-cell office:value-type="float" office:value="23.98833">
                <text:p>23.98833</text:p>
              </table:table-cell>
              <table:table-cell office:value-type="float" office:value="0.9979741">
                <text:p>0.9979741</text:p>
              </table:table-cell>
            </table:table-row>
            <table:table-row>
              <table:table-cell office:value-type="string"/>
              <table:table-cell office:value-type="float" office:value="24.2661">
                <text:p>24.2661</text:p>
              </table:table-cell>
              <table:table-cell office:value-type="float" office:value="0.9978985">
                <text:p>0.9978985</text:p>
              </table:table-cell>
            </table:table-row>
            <table:table-row>
              <table:table-cell office:value-type="string"/>
              <table:table-cell office:value-type="float" office:value="24.54709">
                <text:p>24.54709</text:p>
              </table:table-cell>
              <table:table-cell office:value-type="float" office:value="0.9978191">
                <text:p>0.9978191</text:p>
              </table:table-cell>
            </table:table-row>
            <table:table-row>
              <table:table-cell office:value-type="string"/>
              <table:table-cell office:value-type="float" office:value="24.83133">
                <text:p>24.83133</text:p>
              </table:table-cell>
              <table:table-cell office:value-type="float" office:value="0.9977356">
                <text:p>0.9977356</text:p>
              </table:table-cell>
            </table:table-row>
            <table:table-row>
              <table:table-cell office:value-type="string"/>
              <table:table-cell office:value-type="float" office:value="25.11886">
                <text:p>25.11886</text:p>
              </table:table-cell>
              <table:table-cell office:value-type="float" office:value="0.9976479">
                <text:p>0.9976479</text:p>
              </table:table-cell>
            </table:table-row>
            <table:table-row>
              <table:table-cell office:value-type="string"/>
              <table:table-cell office:value-type="float" office:value="25.40973">
                <text:p>25.40973</text:p>
              </table:table-cell>
              <table:table-cell office:value-type="float" office:value="0.9975556">
                <text:p>0.9975556</text:p>
              </table:table-cell>
            </table:table-row>
            <table:table-row>
              <table:table-cell office:value-type="string"/>
              <table:table-cell office:value-type="float" office:value="25.70396">
                <text:p>25.70396</text:p>
              </table:table-cell>
              <table:table-cell office:value-type="float" office:value="0.9974584">
                <text:p>0.9974584</text:p>
              </table:table-cell>
            </table:table-row>
            <table:table-row>
              <table:table-cell office:value-type="string"/>
              <table:table-cell office:value-type="float" office:value="26.0016">
                <text:p>26.0016</text:p>
              </table:table-cell>
              <table:table-cell office:value-type="float" office:value="0.997356">
                <text:p>0.997356</text:p>
              </table:table-cell>
            </table:table-row>
            <table:table-row>
              <table:table-cell office:value-type="string"/>
              <table:table-cell office:value-type="float" office:value="26.30268">
                <text:p>26.30268</text:p>
              </table:table-cell>
              <table:table-cell office:value-type="float" office:value="0.9972479">
                <text:p>0.9972479</text:p>
              </table:table-cell>
            </table:table-row>
            <table:table-row>
              <table:table-cell office:value-type="string"/>
              <table:table-cell office:value-type="float" office:value="26.60725">
                <text:p>26.60725</text:p>
              </table:table-cell>
              <table:table-cell office:value-type="float" office:value="0.9971337">
                <text:p>0.9971337</text:p>
              </table:table-cell>
            </table:table-row>
            <table:table-row>
              <table:table-cell office:value-type="string"/>
              <table:table-cell office:value-type="float" office:value="26.91535">
                <text:p>26.91535</text:p>
              </table:table-cell>
              <table:table-cell office:value-type="float" office:value="0.9970131">
                <text:p>0.9970131</text:p>
              </table:table-cell>
            </table:table-row>
            <table:table-row>
              <table:table-cell office:value-type="string"/>
              <table:table-cell office:value-type="float" office:value="27.22701">
                <text:p>27.22701</text:p>
              </table:table-cell>
              <table:table-cell office:value-type="float" office:value="0.9968855">
                <text:p>0.9968855</text:p>
              </table:table-cell>
            </table:table-row>
            <table:table-row>
              <table:table-cell office:value-type="string"/>
              <table:table-cell office:value-type="float" office:value="27.54229">
                <text:p>27.54229</text:p>
              </table:table-cell>
              <table:table-cell office:value-type="float" office:value="0.9967503">
                <text:p>0.9967503</text:p>
              </table:table-cell>
            </table:table-row>
            <table:table-row>
              <table:table-cell office:value-type="string"/>
              <table:table-cell office:value-type="float" office:value="27.86121">
                <text:p>27.86121</text:p>
              </table:table-cell>
              <table:table-cell office:value-type="float" office:value="0.996607">
                <text:p>0.996607</text:p>
              </table:table-cell>
            </table:table-row>
            <table:table-row>
              <table:table-cell office:value-type="string"/>
              <table:table-cell office:value-type="float" office:value="28.18383">
                <text:p>28.18383</text:p>
              </table:table-cell>
              <table:table-cell office:value-type="float" office:value="0.9964549">
                <text:p>0.9964549</text:p>
              </table:table-cell>
            </table:table-row>
            <table:table-row>
              <table:table-cell office:value-type="string"/>
              <table:table-cell office:value-type="float" office:value="28.51018">
                <text:p>28.51018</text:p>
              </table:table-cell>
              <table:table-cell office:value-type="float" office:value="0.9962933">
                <text:p>0.9962933</text:p>
              </table:table-cell>
            </table:table-row>
            <table:table-row>
              <table:table-cell office:value-type="string"/>
              <table:table-cell office:value-type="float" office:value="28.84032">
                <text:p>28.84032</text:p>
              </table:table-cell>
              <table:table-cell office:value-type="float" office:value="0.9961213">
                <text:p>0.9961213</text:p>
              </table:table-cell>
            </table:table-row>
            <table:table-row>
              <table:table-cell office:value-type="string"/>
              <table:table-cell office:value-type="float" office:value="29.17427">
                <text:p>29.17427</text:p>
              </table:table-cell>
              <table:table-cell office:value-type="float" office:value="0.9959382">
                <text:p>0.9959382</text:p>
              </table:table-cell>
            </table:table-row>
            <table:table-row>
              <table:table-cell office:value-type="string"/>
              <table:table-cell office:value-type="float" office:value="29.51209">
                <text:p>29.51209</text:p>
              </table:table-cell>
              <table:table-cell office:value-type="float" office:value="0.9957429">
                <text:p>0.9957429</text:p>
              </table:table-cell>
            </table:table-row>
            <table:table-row>
              <table:table-cell office:value-type="string"/>
              <table:table-cell office:value-type="float" office:value="29.85383">
                <text:p>29.85383</text:p>
              </table:table-cell>
              <table:table-cell office:value-type="float" office:value="0.9955343">
                <text:p>0.9955343</text:p>
              </table:table-cell>
            </table:table-row>
            <table:table-row>
              <table:table-cell office:value-type="string"/>
              <table:table-cell office:value-type="float" office:value="30.19952">
                <text:p>30.19952</text:p>
              </table:table-cell>
              <table:table-cell office:value-type="float" office:value="0.9953112">
                <text:p>0.9953112</text:p>
              </table:table-cell>
            </table:table-row>
            <table:table-row>
              <table:table-cell office:value-type="string"/>
              <table:table-cell office:value-type="float" office:value="30.54921">
                <text:p>30.54921</text:p>
              </table:table-cell>
              <table:table-cell office:value-type="float" office:value="0.9950722">
                <text:p>0.9950722</text:p>
              </table:table-cell>
            </table:table-row>
            <table:table-row>
              <table:table-cell office:value-type="string"/>
              <table:table-cell office:value-type="float" office:value="30.90295">
                <text:p>30.90295</text:p>
              </table:table-cell>
              <table:table-cell office:value-type="float" office:value="0.9948158">
                <text:p>0.9948158</text:p>
              </table:table-cell>
            </table:table-row>
            <table:table-row>
              <table:table-cell office:value-type="string"/>
              <table:table-cell office:value-type="float" office:value="31.26079">
                <text:p>31.26079</text:p>
              </table:table-cell>
              <table:table-cell office:value-type="float" office:value="0.9945404">
                <text:p>0.9945404</text:p>
              </table:table-cell>
            </table:table-row>
            <table:table-row>
              <table:table-cell office:value-type="string"/>
              <table:table-cell office:value-type="float" office:value="31.62278">
                <text:p>31.62278</text:p>
              </table:table-cell>
              <table:table-cell office:value-type="float" office:value="0.9942439">
                <text:p>0.9942439</text:p>
              </table:table-cell>
            </table:table-row>
            <table:table-row>
              <table:table-cell office:value-type="string"/>
              <table:table-cell office:value-type="float" office:value="31.98895">
                <text:p>31.98895</text:p>
              </table:table-cell>
              <table:table-cell office:value-type="float" office:value="0.9939241">
                <text:p>0.9939241</text:p>
              </table:table-cell>
            </table:table-row>
            <table:table-row>
              <table:table-cell office:value-type="string"/>
              <table:table-cell office:value-type="float" office:value="32.35937">
                <text:p>32.35937</text:p>
              </table:table-cell>
              <table:table-cell office:value-type="float" office:value="0.9935787">
                <text:p>0.9935787</text:p>
              </table:table-cell>
            </table:table-row>
            <table:table-row>
              <table:table-cell office:value-type="string"/>
              <table:table-cell office:value-type="float" office:value="32.73407">
                <text:p>32.73407</text:p>
              </table:table-cell>
              <table:table-cell office:value-type="float" office:value="0.9932048">
                <text:p>0.9932048</text:p>
              </table:table-cell>
            </table:table-row>
            <table:table-row>
              <table:table-cell office:value-type="string"/>
              <table:table-cell office:value-type="float" office:value="33.11311">
                <text:p>33.11311</text:p>
              </table:table-cell>
              <table:table-cell office:value-type="float" office:value="0.9927992">
                <text:p>0.9927992</text:p>
              </table:table-cell>
            </table:table-row>
            <table:table-row>
              <table:table-cell office:value-type="string"/>
              <table:table-cell office:value-type="float" office:value="33.49654">
                <text:p>33.49654</text:p>
              </table:table-cell>
              <table:table-cell office:value-type="float" office:value="0.9923582">
                <text:p>0.9923582</text:p>
              </table:table-cell>
            </table:table-row>
            <table:table-row>
              <table:table-cell office:value-type="string"/>
              <table:table-cell office:value-type="float" office:value="33.88442">
                <text:p>33.88442</text:p>
              </table:table-cell>
              <table:table-cell office:value-type="float" office:value="0.9918777">
                <text:p>0.9918777</text:p>
              </table:table-cell>
            </table:table-row>
            <table:table-row>
              <table:table-cell office:value-type="string"/>
              <table:table-cell office:value-type="float" office:value="34.27678">
                <text:p>34.27678</text:p>
              </table:table-cell>
              <table:table-cell office:value-type="float" office:value="0.9913528">
                <text:p>0.9913528</text:p>
              </table:table-cell>
            </table:table-row>
            <table:table-row>
              <table:table-cell office:value-type="string"/>
              <table:table-cell office:value-type="float" office:value="34.67369">
                <text:p>34.67369</text:p>
              </table:table-cell>
              <table:table-cell office:value-type="float" office:value="0.9907779">
                <text:p>0.9907779</text:p>
              </table:table-cell>
            </table:table-row>
            <table:table-row>
              <table:table-cell office:value-type="string"/>
              <table:table-cell office:value-type="float" office:value="35.07519">
                <text:p>35.07519</text:p>
              </table:table-cell>
              <table:table-cell office:value-type="float" office:value="0.9901465">
                <text:p>0.9901465</text:p>
              </table:table-cell>
            </table:table-row>
            <table:table-row>
              <table:table-cell office:value-type="string"/>
              <table:table-cell office:value-type="float" office:value="35.48134">
                <text:p>35.48134</text:p>
              </table:table-cell>
              <table:table-cell office:value-type="float" office:value="0.989451">
                <text:p>0.989451</text:p>
              </table:table-cell>
            </table:table-row>
            <table:table-row>
              <table:table-cell office:value-type="string"/>
              <table:table-cell office:value-type="float" office:value="35.89219">
                <text:p>35.89219</text:p>
              </table:table-cell>
              <table:table-cell office:value-type="float" office:value="0.9886825">
                <text:p>0.9886825</text:p>
              </table:table-cell>
            </table:table-row>
            <table:table-row>
              <table:table-cell office:value-type="string"/>
              <table:table-cell office:value-type="float" office:value="36.30781">
                <text:p>36.30781</text:p>
              </table:table-cell>
              <table:table-cell office:value-type="float" office:value="0.9878305">
                <text:p>0.9878305</text:p>
              </table:table-cell>
            </table:table-row>
            <table:table-row>
              <table:table-cell office:value-type="string"/>
              <table:table-cell office:value-type="float" office:value="36.72823">
                <text:p>36.72823</text:p>
              </table:table-cell>
              <table:table-cell office:value-type="float" office:value="0.9868826">
                <text:p>0.9868826</text:p>
              </table:table-cell>
            </table:table-row>
            <table:table-row>
              <table:table-cell office:value-type="string"/>
              <table:table-cell office:value-type="float" office:value="37.15352">
                <text:p>37.15352</text:p>
              </table:table-cell>
              <table:table-cell office:value-type="float" office:value="0.9858238">
                <text:p>0.9858238</text:p>
              </table:table-cell>
            </table:table-row>
            <table:table-row>
              <table:table-cell office:value-type="string"/>
              <table:table-cell office:value-type="float" office:value="37.58374">
                <text:p>37.58374</text:p>
              </table:table-cell>
              <table:table-cell office:value-type="float" office:value="0.9846365">
                <text:p>0.9846365</text:p>
              </table:table-cell>
            </table:table-row>
            <table:table-row>
              <table:table-cell office:value-type="string"/>
              <table:table-cell office:value-type="float" office:value="38.01894">
                <text:p>38.01894</text:p>
              </table:table-cell>
              <table:table-cell office:value-type="float" office:value="0.9832991">
                <text:p>0.9832991</text:p>
              </table:table-cell>
            </table:table-row>
            <table:table-row>
              <table:table-cell office:value-type="string"/>
              <table:table-cell office:value-type="float" office:value="38.45918">
                <text:p>38.45918</text:p>
              </table:table-cell>
              <table:table-cell office:value-type="float" office:value="0.9817855">
                <text:p>0.9817855</text:p>
              </table:table-cell>
            </table:table-row>
            <table:table-row>
              <table:table-cell office:value-type="string"/>
              <table:table-cell office:value-type="float" office:value="38.90451">
                <text:p>38.90451</text:p>
              </table:table-cell>
              <table:table-cell office:value-type="float" office:value="0.9800637">
                <text:p>0.9800637</text:p>
              </table:table-cell>
            </table:table-row>
            <table:table-row>
              <table:table-cell office:value-type="string"/>
              <table:table-cell office:value-type="float" office:value="39.35501">
                <text:p>39.35501</text:p>
              </table:table-cell>
              <table:table-cell office:value-type="float" office:value="0.9780942">
                <text:p>0.9780942</text:p>
              </table:table-cell>
            </table:table-row>
            <table:table-row>
              <table:table-cell office:value-type="string"/>
              <table:table-cell office:value-type="float" office:value="39.81072">
                <text:p>39.81072</text:p>
              </table:table-cell>
              <table:table-cell office:value-type="float" office:value="0.9758278">
                <text:p>0.9758278</text:p>
              </table:table-cell>
            </table:table-row>
            <table:table-row>
              <table:table-cell office:value-type="string"/>
              <table:table-cell office:value-type="float" office:value="40.2717">
                <text:p>40.2717</text:p>
              </table:table-cell>
              <table:table-cell office:value-type="float" office:value="0.9732025">
                <text:p>0.9732025</text:p>
              </table:table-cell>
            </table:table-row>
            <table:table-row>
              <table:table-cell office:value-type="string"/>
              <table:table-cell office:value-type="float" office:value="40.73803">
                <text:p>40.73803</text:p>
              </table:table-cell>
              <table:table-cell office:value-type="float" office:value="0.9701399">
                <text:p>0.9701399</text:p>
              </table:table-cell>
            </table:table-row>
            <table:table-row>
              <table:table-cell office:value-type="string"/>
              <table:table-cell office:value-type="float" office:value="41.20975">
                <text:p>41.20975</text:p>
              </table:table-cell>
              <table:table-cell office:value-type="float" office:value="0.9665388">
                <text:p>0.9665388</text:p>
              </table:table-cell>
            </table:table-row>
            <table:table-row>
              <table:table-cell office:value-type="string"/>
              <table:table-cell office:value-type="float" office:value="41.68694">
                <text:p>41.68694</text:p>
              </table:table-cell>
              <table:table-cell office:value-type="float" office:value="0.9622683">
                <text:p>0.9622683</text:p>
              </table:table-cell>
            </table:table-row>
            <table:table-row>
              <table:table-cell office:value-type="string"/>
              <table:table-cell office:value-type="float" office:value="42.16965">
                <text:p>42.16965</text:p>
              </table:table-cell>
              <table:table-cell office:value-type="float" office:value="0.9571557">
                <text:p>0.9571557</text:p>
              </table:table-cell>
            </table:table-row>
            <table:table-row>
              <table:table-cell office:value-type="string"/>
              <table:table-cell office:value-type="float" office:value="42.65795">
                <text:p>42.65795</text:p>
              </table:table-cell>
              <table:table-cell office:value-type="float" office:value="0.9509706">
                <text:p>0.9509706</text:p>
              </table:table-cell>
            </table:table-row>
            <table:table-row>
              <table:table-cell office:value-type="string"/>
              <table:table-cell office:value-type="float" office:value="43.15191">
                <text:p>43.15191</text:p>
              </table:table-cell>
              <table:table-cell office:value-type="float" office:value="0.9434011">
                <text:p>0.9434011</text:p>
              </table:table-cell>
            </table:table-row>
            <table:table-row>
              <table:table-cell office:value-type="string"/>
              <table:table-cell office:value-type="float" office:value="43.65158">
                <text:p>43.65158</text:p>
              </table:table-cell>
              <table:table-cell office:value-type="float" office:value="0.9340181">
                <text:p>0.9340181</text:p>
              </table:table-cell>
            </table:table-row>
            <table:table-row>
              <table:table-cell office:value-type="string"/>
              <table:table-cell office:value-type="float" office:value="44.15704">
                <text:p>44.15704</text:p>
              </table:table-cell>
              <table:table-cell office:value-type="float" office:value="0.9222209">
                <text:p>0.9222209</text:p>
              </table:table-cell>
            </table:table-row>
            <table:table-row>
              <table:table-cell office:value-type="string"/>
              <table:table-cell office:value-type="float" office:value="44.66836">
                <text:p>44.66836</text:p>
              </table:table-cell>
              <table:table-cell office:value-type="float" office:value="0.9071544">
                <text:p>0.9071544</text:p>
              </table:table-cell>
            </table:table-row>
            <table:table-row>
              <table:table-cell office:value-type="string"/>
              <table:table-cell office:value-type="float" office:value="45.18559">
                <text:p>45.18559</text:p>
              </table:table-cell>
              <table:table-cell office:value-type="float" office:value="0.8875797">
                <text:p>0.8875797</text:p>
              </table:table-cell>
            </table:table-row>
            <table:table-row>
              <table:table-cell office:value-type="string"/>
              <table:table-cell office:value-type="float" office:value="45.70882">
                <text:p>45.70882</text:p>
              </table:table-cell>
              <table:table-cell office:value-type="float" office:value="0.8616731">
                <text:p>0.8616731</text:p>
              </table:table-cell>
            </table:table-row>
            <table:table-row>
              <table:table-cell office:value-type="string"/>
              <table:table-cell office:value-type="float" office:value="46.2381">
                <text:p>46.2381</text:p>
              </table:table-cell>
              <table:table-cell office:value-type="float" office:value="0.8267188">
                <text:p>0.8267188</text:p>
              </table:table-cell>
            </table:table-row>
            <table:table-row>
              <table:table-cell office:value-type="string"/>
              <table:table-cell office:value-type="float" office:value="46.77351">
                <text:p>46.77351</text:p>
              </table:table-cell>
              <table:table-cell office:value-type="float" office:value="0.7786649">
                <text:p>0.7786649</text:p>
              </table:table-cell>
            </table:table-row>
            <table:table-row>
              <table:table-cell office:value-type="string"/>
              <table:table-cell office:value-type="float" office:value="47.31513">
                <text:p>47.31513</text:p>
              </table:table-cell>
              <table:table-cell office:value-type="float" office:value="0.7115761">
                <text:p>0.7115761</text:p>
              </table:table-cell>
            </table:table-row>
            <table:table-row>
              <table:table-cell office:value-type="string"/>
              <table:table-cell office:value-type="float" office:value="47.86301">
                <text:p>47.86301</text:p>
              </table:table-cell>
              <table:table-cell office:value-type="float" office:value="0.6172907">
                <text:p>0.6172907</text:p>
              </table:table-cell>
            </table:table-row>
            <table:table-row>
              <table:table-cell office:value-type="string"/>
              <table:table-cell office:value-type="float" office:value="48.41724">
                <text:p>48.41724</text:p>
              </table:table-cell>
              <table:table-cell office:value-type="float" office:value="0.4863216">
                <text:p>0.4863216</text:p>
              </table:table-cell>
            </table:table-row>
            <table:table-row>
              <table:table-cell office:value-type="string"/>
              <table:table-cell office:value-type="float" office:value="48.97788">
                <text:p>48.97788</text:p>
              </table:table-cell>
              <table:table-cell office:value-type="float" office:value="0.3121606">
                <text:p>0.3121606</text:p>
              </table:table-cell>
            </table:table-row>
            <table:table-row>
              <table:table-cell office:value-type="string"/>
              <table:table-cell office:value-type="float" office:value="49.54502">
                <text:p>49.5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11872">
                <text:p>50.11872</text:p>
              </table:table-cell>
              <table:table-cell office:value-type="float" office:value="0.126324">
                <text:p>0.126324</text:p>
              </table:table-cell>
            </table:table-row>
            <table:table-row>
              <table:table-cell office:value-type="string"/>
              <table:table-cell office:value-type="float" office:value="50.69907">
                <text:p>50.69907</text:p>
              </table:table-cell>
              <table:table-cell office:value-type="float" office:value="0.3348245">
                <text:p>0.3348245</text:p>
              </table:table-cell>
            </table:table-row>
            <table:table-row>
              <table:table-cell office:value-type="string"/>
              <table:table-cell office:value-type="float" office:value="51.28614">
                <text:p>51.28614</text:p>
              </table:table-cell>
              <table:table-cell office:value-type="float" office:value="0.5039023">
                <text:p>0.5039023</text:p>
              </table:table-cell>
            </table:table-row>
            <table:table-row>
              <table:table-cell office:value-type="string"/>
              <table:table-cell office:value-type="float" office:value="51.88">
                <text:p>51.88</text:p>
              </table:table-cell>
              <table:table-cell office:value-type="float" office:value="0.6301324">
                <text:p>0.6301324</text:p>
              </table:table-cell>
            </table:table-row>
            <table:table-row>
              <table:table-cell office:value-type="string"/>
              <table:table-cell office:value-type="float" office:value="52.48075">
                <text:p>52.48075</text:p>
              </table:table-cell>
              <table:table-cell office:value-type="float" office:value="0.7207553">
                <text:p>0.7207553</text:p>
              </table:table-cell>
            </table:table-row>
            <table:table-row>
              <table:table-cell office:value-type="string"/>
              <table:table-cell office:value-type="float" office:value="53.08844">
                <text:p>53.08844</text:p>
              </table:table-cell>
              <table:table-cell office:value-type="float" office:value="0.7852381">
                <text:p>0.7852381</text:p>
              </table:table-cell>
            </table:table-row>
            <table:table-row>
              <table:table-cell office:value-type="string"/>
              <table:table-cell office:value-type="float" office:value="53.70318">
                <text:p>53.70318</text:p>
              </table:table-cell>
              <table:table-cell office:value-type="float" office:value="0.8314912">
                <text:p>0.8314912</text:p>
              </table:table-cell>
            </table:table-row>
            <table:table-row>
              <table:table-cell office:value-type="string"/>
              <table:table-cell office:value-type="float" office:value="54.32503">
                <text:p>54.32503</text:p>
              </table:table-cell>
              <table:table-cell office:value-type="float" office:value="0.8652037">
                <text:p>0.8652037</text:p>
              </table:table-cell>
            </table:table-row>
            <table:table-row>
              <table:table-cell office:value-type="string"/>
              <table:table-cell office:value-type="float" office:value="54.95409">
                <text:p>54.95409</text:p>
              </table:table-cell>
              <table:table-cell office:value-type="float" office:value="0.8902449">
                <text:p>0.8902449</text:p>
              </table:table-cell>
            </table:table-row>
            <table:table-row>
              <table:table-cell office:value-type="string"/>
              <table:table-cell office:value-type="float" office:value="55.59043">
                <text:p>55.59043</text:p>
              </table:table-cell>
              <table:table-cell office:value-type="float" office:value="0.9092066">
                <text:p>0.9092066</text:p>
              </table:table-cell>
            </table:table-row>
            <table:table-row>
              <table:table-cell office:value-type="string"/>
              <table:table-cell office:value-type="float" office:value="56.23413">
                <text:p>56.23413</text:p>
              </table:table-cell>
              <table:table-cell office:value-type="float" office:value="0.9238306">
                <text:p>0.9238306</text:p>
              </table:table-cell>
            </table:table-row>
            <table:table-row>
              <table:table-cell office:value-type="string"/>
              <table:table-cell office:value-type="float" office:value="56.88529">
                <text:p>56.88529</text:p>
              </table:table-cell>
              <table:table-cell office:value-type="float" office:value="0.9353024">
                <text:p>0.9353024</text:p>
              </table:table-cell>
            </table:table-row>
            <table:table-row>
              <table:table-cell office:value-type="string"/>
              <table:table-cell office:value-type="float" office:value="57.54399">
                <text:p>57.54399</text:p>
              </table:table-cell>
              <table:table-cell office:value-type="float" office:value="0.9444419">
                <text:p>0.9444419</text:p>
              </table:table-cell>
            </table:table-row>
            <table:table-row>
              <table:table-cell office:value-type="string"/>
              <table:table-cell office:value-type="float" office:value="58.21032">
                <text:p>58.21032</text:p>
              </table:table-cell>
              <table:table-cell office:value-type="float" office:value="0.951826">
                <text:p>0.951826</text:p>
              </table:table-cell>
            </table:table-row>
            <table:table-row>
              <table:table-cell office:value-type="string"/>
              <table:table-cell office:value-type="float" office:value="58.88437">
                <text:p>58.88437</text:p>
              </table:table-cell>
              <table:table-cell office:value-type="float" office:value="0.9578679">
                <text:p>0.9578679</text:p>
              </table:table-cell>
            </table:table-row>
            <table:table-row>
              <table:table-cell office:value-type="string"/>
              <table:table-cell office:value-type="float" office:value="59.56621">
                <text:p>59.56621</text:p>
              </table:table-cell>
              <table:table-cell office:value-type="float" office:value="0.9628682">
                <text:p>0.9628682</text:p>
              </table:table-cell>
            </table:table-row>
            <table:table-row>
              <table:table-cell office:value-type="string"/>
              <table:table-cell office:value-type="float" office:value="60.25596">
                <text:p>60.25596</text:p>
              </table:table-cell>
              <table:table-cell office:value-type="float" office:value="0.9670494">
                <text:p>0.9670494</text:p>
              </table:table-cell>
            </table:table-row>
            <table:table-row>
              <table:table-cell office:value-type="string"/>
              <table:table-cell office:value-type="float" office:value="60.95369">
                <text:p>60.95369</text:p>
              </table:table-cell>
              <table:table-cell office:value-type="float" office:value="0.9705786">
                <text:p>0.9705786</text:p>
              </table:table-cell>
            </table:table-row>
            <table:table-row>
              <table:table-cell office:value-type="string"/>
              <table:table-cell office:value-type="float" office:value="61.6595">
                <text:p>61.6595</text:p>
              </table:table-cell>
              <table:table-cell office:value-type="float" office:value="0.9735829">
                <text:p>0.9735829</text:p>
              </table:table-cell>
            </table:table-row>
            <table:table-row>
              <table:table-cell office:value-type="string"/>
              <table:table-cell office:value-type="float" office:value="62.37348">
                <text:p>62.37348</text:p>
              </table:table-cell>
              <table:table-cell office:value-type="float" office:value="0.9761602">
                <text:p>0.9761602</text:p>
              </table:table-cell>
            </table:table-row>
            <table:table-row>
              <table:table-cell office:value-type="string"/>
              <table:table-cell office:value-type="float" office:value="63.09573">
                <text:p>63.09573</text:p>
              </table:table-cell>
              <table:table-cell office:value-type="float" office:value="0.9783869">
                <text:p>0.9783869</text:p>
              </table:table-cell>
            </table:table-row>
            <table:table-row>
              <table:table-cell office:value-type="string"/>
              <table:table-cell office:value-type="float" office:value="63.82635">
                <text:p>63.82635</text:p>
              </table:table-cell>
              <table:table-cell office:value-type="float" office:value="0.9803232">
                <text:p>0.9803232</text:p>
              </table:table-cell>
            </table:table-row>
            <table:table-row>
              <table:table-cell office:value-type="string"/>
              <table:table-cell office:value-type="float" office:value="64.56542">
                <text:p>64.56542</text:p>
              </table:table-cell>
              <table:table-cell office:value-type="float" office:value="0.982017">
                <text:p>0.982017</text:p>
              </table:table-cell>
            </table:table-row>
            <table:table-row>
              <table:table-cell office:value-type="string"/>
              <table:table-cell office:value-type="float" office:value="65.31306">
                <text:p>65.31306</text:p>
              </table:table-cell>
              <table:table-cell office:value-type="float" office:value="0.9835068">
                <text:p>0.9835068</text:p>
              </table:table-cell>
            </table:table-row>
            <table:table-row>
              <table:table-cell office:value-type="string"/>
              <table:table-cell office:value-type="float" office:value="66.06934">
                <text:p>66.06934</text:p>
              </table:table-cell>
              <table:table-cell office:value-type="float" office:value="0.9848239">
                <text:p>0.9848239</text:p>
              </table:table-cell>
            </table:table-row>
            <table:table-row>
              <table:table-cell office:value-type="string"/>
              <table:table-cell office:value-type="float" office:value="66.83439">
                <text:p>66.83439</text:p>
              </table:table-cell>
              <table:table-cell office:value-type="float" office:value="0.9859938">
                <text:p>0.9859938</text:p>
              </table:table-cell>
            </table:table-row>
            <table:table-row>
              <table:table-cell office:value-type="string"/>
              <table:table-cell office:value-type="float" office:value="67.6083">
                <text:p>67.6083</text:p>
              </table:table-cell>
              <table:table-cell office:value-type="float" office:value="0.9870374">
                <text:p>0.9870374</text:p>
              </table:table-cell>
            </table:table-row>
            <table:table-row>
              <table:table-cell office:value-type="string"/>
              <table:table-cell office:value-type="float" office:value="68.39116">
                <text:p>68.39116</text:p>
              </table:table-cell>
              <table:table-cell office:value-type="float" office:value="0.9879722">
                <text:p>0.9879722</text:p>
              </table:table-cell>
            </table:table-row>
            <table:table-row>
              <table:table-cell office:value-type="string"/>
              <table:table-cell office:value-type="float" office:value="69.1831">
                <text:p>69.1831</text:p>
              </table:table-cell>
              <table:table-cell office:value-type="float" office:value="0.9888127">
                <text:p>0.9888127</text:p>
              </table:table-cell>
            </table:table-row>
            <table:table-row>
              <table:table-cell office:value-type="string"/>
              <table:table-cell office:value-type="float" office:value="69.9842">
                <text:p>69.9842</text:p>
              </table:table-cell>
              <table:table-cell office:value-type="float" office:value="0.989571">
                <text:p>0.989571</text:p>
              </table:table-cell>
            </table:table-row>
            <table:table-row>
              <table:table-cell office:value-type="string"/>
              <table:table-cell office:value-type="float" office:value="70.79458">
                <text:p>70.79458</text:p>
              </table:table-cell>
              <table:table-cell office:value-type="float" office:value="0.9902576">
                <text:p>0.9902576</text:p>
              </table:table-cell>
            </table:table-row>
            <table:table-row>
              <table:table-cell office:value-type="string"/>
              <table:table-cell office:value-type="float" office:value="71.61434">
                <text:p>71.61434</text:p>
              </table:table-cell>
              <table:table-cell office:value-type="float" office:value="0.9908811">
                <text:p>0.9908811</text:p>
              </table:table-cell>
            </table:table-row>
            <table:table-row>
              <table:table-cell office:value-type="string"/>
              <table:table-cell office:value-type="float" office:value="72.4436">
                <text:p>72.4436</text:p>
              </table:table-cell>
              <table:table-cell office:value-type="float" office:value="0.9914489">
                <text:p>0.9914489</text:p>
              </table:table-cell>
            </table:table-row>
            <table:table-row>
              <table:table-cell office:value-type="string"/>
              <table:table-cell office:value-type="float" office:value="73.28245">
                <text:p>73.28245</text:p>
              </table:table-cell>
              <table:table-cell office:value-type="float" office:value="0.9919675">
                <text:p>0.9919675</text:p>
              </table:table-cell>
            </table:table-row>
            <table:table-row>
              <table:table-cell office:value-type="string"/>
              <table:table-cell office:value-type="float" office:value="74.13102">
                <text:p>74.13102</text:p>
              </table:table-cell>
              <table:table-cell office:value-type="float" office:value="0.9924424">
                <text:p>0.9924424</text:p>
              </table:table-cell>
            </table:table-row>
            <table:table-row>
              <table:table-cell office:value-type="string"/>
              <table:table-cell office:value-type="float" office:value="74.98942">
                <text:p>74.98942</text:p>
              </table:table-cell>
              <table:table-cell office:value-type="float" office:value="0.9928783">
                <text:p>0.9928783</text:p>
              </table:table-cell>
            </table:table-row>
            <table:table-row>
              <table:table-cell office:value-type="string"/>
              <table:table-cell office:value-type="float" office:value="75.85776">
                <text:p>75.85776</text:p>
              </table:table-cell>
              <table:table-cell office:value-type="float" office:value="0.9932793">
                <text:p>0.9932793</text:p>
              </table:table-cell>
            </table:table-row>
            <table:table-row>
              <table:table-cell office:value-type="string"/>
              <table:table-cell office:value-type="float" office:value="76.73615">
                <text:p>76.73615</text:p>
              </table:table-cell>
              <table:table-cell office:value-type="float" office:value="0.993649">
                <text:p>0.993649</text:p>
              </table:table-cell>
            </table:table-row>
            <table:table-row>
              <table:table-cell office:value-type="string"/>
              <table:table-cell office:value-type="float" office:value="77.62471">
                <text:p>77.62471</text:p>
              </table:table-cell>
              <table:table-cell office:value-type="float" office:value="0.9939907">
                <text:p>0.9939907</text:p>
              </table:table-cell>
            </table:table-row>
            <table:table-row>
              <table:table-cell office:value-type="string"/>
              <table:table-cell office:value-type="float" office:value="78.52356">
                <text:p>78.52356</text:p>
              </table:table-cell>
              <table:table-cell office:value-type="float" office:value="0.994307">
                <text:p>0.994307</text:p>
              </table:table-cell>
            </table:table-row>
            <table:table-row>
              <table:table-cell office:value-type="string"/>
              <table:table-cell office:value-type="float" office:value="79.43282">
                <text:p>79.43282</text:p>
              </table:table-cell>
              <table:table-cell office:value-type="float" office:value="0.9946004">
                <text:p>0.9946004</text:p>
              </table:table-cell>
            </table:table-row>
            <table:table-row>
              <table:table-cell office:value-type="string"/>
              <table:table-cell office:value-type="float" office:value="80.35261">
                <text:p>80.35261</text:p>
              </table:table-cell>
              <table:table-cell office:value-type="float" office:value="0.994873">
                <text:p>0.994873</text:p>
              </table:table-cell>
            </table:table-row>
            <table:table-row>
              <table:table-cell office:value-type="string"/>
              <table:table-cell office:value-type="float" office:value="81.28305">
                <text:p>81.28305</text:p>
              </table:table-cell>
              <table:table-cell office:value-type="float" office:value="0.9951267">
                <text:p>0.9951267</text:p>
              </table:table-cell>
            </table:table-row>
            <table:table-row>
              <table:table-cell office:value-type="string"/>
              <table:table-cell office:value-type="float" office:value="82.22426">
                <text:p>82.22426</text:p>
              </table:table-cell>
              <table:table-cell office:value-type="float" office:value="0.9953632">
                <text:p>0.9953632</text:p>
              </table:table-cell>
            </table:table-row>
            <table:table-row>
              <table:table-cell office:value-type="string"/>
              <table:table-cell office:value-type="float" office:value="83.17638">
                <text:p>83.17638</text:p>
              </table:table-cell>
              <table:table-cell office:value-type="float" office:value="0.9955841">
                <text:p>0.9955841</text:p>
              </table:table-cell>
            </table:table-row>
            <table:table-row>
              <table:table-cell office:value-type="string"/>
              <table:table-cell office:value-type="float" office:value="84.13951">
                <text:p>84.13951</text:p>
              </table:table-cell>
              <table:table-cell office:value-type="float" office:value="0.9957907">
                <text:p>0.9957907</text:p>
              </table:table-cell>
            </table:table-row>
            <table:table-row>
              <table:table-cell office:value-type="string"/>
              <table:table-cell office:value-type="float" office:value="85.1138">
                <text:p>85.1138</text:p>
              </table:table-cell>
              <table:table-cell office:value-type="float" office:value="0.9959841">
                <text:p>0.9959841</text:p>
              </table:table-cell>
            </table:table-row>
            <table:table-row>
              <table:table-cell office:value-type="string"/>
              <table:table-cell office:value-type="float" office:value="86.09938">
                <text:p>86.09938</text:p>
              </table:table-cell>
              <table:table-cell office:value-type="float" office:value="0.9961655">
                <text:p>0.9961655</text:p>
              </table:table-cell>
            </table:table-row>
            <table:table-row>
              <table:table-cell office:value-type="string"/>
              <table:table-cell office:value-type="float" office:value="87.09636">
                <text:p>87.09636</text:p>
              </table:table-cell>
              <table:table-cell office:value-type="float" office:value="0.9963357">
                <text:p>0.9963357</text:p>
              </table:table-cell>
            </table:table-row>
            <table:table-row>
              <table:table-cell office:value-type="string"/>
              <table:table-cell office:value-type="float" office:value="88.10489">
                <text:p>88.10489</text:p>
              </table:table-cell>
              <table:table-cell office:value-type="float" office:value="0.9964958">
                <text:p>0.9964958</text:p>
              </table:table-cell>
            </table:table-row>
            <table:table-row>
              <table:table-cell office:value-type="string"/>
              <table:table-cell office:value-type="float" office:value="89.12509">
                <text:p>89.12509</text:p>
              </table:table-cell>
              <table:table-cell office:value-type="float" office:value="0.9966465">
                <text:p>0.9966465</text:p>
              </table:table-cell>
            </table:table-row>
            <table:table-row>
              <table:table-cell office:value-type="string"/>
              <table:table-cell office:value-type="float" office:value="90.15711">
                <text:p>90.15711</text:p>
              </table:table-cell>
              <table:table-cell office:value-type="float" office:value="0.9967885">
                <text:p>0.9967885</text:p>
              </table:table-cell>
            </table:table-row>
            <table:table-row>
              <table:table-cell office:value-type="string"/>
              <table:table-cell office:value-type="float" office:value="91.20108">
                <text:p>91.20108</text:p>
              </table:table-cell>
              <table:table-cell office:value-type="float" office:value="0.9969224">
                <text:p>0.9969224</text:p>
              </table:table-cell>
            </table:table-row>
            <table:table-row>
              <table:table-cell office:value-type="string"/>
              <table:table-cell office:value-type="float" office:value="92.25714">
                <text:p>92.25714</text:p>
              </table:table-cell>
              <table:table-cell office:value-type="float" office:value="0.9970489">
                <text:p>0.9970489</text:p>
              </table:table-cell>
            </table:table-row>
            <table:table-row>
              <table:table-cell office:value-type="string"/>
              <table:table-cell office:value-type="float" office:value="93.32543">
                <text:p>93.32543</text:p>
              </table:table-cell>
              <table:table-cell office:value-type="float" office:value="0.9971685">
                <text:p>0.9971685</text:p>
              </table:table-cell>
            </table:table-row>
            <table:table-row>
              <table:table-cell office:value-type="string"/>
              <table:table-cell office:value-type="float" office:value="94.40609">
                <text:p>94.40609</text:p>
              </table:table-cell>
              <table:table-cell office:value-type="float" office:value="0.9972816">
                <text:p>0.9972816</text:p>
              </table:table-cell>
            </table:table-row>
            <table:table-row>
              <table:table-cell office:value-type="string"/>
              <table:table-cell office:value-type="float" office:value="95.49926">
                <text:p>95.49926</text:p>
              </table:table-cell>
              <table:table-cell office:value-type="float" office:value="0.9973887">
                <text:p>0.9973887</text:p>
              </table:table-cell>
            </table:table-row>
            <table:table-row>
              <table:table-cell office:value-type="string"/>
              <table:table-cell office:value-type="float" office:value="96.60509">
                <text:p>96.60509</text:p>
              </table:table-cell>
              <table:table-cell office:value-type="float" office:value="0.9974903">
                <text:p>0.9974903</text:p>
              </table:table-cell>
            </table:table-row>
            <table:table-row>
              <table:table-cell office:value-type="string"/>
              <table:table-cell office:value-type="float" office:value="97.72372">
                <text:p>97.72372</text:p>
              </table:table-cell>
              <table:table-cell office:value-type="float" office:value="0.9975866">
                <text:p>0.9975866</text:p>
              </table:table-cell>
            </table:table-row>
            <table:table-row>
              <table:table-cell office:value-type="string"/>
              <table:table-cell office:value-type="float" office:value="98.85531">
                <text:p>98.85531</text:p>
              </table:table-cell>
              <table:table-cell office:value-type="float" office:value="0.9976781">
                <text:p>0.9976781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9977651">
                <text:p>0.9977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Etapa de filtrado</text:p>
        </chart:title>
        <chart:plot-area chart:style-name="ch3" table:cell-range-address="'Filtros conjunto'.A2:'Filtros conjunto'.B502 'Filtros conjunto'.B1:'Filtros conjunto'.B1" chart:data-source-has-labels="row" svg:x="1.331cm" svg:y="1.275cm" svg:width="14.349cm" svg:height="6.564cm">
          <chartooo:coordinate-region svg:x="2.138cm" svg:y="1.474cm" svg:width="12.985cm" svg:height="5.718cm"/>
          <chart:axis chart:dimension="x" chart:name="primary-x" chart:style-name="ch4">
            <chart:title svg:x="7.336cm" svg:y="8.019cm" chart:style-name="ch5">
              <text:p>Frecuencia [Hz]</text:p>
            </chart:title>
          </chart:axis>
          <chart:axis chart:dimension="y" chart:name="primary-y" chart:style-name="ch6">
            <chart:title svg:x="0.451cm" svg:y="5.659cm" chart:style-name="ch7">
              <text:p>Ganancia [V/V]</text:p>
            </chart:title>
            <chart:grid chart:style-name="ch8" chart:class="major"/>
          </chart:axis>
          <chart:series chart:style-name="ch9" chart:values-cell-range-address="'Filtros conjunto'.B2:'Filtros conjunto'.B502" chart:label-cell-address="'Filtros conjunto'.B1:'Filtros conjunto'.B1" chart:class="chart:scatter">
            <chart:domain table:cell-range-address="'Filtros conjunto'.A2:'Filtros conjunto'.A502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m(out)</text:p>
                <draw:g>
                  <svg:desc>'Filtros conjunto'.B1:'Filtros conjunt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iltros conjunto'.A2:'Filtros conjunto'.A502</svg:desc>
                </draw:g>
              </table:table-cell>
              <table:table-cell office:value-type="float" office:value="6.816233">
                <text:p>6.816233</text:p>
                <draw:g>
                  <svg:desc>'Filtros conjunto'.B2:'Filtros conjunto'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23293">
                <text:p>0.01023293</text:p>
              </table:table-cell>
              <table:table-cell office:value-type="float" office:value="6.974765">
                <text:p>6.974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47129">
                <text:p>0.01047129</text:p>
              </table:table-cell>
              <table:table-cell office:value-type="float" office:value="7.136973">
                <text:p>7.136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71519">
                <text:p>0.01071519</text:p>
              </table:table-cell>
              <table:table-cell office:value-type="float" office:value="7.302941">
                <text:p>7.30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96478">
                <text:p>0.01096478</text:p>
              </table:table-cell>
              <table:table-cell office:value-type="float" office:value="7.472755">
                <text:p>7.472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22018">
                <text:p>0.01122018</text:p>
              </table:table-cell>
              <table:table-cell office:value-type="float" office:value="7.646503">
                <text:p>7.646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48154">
                <text:p>0.01148154</text:p>
              </table:table-cell>
              <table:table-cell office:value-type="float" office:value="7.824276">
                <text:p>7.824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74898">
                <text:p>0.01174898</text:p>
              </table:table-cell>
              <table:table-cell office:value-type="float" office:value="8.006166">
                <text:p>8.006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02264">
                <text:p>0.01202264</text:p>
              </table:table-cell>
              <table:table-cell office:value-type="float" office:value="8.192268">
                <text:p>8.192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30269">
                <text:p>0.01230269</text:p>
              </table:table-cell>
              <table:table-cell office:value-type="float" office:value="8.382676">
                <text:p>8.382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58925">
                <text:p>0.01258925</text:p>
              </table:table-cell>
              <table:table-cell office:value-type="float" office:value="8.57749">
                <text:p>8.57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8825">
                <text:p>0.0128825</text:p>
              </table:table-cell>
              <table:table-cell office:value-type="float" office:value="8.77681">
                <text:p>8.77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18257">
                <text:p>0.01318257</text:p>
              </table:table-cell>
              <table:table-cell office:value-type="float" office:value="8.980739">
                <text:p>8.980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48963">
                <text:p>0.01348963</text:p>
              </table:table-cell>
              <table:table-cell office:value-type="float" office:value="9.189382">
                <text:p>9.189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80384">
                <text:p>0.01380384</text:p>
              </table:table-cell>
              <table:table-cell office:value-type="float" office:value="9.402846">
                <text:p>9.402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12538">
                <text:p>0.01412538</text:p>
              </table:table-cell>
              <table:table-cell office:value-type="float" office:value="9.62124">
                <text:p>9.62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4544">
                <text:p>0.0144544</text:p>
              </table:table-cell>
              <table:table-cell office:value-type="float" office:value="9.844677">
                <text:p>9.844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79108">
                <text:p>0.01479108</text:p>
              </table:table-cell>
              <table:table-cell office:value-type="float" office:value="10.07327">
                <text:p>10.07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513561">
                <text:p>0.01513561</text:p>
              </table:table-cell>
              <table:table-cell office:value-type="float" office:value="10.30714">
                <text:p>10.30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48817">
                <text:p>0.01548817</text:p>
              </table:table-cell>
              <table:table-cell office:value-type="float" office:value="10.5464">
                <text:p>10.5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584893">
                <text:p>0.01584893</text:p>
              </table:table-cell>
              <table:table-cell office:value-type="float" office:value="10.79117">
                <text:p>10.79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2181">
                <text:p>0.0162181</text:p>
              </table:table-cell>
              <table:table-cell office:value-type="float" office:value="11.04158">
                <text:p>11.04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659587">
                <text:p>0.01659587</text:p>
              </table:table-cell>
              <table:table-cell office:value-type="float" office:value="11.29776">
                <text:p>11.29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98244">
                <text:p>0.01698244</text:p>
              </table:table-cell>
              <table:table-cell office:value-type="float" office:value="11.55983">
                <text:p>11.55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37801">
                <text:p>0.01737801</text:p>
              </table:table-cell>
              <table:table-cell office:value-type="float" office:value="11.82793">
                <text:p>11.82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78279">
                <text:p>0.01778279</text:p>
              </table:table-cell>
              <table:table-cell office:value-type="float" office:value="12.10219">
                <text:p>12.10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19701">
                <text:p>0.01819701</text:p>
              </table:table-cell>
              <table:table-cell office:value-type="float" office:value="12.38276">
                <text:p>12.38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62087">
                <text:p>0.01862087</text:p>
              </table:table-cell>
              <table:table-cell office:value-type="float" office:value="12.66976">
                <text:p>12.66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05461">
                <text:p>0.01905461</text:p>
              </table:table-cell>
              <table:table-cell office:value-type="float" office:value="12.96334">
                <text:p>12.96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49845">
                <text:p>0.01949845</text:p>
              </table:table-cell>
              <table:table-cell office:value-type="float" office:value="13.26366">
                <text:p>13.26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95262">
                <text:p>0.01995262</text:p>
              </table:table-cell>
              <table:table-cell office:value-type="float" office:value="13.57085">
                <text:p>13.57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41738">
                <text:p>0.02041738</text:p>
              </table:table-cell>
              <table:table-cell office:value-type="float" office:value="13.88507">
                <text:p>13.88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089296">
                <text:p>0.02089296</text:p>
              </table:table-cell>
              <table:table-cell office:value-type="float" office:value="14.20648">
                <text:p>14.20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137962">
                <text:p>0.02137962</text:p>
              </table:table-cell>
              <table:table-cell office:value-type="float" office:value="14.53524">
                <text:p>14.535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87762">
                <text:p>0.02187762</text:p>
              </table:table-cell>
              <table:table-cell office:value-type="float" office:value="14.87149">
                <text:p>14.87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38721">
                <text:p>0.02238721</text:p>
              </table:table-cell>
              <table:table-cell office:value-type="float" office:value="15.21542">
                <text:p>15.21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90868">
                <text:p>0.02290868</text:p>
              </table:table-cell>
              <table:table-cell office:value-type="float" office:value="15.56718">
                <text:p>15.56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44229">
                <text:p>0.02344229</text:p>
              </table:table-cell>
              <table:table-cell office:value-type="float" office:value="15.92694">
                <text:p>15.92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98833">
                <text:p>0.02398833</text:p>
              </table:table-cell>
              <table:table-cell office:value-type="float" office:value="16.29489">
                <text:p>16.29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54709">
                <text:p>0.02454709</text:p>
              </table:table-cell>
              <table:table-cell office:value-type="float" office:value="16.67119">
                <text:p>16.67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11886">
                <text:p>0.02511886</text:p>
              </table:table-cell>
              <table:table-cell office:value-type="float" office:value="17.05602">
                <text:p>17.05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70396">
                <text:p>0.02570396</text:p>
              </table:table-cell>
              <table:table-cell office:value-type="float" office:value="17.44957">
                <text:p>17.44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630268">
                <text:p>0.02630268</text:p>
              </table:table-cell>
              <table:table-cell office:value-type="float" office:value="17.85202">
                <text:p>17.85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691535">
                <text:p>0.02691535</text:p>
              </table:table-cell>
              <table:table-cell office:value-type="float" office:value="18.26356">
                <text:p>18.26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754229">
                <text:p>0.02754229</text:p>
              </table:table-cell>
              <table:table-cell office:value-type="float" office:value="18.68439">
                <text:p>18.68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818383">
                <text:p>0.02818383</text:p>
              </table:table-cell>
              <table:table-cell office:value-type="float" office:value="19.11469">
                <text:p>19.114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84032">
                <text:p>0.02884032</text:p>
              </table:table-cell>
              <table:table-cell office:value-type="float" office:value="19.55467">
                <text:p>19.55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51209">
                <text:p>0.02951209</text:p>
              </table:table-cell>
              <table:table-cell office:value-type="float" office:value="20.00453">
                <text:p>20.00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19952">
                <text:p>0.03019952</text:p>
              </table:table-cell>
              <table:table-cell office:value-type="float" office:value="20.46447">
                <text:p>20.46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090295">
                <text:p>0.03090295</text:p>
              </table:table-cell>
              <table:table-cell office:value-type="float" office:value="20.9347">
                <text:p>20.93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162278">
                <text:p>0.03162278</text:p>
              </table:table-cell>
              <table:table-cell office:value-type="float" office:value="21.41542">
                <text:p>21.41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35937">
                <text:p>0.03235937</text:p>
              </table:table-cell>
              <table:table-cell office:value-type="float" office:value="21.90686">
                <text:p>21.90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311311">
                <text:p>0.03311311</text:p>
              </table:table-cell>
              <table:table-cell office:value-type="float" office:value="22.40922">
                <text:p>22.409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88442">
                <text:p>0.03388442</text:p>
              </table:table-cell>
              <table:table-cell office:value-type="float" office:value="22.92273">
                <text:p>22.92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67369">
                <text:p>0.03467369</text:p>
              </table:table-cell>
              <table:table-cell office:value-type="float" office:value="23.4476">
                <text:p>23.4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48134">
                <text:p>0.03548134</text:p>
              </table:table-cell>
              <table:table-cell office:value-type="float" office:value="23.98406">
                <text:p>23.98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30781">
                <text:p>0.03630781</text:p>
              </table:table-cell>
              <table:table-cell office:value-type="float" office:value="24.53234">
                <text:p>24.532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15352">
                <text:p>0.03715352</text:p>
              </table:table-cell>
              <table:table-cell office:value-type="float" office:value="25.09265">
                <text:p>25.09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01894">
                <text:p>0.03801894</text:p>
              </table:table-cell>
              <table:table-cell office:value-type="float" office:value="25.66525">
                <text:p>25.66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890451">
                <text:p>0.03890451</text:p>
              </table:table-cell>
              <table:table-cell office:value-type="float" office:value="26.25034">
                <text:p>26.25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981072">
                <text:p>0.03981072</text:p>
              </table:table-cell>
              <table:table-cell office:value-type="float" office:value="26.84818">
                <text:p>26.84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73803">
                <text:p>0.04073803</text:p>
              </table:table-cell>
              <table:table-cell office:value-type="float" office:value="27.45899">
                <text:p>27.45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168694">
                <text:p>0.04168694</text:p>
              </table:table-cell>
              <table:table-cell office:value-type="float" office:value="28.08301">
                <text:p>28.083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265795">
                <text:p>0.04265795</text:p>
              </table:table-cell>
              <table:table-cell office:value-type="float" office:value="28.72048">
                <text:p>28.72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365158">
                <text:p>0.04365158</text:p>
              </table:table-cell>
              <table:table-cell office:value-type="float" office:value="29.37164">
                <text:p>29.37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466836">
                <text:p>0.04466836</text:p>
              </table:table-cell>
              <table:table-cell office:value-type="float" office:value="30.03672">
                <text:p>30.036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570882">
                <text:p>0.04570882</text:p>
              </table:table-cell>
              <table:table-cell office:value-type="float" office:value="30.71598">
                <text:p>30.71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677351">
                <text:p>0.04677351</text:p>
              </table:table-cell>
              <table:table-cell office:value-type="float" office:value="31.40964">
                <text:p>31.4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786301">
                <text:p>0.04786301</text:p>
              </table:table-cell>
              <table:table-cell office:value-type="float" office:value="32.11795">
                <text:p>32.11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897788">
                <text:p>0.04897788</text:p>
              </table:table-cell>
              <table:table-cell office:value-type="float" office:value="32.84115">
                <text:p>32.84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11872">
                <text:p>0.05011872</text:p>
              </table:table-cell>
              <table:table-cell office:value-type="float" office:value="33.57947">
                <text:p>33.57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28614">
                <text:p>0.05128614</text:p>
              </table:table-cell>
              <table:table-cell office:value-type="float" office:value="34.33315">
                <text:p>34.33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48075">
                <text:p>0.05248075</text:p>
              </table:table-cell>
              <table:table-cell office:value-type="float" office:value="35.10243">
                <text:p>35.10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70318">
                <text:p>0.05370318</text:p>
              </table:table-cell>
              <table:table-cell office:value-type="float" office:value="35.88754">
                <text:p>35.887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95409">
                <text:p>0.05495409</text:p>
              </table:table-cell>
              <table:table-cell office:value-type="float" office:value="36.68871">
                <text:p>36.68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623413">
                <text:p>0.05623413</text:p>
              </table:table-cell>
              <table:table-cell office:value-type="float" office:value="37.50615">
                <text:p>37.50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754399">
                <text:p>0.05754399</text:p>
              </table:table-cell>
              <table:table-cell office:value-type="float" office:value="38.34011">
                <text:p>38.34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888437">
                <text:p>0.05888437</text:p>
              </table:table-cell>
              <table:table-cell office:value-type="float" office:value="39.19078">
                <text:p>39.19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025596">
                <text:p>0.06025596</text:p>
              </table:table-cell>
              <table:table-cell office:value-type="float" office:value="40.05839">
                <text:p>40.058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16595">
                <text:p>0.0616595</text:p>
              </table:table-cell>
              <table:table-cell office:value-type="float" office:value="40.94314">
                <text:p>40.94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309573">
                <text:p>0.06309573</text:p>
              </table:table-cell>
              <table:table-cell office:value-type="float" office:value="41.84523">
                <text:p>41.84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456542">
                <text:p>0.06456542</text:p>
              </table:table-cell>
              <table:table-cell office:value-type="float" office:value="42.76485">
                <text:p>42.76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606934">
                <text:p>0.06606934</text:p>
              </table:table-cell>
              <table:table-cell office:value-type="float" office:value="43.70218">
                <text:p>43.70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76083">
                <text:p>0.0676083</text:p>
              </table:table-cell>
              <table:table-cell office:value-type="float" office:value="44.65741">
                <text:p>44.657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91831">
                <text:p>0.0691831</text:p>
              </table:table-cell>
              <table:table-cell office:value-type="float" office:value="45.63068">
                <text:p>45.63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079458">
                <text:p>0.07079458</text:p>
              </table:table-cell>
              <table:table-cell office:value-type="float" office:value="46.62216">
                <text:p>46.622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4436">
                <text:p>0.0724436</text:p>
              </table:table-cell>
              <table:table-cell office:value-type="float" office:value="47.63198">
                <text:p>47.631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413102">
                <text:p>0.07413102</text:p>
              </table:table-cell>
              <table:table-cell office:value-type="float" office:value="48.66028">
                <text:p>48.66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585776">
                <text:p>0.07585776</text:p>
              </table:table-cell>
              <table:table-cell office:value-type="float" office:value="49.70717">
                <text:p>49.70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762471">
                <text:p>0.07762471</text:p>
              </table:table-cell>
              <table:table-cell office:value-type="float" office:value="50.77274">
                <text:p>50.77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943282">
                <text:p>0.07943282</text:p>
              </table:table-cell>
              <table:table-cell office:value-type="float" office:value="51.85709">
                <text:p>51.857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128305">
                <text:p>0.08128305</text:p>
              </table:table-cell>
              <table:table-cell office:value-type="float" office:value="52.96027">
                <text:p>52.96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317638">
                <text:p>0.08317638</text:p>
              </table:table-cell>
              <table:table-cell office:value-type="float" office:value="54.08234">
                <text:p>54.08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51138">
                <text:p>0.0851138</text:p>
              </table:table-cell>
              <table:table-cell office:value-type="float" office:value="55.22332">
                <text:p>55.223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709636">
                <text:p>0.08709636</text:p>
              </table:table-cell>
              <table:table-cell office:value-type="float" office:value="56.38321">
                <text:p>56.38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912509">
                <text:p>0.08912509</text:p>
              </table:table-cell>
              <table:table-cell office:value-type="float" office:value="57.56201">
                <text:p>57.56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120108">
                <text:p>0.09120108</text:p>
              </table:table-cell>
              <table:table-cell office:value-type="float" office:value="58.75967">
                <text:p>58.75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332543">
                <text:p>0.09332543</text:p>
              </table:table-cell>
              <table:table-cell office:value-type="float" office:value="59.97613">
                <text:p>59.97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549926">
                <text:p>0.09549926</text:p>
              </table:table-cell>
              <table:table-cell office:value-type="float" office:value="61.2113">
                <text:p>61.2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772372">
                <text:p>0.09772372</text:p>
              </table:table-cell>
              <table:table-cell office:value-type="float" office:value="62.46506">
                <text:p>62.465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63.73726">
                <text:p>63.737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23293">
                <text:p>0.1023293</text:p>
              </table:table-cell>
              <table:table-cell office:value-type="float" office:value="65.02774">
                <text:p>65.027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47129">
                <text:p>0.1047129</text:p>
              </table:table-cell>
              <table:table-cell office:value-type="float" office:value="66.33628">
                <text:p>66.336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71519">
                <text:p>0.1071519</text:p>
              </table:table-cell>
              <table:table-cell office:value-type="float" office:value="67.66264">
                <text:p>67.66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96478">
                <text:p>0.1096478</text:p>
              </table:table-cell>
              <table:table-cell office:value-type="float" office:value="69.00655">
                <text:p>69.006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22018">
                <text:p>0.1122018</text:p>
              </table:table-cell>
              <table:table-cell office:value-type="float" office:value="70.36771">
                <text:p>70.36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48154">
                <text:p>0.1148154</text:p>
              </table:table-cell>
              <table:table-cell office:value-type="float" office:value="71.74577">
                <text:p>71.745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74898">
                <text:p>0.1174898</text:p>
              </table:table-cell>
              <table:table-cell office:value-type="float" office:value="73.14034">
                <text:p>73.14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02264">
                <text:p>0.1202264</text:p>
              </table:table-cell>
              <table:table-cell office:value-type="float" office:value="74.55102">
                <text:p>74.551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30269">
                <text:p>0.1230269</text:p>
              </table:table-cell>
              <table:table-cell office:value-type="float" office:value="75.97735">
                <text:p>75.977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58925">
                <text:p>0.1258925</text:p>
              </table:table-cell>
              <table:table-cell office:value-type="float" office:value="77.41883">
                <text:p>77.418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8825">
                <text:p>0.128825</text:p>
              </table:table-cell>
              <table:table-cell office:value-type="float" office:value="78.87494">
                <text:p>78.87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18257">
                <text:p>0.1318257</text:p>
              </table:table-cell>
              <table:table-cell office:value-type="float" office:value="80.34508">
                <text:p>80.34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48963">
                <text:p>0.1348963</text:p>
              </table:table-cell>
              <table:table-cell office:value-type="float" office:value="81.82866">
                <text:p>81.828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80384">
                <text:p>0.1380384</text:p>
              </table:table-cell>
              <table:table-cell office:value-type="float" office:value="83.32502">
                <text:p>83.32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12538">
                <text:p>0.1412538</text:p>
              </table:table-cell>
              <table:table-cell office:value-type="float" office:value="84.83345">
                <text:p>84.83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4544">
                <text:p>0.144544</text:p>
              </table:table-cell>
              <table:table-cell office:value-type="float" office:value="86.35324">
                <text:p>86.35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79108">
                <text:p>0.1479108</text:p>
              </table:table-cell>
              <table:table-cell office:value-type="float" office:value="87.8836">
                <text:p>87.8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13561">
                <text:p>0.1513561</text:p>
              </table:table-cell>
              <table:table-cell office:value-type="float" office:value="89.42372">
                <text:p>89.4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48817">
                <text:p>0.1548817</text:p>
              </table:table-cell>
              <table:table-cell office:value-type="float" office:value="90.97274">
                <text:p>90.97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84893">
                <text:p>0.1584893</text:p>
              </table:table-cell>
              <table:table-cell office:value-type="float" office:value="92.52979">
                <text:p>92.529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2181">
                <text:p>0.162181</text:p>
              </table:table-cell>
              <table:table-cell office:value-type="float" office:value="94.09394">
                <text:p>94.093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59587">
                <text:p>0.1659587</text:p>
              </table:table-cell>
              <table:table-cell office:value-type="float" office:value="95.66423">
                <text:p>95.664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98244">
                <text:p>0.1698244</text:p>
              </table:table-cell>
              <table:table-cell office:value-type="float" office:value="97.23967">
                <text:p>97.239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37801">
                <text:p>0.1737801</text:p>
              </table:table-cell>
              <table:table-cell office:value-type="float" office:value="98.81925">
                <text:p>98.819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78279">
                <text:p>0.1778279</text:p>
              </table:table-cell>
              <table:table-cell office:value-type="float" office:value="100.4019">
                <text:p>100.4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19701">
                <text:p>0.1819701</text:p>
              </table:table-cell>
              <table:table-cell office:value-type="float" office:value="101.9866">
                <text:p>101.98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862087">
                <text:p>0.1862087</text:p>
              </table:table-cell>
              <table:table-cell office:value-type="float" office:value="103.5722">
                <text:p>103.5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05461">
                <text:p>0.1905461</text:p>
              </table:table-cell>
              <table:table-cell office:value-type="float" office:value="105.1576">
                <text:p>105.1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49845">
                <text:p>0.1949845</text:p>
              </table:table-cell>
              <table:table-cell office:value-type="float" office:value="106.7416">
                <text:p>106.74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95262">
                <text:p>0.1995262</text:p>
              </table:table-cell>
              <table:table-cell office:value-type="float" office:value="108.3232">
                <text:p>108.32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41738">
                <text:p>0.2041738</text:p>
              </table:table-cell>
              <table:table-cell office:value-type="float" office:value="109.9011">
                <text:p>109.9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89296">
                <text:p>0.2089296</text:p>
              </table:table-cell>
              <table:table-cell office:value-type="float" office:value="111.4743">
                <text:p>111.47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137962">
                <text:p>0.2137962</text:p>
              </table:table-cell>
              <table:table-cell office:value-type="float" office:value="113.0415">
                <text:p>113.04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87762">
                <text:p>0.2187762</text:p>
              </table:table-cell>
              <table:table-cell office:value-type="float" office:value="114.6016">
                <text:p>114.60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38721">
                <text:p>0.2238721</text:p>
              </table:table-cell>
              <table:table-cell office:value-type="float" office:value="116.1534">
                <text:p>116.15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90868">
                <text:p>0.2290868</text:p>
              </table:table-cell>
              <table:table-cell office:value-type="float" office:value="117.6958">
                <text:p>117.69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44229">
                <text:p>0.2344229</text:p>
              </table:table-cell>
              <table:table-cell office:value-type="float" office:value="119.2276">
                <text:p>119.2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398833">
                <text:p>0.2398833</text:p>
              </table:table-cell>
              <table:table-cell office:value-type="float" office:value="120.7477">
                <text:p>120.7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54709">
                <text:p>0.2454709</text:p>
              </table:table-cell>
              <table:table-cell office:value-type="float" office:value="122.255">
                <text:p>122.2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11886">
                <text:p>0.2511886</text:p>
              </table:table-cell>
              <table:table-cell office:value-type="float" office:value="123.7485">
                <text:p>123.7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70396">
                <text:p>0.2570396</text:p>
              </table:table-cell>
              <table:table-cell office:value-type="float" office:value="125.2271">
                <text:p>125.22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30268">
                <text:p>0.2630268</text:p>
              </table:table-cell>
              <table:table-cell office:value-type="float" office:value="126.6898">
                <text:p>126.68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91535">
                <text:p>0.2691535</text:p>
              </table:table-cell>
              <table:table-cell office:value-type="float" office:value="128.1355">
                <text:p>128.1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754229">
                <text:p>0.2754229</text:p>
              </table:table-cell>
              <table:table-cell office:value-type="float" office:value="129.5635">
                <text:p>129.56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18383">
                <text:p>0.2818383</text:p>
              </table:table-cell>
              <table:table-cell office:value-type="float" office:value="130.9727">
                <text:p>130.9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84032">
                <text:p>0.2884032</text:p>
              </table:table-cell>
              <table:table-cell office:value-type="float" office:value="132.3622">
                <text:p>132.36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51209">
                <text:p>0.2951209</text:p>
              </table:table-cell>
              <table:table-cell office:value-type="float" office:value="133.7314">
                <text:p>133.73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019952">
                <text:p>0.3019952</text:p>
              </table:table-cell>
              <table:table-cell office:value-type="float" office:value="135.0794">
                <text:p>135.07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090295">
                <text:p>0.3090295</text:p>
              </table:table-cell>
              <table:table-cell office:value-type="float" office:value="136.4055">
                <text:p>136.4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62278">
                <text:p>0.3162278</text:p>
              </table:table-cell>
              <table:table-cell office:value-type="float" office:value="137.7091">
                <text:p>137.7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35937">
                <text:p>0.3235937</text:p>
              </table:table-cell>
              <table:table-cell office:value-type="float" office:value="138.9895">
                <text:p>138.98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11311">
                <text:p>0.3311311</text:p>
              </table:table-cell>
              <table:table-cell office:value-type="float" office:value="140.2462">
                <text:p>140.24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88442">
                <text:p>0.3388442</text:p>
              </table:table-cell>
              <table:table-cell office:value-type="float" office:value="141.4787">
                <text:p>141.47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467369">
                <text:p>0.3467369</text:p>
              </table:table-cell>
              <table:table-cell office:value-type="float" office:value="142.6866">
                <text:p>142.6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548134">
                <text:p>0.3548134</text:p>
              </table:table-cell>
              <table:table-cell office:value-type="float" office:value="143.8694">
                <text:p>143.86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30781">
                <text:p>0.3630781</text:p>
              </table:table-cell>
              <table:table-cell office:value-type="float" office:value="145.0269">
                <text:p>145.0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15352">
                <text:p>0.3715352</text:p>
              </table:table-cell>
              <table:table-cell office:value-type="float" office:value="146.1587">
                <text:p>146.15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01894">
                <text:p>0.3801894</text:p>
              </table:table-cell>
              <table:table-cell office:value-type="float" office:value="147.2646">
                <text:p>147.26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90451">
                <text:p>0.3890451</text:p>
              </table:table-cell>
              <table:table-cell office:value-type="float" office:value="148.3445">
                <text:p>148.3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81072">
                <text:p>0.3981072</text:p>
              </table:table-cell>
              <table:table-cell office:value-type="float" office:value="149.3983">
                <text:p>149.39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73803">
                <text:p>0.4073803</text:p>
              </table:table-cell>
              <table:table-cell office:value-type="float" office:value="150.4258">
                <text:p>150.4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168694">
                <text:p>0.4168694</text:p>
              </table:table-cell>
              <table:table-cell office:value-type="float" office:value="151.4271">
                <text:p>151.4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265795">
                <text:p>0.4265795</text:p>
              </table:table-cell>
              <table:table-cell office:value-type="float" office:value="152.4021">
                <text:p>152.40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365158">
                <text:p>0.4365158</text:p>
              </table:table-cell>
              <table:table-cell office:value-type="float" office:value="153.3511">
                <text:p>153.3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466836">
                <text:p>0.4466836</text:p>
              </table:table-cell>
              <table:table-cell office:value-type="float" office:value="154.274">
                <text:p>154.2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570882">
                <text:p>0.4570882</text:p>
              </table:table-cell>
              <table:table-cell office:value-type="float" office:value="155.171">
                <text:p>155.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77351">
                <text:p>0.4677351</text:p>
              </table:table-cell>
              <table:table-cell office:value-type="float" office:value="156.0423">
                <text:p>156.04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86301">
                <text:p>0.4786301</text:p>
              </table:table-cell>
              <table:table-cell office:value-type="float" office:value="156.8882">
                <text:p>156.88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897788">
                <text:p>0.4897788</text:p>
              </table:table-cell>
              <table:table-cell office:value-type="float" office:value="157.709">
                <text:p>157.7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011872">
                <text:p>0.5011872</text:p>
              </table:table-cell>
              <table:table-cell office:value-type="float" office:value="158.5048">
                <text:p>158.50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128614">
                <text:p>0.5128614</text:p>
              </table:table-cell>
              <table:table-cell office:value-type="float" office:value="159.2761">
                <text:p>159.27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48075">
                <text:p>0.5248075</text:p>
              </table:table-cell>
              <table:table-cell office:value-type="float" office:value="160.0232">
                <text:p>160.02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70318">
                <text:p>0.5370318</text:p>
              </table:table-cell>
              <table:table-cell office:value-type="float" office:value="160.7464">
                <text:p>160.74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495409">
                <text:p>0.5495409</text:p>
              </table:table-cell>
              <table:table-cell office:value-type="float" office:value="161.4463">
                <text:p>161.44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623413">
                <text:p>0.5623413</text:p>
              </table:table-cell>
              <table:table-cell office:value-type="float" office:value="162.1231">
                <text:p>162.1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54399">
                <text:p>0.5754399</text:p>
              </table:table-cell>
              <table:table-cell office:value-type="float" office:value="162.7773">
                <text:p>162.7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888437">
                <text:p>0.5888437</text:p>
              </table:table-cell>
              <table:table-cell office:value-type="float" office:value="163.4094">
                <text:p>163.40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25596">
                <text:p>0.6025596</text:p>
              </table:table-cell>
              <table:table-cell office:value-type="float" office:value="164.0198">
                <text:p>164.01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6595">
                <text:p>0.616595</text:p>
              </table:table-cell>
              <table:table-cell office:value-type="float" office:value="164.6091">
                <text:p>164.6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09573">
                <text:p>0.6309573</text:p>
              </table:table-cell>
              <table:table-cell office:value-type="float" office:value="165.1776">
                <text:p>165.17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456542">
                <text:p>0.6456542</text:p>
              </table:table-cell>
              <table:table-cell office:value-type="float" office:value="165.7259">
                <text:p>165.7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06934">
                <text:p>0.6606934</text:p>
              </table:table-cell>
              <table:table-cell office:value-type="float" office:value="166.2545">
                <text:p>166.25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76083">
                <text:p>0.676083</text:p>
              </table:table-cell>
              <table:table-cell office:value-type="float" office:value="166.7638">
                <text:p>166.76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91831">
                <text:p>0.691831</text:p>
              </table:table-cell>
              <table:table-cell office:value-type="float" office:value="167.2544">
                <text:p>167.25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79458">
                <text:p>0.7079458</text:p>
              </table:table-cell>
              <table:table-cell office:value-type="float" office:value="167.7268">
                <text:p>167.72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4436">
                <text:p>0.724436</text:p>
              </table:table-cell>
              <table:table-cell office:value-type="float" office:value="168.1815">
                <text:p>168.1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13102">
                <text:p>0.7413102</text:p>
              </table:table-cell>
              <table:table-cell office:value-type="float" office:value="168.6189">
                <text:p>168.6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85776">
                <text:p>0.7585776</text:p>
              </table:table-cell>
              <table:table-cell office:value-type="float" office:value="169.0396">
                <text:p>169.03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62471">
                <text:p>0.7762471</text:p>
              </table:table-cell>
              <table:table-cell office:value-type="float" office:value="169.4441">
                <text:p>169.44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43282">
                <text:p>0.7943282</text:p>
              </table:table-cell>
              <table:table-cell office:value-type="float" office:value="169.8328">
                <text:p>169.8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28305">
                <text:p>0.8128305</text:p>
              </table:table-cell>
              <table:table-cell office:value-type="float" office:value="170.2062">
                <text:p>170.20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17638">
                <text:p>0.8317638</text:p>
              </table:table-cell>
              <table:table-cell office:value-type="float" office:value="170.5648">
                <text:p>170.5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51138">
                <text:p>0.851138</text:p>
              </table:table-cell>
              <table:table-cell office:value-type="float" office:value="170.909">
                <text:p>170.9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709636">
                <text:p>0.8709636</text:p>
              </table:table-cell>
              <table:table-cell office:value-type="float" office:value="171.2394">
                <text:p>171.23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912509">
                <text:p>0.8912509</text:p>
              </table:table-cell>
              <table:table-cell office:value-type="float" office:value="171.5564">
                <text:p>171.5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120108">
                <text:p>0.9120108</text:p>
              </table:table-cell>
              <table:table-cell office:value-type="float" office:value="171.8603">
                <text:p>171.86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332543">
                <text:p>0.9332543</text:p>
              </table:table-cell>
              <table:table-cell office:value-type="float" office:value="172.1517">
                <text:p>172.15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49926">
                <text:p>0.9549926</text:p>
              </table:table-cell>
              <table:table-cell office:value-type="float" office:value="172.431">
                <text:p>172.4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72372">
                <text:p>0.9772372</text:p>
              </table:table-cell>
              <table:table-cell office:value-type="float" office:value="172.6985">
                <text:p>172.69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72.9546">
                <text:p>172.9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3293">
                <text:p>1.023293</text:p>
              </table:table-cell>
              <table:table-cell office:value-type="float" office:value="173.1998">
                <text:p>173.19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47129">
                <text:p>1.047129</text:p>
              </table:table-cell>
              <table:table-cell office:value-type="float" office:value="173.4345">
                <text:p>173.43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71519">
                <text:p>1.071519</text:p>
              </table:table-cell>
              <table:table-cell office:value-type="float" office:value="173.6589">
                <text:p>173.65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96478">
                <text:p>1.096478</text:p>
              </table:table-cell>
              <table:table-cell office:value-type="float" office:value="173.8735">
                <text:p>173.87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22018">
                <text:p>1.122018</text:p>
              </table:table-cell>
              <table:table-cell office:value-type="float" office:value="174.0785">
                <text:p>174.07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48154">
                <text:p>1.148154</text:p>
              </table:table-cell>
              <table:table-cell office:value-type="float" office:value="174.2744">
                <text:p>174.27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74898">
                <text:p>1.174898</text:p>
              </table:table-cell>
              <table:table-cell office:value-type="float" office:value="174.4615">
                <text:p>174.4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02264">
                <text:p>1.202264</text:p>
              </table:table-cell>
              <table:table-cell office:value-type="float" office:value="174.64">
                <text:p>174.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30269">
                <text:p>1.230269</text:p>
              </table:table-cell>
              <table:table-cell office:value-type="float" office:value="174.8102">
                <text:p>174.81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58925">
                <text:p>1.258925</text:p>
              </table:table-cell>
              <table:table-cell office:value-type="float" office:value="174.9725">
                <text:p>174.97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8825">
                <text:p>1.28825</text:p>
              </table:table-cell>
              <table:table-cell office:value-type="float" office:value="175.1271">
                <text:p>175.12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18257">
                <text:p>1.318257</text:p>
              </table:table-cell>
              <table:table-cell office:value-type="float" office:value="175.2743">
                <text:p>175.27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48963">
                <text:p>1.348963</text:p>
              </table:table-cell>
              <table:table-cell office:value-type="float" office:value="175.4143">
                <text:p>175.41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80384">
                <text:p>1.380384</text:p>
              </table:table-cell>
              <table:table-cell office:value-type="float" office:value="175.5474">
                <text:p>175.5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12538">
                <text:p>1.412538</text:p>
              </table:table-cell>
              <table:table-cell office:value-type="float" office:value="175.6738">
                <text:p>175.67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4544">
                <text:p>1.44544</text:p>
              </table:table-cell>
              <table:table-cell office:value-type="float" office:value="175.7938">
                <text:p>175.79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79108">
                <text:p>1.479108</text:p>
              </table:table-cell>
              <table:table-cell office:value-type="float" office:value="175.9075">
                <text:p>175.90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13561">
                <text:p>1.513561</text:p>
              </table:table-cell>
              <table:table-cell office:value-type="float" office:value="176.0152">
                <text:p>176.01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48817">
                <text:p>1.548817</text:p>
              </table:table-cell>
              <table:table-cell office:value-type="float" office:value="176.1171">
                <text:p>176.11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84893">
                <text:p>1.584893</text:p>
              </table:table-cell>
              <table:table-cell office:value-type="float" office:value="176.2133">
                <text:p>176.21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2181">
                <text:p>1.62181</text:p>
              </table:table-cell>
              <table:table-cell office:value-type="float" office:value="176.304">
                <text:p>176.3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59587">
                <text:p>1.659587</text:p>
              </table:table-cell>
              <table:table-cell office:value-type="float" office:value="176.3894">
                <text:p>176.38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698244">
                <text:p>1.698244</text:p>
              </table:table-cell>
              <table:table-cell office:value-type="float" office:value="176.4697">
                <text:p>176.46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37801">
                <text:p>1.737801</text:p>
              </table:table-cell>
              <table:table-cell office:value-type="float" office:value="176.5449">
                <text:p>176.54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78279">
                <text:p>1.778279</text:p>
              </table:table-cell>
              <table:table-cell office:value-type="float" office:value="176.6153">
                <text:p>176.61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19701">
                <text:p>1.819701</text:p>
              </table:table-cell>
              <table:table-cell office:value-type="float" office:value="176.681">
                <text:p>176.6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62087">
                <text:p>1.862087</text:p>
              </table:table-cell>
              <table:table-cell office:value-type="float" office:value="176.7421">
                <text:p>176.74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05461">
                <text:p>1.905461</text:p>
              </table:table-cell>
              <table:table-cell office:value-type="float" office:value="176.7986">
                <text:p>176.7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49845">
                <text:p>1.949845</text:p>
              </table:table-cell>
              <table:table-cell office:value-type="float" office:value="176.8508">
                <text:p>176.85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95262">
                <text:p>1.995262</text:p>
              </table:table-cell>
              <table:table-cell office:value-type="float" office:value="176.8987">
                <text:p>176.89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041738">
                <text:p>2.041738</text:p>
              </table:table-cell>
              <table:table-cell office:value-type="float" office:value="176.9424">
                <text:p>176.94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089296">
                <text:p>2.089296</text:p>
              </table:table-cell>
              <table:table-cell office:value-type="float" office:value="176.982">
                <text:p>176.9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137962">
                <text:p>2.137962</text:p>
              </table:table-cell>
              <table:table-cell office:value-type="float" office:value="177.0175">
                <text:p>177.01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87762">
                <text:p>2.187762</text:p>
              </table:table-cell>
              <table:table-cell office:value-type="float" office:value="177.0491">
                <text:p>177.04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38721">
                <text:p>2.238721</text:p>
              </table:table-cell>
              <table:table-cell office:value-type="float" office:value="177.0768">
                <text:p>177.07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290868">
                <text:p>2.290868</text:p>
              </table:table-cell>
              <table:table-cell office:value-type="float" office:value="177.1006">
                <text:p>177.10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44229">
                <text:p>2.344229</text:p>
              </table:table-cell>
              <table:table-cell office:value-type="float" office:value="177.1206">
                <text:p>177.1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8833">
                <text:p>2.398833</text:p>
              </table:table-cell>
              <table:table-cell office:value-type="float" office:value="177.1369">
                <text:p>177.13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54709">
                <text:p>2.454709</text:p>
              </table:table-cell>
              <table:table-cell office:value-type="float" office:value="177.1494">
                <text:p>177.14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11886">
                <text:p>2.511886</text:p>
              </table:table-cell>
              <table:table-cell office:value-type="float" office:value="177.1582">
                <text:p>177.1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70396">
                <text:p>2.570396</text:p>
              </table:table-cell>
              <table:table-cell office:value-type="float" office:value="177.1633">
                <text:p>177.16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630268">
                <text:p>2.630268</text:p>
              </table:table-cell>
              <table:table-cell office:value-type="float" office:value="177.1647">
                <text:p>177.16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691535">
                <text:p>2.691535</text:p>
              </table:table-cell>
              <table:table-cell office:value-type="float" office:value="177.1625">
                <text:p>177.1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54229">
                <text:p>2.754229</text:p>
              </table:table-cell>
              <table:table-cell office:value-type="float" office:value="177.1565">
                <text:p>177.15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818383">
                <text:p>2.818383</text:p>
              </table:table-cell>
              <table:table-cell office:value-type="float" office:value="177.1468">
                <text:p>177.14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884032">
                <text:p>2.884032</text:p>
              </table:table-cell>
              <table:table-cell office:value-type="float" office:value="177.1335">
                <text:p>177.13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51209">
                <text:p>2.951209</text:p>
              </table:table-cell>
              <table:table-cell office:value-type="float" office:value="177.1163">
                <text:p>177.11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19952">
                <text:p>3.019952</text:p>
              </table:table-cell>
              <table:table-cell office:value-type="float" office:value="177.0954">
                <text:p>177.09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90295">
                <text:p>3.090295</text:p>
              </table:table-cell>
              <table:table-cell office:value-type="float" office:value="177.0707">
                <text:p>177.07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62278">
                <text:p>3.162278</text:p>
              </table:table-cell>
              <table:table-cell office:value-type="float" office:value="177.0422">
                <text:p>177.04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235937">
                <text:p>3.235937</text:p>
              </table:table-cell>
              <table:table-cell office:value-type="float" office:value="177.0097">
                <text:p>177.00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311311">
                <text:p>3.311311</text:p>
              </table:table-cell>
              <table:table-cell office:value-type="float" office:value="176.9732">
                <text:p>176.9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388442">
                <text:p>3.388442</text:p>
              </table:table-cell>
              <table:table-cell office:value-type="float" office:value="176.9326">
                <text:p>176.93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467369">
                <text:p>3.467369</text:p>
              </table:table-cell>
              <table:table-cell office:value-type="float" office:value="176.888">
                <text:p>176.8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48134">
                <text:p>3.548134</text:p>
              </table:table-cell>
              <table:table-cell office:value-type="float" office:value="176.8391">
                <text:p>176.83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630781">
                <text:p>3.630781</text:p>
              </table:table-cell>
              <table:table-cell office:value-type="float" office:value="176.7859">
                <text:p>176.78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715352">
                <text:p>3.715352</text:p>
              </table:table-cell>
              <table:table-cell office:value-type="float" office:value="176.7283">
                <text:p>176.72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801894">
                <text:p>3.801894</text:p>
              </table:table-cell>
              <table:table-cell office:value-type="float" office:value="176.6662">
                <text:p>176.66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90451">
                <text:p>3.890451</text:p>
              </table:table-cell>
              <table:table-cell office:value-type="float" office:value="176.5994">
                <text:p>176.59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981072">
                <text:p>3.981072</text:p>
              </table:table-cell>
              <table:table-cell office:value-type="float" office:value="176.5279">
                <text:p>176.52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73803">
                <text:p>4.073803</text:p>
              </table:table-cell>
              <table:table-cell office:value-type="float" office:value="176.4515">
                <text:p>176.4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168694">
                <text:p>4.168694</text:p>
              </table:table-cell>
              <table:table-cell office:value-type="float" office:value="176.37">
                <text:p>176.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265795">
                <text:p>4.265795</text:p>
              </table:table-cell>
              <table:table-cell office:value-type="float" office:value="176.2834">
                <text:p>176.28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65158">
                <text:p>4.365158</text:p>
              </table:table-cell>
              <table:table-cell office:value-type="float" office:value="176.1914">
                <text:p>176.19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66836">
                <text:p>4.466836</text:p>
              </table:table-cell>
              <table:table-cell office:value-type="float" office:value="176.0939">
                <text:p>176.09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570882">
                <text:p>4.570882</text:p>
              </table:table-cell>
              <table:table-cell office:value-type="float" office:value="175.9907">
                <text:p>175.99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677351">
                <text:p>4.677351</text:p>
              </table:table-cell>
              <table:table-cell office:value-type="float" office:value="175.8816">
                <text:p>175.88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786301">
                <text:p>4.786301</text:p>
              </table:table-cell>
              <table:table-cell office:value-type="float" office:value="175.7664">
                <text:p>175.76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897788">
                <text:p>4.897788</text:p>
              </table:table-cell>
              <table:table-cell office:value-type="float" office:value="175.6449">
                <text:p>175.64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011872">
                <text:p>5.011872</text:p>
              </table:table-cell>
              <table:table-cell office:value-type="float" office:value="175.517">
                <text:p>175.5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128614">
                <text:p>5.128614</text:p>
              </table:table-cell>
              <table:table-cell office:value-type="float" office:value="175.3822">
                <text:p>175.38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248075">
                <text:p>5.248075</text:p>
              </table:table-cell>
              <table:table-cell office:value-type="float" office:value="175.2405">
                <text:p>175.24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370318">
                <text:p>5.370318</text:p>
              </table:table-cell>
              <table:table-cell office:value-type="float" office:value="175.0916">
                <text:p>175.09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95409">
                <text:p>5.495409</text:p>
              </table:table-cell>
              <table:table-cell office:value-type="float" office:value="174.9352">
                <text:p>174.9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623413">
                <text:p>5.623413</text:p>
              </table:table-cell>
              <table:table-cell office:value-type="float" office:value="174.7711">
                <text:p>174.77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754399">
                <text:p>5.754399</text:p>
              </table:table-cell>
              <table:table-cell office:value-type="float" office:value="174.5989">
                <text:p>174.59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888437">
                <text:p>5.888437</text:p>
              </table:table-cell>
              <table:table-cell office:value-type="float" office:value="174.4185">
                <text:p>174.41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025596">
                <text:p>6.025596</text:p>
              </table:table-cell>
              <table:table-cell office:value-type="float" office:value="174.2293">
                <text:p>174.22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16595">
                <text:p>6.16595</text:p>
              </table:table-cell>
              <table:table-cell office:value-type="float" office:value="174.0313">
                <text:p>174.03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09573">
                <text:p>6.309573</text:p>
              </table:table-cell>
              <table:table-cell office:value-type="float" office:value="173.824">
                <text:p>173.8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456542">
                <text:p>6.456542</text:p>
              </table:table-cell>
              <table:table-cell office:value-type="float" office:value="173.6071">
                <text:p>173.60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606934">
                <text:p>6.606934</text:p>
              </table:table-cell>
              <table:table-cell office:value-type="float" office:value="173.3802">
                <text:p>173.38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76083">
                <text:p>6.76083</text:p>
              </table:table-cell>
              <table:table-cell office:value-type="float" office:value="173.1431">
                <text:p>173.14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1831">
                <text:p>6.91831</text:p>
              </table:table-cell>
              <table:table-cell office:value-type="float" office:value="172.8953">
                <text:p>172.89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079458">
                <text:p>7.079458</text:p>
              </table:table-cell>
              <table:table-cell office:value-type="float" office:value="172.6364">
                <text:p>172.63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4436">
                <text:p>7.24436</text:p>
              </table:table-cell>
              <table:table-cell office:value-type="float" office:value="172.3661">
                <text:p>172.36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413102">
                <text:p>7.413102</text:p>
              </table:table-cell>
              <table:table-cell office:value-type="float" office:value="172.0839">
                <text:p>172.08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585776">
                <text:p>7.585776</text:p>
              </table:table-cell>
              <table:table-cell office:value-type="float" office:value="171.7895">
                <text:p>171.78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762471">
                <text:p>7.762471</text:p>
              </table:table-cell>
              <table:table-cell office:value-type="float" office:value="171.4825">
                <text:p>171.48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943282">
                <text:p>7.943282</text:p>
              </table:table-cell>
              <table:table-cell office:value-type="float" office:value="171.1623">
                <text:p>171.16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128305">
                <text:p>8.128305</text:p>
              </table:table-cell>
              <table:table-cell office:value-type="float" office:value="170.8285">
                <text:p>170.82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317638">
                <text:p>8.317638</text:p>
              </table:table-cell>
              <table:table-cell office:value-type="float" office:value="170.4807">
                <text:p>170.48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51138">
                <text:p>8.51138</text:p>
              </table:table-cell>
              <table:table-cell office:value-type="float" office:value="170.1185">
                <text:p>170.11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709636">
                <text:p>8.709636</text:p>
              </table:table-cell>
              <table:table-cell office:value-type="float" office:value="169.7414">
                <text:p>169.74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912509">
                <text:p>8.912509</text:p>
              </table:table-cell>
              <table:table-cell office:value-type="float" office:value="169.3488">
                <text:p>169.34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120108">
                <text:p>9.120108</text:p>
              </table:table-cell>
              <table:table-cell office:value-type="float" office:value="168.9403">
                <text:p>168.94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332543">
                <text:p>9.332543</text:p>
              </table:table-cell>
              <table:table-cell office:value-type="float" office:value="168.5154">
                <text:p>168.51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549926">
                <text:p>9.549926</text:p>
              </table:table-cell>
              <table:table-cell office:value-type="float" office:value="168.0737">
                <text:p>168.07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772372">
                <text:p>9.772372</text:p>
              </table:table-cell>
              <table:table-cell office:value-type="float" office:value="167.6146">
                <text:p>167.61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67.1376">
                <text:p>167.13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23293">
                <text:p>10.23293</text:p>
              </table:table-cell>
              <table:table-cell office:value-type="float" office:value="166.6422">
                <text:p>166.64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47129">
                <text:p>10.47129</text:p>
              </table:table-cell>
              <table:table-cell office:value-type="float" office:value="166.1279">
                <text:p>166.12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71519">
                <text:p>10.71519</text:p>
              </table:table-cell>
              <table:table-cell office:value-type="float" office:value="165.5943">
                <text:p>165.59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96478">
                <text:p>10.96478</text:p>
              </table:table-cell>
              <table:table-cell office:value-type="float" office:value="165.0407">
                <text:p>165.04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.22018">
                <text:p>11.22018</text:p>
              </table:table-cell>
              <table:table-cell office:value-type="float" office:value="164.4668">
                <text:p>164.46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.48154">
                <text:p>11.48154</text:p>
              </table:table-cell>
              <table:table-cell office:value-type="float" office:value="163.8719">
                <text:p>163.87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.74898">
                <text:p>11.74898</text:p>
              </table:table-cell>
              <table:table-cell office:value-type="float" office:value="163.2557">
                <text:p>163.25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02264">
                <text:p>12.02264</text:p>
              </table:table-cell>
              <table:table-cell office:value-type="float" office:value="162.6177">
                <text:p>162.61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30269">
                <text:p>12.30269</text:p>
              </table:table-cell>
              <table:table-cell office:value-type="float" office:value="161.9573">
                <text:p>161.95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58925">
                <text:p>12.58925</text:p>
              </table:table-cell>
              <table:table-cell office:value-type="float" office:value="161.2742">
                <text:p>161.27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8825">
                <text:p>12.8825</text:p>
              </table:table-cell>
              <table:table-cell office:value-type="float" office:value="160.5679">
                <text:p>160.56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.18257">
                <text:p>13.18257</text:p>
              </table:table-cell>
              <table:table-cell office:value-type="float" office:value="159.8379">
                <text:p>159.83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48963">
                <text:p>13.48963</text:p>
              </table:table-cell>
              <table:table-cell office:value-type="float" office:value="159.084">
                <text:p>159.0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80384">
                <text:p>13.80384</text:p>
              </table:table-cell>
              <table:table-cell office:value-type="float" office:value="158.3056">
                <text:p>158.30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12538">
                <text:p>14.12538</text:p>
              </table:table-cell>
              <table:table-cell office:value-type="float" office:value="157.5025">
                <text:p>157.50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4544">
                <text:p>14.4544</text:p>
              </table:table-cell>
              <table:table-cell office:value-type="float" office:value="156.6742">
                <text:p>156.67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79108">
                <text:p>14.79108</text:p>
              </table:table-cell>
              <table:table-cell office:value-type="float" office:value="155.8206">
                <text:p>155.82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13561">
                <text:p>15.13561</text:p>
              </table:table-cell>
              <table:table-cell office:value-type="float" office:value="154.9414">
                <text:p>154.94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48817">
                <text:p>15.48817</text:p>
              </table:table-cell>
              <table:table-cell office:value-type="float" office:value="154.0363">
                <text:p>154.03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84893">
                <text:p>15.84893</text:p>
              </table:table-cell>
              <table:table-cell office:value-type="float" office:value="153.105">
                <text:p>153.1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2181">
                <text:p>16.2181</text:p>
              </table:table-cell>
              <table:table-cell office:value-type="float" office:value="152.1475">
                <text:p>152.14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59587">
                <text:p>16.59587</text:p>
              </table:table-cell>
              <table:table-cell office:value-type="float" office:value="151.1637">
                <text:p>151.16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98244">
                <text:p>16.98244</text:p>
              </table:table-cell>
              <table:table-cell office:value-type="float" office:value="150.1533">
                <text:p>150.15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.37801">
                <text:p>17.37801</text:p>
              </table:table-cell>
              <table:table-cell office:value-type="float" office:value="149.1165">
                <text:p>149.11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.78279">
                <text:p>17.78279</text:p>
              </table:table-cell>
              <table:table-cell office:value-type="float" office:value="148.0532">
                <text:p>148.05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19701">
                <text:p>18.19701</text:p>
              </table:table-cell>
              <table:table-cell office:value-type="float" office:value="146.9635">
                <text:p>146.96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62087">
                <text:p>18.62087</text:p>
              </table:table-cell>
              <table:table-cell office:value-type="float" office:value="145.8475">
                <text:p>145.84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05461">
                <text:p>19.05461</text:p>
              </table:table-cell>
              <table:table-cell office:value-type="float" office:value="144.7053">
                <text:p>144.70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49845">
                <text:p>19.49845</text:p>
              </table:table-cell>
              <table:table-cell office:value-type="float" office:value="143.5371">
                <text:p>143.53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95262">
                <text:p>19.95262</text:p>
              </table:table-cell>
              <table:table-cell office:value-type="float" office:value="142.3432">
                <text:p>142.34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.41738">
                <text:p>20.41738</text:p>
              </table:table-cell>
              <table:table-cell office:value-type="float" office:value="141.124">
                <text:p>141.1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.89296">
                <text:p>20.89296</text:p>
              </table:table-cell>
              <table:table-cell office:value-type="float" office:value="139.8797">
                <text:p>139.87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37962">
                <text:p>21.37962</text:p>
              </table:table-cell>
              <table:table-cell office:value-type="float" office:value="138.6107">
                <text:p>138.61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87762">
                <text:p>21.87762</text:p>
              </table:table-cell>
              <table:table-cell office:value-type="float" office:value="137.3176">
                <text:p>137.31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38721">
                <text:p>22.38721</text:p>
              </table:table-cell>
              <table:table-cell office:value-type="float" office:value="136.0008">
                <text:p>136.00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90868">
                <text:p>22.90868</text:p>
              </table:table-cell>
              <table:table-cell office:value-type="float" office:value="134.661">
                <text:p>134.6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44229">
                <text:p>23.44229</text:p>
              </table:table-cell>
              <table:table-cell office:value-type="float" office:value="133.2986">
                <text:p>133.29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98833">
                <text:p>23.98833</text:p>
              </table:table-cell>
              <table:table-cell office:value-type="float" office:value="131.9143">
                <text:p>131.91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.54709">
                <text:p>24.54709</text:p>
              </table:table-cell>
              <table:table-cell office:value-type="float" office:value="130.5089">
                <text:p>130.50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.11886">
                <text:p>25.11886</text:p>
              </table:table-cell>
              <table:table-cell office:value-type="float" office:value="129.0829">
                <text:p>129.08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.70396">
                <text:p>25.70396</text:p>
              </table:table-cell>
              <table:table-cell office:value-type="float" office:value="127.6373">
                <text:p>127.63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.30268">
                <text:p>26.30268</text:p>
              </table:table-cell>
              <table:table-cell office:value-type="float" office:value="126.1726">
                <text:p>126.17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.91535">
                <text:p>26.91535</text:p>
              </table:table-cell>
              <table:table-cell office:value-type="float" office:value="124.6898">
                <text:p>124.68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.54229">
                <text:p>27.54229</text:p>
              </table:table-cell>
              <table:table-cell office:value-type="float" office:value="123.1895">
                <text:p>123.18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18383">
                <text:p>28.18383</text:p>
              </table:table-cell>
              <table:table-cell office:value-type="float" office:value="121.6726">
                <text:p>121.67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84032">
                <text:p>28.84032</text:p>
              </table:table-cell>
              <table:table-cell office:value-type="float" office:value="120.1399">
                <text:p>120.13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.51209">
                <text:p>29.51209</text:p>
              </table:table-cell>
              <table:table-cell office:value-type="float" office:value="118.592">
                <text:p>118.5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19952">
                <text:p>30.19952</text:p>
              </table:table-cell>
              <table:table-cell office:value-type="float" office:value="117.0297">
                <text:p>117.02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90295">
                <text:p>30.90295</text:p>
              </table:table-cell>
              <table:table-cell office:value-type="float" office:value="115.4537">
                <text:p>115.45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.62278">
                <text:p>31.62278</text:p>
              </table:table-cell>
              <table:table-cell office:value-type="float" office:value="113.8644">
                <text:p>113.8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.35937">
                <text:p>32.35937</text:p>
              </table:table-cell>
              <table:table-cell office:value-type="float" office:value="112.2622">
                <text:p>112.26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.11311">
                <text:p>33.11311</text:p>
              </table:table-cell>
              <table:table-cell office:value-type="float" office:value="110.6475">
                <text:p>110.64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.88442">
                <text:p>33.88442</text:p>
              </table:table-cell>
              <table:table-cell office:value-type="float" office:value="109.0201">
                <text:p>109.02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67369">
                <text:p>34.67369</text:p>
              </table:table-cell>
              <table:table-cell office:value-type="float" office:value="107.3799">
                <text:p>107.37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48134">
                <text:p>35.48134</text:p>
              </table:table-cell>
              <table:table-cell office:value-type="float" office:value="105.726">
                <text:p>105.7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.30781">
                <text:p>36.30781</text:p>
              </table:table-cell>
              <table:table-cell office:value-type="float" office:value="104.0571">
                <text:p>104.05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.15352">
                <text:p>37.15352</text:p>
              </table:table-cell>
              <table:table-cell office:value-type="float" office:value="102.3712">
                <text:p>102.37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01894">
                <text:p>38.01894</text:p>
              </table:table-cell>
              <table:table-cell office:value-type="float" office:value="100.6647">
                <text:p>100.66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90451">
                <text:p>38.90451</text:p>
              </table:table-cell>
              <table:table-cell office:value-type="float" office:value="98.93292">
                <text:p>98.932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.81072">
                <text:p>39.81072</text:p>
              </table:table-cell>
              <table:table-cell office:value-type="float" office:value="97.16821">
                <text:p>97.168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.73803">
                <text:p>40.73803</text:p>
              </table:table-cell>
              <table:table-cell office:value-type="float" office:value="95.35937">
                <text:p>95.359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.68694">
                <text:p>41.68694</text:p>
              </table:table-cell>
              <table:table-cell office:value-type="float" office:value="93.48918">
                <text:p>93.489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65795">
                <text:p>42.65795</text:p>
              </table:table-cell>
              <table:table-cell office:value-type="float" office:value="91.53076">
                <text:p>91.530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65158">
                <text:p>43.65158</text:p>
              </table:table-cell>
              <table:table-cell office:value-type="float" office:value="89.44077">
                <text:p>89.440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.66836">
                <text:p>44.66836</text:p>
              </table:table-cell>
              <table:table-cell office:value-type="float" office:value="87.14652">
                <text:p>87.146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.70882">
                <text:p>45.70882</text:p>
              </table:table-cell>
              <table:table-cell office:value-type="float" office:value="84.52002">
                <text:p>84.520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77351">
                <text:p>46.77351</text:p>
              </table:table-cell>
              <table:table-cell office:value-type="float" office:value="81.32202">
                <text:p>81.322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.86301">
                <text:p>47.86301</text:p>
              </table:table-cell>
              <table:table-cell office:value-type="float" office:value="77.07304">
                <text:p>77.073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.97788">
                <text:p>48.97788</text:p>
              </table:table-cell>
              <table:table-cell office:value-type="float" office:value="70.73806">
                <text:p>70.738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.11872">
                <text:p>50.11872</text:p>
              </table:table-cell>
              <table:table-cell office:value-type="float" office:value="59.96815">
                <text:p>59.968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.28614">
                <text:p>51.28614</text:p>
              </table:table-cell>
              <table:table-cell office:value-type="float" office:value="39.90517">
                <text:p>39.905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.48075">
                <text:p>52.48075</text:p>
              </table:table-cell>
              <table:table-cell office:value-type="float" office:value="6.279817">
                <text:p>6.2798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.70318">
                <text:p>53.70318</text:p>
              </table:table-cell>
              <table:table-cell office:value-type="float" office:value="29.42772">
                <text:p>29.427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.95409">
                <text:p>54.95409</text:p>
              </table:table-cell>
              <table:table-cell office:value-type="float" office:value="51.17924">
                <text:p>51.179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.23413">
                <text:p>56.23413</text:p>
              </table:table-cell>
              <table:table-cell office:value-type="float" office:value="61.15354">
                <text:p>61.153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.54399">
                <text:p>57.54399</text:p>
              </table:table-cell>
              <table:table-cell office:value-type="float" office:value="65.38844">
                <text:p>65.388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.88437">
                <text:p>58.88437</text:p>
              </table:table-cell>
              <table:table-cell office:value-type="float" office:value="67.02034">
                <text:p>67.020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25596">
                <text:p>60.25596</text:p>
              </table:table-cell>
              <table:table-cell office:value-type="float" office:value="67.40106">
                <text:p>67.401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.6595">
                <text:p>61.6595</text:p>
              </table:table-cell>
              <table:table-cell office:value-type="float" office:value="67.13301">
                <text:p>67.133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.09573">
                <text:p>63.09573</text:p>
              </table:table-cell>
              <table:table-cell office:value-type="float" office:value="66.50583">
                <text:p>66.505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.56542">
                <text:p>64.56542</text:p>
              </table:table-cell>
              <table:table-cell office:value-type="float" office:value="65.66968">
                <text:p>65.669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.06934">
                <text:p>66.06934</text:p>
              </table:table-cell>
              <table:table-cell office:value-type="float" office:value="64.70783">
                <text:p>64.707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.6083">
                <text:p>67.6083</text:p>
              </table:table-cell>
              <table:table-cell office:value-type="float" office:value="63.66913">
                <text:p>63.669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.1831">
                <text:p>69.1831</text:p>
              </table:table-cell>
              <table:table-cell office:value-type="float" office:value="62.58362">
                <text:p>62.583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.79458">
                <text:p>70.79458</text:p>
              </table:table-cell>
              <table:table-cell office:value-type="float" office:value="61.47057">
                <text:p>61.470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.4436">
                <text:p>72.4436</text:p>
              </table:table-cell>
              <table:table-cell office:value-type="float" office:value="60.34279">
                <text:p>60.342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.13102">
                <text:p>74.13102</text:p>
              </table:table-cell>
              <table:table-cell office:value-type="float" office:value="59.209">
                <text:p>59.2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85776">
                <text:p>75.85776</text:p>
              </table:table-cell>
              <table:table-cell office:value-type="float" office:value="58.07534">
                <text:p>58.075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62471">
                <text:p>77.62471</text:p>
              </table:table-cell>
              <table:table-cell office:value-type="float" office:value="56.9462">
                <text:p>56.94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.43282">
                <text:p>79.43282</text:p>
              </table:table-cell>
              <table:table-cell office:value-type="float" office:value="55.82478">
                <text:p>55.824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.28305">
                <text:p>81.28305</text:p>
              </table:table-cell>
              <table:table-cell office:value-type="float" office:value="54.71344">
                <text:p>54.713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.17638">
                <text:p>83.17638</text:p>
              </table:table-cell>
              <table:table-cell office:value-type="float" office:value="53.61396">
                <text:p>53.613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1138">
                <text:p>85.1138</text:p>
              </table:table-cell>
              <table:table-cell office:value-type="float" office:value="52.52769">
                <text:p>52.527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.09636">
                <text:p>87.09636</text:p>
              </table:table-cell>
              <table:table-cell office:value-type="float" office:value="51.45563">
                <text:p>51.455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.12509">
                <text:p>89.12509</text:p>
              </table:table-cell>
              <table:table-cell office:value-type="float" office:value="50.39855">
                <text:p>50.398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.20108">
                <text:p>91.20108</text:p>
              </table:table-cell>
              <table:table-cell office:value-type="float" office:value="49.35704">
                <text:p>49.357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.32543">
                <text:p>93.32543</text:p>
              </table:table-cell>
              <table:table-cell office:value-type="float" office:value="48.33154">
                <text:p>48.331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.49926">
                <text:p>95.49926</text:p>
              </table:table-cell>
              <table:table-cell office:value-type="float" office:value="47.32236">
                <text:p>47.322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7.72372">
                <text:p>97.72372</text:p>
              </table:table-cell>
              <table:table-cell office:value-type="float" office:value="46.32972">
                <text:p>46.32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45.35378">
                <text:p>45.353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2.3293">
                <text:p>102.3293</text:p>
              </table:table-cell>
              <table:table-cell office:value-type="float" office:value="44.39463">
                <text:p>44.394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4.7129">
                <text:p>104.7129</text:p>
              </table:table-cell>
              <table:table-cell office:value-type="float" office:value="43.45231">
                <text:p>43.452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7.1519">
                <text:p>107.1519</text:p>
              </table:table-cell>
              <table:table-cell office:value-type="float" office:value="42.52681">
                <text:p>42.526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9.6478">
                <text:p>109.6478</text:p>
              </table:table-cell>
              <table:table-cell office:value-type="float" office:value="41.6181">
                <text:p>41.61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2.2018">
                <text:p>112.2018</text:p>
              </table:table-cell>
              <table:table-cell office:value-type="float" office:value="40.7261">
                <text:p>40.72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4.8154">
                <text:p>114.8154</text:p>
              </table:table-cell>
              <table:table-cell office:value-type="float" office:value="39.85071">
                <text:p>39.850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.4898">
                <text:p>117.4898</text:p>
              </table:table-cell>
              <table:table-cell office:value-type="float" office:value="38.99183">
                <text:p>38.991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.2264">
                <text:p>120.2264</text:p>
              </table:table-cell>
              <table:table-cell office:value-type="float" office:value="38.14932">
                <text:p>38.149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3.0269">
                <text:p>123.0269</text:p>
              </table:table-cell>
              <table:table-cell office:value-type="float" office:value="37.32303">
                <text:p>37.323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5.8925">
                <text:p>125.8925</text:p>
              </table:table-cell>
              <table:table-cell office:value-type="float" office:value="36.51279">
                <text:p>36.512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8.825">
                <text:p>128.825</text:p>
              </table:table-cell>
              <table:table-cell office:value-type="float" office:value="35.71843">
                <text:p>35.718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.8257">
                <text:p>131.8257</text:p>
              </table:table-cell>
              <table:table-cell office:value-type="float" office:value="34.93976">
                <text:p>34.939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4.8963">
                <text:p>134.8963</text:p>
              </table:table-cell>
              <table:table-cell office:value-type="float" office:value="34.17658">
                <text:p>34.176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8.0384">
                <text:p>138.0384</text:p>
              </table:table-cell>
              <table:table-cell office:value-type="float" office:value="33.42871">
                <text:p>33.428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1.2538">
                <text:p>141.2538</text:p>
              </table:table-cell>
              <table:table-cell office:value-type="float" office:value="32.69592">
                <text:p>32.695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4.544">
                <text:p>144.544</text:p>
              </table:table-cell>
              <table:table-cell office:value-type="float" office:value="31.978">
                <text:p>31.9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7.9108">
                <text:p>147.9108</text:p>
              </table:table-cell>
              <table:table-cell office:value-type="float" office:value="31.27475">
                <text:p>31.274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.3561">
                <text:p>151.3561</text:p>
              </table:table-cell>
              <table:table-cell office:value-type="float" office:value="30.58593">
                <text:p>30.585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4.8817">
                <text:p>154.8817</text:p>
              </table:table-cell>
              <table:table-cell office:value-type="float" office:value="29.91133">
                <text:p>29.911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8.4893">
                <text:p>158.4893</text:p>
              </table:table-cell>
              <table:table-cell office:value-type="float" office:value="29.25072">
                <text:p>29.250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2.181">
                <text:p>162.181</text:p>
              </table:table-cell>
              <table:table-cell office:value-type="float" office:value="28.60388">
                <text:p>28.603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.9587">
                <text:p>165.9587</text:p>
              </table:table-cell>
              <table:table-cell office:value-type="float" office:value="27.97057">
                <text:p>27.970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9.8244">
                <text:p>169.8244</text:p>
              </table:table-cell>
              <table:table-cell office:value-type="float" office:value="27.35057">
                <text:p>27.350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3.7801">
                <text:p>173.7801</text:p>
              </table:table-cell>
              <table:table-cell office:value-type="float" office:value="26.74365">
                <text:p>26.743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7.8279">
                <text:p>177.8279</text:p>
              </table:table-cell>
              <table:table-cell office:value-type="float" office:value="26.14959">
                <text:p>26.149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1.9701">
                <text:p>181.9701</text:p>
              </table:table-cell>
              <table:table-cell office:value-type="float" office:value="25.56815">
                <text:p>25.568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6.2087">
                <text:p>186.2087</text:p>
              </table:table-cell>
              <table:table-cell office:value-type="float" office:value="24.99911">
                <text:p>24.999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0.5461">
                <text:p>190.5461</text:p>
              </table:table-cell>
              <table:table-cell office:value-type="float" office:value="24.44224">
                <text:p>24.442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4.9845">
                <text:p>194.9845</text:p>
              </table:table-cell>
              <table:table-cell office:value-type="float" office:value="23.89733">
                <text:p>23.897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9.5262">
                <text:p>199.5262</text:p>
              </table:table-cell>
              <table:table-cell office:value-type="float" office:value="23.36414">
                <text:p>23.364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4.1738">
                <text:p>204.1738</text:p>
              </table:table-cell>
              <table:table-cell office:value-type="float" office:value="22.84246">
                <text:p>22.842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8.9296">
                <text:p>208.9296</text:p>
              </table:table-cell>
              <table:table-cell office:value-type="float" office:value="22.33207">
                <text:p>22.332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3.7962">
                <text:p>213.7962</text:p>
              </table:table-cell>
              <table:table-cell office:value-type="float" office:value="21.83276">
                <text:p>21.832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8.7762">
                <text:p>218.7762</text:p>
              </table:table-cell>
              <table:table-cell office:value-type="float" office:value="21.3443">
                <text:p>21.34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3.8721">
                <text:p>223.8721</text:p>
              </table:table-cell>
              <table:table-cell office:value-type="float" office:value="20.86649">
                <text:p>20.866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9.0868">
                <text:p>229.0868</text:p>
              </table:table-cell>
              <table:table-cell office:value-type="float" office:value="20.39912">
                <text:p>20.399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4.4229">
                <text:p>234.4229</text:p>
              </table:table-cell>
              <table:table-cell office:value-type="float" office:value="19.94198">
                <text:p>19.941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9.8833">
                <text:p>239.8833</text:p>
              </table:table-cell>
              <table:table-cell office:value-type="float" office:value="19.49487">
                <text:p>19.494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5.4709">
                <text:p>245.4709</text:p>
              </table:table-cell>
              <table:table-cell office:value-type="float" office:value="19.05758">
                <text:p>19.057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1.1886">
                <text:p>251.1886</text:p>
              </table:table-cell>
              <table:table-cell office:value-type="float" office:value="18.62993">
                <text:p>18.629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7.0396">
                <text:p>257.0396</text:p>
              </table:table-cell>
              <table:table-cell office:value-type="float" office:value="18.21171">
                <text:p>18.211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3.0268">
                <text:p>263.0268</text:p>
              </table:table-cell>
              <table:table-cell office:value-type="float" office:value="17.80273">
                <text:p>17.802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9.1535">
                <text:p>269.1535</text:p>
              </table:table-cell>
              <table:table-cell office:value-type="float" office:value="17.4028">
                <text:p>17.40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5.4229">
                <text:p>275.4229</text:p>
              </table:table-cell>
              <table:table-cell office:value-type="float" office:value="17.01174">
                <text:p>17.011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1.8383">
                <text:p>281.8383</text:p>
              </table:table-cell>
              <table:table-cell office:value-type="float" office:value="16.62937">
                <text:p>16.629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8.4032">
                <text:p>288.4032</text:p>
              </table:table-cell>
              <table:table-cell office:value-type="float" office:value="16.25549">
                <text:p>16.255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5.1209">
                <text:p>295.1209</text:p>
              </table:table-cell>
              <table:table-cell office:value-type="float" office:value="15.88994">
                <text:p>15.889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01.9952">
                <text:p>301.9952</text:p>
              </table:table-cell>
              <table:table-cell office:value-type="float" office:value="15.53254">
                <text:p>15.532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09.0295">
                <text:p>309.0295</text:p>
              </table:table-cell>
              <table:table-cell office:value-type="float" office:value="15.18311">
                <text:p>15.183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6.2278">
                <text:p>316.2278</text:p>
              </table:table-cell>
              <table:table-cell office:value-type="float" office:value="14.8415">
                <text:p>14.84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3.5937">
                <text:p>323.5937</text:p>
              </table:table-cell>
              <table:table-cell office:value-type="float" office:value="14.50753">
                <text:p>14.507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1.1311">
                <text:p>331.1311</text:p>
              </table:table-cell>
              <table:table-cell office:value-type="float" office:value="14.18105">
                <text:p>14.181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8.8442">
                <text:p>338.8442</text:p>
              </table:table-cell>
              <table:table-cell office:value-type="float" office:value="13.86189">
                <text:p>13.861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46.7369">
                <text:p>346.7369</text:p>
              </table:table-cell>
              <table:table-cell office:value-type="float" office:value="13.5499">
                <text:p>13.54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54.8134">
                <text:p>354.8134</text:p>
              </table:table-cell>
              <table:table-cell office:value-type="float" office:value="13.24493">
                <text:p>13.244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3.0781">
                <text:p>363.0781</text:p>
              </table:table-cell>
              <table:table-cell office:value-type="float" office:value="12.94681">
                <text:p>12.946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1.5352">
                <text:p>371.5352</text:p>
              </table:table-cell>
              <table:table-cell office:value-type="float" office:value="12.65542">
                <text:p>12.655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0.1894">
                <text:p>380.1894</text:p>
              </table:table-cell>
              <table:table-cell office:value-type="float" office:value="12.37059">
                <text:p>12.370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89.0451">
                <text:p>389.0451</text:p>
              </table:table-cell>
              <table:table-cell office:value-type="float" office:value="12.0922">
                <text:p>12.09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8.1072">
                <text:p>398.1072</text:p>
              </table:table-cell>
              <table:table-cell office:value-type="float" office:value="11.82009">
                <text:p>11.820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7.3803">
                <text:p>407.3803</text:p>
              </table:table-cell>
              <table:table-cell office:value-type="float" office:value="11.55414">
                <text:p>11.554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16.8694">
                <text:p>416.8694</text:p>
              </table:table-cell>
              <table:table-cell office:value-type="float" office:value="11.29421">
                <text:p>11.294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6.5795">
                <text:p>426.5795</text:p>
              </table:table-cell>
              <table:table-cell office:value-type="float" office:value="11.04018">
                <text:p>11.040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6.5158">
                <text:p>436.5158</text:p>
              </table:table-cell>
              <table:table-cell office:value-type="float" office:value="10.7919">
                <text:p>10.79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6.6836">
                <text:p>446.6836</text:p>
              </table:table-cell>
              <table:table-cell office:value-type="float" office:value="10.54926">
                <text:p>10.549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7.0882">
                <text:p>457.0882</text:p>
              </table:table-cell>
              <table:table-cell office:value-type="float" office:value="10.31213">
                <text:p>10.312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.7351">
                <text:p>467.7351</text:p>
              </table:table-cell>
              <table:table-cell office:value-type="float" office:value="10.0804">
                <text:p>10.08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8.6301">
                <text:p>478.6301</text:p>
              </table:table-cell>
              <table:table-cell office:value-type="float" office:value="9.853937">
                <text:p>9.8539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9.7788">
                <text:p>489.7788</text:p>
              </table:table-cell>
              <table:table-cell office:value-type="float" office:value="9.632637">
                <text:p>9.6326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1.1872">
                <text:p>501.1872</text:p>
              </table:table-cell>
              <table:table-cell office:value-type="float" office:value="9.416384">
                <text:p>9.4163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12.8614">
                <text:p>512.8614</text:p>
              </table:table-cell>
              <table:table-cell office:value-type="float" office:value="9.205066">
                <text:p>9.2050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4.8075">
                <text:p>524.8075</text:p>
              </table:table-cell>
              <table:table-cell office:value-type="float" office:value="8.998575">
                <text:p>8.9985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7.0318">
                <text:p>537.0318</text:p>
              </table:table-cell>
              <table:table-cell office:value-type="float" office:value="8.796805">
                <text:p>8.796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49.5409">
                <text:p>549.5409</text:p>
              </table:table-cell>
              <table:table-cell office:value-type="float" office:value="8.599653">
                <text:p>8.5996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2.3413">
                <text:p>562.3413</text:p>
              </table:table-cell>
              <table:table-cell office:value-type="float" office:value="8.407017">
                <text:p>8.4070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5.4399">
                <text:p>575.4399</text:p>
              </table:table-cell>
              <table:table-cell office:value-type="float" office:value="8.218798">
                <text:p>8.2187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88.8437">
                <text:p>588.8437</text:p>
              </table:table-cell>
              <table:table-cell office:value-type="float" office:value="8.034898">
                <text:p>8.0348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2.5596">
                <text:p>602.5596</text:p>
              </table:table-cell>
              <table:table-cell office:value-type="float" office:value="7.855222">
                <text:p>7.8552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6.595">
                <text:p>616.595</text:p>
              </table:table-cell>
              <table:table-cell office:value-type="float" office:value="7.679678">
                <text:p>7.6796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0.9573">
                <text:p>630.9573</text:p>
              </table:table-cell>
              <table:table-cell office:value-type="float" office:value="7.508174">
                <text:p>7.5081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5.6542">
                <text:p>645.6542</text:p>
              </table:table-cell>
              <table:table-cell office:value-type="float" office:value="7.340622">
                <text:p>7.3406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0.6934">
                <text:p>660.6934</text:p>
              </table:table-cell>
              <table:table-cell office:value-type="float" office:value="7.176934">
                <text:p>7.1769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76.083">
                <text:p>676.083</text:p>
              </table:table-cell>
              <table:table-cell office:value-type="float" office:value="7.017025">
                <text:p>7.017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1.831">
                <text:p>691.831</text:p>
              </table:table-cell>
              <table:table-cell office:value-type="float" office:value="6.860812">
                <text:p>6.8608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07.9458">
                <text:p>707.9458</text:p>
              </table:table-cell>
              <table:table-cell office:value-type="float" office:value="6.708213">
                <text:p>6.7082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4.436">
                <text:p>724.436</text:p>
              </table:table-cell>
              <table:table-cell office:value-type="float" office:value="6.55915">
                <text:p>6.559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41.3102">
                <text:p>741.3102</text:p>
              </table:table-cell>
              <table:table-cell office:value-type="float" office:value="6.413543">
                <text:p>6.4135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8.5776">
                <text:p>758.5776</text:p>
              </table:table-cell>
              <table:table-cell office:value-type="float" office:value="6.271318">
                <text:p>6.2713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76.2471">
                <text:p>776.2471</text:p>
              </table:table-cell>
              <table:table-cell office:value-type="float" office:value="6.1324">
                <text:p>6.13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4.3282">
                <text:p>794.3282</text:p>
              </table:table-cell>
              <table:table-cell office:value-type="float" office:value="5.996715">
                <text:p>5.9967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2.8305">
                <text:p>812.8305</text:p>
              </table:table-cell>
              <table:table-cell office:value-type="float" office:value="5.864194">
                <text:p>5.864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1.7638">
                <text:p>831.7638</text:p>
              </table:table-cell>
              <table:table-cell office:value-type="float" office:value="5.734765">
                <text:p>5.7347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51.138">
                <text:p>851.138</text:p>
              </table:table-cell>
              <table:table-cell office:value-type="float" office:value="5.608363">
                <text:p>5.6083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0.9636">
                <text:p>870.9636</text:p>
              </table:table-cell>
              <table:table-cell office:value-type="float" office:value="5.484919">
                <text:p>5.4849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91.2509">
                <text:p>891.2509</text:p>
              </table:table-cell>
              <table:table-cell office:value-type="float" office:value="5.364369">
                <text:p>5.3643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12.0108">
                <text:p>912.0108</text:p>
              </table:table-cell>
              <table:table-cell office:value-type="float" office:value="5.246651">
                <text:p>5.2466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33.2543">
                <text:p>933.2543</text:p>
              </table:table-cell>
              <table:table-cell office:value-type="float" office:value="5.131701">
                <text:p>5.1317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54.9926">
                <text:p>954.9926</text:p>
              </table:table-cell>
              <table:table-cell office:value-type="float" office:value="5.019459">
                <text:p>5.0194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77.2372">
                <text:p>977.2372</text:p>
              </table:table-cell>
              <table:table-cell office:value-type="float" office:value="4.909866">
                <text:p>4.9098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0">
                <text:p>1000</text:p>
              </table:table-cell>
              <table:table-cell office:value-type="float" office:value="4.802865">
                <text:p>4.802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